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e8f2a1"/>
    </style:style>
    <style:style style:name="ce2" style:family="table-cell" style:parent-style-name="Default" style:data-style-name="N61"/>
    <style:style style:name="ce6" style:family="table-cell" style:parent-style-name="Default">
      <style:table-cell-properties fo:background-color="#f6f9d4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6d6d"/>
    </style:style>
    <style:style style:name="ce9" style:family="table-cell" style:parent-style-name="Default">
      <style:table-cell-properties fo:background-color="#ff3838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 style:data-style-name="N61">
      <style:table-cell-properties fo:background-color="#ff6d6d"/>
    </style:style>
    <style:style style:name="ce12" style:family="table-cell" style:parent-style-name="Default">
      <style:table-cell-properties fo:background-color="#ff6d6d"/>
      <style:text-properties fo:color="#000000"/>
    </style:style>
    <style:style style:name="ce13" style:family="table-cell" style:parent-style-name="Default" style:data-style-name="N61">
      <style:table-cell-properties fo:background-color="transparent"/>
    </style:style>
    <style:style style:name="ce14" style:family="table-cell" style:parent-style-name="Default" style:data-style-name="N61">
      <style:table-cell-properties fo:background-color="#f6f9d4"/>
    </style:style>
    <style:style style:name="ce15" style:family="table-cell" style:parent-style-name="Default">
      <style:table-cell-properties fo:background-color="#ffa6a6"/>
    </style:style>
    <style:style style:name="ce16" style:family="table-cell" style:parent-style-name="Default">
      <style:table-cell-properties fo:background-color="#ffa6a6"/>
      <style:text-properties fo:color="#000000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ackground-color="#ec9ba4"/>
    </style:style>
    <style:style style:name="ce19" style:family="table-cell" style:parent-style-name="Default">
      <style:table-cell-properties fo:background-color="#e16173"/>
      <style:text-properties fo:color="#000000"/>
    </style:style>
    <style:style style:name="ce20" style:family="table-cell" style:parent-style-name="Default">
      <style:table-cell-properties fo:background-color="#e16173"/>
    </style:style>
    <style:style style:name="ce21" style:family="table-cell" style:parent-style-name="Default">
      <style:table-cell-properties fo:background-color="#dde8cb"/>
    </style:style>
    <style:style style:name="ce22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FFTW MPI 1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1DCEXEC_AVG</text:p>
          </table:table-cell>
          <table:table-cell office:value-type="string" calcext:value-type="string">
            <text:p>FFTW1DCEXEC_STD</text:p>
          </table:table-cell>
          <table:table-cell office:value-type="string" calcext:value-type="string">
            <text:p>FFTW1DCINIT_AVG</text:p>
          </table:table-cell>
          <table:table-cell office:value-type="string" calcext:value-type="string">
            <text:p>FFTW1DCINIT_STD</text:p>
          </table:table-cell>
          <table:table-cell office:value-type="string" calcext:value-type="string">
            <text:p>FFTW2DCEXEC_AVG</text:p>
          </table:table-cell>
          <table:table-cell office:value-type="string" calcext:value-type="string">
            <text:p>FFTW2DCEXEC_STD</text:p>
          </table:table-cell>
          <table:table-cell office:value-type="string" calcext:value-type="string">
            <text:p>FFTW2DCINIT_AVG</text:p>
          </table:table-cell>
          <table:table-cell office:value-type="string" calcext:value-type="string">
            <text:p>FFTW2DCINIT_STD</text:p>
          </table:table-cell>
          <table:table-cell office:value-type="string" calcext:value-type="string">
            <text:p>FFTW2DREXEC_AVG</text:p>
          </table:table-cell>
          <table:table-cell office:value-type="string" calcext:value-type="string">
            <text:p>FFTW2DREXEC_STD</text:p>
          </table:table-cell>
          <table:table-cell office:value-type="string" calcext:value-type="string">
            <text:p>FFTW2DRINIT_AVG</text:p>
          </table:table-cell>
          <table:table-cell office:value-type="string" calcext:value-type="string">
            <text:p>FFTW2DRINIT_STD</text:p>
          </table:table-cell>
          <table:table-cell office:value-type="string" calcext:value-type="string">
            <text:p>FFTW3DCEXEC_AVG</text:p>
          </table:table-cell>
          <table:table-cell office:value-type="string" calcext:value-type="string">
            <text:p>FFTW3DCEXEC_STD</text:p>
          </table:table-cell>
          <table:table-cell office:value-type="string" calcext:value-type="string">
            <text:p>FFTW3DCINIT_AVG</text:p>
          </table:table-cell>
          <table:table-cell office:value-type="string" calcext:value-type="string">
            <text:p>FFTW3DCINIT_STD</text:p>
          </table:table-cell>
          <table:table-cell office:value-type="string" calcext:value-type="string">
            <text:p>FFTW3DREXEC_AVG</text:p>
          </table:table-cell>
          <table:table-cell office:value-type="string" calcext:value-type="string">
            <text:p>FFTW3DREXEC_STD</text:p>
          </table:table-cell>
          <table:table-cell office:value-type="string" calcext:value-type="string">
            <text:p>FFTW3DRINIT_AVG</text:p>
          </table:table-cell>
          <table:table-cell office:value-type="string" calcext:value-type="string">
            <text:p>FFTW3DRINIT_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63119" calcext:value-type="float">
            <text:p>0.9463119</text:p>
          </table:table-cell>
          <table:table-cell office:value-type="float" office:value="0.00950057098226" calcext:value-type="float">
            <text:p>0.00950057098226</text:p>
          </table:table-cell>
          <table:table-cell office:value-type="float" office:value="0.06105781" calcext:value-type="float">
            <text:p>0.06105781</text:p>
          </table:table-cell>
          <table:table-cell office:value-type="float" office:value="0.000179641095583" calcext:value-type="float">
            <text:p>0.000179641095583</text:p>
          </table:table-cell>
          <table:table-cell office:value-type="float" office:value="0.9498067" calcext:value-type="float">
            <text:p>0.9498067</text:p>
          </table:table-cell>
          <table:table-cell office:value-type="float" office:value="0.00948433356237" calcext:value-type="float">
            <text:p>0.00948433356237</text:p>
          </table:table-cell>
          <table:table-cell office:value-type="float" office:value="0.04974151" calcext:value-type="float">
            <text:p>0.04974151</text:p>
          </table:table-cell>
          <table:table-cell office:value-type="float" office:value="0.00018157192912" calcext:value-type="float">
            <text:p>0.00018157192912</text:p>
          </table:table-cell>
          <table:table-cell office:value-type="float" office:value="0.6908035" calcext:value-type="float">
            <text:p>0.6908035</text:p>
          </table:table-cell>
          <table:table-cell office:value-type="float" office:value="0.0109436678825" calcext:value-type="float">
            <text:p>0.0109436678825</text:p>
          </table:table-cell>
          <table:table-cell office:value-type="float" office:value="0.2443357" calcext:value-type="float">
            <text:p>0.2443357</text:p>
          </table:table-cell>
          <table:table-cell office:value-type="float" office:value="0.000629436617584" calcext:value-type="float">
            <text:p>0.000629436617584</text:p>
          </table:table-cell>
          <table:table-cell office:value-type="float" office:value="0.9483393" calcext:value-type="float">
            <text:p>0.9483393</text:p>
          </table:table-cell>
          <table:table-cell office:value-type="float" office:value="0.00983194892006" calcext:value-type="float">
            <text:p>0.00983194892006</text:p>
          </table:table-cell>
          <table:table-cell office:value-type="float" office:value="0.04936942" calcext:value-type="float">
            <text:p>0.04936942</text:p>
          </table:table-cell>
          <table:table-cell office:value-type="float" office:value="0.000131001304489" calcext:value-type="float">
            <text:p>0.000131001304489</text:p>
          </table:table-cell>
          <table:table-cell office:value-type="float" office:value="0.6875899" calcext:value-type="float">
            <text:p>0.6875899</text:p>
          </table:table-cell>
          <table:table-cell office:value-type="float" office:value="0.0108689969633" calcext:value-type="float">
            <text:p>0.0108689969633</text:p>
          </table:table-cell>
          <table:table-cell office:value-type="float" office:value="0.2224778" calcext:value-type="float">
            <text:p>0.2224778</text:p>
          </table:table-cell>
          <table:table-cell office:value-type="float" office:value="0.000540286714008" calcext:value-type="float">
            <text:p>0.000540286714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35203" calcext:value-type="float">
            <text:p>0.6735203</text:p>
          </table:table-cell>
          <table:table-cell office:value-type="float" office:value="0.00401599336127" calcext:value-type="float">
            <text:p>0.00401599336127</text:p>
          </table:table-cell>
          <table:table-cell office:value-type="float" office:value="0.1338405" calcext:value-type="float">
            <text:p>0.1338405</text:p>
          </table:table-cell>
          <table:table-cell office:value-type="float" office:value="0.000290524908093" calcext:value-type="float">
            <text:p>0.000290524908093</text:p>
          </table:table-cell>
          <table:table-cell office:value-type="float" office:value="0.6742161" calcext:value-type="float">
            <text:p>0.6742161</text:p>
          </table:table-cell>
          <table:table-cell office:value-type="float" office:value="0.00440358193722" calcext:value-type="float">
            <text:p>0.00440358193722</text:p>
          </table:table-cell>
          <table:table-cell office:value-type="float" office:value="0.1173994" calcext:value-type="float">
            <text:p>0.1173994</text:p>
          </table:table-cell>
          <table:table-cell office:value-type="float" office:value="0.00024736352017" calcext:value-type="float">
            <text:p>0.00024736352017</text:p>
          </table:table-cell>
          <table:table-cell office:value-type="float" office:value="0.7714375" calcext:value-type="float">
            <text:p>0.7714375</text:p>
          </table:table-cell>
          <table:table-cell office:value-type="float" office:value="0.0130358959565" calcext:value-type="float">
            <text:p>0.0130358959565</text:p>
          </table:table-cell>
          <table:table-cell office:value-type="float" office:value="0.2483228" calcext:value-type="float">
            <text:p>0.2483228</text:p>
          </table:table-cell>
          <table:table-cell office:value-type="float" office:value="0.000520796782717" calcext:value-type="float">
            <text:p>0.000520796782717</text:p>
          </table:table-cell>
          <table:table-cell office:value-type="float" office:value="0.6728655" calcext:value-type="float">
            <text:p>0.6728655</text:p>
          </table:table-cell>
          <table:table-cell office:value-type="float" office:value="0.00503212551182" calcext:value-type="float">
            <text:p>0.00503212551182</text:p>
          </table:table-cell>
          <table:table-cell office:value-type="float" office:value="0.1131281" calcext:value-type="float">
            <text:p>0.1131281</text:p>
          </table:table-cell>
          <table:table-cell office:value-type="float" office:value="0.000249984199501" calcext:value-type="float">
            <text:p>0.000249984199501</text:p>
          </table:table-cell>
          <table:table-cell office:value-type="float" office:value="0.7715557" calcext:value-type="float">
            <text:p>0.7715557</text:p>
          </table:table-cell>
          <table:table-cell office:value-type="float" office:value="0.0134687524544" calcext:value-type="float">
            <text:p>0.0134687524544</text:p>
          </table:table-cell>
          <table:table-cell office:value-type="float" office:value="0.2314223" calcext:value-type="float">
            <text:p>0.2314223</text:p>
          </table:table-cell>
          <table:table-cell office:value-type="float" office:value="0.000464961181175" calcext:value-type="float">
            <text:p>0.000464961181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79119" calcext:value-type="float">
            <text:p>0.3379119</text:p>
          </table:table-cell>
          <table:table-cell office:value-type="float" office:value="0.00257236011173" calcext:value-type="float">
            <text:p>0.00257236011173</text:p>
          </table:table-cell>
          <table:table-cell office:value-type="float" office:value="0.07816483" calcext:value-type="float">
            <text:p>0.07816483</text:p>
          </table:table-cell>
          <table:table-cell office:value-type="float" office:value="0.000259328513451" calcext:value-type="float">
            <text:p>0.000259328513451</text:p>
          </table:table-cell>
          <table:table-cell office:value-type="float" office:value="0.334523" calcext:value-type="float">
            <text:p>0.334523</text:p>
          </table:table-cell>
          <table:table-cell office:value-type="float" office:value="0.00254302925225" calcext:value-type="float">
            <text:p>0.00254302925225</text:p>
          </table:table-cell>
          <table:table-cell office:value-type="float" office:value="0.05009965" calcext:value-type="float">
            <text:p>0.05009965</text:p>
          </table:table-cell>
          <table:table-cell table:style-name="ce2" office:value-type="float" office:value="0.0000831408209673" calcext:value-type="float">
            <text:p>8.31E-05</text:p>
          </table:table-cell>
          <table:table-cell office:value-type="float" office:value="0.8040184" calcext:value-type="float">
            <text:p>0.8040184</text:p>
          </table:table-cell>
          <table:table-cell office:value-type="float" office:value="0.0118456765878" calcext:value-type="float">
            <text:p>0.0118456765878</text:p>
          </table:table-cell>
          <table:table-cell office:value-type="float" office:value="0.2437793" calcext:value-type="float">
            <text:p>0.2437793</text:p>
          </table:table-cell>
          <table:table-cell office:value-type="float" office:value="0.000294854408518" calcext:value-type="float">
            <text:p>0.000294854408518</text:p>
          </table:table-cell>
          <table:table-cell office:value-type="float" office:value="0.3338222" calcext:value-type="float">
            <text:p>0.3338222</text:p>
          </table:table-cell>
          <table:table-cell office:value-type="float" office:value="0.00246582299987" calcext:value-type="float">
            <text:p>0.00246582299987</text:p>
          </table:table-cell>
          <table:table-cell office:value-type="float" office:value="0.05008678" calcext:value-type="float">
            <text:p>0.05008678</text:p>
          </table:table-cell>
          <table:table-cell table:style-name="ce2" office:value-type="float" office:value="0.0000752854980871" calcext:value-type="float">
            <text:p>7.53E-05</text:p>
          </table:table-cell>
          <table:table-cell office:value-type="float" office:value="0.8033439" calcext:value-type="float">
            <text:p>0.8033439</text:p>
          </table:table-cell>
          <table:table-cell office:value-type="float" office:value="0.0110262903548" calcext:value-type="float">
            <text:p>0.0110262903548</text:p>
          </table:table-cell>
          <table:table-cell office:value-type="float" office:value="0.2320861" calcext:value-type="float">
            <text:p>0.2320861</text:p>
          </table:table-cell>
          <table:table-cell office:value-type="float" office:value="0.000212424339472" calcext:value-type="float">
            <text:p>0.0002124243394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45355" calcext:value-type="float">
            <text:p>0.3345355</text:p>
          </table:table-cell>
          <table:table-cell office:value-type="float" office:value="0.0024589721091" calcext:value-type="float">
            <text:p>0.0024589721091</text:p>
          </table:table-cell>
          <table:table-cell office:value-type="float" office:value="0.009962344" calcext:value-type="float">
            <text:p>0.009962344</text:p>
          </table:table-cell>
          <table:table-cell office:value-type="float" office:value="0.000263686955781" calcext:value-type="float">
            <text:p>0.000263686955781</text:p>
          </table:table-cell>
          <table:table-cell office:value-type="float" office:value="0.329623" calcext:value-type="float">
            <text:p>0.329623</text:p>
          </table:table-cell>
          <table:table-cell office:value-type="float" office:value="0.00269436374679" calcext:value-type="float">
            <text:p>0.00269436374679</text:p>
          </table:table-cell>
          <table:table-cell office:value-type="float" office:value="0.0009835643" calcext:value-type="float">
            <text:p>0.0009835643</text:p>
          </table:table-cell>
          <table:table-cell table:style-name="ce2" office:value-type="float" office:value="0.00000642173355013" calcext:value-type="float">
            <text:p>6.42E-06</text:p>
          </table:table-cell>
          <table:table-cell office:value-type="float" office:value="0.8261841" calcext:value-type="float">
            <text:p>0.8261841</text:p>
          </table:table-cell>
          <table:table-cell office:value-type="float" office:value="0.0123482113905" calcext:value-type="float">
            <text:p>0.0123482113905</text:p>
          </table:table-cell>
          <table:table-cell office:value-type="float" office:value="0.2589406" calcext:value-type="float">
            <text:p>0.2589406</text:p>
          </table:table-cell>
          <table:table-cell office:value-type="float" office:value="0.000765502768701" calcext:value-type="float">
            <text:p>0.000765502768701</text:p>
          </table:table-cell>
          <table:table-cell office:value-type="float" office:value="0.3285315" calcext:value-type="float">
            <text:p>0.3285315</text:p>
          </table:table-cell>
          <table:table-cell office:value-type="float" office:value="0.00173212209282" calcext:value-type="float">
            <text:p>0.00173212209282</text:p>
          </table:table-cell>
          <table:table-cell office:value-type="float" office:value="0.0009928166" calcext:value-type="float">
            <text:p>0.0009928166</text:p>
          </table:table-cell>
          <table:table-cell table:style-name="ce2" office:value-type="float" office:value="0.0000139515537422" calcext:value-type="float">
            <text:p>1.40E-05</text:p>
          </table:table-cell>
          <table:table-cell office:value-type="float" office:value="0.8295747" calcext:value-type="float">
            <text:p>0.8295747</text:p>
          </table:table-cell>
          <table:table-cell office:value-type="float" office:value="0.0102774450354" calcext:value-type="float">
            <text:p>0.0102774450354</text:p>
          </table:table-cell>
          <table:table-cell office:value-type="float" office:value="0.2440651" calcext:value-type="float">
            <text:p>0.2440651</text:p>
          </table:table-cell>
          <table:table-cell office:value-type="float" office:value="0.0012440815845" calcext:value-type="float">
            <text:p>0.0012440815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58741" calcext:value-type="float">
            <text:p>0.2358741</text:p>
          </table:table-cell>
          <table:table-cell office:value-type="float" office:value="0.00154006511046" calcext:value-type="float">
            <text:p>0.00154006511046</text:p>
          </table:table-cell>
          <table:table-cell office:value-type="float" office:value="0.00580055" calcext:value-type="float">
            <text:p>0.00580055</text:p>
          </table:table-cell>
          <table:table-cell office:value-type="float" office:value="0.000121132159323" calcext:value-type="float">
            <text:p>0.000121132159323</text:p>
          </table:table-cell>
          <table:table-cell office:value-type="float" office:value="0.2297353" calcext:value-type="float">
            <text:p>0.2297353</text:p>
          </table:table-cell>
          <table:table-cell office:value-type="float" office:value="0.0027586308621" calcext:value-type="float">
            <text:p>0.0027586308621</text:p>
          </table:table-cell>
          <table:table-cell office:value-type="float" office:value="0.0009486343" calcext:value-type="float">
            <text:p>0.0009486343</text:p>
          </table:table-cell>
          <table:table-cell table:style-name="ce2" office:value-type="float" office:value="0.0000163656160291" calcext:value-type="float">
            <text:p>1.64E-05</text:p>
          </table:table-cell>
          <table:table-cell office:value-type="float" office:value="0.8325804" calcext:value-type="float">
            <text:p>0.8325804</text:p>
          </table:table-cell>
          <table:table-cell office:value-type="float" office:value="0.0123573896938" calcext:value-type="float">
            <text:p>0.0123573896938</text:p>
          </table:table-cell>
          <table:table-cell office:value-type="float" office:value="0.2603224" calcext:value-type="float">
            <text:p>0.2603224</text:p>
          </table:table-cell>
          <table:table-cell office:value-type="float" office:value="0.00053536637507" calcext:value-type="float">
            <text:p>0.00053536637507</text:p>
          </table:table-cell>
          <table:table-cell office:value-type="float" office:value="0.2344118" calcext:value-type="float">
            <text:p>0.2344118</text:p>
          </table:table-cell>
          <table:table-cell office:value-type="float" office:value="0.0036495185923" calcext:value-type="float">
            <text:p>0.0036495185923</text:p>
          </table:table-cell>
          <table:table-cell office:value-type="float" office:value="0.0009676114" calcext:value-type="float">
            <text:p>0.0009676114</text:p>
          </table:table-cell>
          <table:table-cell table:style-name="ce2" office:value-type="float" office:value="0.0000218226140872" calcext:value-type="float">
            <text:p>2.18E-05</text:p>
          </table:table-cell>
          <table:table-cell office:value-type="float" office:value="0.8351326" calcext:value-type="float">
            <text:p>0.8351326</text:p>
          </table:table-cell>
          <table:table-cell office:value-type="float" office:value="0.0119398507361" calcext:value-type="float">
            <text:p>0.0119398507361</text:p>
          </table:table-cell>
          <table:table-cell office:value-type="float" office:value="0.240297" calcext:value-type="float">
            <text:p>0.240297</text:p>
          </table:table-cell>
          <table:table-cell office:value-type="float" office:value="0.000499390962407" calcext:value-type="float">
            <text:p>0.0004993909624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01502" calcext:value-type="float">
            <text:p>0.1201502</text:p>
          </table:table-cell>
          <table:table-cell office:value-type="float" office:value="0.000975424215406" calcext:value-type="float">
            <text:p>0.000975424215406</text:p>
          </table:table-cell>
          <table:table-cell office:value-type="float" office:value="0.02253379" calcext:value-type="float">
            <text:p>0.02253379</text:p>
          </table:table-cell>
          <table:table-cell office:value-type="float" office:value="0.00784875109718" calcext:value-type="float">
            <text:p>0.00784875109718</text:p>
          </table:table-cell>
          <table:table-cell office:value-type="float" office:value="0.1200494" calcext:value-type="float">
            <text:p>0.1200494</text:p>
          </table:table-cell>
          <table:table-cell office:value-type="float" office:value="0.00269961475441" calcext:value-type="float">
            <text:p>0.00269961475441</text:p>
          </table:table-cell>
          <table:table-cell office:value-type="float" office:value="0.001208666" calcext:value-type="float">
            <text:p>0.001208666</text:p>
          </table:table-cell>
          <table:table-cell table:style-name="ce2" office:value-type="float" office:value="0.0000115234796057" calcext:value-type="float">
            <text:p>1.15E-05</text:p>
          </table:table-cell>
          <table:table-cell office:value-type="float" office:value="0.8422539" calcext:value-type="float">
            <text:p>0.8422539</text:p>
          </table:table-cell>
          <table:table-cell office:value-type="float" office:value="0.0133318503129" calcext:value-type="float">
            <text:p>0.0133318503129</text:p>
          </table:table-cell>
          <table:table-cell office:value-type="float" office:value="0.2536166" calcext:value-type="float">
            <text:p>0.2536166</text:p>
          </table:table-cell>
          <table:table-cell office:value-type="float" office:value="0.000640167373947" calcext:value-type="float">
            <text:p>0.000640167373947</text:p>
          </table:table-cell>
          <table:table-cell office:value-type="float" office:value="0.1187798" calcext:value-type="float">
            <text:p>0.1187798</text:p>
          </table:table-cell>
          <table:table-cell office:value-type="float" office:value="0.000892731986657" calcext:value-type="float">
            <text:p>0.000892731986657</text:p>
          </table:table-cell>
          <table:table-cell office:value-type="float" office:value="0.001197676" calcext:value-type="float">
            <text:p>0.001197676</text:p>
          </table:table-cell>
          <table:table-cell table:style-name="ce2" office:value-type="float" office:value="0.00000885108179201" calcext:value-type="float">
            <text:p>8.85E-06</text:p>
          </table:table-cell>
          <table:table-cell office:value-type="float" office:value="0.8467089" calcext:value-type="float">
            <text:p>0.8467089</text:p>
          </table:table-cell>
          <table:table-cell office:value-type="float" office:value="0.0127553836168" calcext:value-type="float">
            <text:p>0.0127553836168</text:p>
          </table:table-cell>
          <table:table-cell office:value-type="float" office:value="0.2370782" calcext:value-type="float">
            <text:p>0.2370782</text:p>
          </table:table-cell>
          <table:table-cell office:value-type="float" office:value="0.000658767671068" calcext:value-type="float">
            <text:p>0.0006587676710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569171" calcext:value-type="float">
            <text:p>0.12569171</text:p>
          </table:table-cell>
          <table:table-cell office:value-type="float" office:value="0.0799905269159" calcext:value-type="float">
            <text:p>0.0799905269159</text:p>
          </table:table-cell>
          <table:table-cell office:value-type="float" office:value="0.02801598" calcext:value-type="float">
            <text:p>0.02801598</text:p>
          </table:table-cell>
          <table:table-cell office:value-type="float" office:value="0.00617950007395" calcext:value-type="float">
            <text:p>0.00617950007395</text:p>
          </table:table-cell>
          <table:table-cell office:value-type="float" office:value="0.10099269" calcext:value-type="float">
            <text:p>0.10099269</text:p>
          </table:table-cell>
          <table:table-cell office:value-type="float" office:value="0.00579798976091" calcext:value-type="float">
            <text:p>0.00579798976091</text:p>
          </table:table-cell>
          <table:table-cell office:value-type="float" office:value="0.007599812" calcext:value-type="float">
            <text:p>0.007599812</text:p>
          </table:table-cell>
          <table:table-cell office:value-type="float" office:value="0.00137366619867" calcext:value-type="float">
            <text:p>0.00137366619867</text:p>
          </table:table-cell>
          <table:table-cell office:value-type="float" office:value="0.8358969" calcext:value-type="float">
            <text:p>0.8358969</text:p>
          </table:table-cell>
          <table:table-cell office:value-type="float" office:value="0.0338689614624" calcext:value-type="float">
            <text:p>0.0338689614624</text:p>
          </table:table-cell>
          <table:table-cell office:value-type="float" office:value="0.2562183" calcext:value-type="float">
            <text:p>0.2562183</text:p>
          </table:table-cell>
          <table:table-cell office:value-type="float" office:value="0.00125292094723" calcext:value-type="float">
            <text:p>0.00125292094723</text:p>
          </table:table-cell>
          <table:table-cell office:value-type="float" office:value="0.10083442" calcext:value-type="float">
            <text:p>0.10083442</text:p>
          </table:table-cell>
          <table:table-cell office:value-type="float" office:value="0.00546141061119" calcext:value-type="float">
            <text:p>0.00546141061119</text:p>
          </table:table-cell>
          <table:table-cell office:value-type="float" office:value="0.007263732" calcext:value-type="float">
            <text:p>0.007263732</text:p>
          </table:table-cell>
          <table:table-cell office:value-type="float" office:value="0.00146022673929" calcext:value-type="float">
            <text:p>0.00146022673929</text:p>
          </table:table-cell>
          <table:table-cell office:value-type="float" office:value="0.8229474" calcext:value-type="float">
            <text:p>0.8229474</text:p>
          </table:table-cell>
          <table:table-cell office:value-type="float" office:value="0.015730576363" calcext:value-type="float">
            <text:p>0.015730576363</text:p>
          </table:table-cell>
          <table:table-cell office:value-type="float" office:value="0.2413655" calcext:value-type="float">
            <text:p>0.2413655</text:p>
          </table:table-cell>
          <table:table-cell office:value-type="float" office:value="0.0013754129279" calcext:value-type="float">
            <text:p>0.00137541292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523825" calcext:value-type="float">
            <text:p>0.08523825</text:p>
          </table:table-cell>
          <table:table-cell office:value-type="float" office:value="0.0118727530401" calcext:value-type="float">
            <text:p>0.0118727530401</text:p>
          </table:table-cell>
          <table:table-cell office:value-type="float" office:value="0.02301922" calcext:value-type="float">
            <text:p>0.02301922</text:p>
          </table:table-cell>
          <table:table-cell office:value-type="float" office:value="0.00413474644683" calcext:value-type="float">
            <text:p>0.00413474644683</text:p>
          </table:table-cell>
          <table:table-cell office:value-type="float" office:value="0.09170605" calcext:value-type="float">
            <text:p>0.09170605</text:p>
          </table:table-cell>
          <table:table-cell office:value-type="float" office:value="0.0269668766762" calcext:value-type="float">
            <text:p>0.0269668766762</text:p>
          </table:table-cell>
          <table:table-cell office:value-type="float" office:value="0.010071401" calcext:value-type="float">
            <text:p>0.010071401</text:p>
          </table:table-cell>
          <table:table-cell office:value-type="float" office:value="0.00768276981383" calcext:value-type="float">
            <text:p>0.00768276981383</text:p>
          </table:table-cell>
          <table:table-cell office:value-type="float" office:value="0.8435649" calcext:value-type="float">
            <text:p>0.8435649</text:p>
          </table:table-cell>
          <table:table-cell office:value-type="float" office:value="0.108601015169" calcext:value-type="float">
            <text:p>0.108601015169</text:p>
          </table:table-cell>
          <table:table-cell office:value-type="float" office:value="0.2618436" calcext:value-type="float">
            <text:p>0.2618436</text:p>
          </table:table-cell>
          <table:table-cell office:value-type="float" office:value="0.00228424333205" calcext:value-type="float">
            <text:p>0.00228424333205</text:p>
          </table:table-cell>
          <table:table-cell office:value-type="float" office:value="0.09109312" calcext:value-type="float">
            <text:p>0.09109312</text:p>
          </table:table-cell>
          <table:table-cell office:value-type="float" office:value="0.0458218222061" calcext:value-type="float">
            <text:p>0.0458218222061</text:p>
          </table:table-cell>
          <table:table-cell office:value-type="float" office:value="0.007301887" calcext:value-type="float">
            <text:p>0.007301887</text:p>
          </table:table-cell>
          <table:table-cell office:value-type="float" office:value="0.00207110983108" calcext:value-type="float">
            <text:p>0.00207110983108</text:p>
          </table:table-cell>
          <table:table-cell office:value-type="float" office:value="0.8741147" calcext:value-type="float">
            <text:p>0.8741147</text:p>
          </table:table-cell>
          <table:table-cell office:value-type="float" office:value="0.102116167983" calcext:value-type="float">
            <text:p>0.102116167983</text:p>
          </table:table-cell>
          <table:table-cell office:value-type="float" office:value="0.2450239" calcext:value-type="float">
            <text:p>0.2450239</text:p>
          </table:table-cell>
          <table:table-cell office:value-type="float" office:value="0.0027549748315" calcext:value-type="float">
            <text:p>0.0027549748315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8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8"/>
        </table:table-row>
        <table:table-row table:style-name="ro1">
          <table:table-cell table:style-name="ce4" table:number-columns-repeated="3"/>
          <table:table-cell table:number-columns-repeated="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06105781" calcext:value-type="float">
            <text:p>0.06105781</text:p>
          </table:table-cell>
          <table:table-cell table:style-name="ce4" office:value-type="float" office:value="0.9463119" calcext:value-type="float">
            <text:p>0.9463119</text:p>
          </table:table-cell>
          <table:table-cell table:number-columns-repeated="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.1338405" calcext:value-type="float">
            <text:p>0.1338405</text:p>
          </table:table-cell>
          <table:table-cell table:style-name="ce4" office:value-type="float" office:value="0.6735203" calcext:value-type="float">
            <text:p>0.6735203</text:p>
          </table:table-cell>
          <table:table-cell table:number-columns-repeated="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.07816483" calcext:value-type="float">
            <text:p>0.07816483</text:p>
          </table:table-cell>
          <table:table-cell table:style-name="ce4" office:value-type="float" office:value="0.3379119" calcext:value-type="float">
            <text:p>0.3379119</text:p>
          </table:table-cell>
          <table:table-cell table:number-columns-repeated="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.009962344" calcext:value-type="float">
            <text:p>0.009962344</text:p>
          </table:table-cell>
          <table:table-cell table:style-name="ce4" office:value-type="float" office:value="0.3345355" calcext:value-type="float">
            <text:p>0.3345355</text:p>
          </table:table-cell>
          <table:table-cell table:number-columns-repeated="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580055" calcext:value-type="float">
            <text:p>0.00580055</text:p>
          </table:table-cell>
          <table:table-cell table:style-name="ce4" office:value-type="float" office:value="0.2358741" calcext:value-type="float">
            <text:p>0.2358741</text:p>
          </table:table-cell>
          <table:table-cell table:number-columns-repeated="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02253379" calcext:value-type="float">
            <text:p>0.02253379</text:p>
          </table:table-cell>
          <table:table-cell table:style-name="ce4" office:value-type="float" office:value="0.1201502" calcext:value-type="float">
            <text:p>0.1201502</text:p>
          </table:table-cell>
          <table:table-cell table:number-columns-repeated="1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0.02801598" calcext:value-type="float">
            <text:p>0.02801598</text:p>
          </table:table-cell>
          <table:table-cell table:style-name="ce4" office:value-type="float" office:value="0.12569171" calcext:value-type="float">
            <text:p>0.12569171</text:p>
          </table:table-cell>
          <table:table-cell table:number-columns-repeated="18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02301922" calcext:value-type="float">
            <text:p>0.02301922</text:p>
          </table:table-cell>
          <table:table-cell table:style-name="ce4" office:value-type="float" office:value="0.08523825" calcext:value-type="float">
            <text:p>0.08523825</text:p>
          </table:table-cell>
          <table:table-cell table:number-columns-repeated="18"/>
        </table:table-row>
      </table:table>
      <table:table table:name="FFTW MPI 2D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1DCEXEC_AVG</text:p>
          </table:table-cell>
          <table:table-cell table:style-name="Default" office:value-type="string" calcext:value-type="string">
            <text:p>FFTW1DCEXEC_STD</text:p>
          </table:table-cell>
          <table:table-cell office:value-type="string" calcext:value-type="string">
            <text:p>FFTW1DCINIT_AVG</text:p>
          </table:table-cell>
          <table:table-cell table:style-name="Default" office:value-type="string" calcext:value-type="string">
            <text:p>FFTW1DCINIT_STD</text:p>
          </table:table-cell>
          <table:table-cell office:value-type="string" calcext:value-type="string">
            <text:p>FFTW2DCEXEC_AVG</text:p>
          </table:table-cell>
          <table:table-cell office:value-type="string" calcext:value-type="string">
            <text:p>FFTW2DCEXEC_STD</text:p>
          </table:table-cell>
          <table:table-cell office:value-type="string" calcext:value-type="string">
            <text:p>FFTW2DCINIT_AVG</text:p>
          </table:table-cell>
          <table:table-cell office:value-type="string" calcext:value-type="string">
            <text:p>FFTW2DCINIT_STD</text:p>
          </table:table-cell>
          <table:table-cell office:value-type="string" calcext:value-type="string">
            <text:p>FFTW2DREXEC_AVG</text:p>
          </table:table-cell>
          <table:table-cell office:value-type="string" calcext:value-type="string">
            <text:p>FFTW2DREXEC_STD</text:p>
          </table:table-cell>
          <table:table-cell office:value-type="string" calcext:value-type="string">
            <text:p>FFTW2DRINIT_AVG</text:p>
          </table:table-cell>
          <table:table-cell office:value-type="string" calcext:value-type="string">
            <text:p>FFTW2DRINIT_STD</text:p>
          </table:table-cell>
          <table:table-cell office:value-type="string" calcext:value-type="string">
            <text:p>FFTW3DCEXEC_AVG</text:p>
          </table:table-cell>
          <table:table-cell office:value-type="string" calcext:value-type="string">
            <text:p>FFTW3DCEXEC_STD</text:p>
          </table:table-cell>
          <table:table-cell office:value-type="string" calcext:value-type="string">
            <text:p>FFTW3DCINIT_AVG</text:p>
          </table:table-cell>
          <table:table-cell office:value-type="string" calcext:value-type="string">
            <text:p>FFTW3DCINIT_STD</text:p>
          </table:table-cell>
          <table:table-cell office:value-type="string" calcext:value-type="string">
            <text:p>FFTW3DREXEC_AVG</text:p>
          </table:table-cell>
          <table:table-cell office:value-type="string" calcext:value-type="string">
            <text:p>FFTW3DREXEC_STD</text:p>
          </table:table-cell>
          <table:table-cell office:value-type="string" calcext:value-type="string">
            <text:p>FFTW3DRINIT_AVG</text:p>
          </table:table-cell>
          <table:table-cell office:value-type="string" calcext:value-type="string">
            <text:p>FFTW3DRINIT_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591987" calcext:value-type="float">
            <text:p>0.0001591987</text:p>
          </table:table-cell>
          <table:table-cell table:style-name="ce2" office:value-type="float" office:value="0.0000234918241903" calcext:value-type="float">
            <text:p>2.35E-05</text:p>
          </table:table-cell>
          <table:table-cell office:value-type="float" office:value="0.0003681784" calcext:value-type="float">
            <text:p>0.0003681784</text:p>
          </table:table-cell>
          <table:table-cell table:style-name="ce2" office:value-type="float" office:value="0.0000235590092048" calcext:value-type="float">
            <text:p>2.36E-05</text:p>
          </table:table-cell>
          <table:table-cell office:value-type="float" office:value="1.702041" calcext:value-type="float">
            <text:p>1.702041</text:p>
          </table:table-cell>
          <table:table-cell office:value-type="float" office:value="0.0440070015768" calcext:value-type="float">
            <text:p>0.0440070015768</text:p>
          </table:table-cell>
          <table:table-cell office:value-type="float" office:value="0.005409957" calcext:value-type="float">
            <text:p>0.005409957</text:p>
          </table:table-cell>
          <table:table-cell office:value-type="float" office:value="0.000117122025925" calcext:value-type="float">
            <text:p>0.000117122025925</text:p>
          </table:table-cell>
          <table:table-cell office:value-type="float" office:value="0.4987766" calcext:value-type="float">
            <text:p>0.4987766</text:p>
          </table:table-cell>
          <table:table-cell office:value-type="float" office:value="0.00111385827944" calcext:value-type="float">
            <text:p>0.00111385827944</text:p>
          </table:table-cell>
          <table:table-cell office:value-type="float" office:value="0.007033624" calcext:value-type="float">
            <text:p>0.007033624</text:p>
          </table:table-cell>
          <table:table-cell table:style-name="ce2" office:value-type="float" office:value="0.0000878057507861" calcext:value-type="float">
            <text:p>8.78E-05</text:p>
          </table:table-cell>
          <table:table-cell office:value-type="float" office:value="1.684111" calcext:value-type="float">
            <text:p>1.684111</text:p>
          </table:table-cell>
          <table:table-cell office:value-type="float" office:value="0.0462364861819" calcext:value-type="float">
            <text:p>0.0462364861819</text:p>
          </table:table-cell>
          <table:table-cell office:value-type="float" office:value="0.0003003773" calcext:value-type="float">
            <text:p>0.0003003773</text:p>
          </table:table-cell>
          <table:table-cell table:style-name="ce2" office:value-type="float" office:value="0.0000288565408378" calcext:value-type="float">
            <text:p>2.89E-05</text:p>
          </table:table-cell>
          <table:table-cell office:value-type="float" office:value="1.621059" calcext:value-type="float">
            <text:p>1.621059</text:p>
          </table:table-cell>
          <table:table-cell office:value-type="float" office:value="0.0215630725753" calcext:value-type="float">
            <text:p>0.0215630725753</text:p>
          </table:table-cell>
          <table:table-cell office:value-type="float" office:value="0.0004219349" calcext:value-type="float">
            <text:p>0.0004219349</text:p>
          </table:table-cell>
          <table:table-cell table:style-name="ce2" office:value-type="float" office:value="0.0000339210778276" calcext:value-type="float">
            <text:p>3.39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555206" calcext:value-type="float">
            <text:p>0.0002555206</text:p>
          </table:table-cell>
          <table:table-cell table:style-name="ce2" office:value-type="float" office:value="0.0000269996337597" calcext:value-type="float">
            <text:p>2.70E-05</text:p>
          </table:table-cell>
          <table:table-cell office:value-type="float" office:value="0.002544274" calcext:value-type="float">
            <text:p>0.002544274</text:p>
          </table:table-cell>
          <table:table-cell table:style-name="ce2" office:value-type="float" office:value="0.0000616396829612" calcext:value-type="float">
            <text:p>6.16E-05</text:p>
          </table:table-cell>
          <table:table-cell office:value-type="float" office:value="0.7578965" calcext:value-type="float">
            <text:p>0.7578965</text:p>
          </table:table-cell>
          <table:table-cell office:value-type="float" office:value="0.0476993094016" calcext:value-type="float">
            <text:p>0.0476993094016</text:p>
          </table:table-cell>
          <table:table-cell office:value-type="float" office:value="0.006939232" calcext:value-type="float">
            <text:p>0.006939232</text:p>
          </table:table-cell>
          <table:table-cell office:value-type="float" office:value="0.00150639964006" calcext:value-type="float">
            <text:p>0.00150639964006</text:p>
          </table:table-cell>
          <table:table-cell office:value-type="float" office:value="0.3020964" calcext:value-type="float">
            <text:p>0.3020964</text:p>
          </table:table-cell>
          <table:table-cell office:value-type="float" office:value="0.00138051642511" calcext:value-type="float">
            <text:p>0.00138051642511</text:p>
          </table:table-cell>
          <table:table-cell office:value-type="float" office:value="0.003795412" calcext:value-type="float">
            <text:p>0.003795412</text:p>
          </table:table-cell>
          <table:table-cell office:value-type="float" office:value="0.00114416496112" calcext:value-type="float">
            <text:p>0.00114416496112</text:p>
          </table:table-cell>
          <table:table-cell office:value-type="float" office:value="0.7555759" calcext:value-type="float">
            <text:p>0.7555759</text:p>
          </table:table-cell>
          <table:table-cell office:value-type="float" office:value="0.0397314920643" calcext:value-type="float">
            <text:p>0.0397314920643</text:p>
          </table:table-cell>
          <table:table-cell office:value-type="float" office:value="0.0008481488" calcext:value-type="float">
            <text:p>0.0008481488</text:p>
          </table:table-cell>
          <table:table-cell office:value-type="float" office:value="0.000904784773646" calcext:value-type="float">
            <text:p>0.000904784773646</text:p>
          </table:table-cell>
          <table:table-cell office:value-type="float" office:value="0.7072119" calcext:value-type="float">
            <text:p>0.7072119</text:p>
          </table:table-cell>
          <table:table-cell office:value-type="float" office:value="0.0486301420393" calcext:value-type="float">
            <text:p>0.0486301420393</text:p>
          </table:table-cell>
          <table:table-cell office:value-type="float" office:value="0.0008296959" calcext:value-type="float">
            <text:p>0.0008296959</text:p>
          </table:table-cell>
          <table:table-cell office:value-type="float" office:value="0.000545437156657" calcext:value-type="float">
            <text:p>0.000545437156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421439" calcext:value-type="float">
            <text:p>0.0001421439</text:p>
          </table:table-cell>
          <table:table-cell table:style-name="ce2" office:value-type="float" office:value="0.00000634371427215" calcext:value-type="float">
            <text:p>6.34E-06</text:p>
          </table:table-cell>
          <table:table-cell office:value-type="float" office:value="0.003695023" calcext:value-type="float">
            <text:p>0.003695023</text:p>
          </table:table-cell>
          <table:table-cell table:style-name="ce2" office:value-type="float" office:value="0.0000435275422514" calcext:value-type="float">
            <text:p>4.35E-05</text:p>
          </table:table-cell>
          <table:table-cell office:value-type="float" office:value="0.4320992" calcext:value-type="float">
            <text:p>0.4320992</text:p>
          </table:table-cell>
          <table:table-cell office:value-type="float" office:value="0.0291162368325" calcext:value-type="float">
            <text:p>0.0291162368325</text:p>
          </table:table-cell>
          <table:table-cell office:value-type="float" office:value="0.007385437" calcext:value-type="float">
            <text:p>0.007385437</text:p>
          </table:table-cell>
          <table:table-cell office:value-type="float" office:value="0.00145601792017" calcext:value-type="float">
            <text:p>0.00145601792017</text:p>
          </table:table-cell>
          <table:table-cell office:value-type="float" office:value="0.2014145" calcext:value-type="float">
            <text:p>0.2014145</text:p>
          </table:table-cell>
          <table:table-cell office:value-type="float" office:value="0.000761589018653" calcext:value-type="float">
            <text:p>0.000761589018653</text:p>
          </table:table-cell>
          <table:table-cell office:value-type="float" office:value="0.00403581" calcext:value-type="float">
            <text:p>0.00403581</text:p>
          </table:table-cell>
          <table:table-cell office:value-type="float" office:value="0.000407840937758" calcext:value-type="float">
            <text:p>0.000407840937758</text:p>
          </table:table-cell>
          <table:table-cell office:value-type="float" office:value="0.4186546" calcext:value-type="float">
            <text:p>0.4186546</text:p>
          </table:table-cell>
          <table:table-cell office:value-type="float" office:value="0.0142691739946" calcext:value-type="float">
            <text:p>0.0142691739946</text:p>
          </table:table-cell>
          <table:table-cell office:value-type="float" office:value="0.0009286154" calcext:value-type="float">
            <text:p>0.0009286154</text:p>
          </table:table-cell>
          <table:table-cell office:value-type="float" office:value="0.000772322077252" calcext:value-type="float">
            <text:p>0.000772322077252</text:p>
          </table:table-cell>
          <table:table-cell office:value-type="float" office:value="0.3976433" calcext:value-type="float">
            <text:p>0.3976433</text:p>
          </table:table-cell>
          <table:table-cell office:value-type="float" office:value="0.0211922078607" calcext:value-type="float">
            <text:p>0.0211922078607</text:p>
          </table:table-cell>
          <table:table-cell office:value-type="float" office:value="0.0014815343" calcext:value-type="float">
            <text:p>0.0014815343</text:p>
          </table:table-cell>
          <table:table-cell office:value-type="float" office:value="0.00142307768731" calcext:value-type="float">
            <text:p>0.00142307768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3917" calcext:value-type="float">
            <text:p>0.00063917</text:p>
          </table:table-cell>
          <table:table-cell table:style-name="ce2" office:value-type="float" office:value="0.0000135641403627" calcext:value-type="float">
            <text:p>1.36E-05</text:p>
          </table:table-cell>
          <table:table-cell office:value-type="float" office:value="0.002542202" calcext:value-type="float">
            <text:p>0.002542202</text:p>
          </table:table-cell>
          <table:table-cell table:style-name="ce2" office:value-type="float" office:value="0.0000470195377358" calcext:value-type="float">
            <text:p>4.70E-05</text:p>
          </table:table-cell>
          <table:table-cell office:value-type="float" office:value="0.2721609" calcext:value-type="float">
            <text:p>0.2721609</text:p>
          </table:table-cell>
          <table:table-cell office:value-type="float" office:value="0.00204391522166" calcext:value-type="float">
            <text:p>0.00204391522166</text:p>
          </table:table-cell>
          <table:table-cell office:value-type="float" office:value="0.002458513" calcext:value-type="float">
            <text:p>0.002458513</text:p>
          </table:table-cell>
          <table:table-cell office:value-type="float" office:value="0.00134331762539" calcext:value-type="float">
            <text:p>0.00134331762539</text:p>
          </table:table-cell>
          <table:table-cell office:value-type="float" office:value="0.1260579" calcext:value-type="float">
            <text:p>0.1260579</text:p>
          </table:table-cell>
          <table:table-cell office:value-type="float" office:value="0.000634980218415" calcext:value-type="float">
            <text:p>0.000634980218415</text:p>
          </table:table-cell>
          <table:table-cell office:value-type="float" office:value="0.003912553" calcext:value-type="float">
            <text:p>0.003912553</text:p>
          </table:table-cell>
          <table:table-cell office:value-type="float" office:value="0.000341789081942" calcext:value-type="float">
            <text:p>0.000341789081942</text:p>
          </table:table-cell>
          <table:table-cell office:value-type="float" office:value="0.2593513" calcext:value-type="float">
            <text:p>0.2593513</text:p>
          </table:table-cell>
          <table:table-cell office:value-type="float" office:value="0.00246387057966" calcext:value-type="float">
            <text:p>0.00246387057966</text:p>
          </table:table-cell>
          <table:table-cell office:value-type="float" office:value="0.0025594346" calcext:value-type="float">
            <text:p>0.0025594346</text:p>
          </table:table-cell>
          <table:table-cell office:value-type="float" office:value="0.00155253977812" calcext:value-type="float">
            <text:p>0.00155253977812</text:p>
          </table:table-cell>
          <table:table-cell office:value-type="float" office:value="0.2499429" calcext:value-type="float">
            <text:p>0.2499429</text:p>
          </table:table-cell>
          <table:table-cell office:value-type="float" office:value="0.00284181047339" calcext:value-type="float">
            <text:p>0.00284181047339</text:p>
          </table:table-cell>
          <table:table-cell office:value-type="float" office:value="0.003492384" calcext:value-type="float">
            <text:p>0.003492384</text:p>
          </table:table-cell>
          <table:table-cell office:value-type="float" office:value="0.000948219427374" calcext:value-type="float">
            <text:p>0.0009482194273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771569" calcext:value-type="float">
            <text:p>0.0006771569</text:p>
          </table:table-cell>
          <table:table-cell table:style-name="ce2" office:value-type="float" office:value="0.0000258028428169" calcext:value-type="float">
            <text:p>2.58E-05</text:p>
          </table:table-cell>
          <table:table-cell office:value-type="float" office:value="0.003693769" calcext:value-type="float">
            <text:p>0.003693769</text:p>
          </table:table-cell>
          <table:table-cell table:style-name="ce2" office:value-type="float" office:value="0.0000619001068838" calcext:value-type="float">
            <text:p>6.19E-05</text:p>
          </table:table-cell>
          <table:table-cell office:value-type="float" office:value="0.1978226" calcext:value-type="float">
            <text:p>0.1978226</text:p>
          </table:table-cell>
          <table:table-cell office:value-type="float" office:value="0.00323896537665" calcext:value-type="float">
            <text:p>0.00323896537665</text:p>
          </table:table-cell>
          <table:table-cell office:value-type="float" office:value="0.001913572" calcext:value-type="float">
            <text:p>0.001913572</text:p>
          </table:table-cell>
          <table:table-cell office:value-type="float" office:value="0.000620814384584" calcext:value-type="float">
            <text:p>0.000620814384584</text:p>
          </table:table-cell>
          <table:table-cell office:value-type="float" office:value="0.1032222" calcext:value-type="float">
            <text:p>0.1032222</text:p>
          </table:table-cell>
          <table:table-cell office:value-type="float" office:value="0.00083604542673" calcext:value-type="float">
            <text:p>0.00083604542673</text:p>
          </table:table-cell>
          <table:table-cell office:value-type="float" office:value="0.003807753" calcext:value-type="float">
            <text:p>0.003807753</text:p>
          </table:table-cell>
          <table:table-cell office:value-type="float" office:value="0.000201704149908" calcext:value-type="float">
            <text:p>0.000201704149908</text:p>
          </table:table-cell>
          <table:table-cell office:value-type="float" office:value="0.1965264" calcext:value-type="float">
            <text:p>0.1965264</text:p>
          </table:table-cell>
          <table:table-cell office:value-type="float" office:value="0.00370270853415" calcext:value-type="float">
            <text:p>0.00370270853415</text:p>
          </table:table-cell>
          <table:table-cell office:value-type="float" office:value="0.0013238248" calcext:value-type="float">
            <text:p>0.0013238248</text:p>
          </table:table-cell>
          <table:table-cell office:value-type="float" office:value="0.000909203121666" calcext:value-type="float">
            <text:p>0.000909203121666</text:p>
          </table:table-cell>
          <table:table-cell office:value-type="float" office:value="0.187895" calcext:value-type="float">
            <text:p>0.187895</text:p>
          </table:table-cell>
          <table:table-cell office:value-type="float" office:value="0.00217194270438" calcext:value-type="float">
            <text:p>0.00217194270438</text:p>
          </table:table-cell>
          <table:table-cell office:value-type="float" office:value="0.001250579" calcext:value-type="float">
            <text:p>0.001250579</text:p>
          </table:table-cell>
          <table:table-cell office:value-type="float" office:value="0.000126646080121" calcext:value-type="float">
            <text:p>0.0001266460801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82861" calcext:value-type="float">
            <text:p>0.000782861</text:p>
          </table:table-cell>
          <table:table-cell table:style-name="ce2" office:value-type="float" office:value="0.0000288422317521" calcext:value-type="float">
            <text:p>2.88E-05</text:p>
          </table:table-cell>
          <table:table-cell office:value-type="float" office:value="0.007802296" calcext:value-type="float">
            <text:p>0.007802296</text:p>
          </table:table-cell>
          <table:table-cell table:style-name="Default" office:value-type="float" office:value="0.000444403694284" calcext:value-type="float">
            <text:p>0.000444403694284</text:p>
          </table:table-cell>
          <table:table-cell office:value-type="float" office:value="0.09835306" calcext:value-type="float">
            <text:p>0.09835306</text:p>
          </table:table-cell>
          <table:table-cell office:value-type="float" office:value="0.00109265687935" calcext:value-type="float">
            <text:p>0.00109265687935</text:p>
          </table:table-cell>
          <table:table-cell office:value-type="float" office:value="0.005954146" calcext:value-type="float">
            <text:p>0.005954146</text:p>
          </table:table-cell>
          <table:table-cell office:value-type="float" office:value="0.00113975499518" calcext:value-type="float">
            <text:p>0.00113975499518</text:p>
          </table:table-cell>
          <table:table-cell office:value-type="float" office:value="0.04840795" calcext:value-type="float">
            <text:p>0.04840795</text:p>
          </table:table-cell>
          <table:table-cell office:value-type="float" office:value="0.000590155659786" calcext:value-type="float">
            <text:p>0.000590155659786</text:p>
          </table:table-cell>
          <table:table-cell office:value-type="float" office:value="0.004764617" calcext:value-type="float">
            <text:p>0.004764617</text:p>
          </table:table-cell>
          <table:table-cell office:value-type="float" office:value="0.000167796162322" calcext:value-type="float">
            <text:p>0.000167796162322</text:p>
          </table:table-cell>
          <table:table-cell office:value-type="float" office:value="0.09814576" calcext:value-type="float">
            <text:p>0.09814576</text:p>
          </table:table-cell>
          <table:table-cell office:value-type="float" office:value="0.00093979418456" calcext:value-type="float">
            <text:p>0.00093979418456</text:p>
          </table:table-cell>
          <table:table-cell office:value-type="float" office:value="0.005839534" calcext:value-type="float">
            <text:p>0.005839534</text:p>
          </table:table-cell>
          <table:table-cell office:value-type="float" office:value="0.000587899395932" calcext:value-type="float">
            <text:p>0.000587899395932</text:p>
          </table:table-cell>
          <table:table-cell office:value-type="float" office:value="0.0916366" calcext:value-type="float">
            <text:p>0.0916366</text:p>
          </table:table-cell>
          <table:table-cell office:value-type="float" office:value="0.000778284328222" calcext:value-type="float">
            <text:p>0.000778284328222</text:p>
          </table:table-cell>
          <table:table-cell office:value-type="float" office:value="0.00769567" calcext:value-type="float">
            <text:p>0.00769567</text:p>
          </table:table-cell>
          <table:table-cell office:value-type="float" office:value="0.00119692991332" calcext:value-type="float">
            <text:p>0.001196929913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830845" calcext:value-type="float">
            <text:p>0.01830845</text:p>
          </table:table-cell>
          <table:table-cell table:style-name="Default" office:value-type="float" office:value="0.00252565670635" calcext:value-type="float">
            <text:p>0.00252565670635</text:p>
          </table:table-cell>
          <table:table-cell office:value-type="float" office:value="0.0221794" calcext:value-type="float">
            <text:p>0.0221794</text:p>
          </table:table-cell>
          <table:table-cell table:style-name="Default" office:value-type="float" office:value="0.0066270164901" calcext:value-type="float">
            <text:p>0.0066270164901</text:p>
          </table:table-cell>
          <table:table-cell office:value-type="float" office:value="0.05782566" calcext:value-type="float">
            <text:p>0.05782566</text:p>
          </table:table-cell>
          <table:table-cell office:value-type="float" office:value="0.00659794907515" calcext:value-type="float">
            <text:p>0.00659794907515</text:p>
          </table:table-cell>
          <table:table-cell office:value-type="float" office:value="0.006329575" calcext:value-type="float">
            <text:p>0.006329575</text:p>
          </table:table-cell>
          <table:table-cell office:value-type="float" office:value="0.00195113864258" calcext:value-type="float">
            <text:p>0.00195113864258</text:p>
          </table:table-cell>
          <table:table-cell office:value-type="float" office:value="0.02357619" calcext:value-type="float">
            <text:p>0.02357619</text:p>
          </table:table-cell>
          <table:table-cell office:value-type="float" office:value="0.00814555592188" calcext:value-type="float">
            <text:p>0.00814555592188</text:p>
          </table:table-cell>
          <table:table-cell office:value-type="float" office:value="0.004684989" calcext:value-type="float">
            <text:p>0.004684989</text:p>
          </table:table-cell>
          <table:table-cell office:value-type="float" office:value="0.000800682812513" calcext:value-type="float">
            <text:p>0.000800682812513</text:p>
          </table:table-cell>
          <table:table-cell office:value-type="float" office:value="0.05863656" calcext:value-type="float">
            <text:p>0.05863656</text:p>
          </table:table-cell>
          <table:table-cell office:value-type="float" office:value="0.00731380913071" calcext:value-type="float">
            <text:p>0.00731380913071</text:p>
          </table:table-cell>
          <table:table-cell office:value-type="float" office:value="0.006172791" calcext:value-type="float">
            <text:p>0.006172791</text:p>
          </table:table-cell>
          <table:table-cell office:value-type="float" office:value="0.00269397186594" calcext:value-type="float">
            <text:p>0.00269397186594</text:p>
          </table:table-cell>
          <table:table-cell office:value-type="float" office:value="0.05529383" calcext:value-type="float">
            <text:p>0.05529383</text:p>
          </table:table-cell>
          <table:table-cell office:value-type="float" office:value="0.00733751273147" calcext:value-type="float">
            <text:p>0.00733751273147</text:p>
          </table:table-cell>
          <table:table-cell office:value-type="float" office:value="0.006164249" calcext:value-type="float">
            <text:p>0.006164249</text:p>
          </table:table-cell>
          <table:table-cell office:value-type="float" office:value="0.00356791767382" calcext:value-type="float">
            <text:p>0.003567917673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215232" calcext:value-type="float">
            <text:p>0.03215232</text:p>
          </table:table-cell>
          <table:table-cell table:style-name="Default" office:value-type="float" office:value="0.00202435191045" calcext:value-type="float">
            <text:p>0.00202435191045</text:p>
          </table:table-cell>
          <table:table-cell office:value-type="float" office:value="0.02714447" calcext:value-type="float">
            <text:p>0.02714447</text:p>
          </table:table-cell>
          <table:table-cell table:style-name="Default" office:value-type="float" office:value="0.00471266663367" calcext:value-type="float">
            <text:p>0.00471266663367</text:p>
          </table:table-cell>
          <table:table-cell office:value-type="float" office:value="0.04311076" calcext:value-type="float">
            <text:p>0.04311076</text:p>
          </table:table-cell>
          <table:table-cell office:value-type="float" office:value="0.00891150349532" calcext:value-type="float">
            <text:p>0.00891150349532</text:p>
          </table:table-cell>
          <table:table-cell office:value-type="float" office:value="0.006875767" calcext:value-type="float">
            <text:p>0.006875767</text:p>
          </table:table-cell>
          <table:table-cell office:value-type="float" office:value="0.00344385509782" calcext:value-type="float">
            <text:p>0.00344385509782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0.00627183774574" calcext:value-type="float">
            <text:p>0.00627183774574</text:p>
          </table:table-cell>
          <table:table-cell office:value-type="float" office:value="0.007120532" calcext:value-type="float">
            <text:p>0.007120532</text:p>
          </table:table-cell>
          <table:table-cell office:value-type="float" office:value="0.00111379735107" calcext:value-type="float">
            <text:p>0.00111379735107</text:p>
          </table:table-cell>
          <table:table-cell office:value-type="float" office:value="0.0402026" calcext:value-type="float">
            <text:p>0.0402026</text:p>
          </table:table-cell>
          <table:table-cell office:value-type="float" office:value="0.00683893468328" calcext:value-type="float">
            <text:p>0.00683893468328</text:p>
          </table:table-cell>
          <table:table-cell office:value-type="float" office:value="0.008892701" calcext:value-type="float">
            <text:p>0.008892701</text:p>
          </table:table-cell>
          <table:table-cell office:value-type="float" office:value="0.00324202981852" calcext:value-type="float">
            <text:p>0.00324202981852</text:p>
          </table:table-cell>
          <table:table-cell office:value-type="float" office:value="0.04094359" calcext:value-type="float">
            <text:p>0.04094359</text:p>
          </table:table-cell>
          <table:table-cell office:value-type="float" office:value="0.00863016634672" calcext:value-type="float">
            <text:p>0.00863016634672</text:p>
          </table:table-cell>
          <table:table-cell office:value-type="float" office:value="0.007679871" calcext:value-type="float">
            <text:p>0.007679871</text:p>
          </table:table-cell>
          <table:table-cell office:value-type="float" office:value="0.00179214131981" calcext:value-type="float">
            <text:p>0.00179214131981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6"/>
        </table:table-row>
        <table:table-row table:style-name="ro1">
          <table:table-cell table:style-name="ce4" table:number-columns-repeated="2"/>
          <table:table-cell/>
          <table:table-cell table:style-name="ce4"/>
          <table:table-cell table:number-columns-repeated="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7033624" calcext:value-type="float">
            <text:p>0.007033624</text:p>
          </table:table-cell>
          <table:table-cell office:value-type="float" office:value="0.4987766" calcext:value-type="float">
            <text:p>0.4987766</text:p>
          </table:table-cell>
          <table:table-cell table:style-name="ce4" office:value-type="float" office:value="0.005409957" calcext:value-type="float">
            <text:p>0.005409957</text:p>
          </table:table-cell>
          <table:table-cell office:value-type="float" office:value="1.702041" calcext:value-type="float">
            <text:p>1.702041</text:p>
          </table:table-cell>
          <table:table-cell table:number-columns-repeated="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3795412" calcext:value-type="float">
            <text:p>0.003795412</text:p>
          </table:table-cell>
          <table:table-cell office:value-type="float" office:value="0.3020964" calcext:value-type="float">
            <text:p>0.3020964</text:p>
          </table:table-cell>
          <table:table-cell table:style-name="ce4" office:value-type="float" office:value="0.006939232" calcext:value-type="float">
            <text:p>0.006939232</text:p>
          </table:table-cell>
          <table:table-cell office:value-type="float" office:value="0.7578965" calcext:value-type="float">
            <text:p>0.7578965</text:p>
          </table:table-cell>
          <table:table-cell table:number-columns-repeated="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403581" calcext:value-type="float">
            <text:p>0.00403581</text:p>
          </table:table-cell>
          <table:table-cell office:value-type="float" office:value="0.2014145" calcext:value-type="float">
            <text:p>0.2014145</text:p>
          </table:table-cell>
          <table:table-cell table:style-name="ce4" office:value-type="float" office:value="0.007385437" calcext:value-type="float">
            <text:p>0.007385437</text:p>
          </table:table-cell>
          <table:table-cell office:value-type="float" office:value="0.4320992" calcext:value-type="float">
            <text:p>0.4320992</text:p>
          </table:table-cell>
          <table:table-cell table:number-columns-repeated="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.003912553" calcext:value-type="float">
            <text:p>0.003912553</text:p>
          </table:table-cell>
          <table:table-cell office:value-type="float" office:value="0.1260579" calcext:value-type="float">
            <text:p>0.1260579</text:p>
          </table:table-cell>
          <table:table-cell table:style-name="ce4" office:value-type="float" office:value="0.002458513" calcext:value-type="float">
            <text:p>0.002458513</text:p>
          </table:table-cell>
          <table:table-cell office:value-type="float" office:value="0.2721609" calcext:value-type="float">
            <text:p>0.2721609</text:p>
          </table:table-cell>
          <table:table-cell table:number-columns-repeated="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3807753" calcext:value-type="float">
            <text:p>0.003807753</text:p>
          </table:table-cell>
          <table:table-cell office:value-type="float" office:value="0.1032222" calcext:value-type="float">
            <text:p>0.1032222</text:p>
          </table:table-cell>
          <table:table-cell table:style-name="ce4" office:value-type="float" office:value="0.001913572" calcext:value-type="float">
            <text:p>0.001913572</text:p>
          </table:table-cell>
          <table:table-cell office:value-type="float" office:value="0.1978226" calcext:value-type="float">
            <text:p>0.1978226</text:p>
          </table:table-cell>
          <table:table-cell table:number-columns-repeated="1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004764617" calcext:value-type="float">
            <text:p>0.004764617</text:p>
          </table:table-cell>
          <table:table-cell office:value-type="float" office:value="0.04840795" calcext:value-type="float">
            <text:p>0.04840795</text:p>
          </table:table-cell>
          <table:table-cell table:style-name="ce4" office:value-type="float" office:value="0.005954146" calcext:value-type="float">
            <text:p>0.005954146</text:p>
          </table:table-cell>
          <table:table-cell office:value-type="float" office:value="0.09835306" calcext:value-type="float">
            <text:p>0.09835306</text:p>
          </table:table-cell>
          <table:table-cell table:number-columns-repeated="16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0.004684989" calcext:value-type="float">
            <text:p>0.004684989</text:p>
          </table:table-cell>
          <table:table-cell office:value-type="float" office:value="0.02357619" calcext:value-type="float">
            <text:p>0.02357619</text:p>
          </table:table-cell>
          <table:table-cell table:style-name="ce4" office:value-type="float" office:value="0.006329575" calcext:value-type="float">
            <text:p>0.006329575</text:p>
          </table:table-cell>
          <table:table-cell office:value-type="float" office:value="0.05782566" calcext:value-type="float">
            <text:p>0.05782566</text:p>
          </table:table-cell>
          <table:table-cell table:number-columns-repeated="1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007120532" calcext:value-type="float">
            <text:p>0.007120532</text:p>
          </table:table-cell>
          <table:table-cell office:value-type="float" office:value="0.02351" calcext:value-type="float">
            <text:p>0.02351</text:p>
          </table:table-cell>
          <table:table-cell table:style-name="ce4" office:value-type="float" office:value="0.006875767" calcext:value-type="float">
            <text:p>0.006875767</text:p>
          </table:table-cell>
          <table:table-cell office:value-type="float" office:value="0.04311076" calcext:value-type="float">
            <text:p>0.04311076</text:p>
          </table:table-cell>
          <table:table-cell table:number-columns-repeated="16"/>
        </table:table-row>
      </table:table>
      <table:table table:name="FFTW MPI 3D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1DCEXEC_AVG</text:p>
          </table:table-cell>
          <table:table-cell office:value-type="string" calcext:value-type="string">
            <text:p>FFTW1DCEXEC_STD</text:p>
          </table:table-cell>
          <table:table-cell office:value-type="string" calcext:value-type="string">
            <text:p>FFTW1DCINIT_AVG</text:p>
          </table:table-cell>
          <table:table-cell office:value-type="string" calcext:value-type="string">
            <text:p>FFTW1DCINIT_STD</text:p>
          </table:table-cell>
          <table:table-cell office:value-type="string" calcext:value-type="string">
            <text:p>FFTW2DCEXEC_AVG</text:p>
          </table:table-cell>
          <table:table-cell office:value-type="string" calcext:value-type="string">
            <text:p>FFTW2DCEXEC_STD</text:p>
          </table:table-cell>
          <table:table-cell office:value-type="string" calcext:value-type="string">
            <text:p>FFTW2DCINIT_AVG</text:p>
          </table:table-cell>
          <table:table-cell office:value-type="string" calcext:value-type="string">
            <text:p>FFTW2DCINIT_STD</text:p>
          </table:table-cell>
          <table:table-cell office:value-type="string" calcext:value-type="string">
            <text:p>FFTW2DREXEC_AVG</text:p>
          </table:table-cell>
          <table:table-cell office:value-type="string" calcext:value-type="string">
            <text:p>FFTW2DREXEC_STD</text:p>
          </table:table-cell>
          <table:table-cell office:value-type="string" calcext:value-type="string">
            <text:p>FFTW2DRINIT_AVG</text:p>
          </table:table-cell>
          <table:table-cell office:value-type="string" calcext:value-type="string">
            <text:p>FFTW2DRINIT_STD</text:p>
          </table:table-cell>
          <table:table-cell office:value-type="string" calcext:value-type="string">
            <text:p>FFTW3DCEXEC_AVG</text:p>
          </table:table-cell>
          <table:table-cell office:value-type="string" calcext:value-type="string">
            <text:p>FFTW3DCEXEC_STD</text:p>
          </table:table-cell>
          <table:table-cell office:value-type="string" calcext:value-type="string">
            <text:p>FFTW3DCINIT_AVG</text:p>
          </table:table-cell>
          <table:table-cell office:value-type="string" calcext:value-type="string">
            <text:p>FFTW3DCINIT_STD</text:p>
          </table:table-cell>
          <table:table-cell office:value-type="string" calcext:value-type="string">
            <text:p>FFTW3DREXEC_AVG</text:p>
          </table:table-cell>
          <table:table-cell office:value-type="string" calcext:value-type="string">
            <text:p>FFTW3DREXEC_STD</text:p>
          </table:table-cell>
          <table:table-cell office:value-type="string" calcext:value-type="string">
            <text:p>FFTW3DRINIT_AVG</text:p>
          </table:table-cell>
          <table:table-cell office:value-type="string" calcext:value-type="string">
            <text:p>FFTW3DRINIT_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000184725" calcext:value-type="float">
            <text:p>1.85E-05</text:p>
          </table:table-cell>
          <table:table-cell table:style-name="ce2" office:value-type="float" office:value="0.00000589438218891" calcext:value-type="float">
            <text:p>5.89E-06</text:p>
          </table:table-cell>
          <table:table-cell office:value-type="float" office:value="0.0004465042" calcext:value-type="float">
            <text:p>0.0004465042</text:p>
          </table:table-cell>
          <table:table-cell table:style-name="ce2" office:value-type="float" office:value="0.000014800595482" calcext:value-type="float">
            <text:p>1.48E-05</text:p>
          </table:table-cell>
          <table:table-cell office:value-type="float" office:value="0.003224021" calcext:value-type="float">
            <text:p>0.003224021</text:p>
          </table:table-cell>
          <table:table-cell office:value-type="float" office:value="0.000200558775727" calcext:value-type="float">
            <text:p>0.000200558775727</text:p>
          </table:table-cell>
          <table:table-cell office:value-type="float" office:value="0.002466277" calcext:value-type="float">
            <text:p>0.002466277</text:p>
          </table:table-cell>
          <table:table-cell table:style-name="ce2" office:value-type="float" office:value="0.0000743592364509" calcext:value-type="float">
            <text:p>7.44E-05</text:p>
          </table:table-cell>
          <table:table-cell office:value-type="float" office:value="0.001255894" calcext:value-type="float">
            <text:p>0.001255894</text:p>
          </table:table-cell>
          <table:table-cell table:style-name="ce2" office:value-type="float" office:value="0.0000193950292601" calcext:value-type="float">
            <text:p>1.94E-05</text:p>
          </table:table-cell>
          <table:table-cell office:value-type="float" office:value="0.002660977" calcext:value-type="float">
            <text:p>0.002660977</text:p>
          </table:table-cell>
          <table:table-cell table:style-name="ce2" office:value-type="float" office:value="0.0000181619920897" calcext:value-type="float">
            <text:p>1.82E-05</text:p>
          </table:table-cell>
          <table:table-cell office:value-type="float" office:value="1.767079" calcext:value-type="float">
            <text:p>1.767079</text:p>
          </table:table-cell>
          <table:table-cell office:value-type="float" office:value="0.0551287389158" calcext:value-type="float">
            <text:p>0.0551287389158</text:p>
          </table:table-cell>
          <table:table-cell office:value-type="float" office:value="0.002957227" calcext:value-type="float">
            <text:p>0.002957227</text:p>
          </table:table-cell>
          <table:table-cell table:style-name="ce2" office:value-type="float" office:value="0.0000846307310943" calcext:value-type="float">
            <text:p>8.46E-05</text:p>
          </table:table-cell>
          <table:table-cell office:value-type="float" office:value="0.3836549" calcext:value-type="float">
            <text:p>0.3836549</text:p>
          </table:table-cell>
          <table:table-cell office:value-type="float" office:value="0.00153373838491" calcext:value-type="float">
            <text:p>0.00153373838491</text:p>
          </table:table-cell>
          <table:table-cell office:value-type="float" office:value="0.002926034" calcext:value-type="float">
            <text:p>0.002926034</text:p>
          </table:table-cell>
          <table:table-cell office:value-type="float" office:value="0.000103093980986" calcext:value-type="float">
            <text:p>0.000103093980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0000578316" calcext:value-type="float">
            <text:p>5.78E-05</text:p>
          </table:table-cell>
          <table:table-cell table:style-name="ce2" office:value-type="float" office:value="0.0000142382432999" calcext:value-type="float">
            <text:p>1.42E-05</text:p>
          </table:table-cell>
          <table:table-cell office:value-type="float" office:value="0.002796192" calcext:value-type="float">
            <text:p>0.002796192</text:p>
          </table:table-cell>
          <table:table-cell table:style-name="ce2" office:value-type="float" office:value="0.0000603863628461" calcext:value-type="float">
            <text:p>6.04E-05</text:p>
          </table:table-cell>
          <table:table-cell office:value-type="float" office:value="0.00198277" calcext:value-type="float">
            <text:p>0.00198277</text:p>
          </table:table-cell>
          <table:table-cell table:style-name="ce2" office:value-type="float" office:value="0.0000814847970824" calcext:value-type="float">
            <text:p>8.15E-05</text:p>
          </table:table-cell>
          <table:table-cell office:value-type="float" office:value="0.003522616" calcext:value-type="float">
            <text:p>0.003522616</text:p>
          </table:table-cell>
          <table:table-cell table:style-name="ce2" office:value-type="float" office:value="0.0000468967942994" calcext:value-type="float">
            <text:p>4.69E-05</text:p>
          </table:table-cell>
          <table:table-cell office:value-type="float" office:value="0.001395289" calcext:value-type="float">
            <text:p>0.001395289</text:p>
          </table:table-cell>
          <table:table-cell table:style-name="ce2" office:value-type="float" office:value="0.0000790308043248" calcext:value-type="float">
            <text:p>7.90E-05</text:p>
          </table:table-cell>
          <table:table-cell office:value-type="float" office:value="0.001251284" calcext:value-type="float">
            <text:p>0.001251284</text:p>
          </table:table-cell>
          <table:table-cell table:style-name="ce2" office:value-type="float" office:value="0.0000289007240202" calcext:value-type="float">
            <text:p>2.89E-05</text:p>
          </table:table-cell>
          <table:table-cell office:value-type="float" office:value="0.6402377" calcext:value-type="float">
            <text:p>0.6402377</text:p>
          </table:table-cell>
          <table:table-cell office:value-type="float" office:value="0.00947816325444" calcext:value-type="float">
            <text:p>0.00947816325444</text:p>
          </table:table-cell>
          <table:table-cell office:value-type="float" office:value="0.004296073" calcext:value-type="float">
            <text:p>0.004296073</text:p>
          </table:table-cell>
          <table:table-cell office:value-type="float" office:value="0.00144577179231" calcext:value-type="float">
            <text:p>0.00144577179231</text:p>
          </table:table-cell>
          <table:table-cell office:value-type="float" office:value="0.2533101" calcext:value-type="float">
            <text:p>0.2533101</text:p>
          </table:table-cell>
          <table:table-cell office:value-type="float" office:value="0.00189127484635" calcext:value-type="float">
            <text:p>0.00189127484635</text:p>
          </table:table-cell>
          <table:table-cell office:value-type="float" office:value="0.003872016" calcext:value-type="float">
            <text:p>0.003872016</text:p>
          </table:table-cell>
          <table:table-cell table:style-name="ce2" office:value-type="float" office:value="0.0000165946699609" calcext:value-type="float">
            <text:p>1.66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0426476" calcext:value-type="float">
            <text:p>4.26E-05</text:p>
          </table:table-cell>
          <table:table-cell table:style-name="ce2" office:value-type="float" office:value="0.00000123875028422" calcext:value-type="float">
            <text:p>1.24E-06</text:p>
          </table:table-cell>
          <table:table-cell office:value-type="float" office:value="0.003939156" calcext:value-type="float">
            <text:p>0.003939156</text:p>
          </table:table-cell>
          <table:table-cell table:style-name="ce2" office:value-type="float" office:value="0.0000814008449588" calcext:value-type="float">
            <text:p>8.14E-05</text:p>
          </table:table-cell>
          <table:table-cell office:value-type="float" office:value="0.001118599" calcext:value-type="float">
            <text:p>0.001118599</text:p>
          </table:table-cell>
          <table:table-cell table:style-name="ce2" office:value-type="float" office:value="0.0000204226962253" calcext:value-type="float">
            <text:p>2.04E-05</text:p>
          </table:table-cell>
          <table:table-cell office:value-type="float" office:value="0.003895007" calcext:value-type="float">
            <text:p>0.003895007</text:p>
          </table:table-cell>
          <table:table-cell table:style-name="ce2" office:value-type="float" office:value="0.0000211905340764" calcext:value-type="float">
            <text:p>2.12E-05</text:p>
          </table:table-cell>
          <table:table-cell office:value-type="float" office:value="0.0010087527" calcext:value-type="float">
            <text:p>0.0010087527</text:p>
          </table:table-cell>
          <table:table-cell table:style-name="ce2" office:value-type="float" office:value="0.0000196565357129" calcext:value-type="float">
            <text:p>1.97E-05</text:p>
          </table:table-cell>
          <table:table-cell office:value-type="float" office:value="0.00145257" calcext:value-type="float">
            <text:p>0.00145257</text:p>
          </table:table-cell>
          <table:table-cell table:style-name="ce2" office:value-type="float" office:value="0.0000324846863067" calcext:value-type="float">
            <text:p>3.25E-05</text:p>
          </table:table-cell>
          <table:table-cell office:value-type="float" office:value="0.3323399" calcext:value-type="float">
            <text:p>0.3323399</text:p>
          </table:table-cell>
          <table:table-cell office:value-type="float" office:value="0.0031195989931" calcext:value-type="float">
            <text:p>0.0031195989931</text:p>
          </table:table-cell>
          <table:table-cell office:value-type="float" office:value="0.004394529" calcext:value-type="float">
            <text:p>0.004394529</text:p>
          </table:table-cell>
          <table:table-cell office:value-type="float" office:value="0.000742218445105" calcext:value-type="float">
            <text:p>0.000742218445105</text:p>
          </table:table-cell>
          <table:table-cell office:value-type="float" office:value="0.142419" calcext:value-type="float">
            <text:p>0.142419</text:p>
          </table:table-cell>
          <table:table-cell office:value-type="float" office:value="0.00135197066043" calcext:value-type="float">
            <text:p>0.00135197066043</text:p>
          </table:table-cell>
          <table:table-cell office:value-type="float" office:value="0.004376185" calcext:value-type="float">
            <text:p>0.004376185</text:p>
          </table:table-cell>
          <table:table-cell office:value-type="float" office:value="0.000283947273832" calcext:value-type="float">
            <text:p>0.0002839472738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557979" calcext:value-type="float">
            <text:p>0.0005557979</text:p>
          </table:table-cell>
          <table:table-cell table:style-name="ce2" office:value-type="float" office:value="0.000031369931486" calcext:value-type="float">
            <text:p>3.14E-05</text:p>
          </table:table-cell>
          <table:table-cell office:value-type="float" office:value="0.002766493" calcext:value-type="float">
            <text:p>0.002766493</text:p>
          </table:table-cell>
          <table:table-cell table:style-name="ce2" office:value-type="float" office:value="0.0000562021114767" calcext:value-type="float">
            <text:p>5.62E-05</text:p>
          </table:table-cell>
          <table:table-cell office:value-type="float" office:value="0.001147279" calcext:value-type="float">
            <text:p>0.001147279</text:p>
          </table:table-cell>
          <table:table-cell table:style-name="ce2" office:value-type="float" office:value="0.0000295681617247" calcext:value-type="float">
            <text:p>2.96E-05</text:p>
          </table:table-cell>
          <table:table-cell office:value-type="float" office:value="0.001328234" calcext:value-type="float">
            <text:p>0.001328234</text:p>
          </table:table-cell>
          <table:table-cell table:style-name="ce2" office:value-type="float" office:value="0.00000595842298301" calcext:value-type="float">
            <text:p>5.96E-06</text:p>
          </table:table-cell>
          <table:table-cell office:value-type="float" office:value="0.0007515116" calcext:value-type="float">
            <text:p>0.0007515116</text:p>
          </table:table-cell>
          <table:table-cell table:style-name="ce2" office:value-type="float" office:value="0.0000222642273474" calcext:value-type="float">
            <text:p>2.23E-05</text:p>
          </table:table-cell>
          <table:table-cell office:value-type="float" office:value="0.001616129" calcext:value-type="float">
            <text:p>0.001616129</text:p>
          </table:table-cell>
          <table:table-cell table:style-name="ce2" office:value-type="float" office:value="0.00000902681369895" calcext:value-type="float">
            <text:p>9.03E-06</text:p>
          </table:table-cell>
          <table:table-cell office:value-type="float" office:value="0.2640876" calcext:value-type="float">
            <text:p>0.2640876</text:p>
          </table:table-cell>
          <table:table-cell office:value-type="float" office:value="0.00266380363808" calcext:value-type="float">
            <text:p>0.00266380363808</text:p>
          </table:table-cell>
          <table:table-cell office:value-type="float" office:value="0.003076336" calcext:value-type="float">
            <text:p>0.003076336</text:p>
          </table:table-cell>
          <table:table-cell office:value-type="float" office:value="0.000972193835579" calcext:value-type="float">
            <text:p>0.000972193835579</text:p>
          </table:table-cell>
          <table:table-cell office:value-type="float" office:value="0.1323515" calcext:value-type="float">
            <text:p>0.1323515</text:p>
          </table:table-cell>
          <table:table-cell office:value-type="float" office:value="0.00118041040415" calcext:value-type="float">
            <text:p>0.00118041040415</text:p>
          </table:table-cell>
          <table:table-cell office:value-type="float" office:value="0.002267588" calcext:value-type="float">
            <text:p>0.002267588</text:p>
          </table:table-cell>
          <table:table-cell table:style-name="ce2" office:value-type="float" office:value="0.0000215921672012" calcext:value-type="float">
            <text:p>2.1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602491" calcext:value-type="float">
            <text:p>0.0006602491</text:p>
          </table:table-cell>
          <table:table-cell table:style-name="ce2" office:value-type="float" office:value="0.0000266373272619" calcext:value-type="float">
            <text:p>2.66E-05</text:p>
          </table:table-cell>
          <table:table-cell office:value-type="float" office:value="0.003686917" calcext:value-type="float">
            <text:p>0.003686917</text:p>
          </table:table-cell>
          <table:table-cell table:style-name="ce2" office:value-type="float" office:value="0.0000551837679536" calcext:value-type="float">
            <text:p>5.52E-05</text:p>
          </table:table-cell>
          <table:table-cell office:value-type="float" office:value="0.0009254406" calcext:value-type="float">
            <text:p>0.0009254406</text:p>
          </table:table-cell>
          <table:table-cell table:style-name="ce2" office:value-type="float" office:value="0.0000336618588752" calcext:value-type="float">
            <text:p>3.37E-05</text:p>
          </table:table-cell>
          <table:table-cell office:value-type="float" office:value="0.002356268" calcext:value-type="float">
            <text:p>0.002356268</text:p>
          </table:table-cell>
          <table:table-cell table:style-name="ce2" office:value-type="float" office:value="0.0000248949221953" calcext:value-type="float">
            <text:p>2.49E-05</text:p>
          </table:table-cell>
          <table:table-cell office:value-type="float" office:value="0.0004759252" calcext:value-type="float">
            <text:p>0.0004759252</text:p>
          </table:table-cell>
          <table:table-cell table:style-name="ce2" office:value-type="float" office:value="0.0000172813178433" calcext:value-type="float">
            <text:p>1.73E-05</text:p>
          </table:table-cell>
          <table:table-cell office:value-type="float" office:value="0.002820145" calcext:value-type="float">
            <text:p>0.002820145</text:p>
          </table:table-cell>
          <table:table-cell table:style-name="ce2" office:value-type="float" office:value="0.0000274789532592" calcext:value-type="float">
            <text:p>2.75E-05</text:p>
          </table:table-cell>
          <table:table-cell office:value-type="float" office:value="0.1856271" calcext:value-type="float">
            <text:p>0.1856271</text:p>
          </table:table-cell>
          <table:table-cell office:value-type="float" office:value="0.00368529982046" calcext:value-type="float">
            <text:p>0.00368529982046</text:p>
          </table:table-cell>
          <table:table-cell office:value-type="float" office:value="0.002087749" calcext:value-type="float">
            <text:p>0.002087749</text:p>
          </table:table-cell>
          <table:table-cell office:value-type="float" office:value="0.000224884320754" calcext:value-type="float">
            <text:p>0.000224884320754</text:p>
          </table:table-cell>
          <table:table-cell office:value-type="float" office:value="0.08462185" calcext:value-type="float">
            <text:p>0.08462185</text:p>
          </table:table-cell>
          <table:table-cell office:value-type="float" office:value="0.0014275308008" calcext:value-type="float">
            <text:p>0.0014275308008</text:p>
          </table:table-cell>
          <table:table-cell office:value-type="float" office:value="0.002213786" calcext:value-type="float">
            <text:p>0.002213786</text:p>
          </table:table-cell>
          <table:table-cell table:style-name="ce2" office:value-type="float" office:value="0.0000583867692775" calcext:value-type="float">
            <text:p>5.84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394657" calcext:value-type="float">
            <text:p>0.0007394657</text:p>
          </table:table-cell>
          <table:table-cell table:style-name="ce2" office:value-type="float" office:value="0.0000134630302933" calcext:value-type="float">
            <text:p>1.35E-05</text:p>
          </table:table-cell>
          <table:table-cell office:value-type="float" office:value="0.00706411" calcext:value-type="float">
            <text:p>0.00706411</text:p>
          </table:table-cell>
          <table:table-cell office:value-type="float" office:value="0.000516971960383" calcext:value-type="float">
            <text:p>0.000516971960383</text:p>
          </table:table-cell>
          <table:table-cell office:value-type="float" office:value="0.0005118484" calcext:value-type="float">
            <text:p>0.0005118484</text:p>
          </table:table-cell>
          <table:table-cell table:style-name="ce2" office:value-type="float" office:value="0.0000230993315882" calcext:value-type="float">
            <text:p>2.31E-05</text:p>
          </table:table-cell>
          <table:table-cell office:value-type="float" office:value="0.004585014" calcext:value-type="float">
            <text:p>0.004585014</text:p>
          </table:table-cell>
          <table:table-cell table:style-name="ce2" office:value-type="float" office:value="0.0000302871704412" calcext:value-type="float">
            <text:p>3.03E-05</text:p>
          </table:table-cell>
          <table:table-cell office:value-type="float" office:value="0.0003845466" calcext:value-type="float">
            <text:p>0.0003845466</text:p>
          </table:table-cell>
          <table:table-cell table:style-name="ce2" office:value-type="float" office:value="0.0000303132599156" calcext:value-type="float">
            <text:p>3.03E-05</text:p>
          </table:table-cell>
          <table:table-cell office:value-type="float" office:value="0.004516765" calcext:value-type="float">
            <text:p>0.004516765</text:p>
          </table:table-cell>
          <table:table-cell table:style-name="ce2" office:value-type="float" office:value="0.0000338297322386" calcext:value-type="float">
            <text:p>3.38E-05</text:p>
          </table:table-cell>
          <table:table-cell office:value-type="float" office:value="0.08671027" calcext:value-type="float">
            <text:p>0.08671027</text:p>
          </table:table-cell>
          <table:table-cell office:value-type="float" office:value="0.000876113525178" calcext:value-type="float">
            <text:p>0.000876113525178</text:p>
          </table:table-cell>
          <table:table-cell office:value-type="float" office:value="0.00497193" calcext:value-type="float">
            <text:p>0.00497193</text:p>
          </table:table-cell>
          <table:table-cell office:value-type="float" office:value="0.000950296319635" calcext:value-type="float">
            <text:p>0.000950296319635</text:p>
          </table:table-cell>
          <table:table-cell office:value-type="float" office:value="0.04928527" calcext:value-type="float">
            <text:p>0.04928527</text:p>
          </table:table-cell>
          <table:table-cell office:value-type="float" office:value="0.000554251082393" calcext:value-type="float">
            <text:p>0.000554251082393</text:p>
          </table:table-cell>
          <table:table-cell office:value-type="float" office:value="0.002842044" calcext:value-type="float">
            <text:p>0.002842044</text:p>
          </table:table-cell>
          <table:table-cell office:value-type="float" office:value="0.000143045688521" calcext:value-type="float">
            <text:p>0.0001430456885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914296" calcext:value-type="float">
            <text:p>0.01914296</text:p>
          </table:table-cell>
          <table:table-cell office:value-type="float" office:value="0.00229257215527" calcext:value-type="float">
            <text:p>0.00229257215527</text:p>
          </table:table-cell>
          <table:table-cell office:value-type="float" office:value="0.01105779" calcext:value-type="float">
            <text:p>0.01105779</text:p>
          </table:table-cell>
          <table:table-cell office:value-type="float" office:value="0.00214095111814" calcext:value-type="float">
            <text:p>0.00214095111814</text:p>
          </table:table-cell>
          <table:table-cell office:value-type="float" office:value="0.005325915" calcext:value-type="float">
            <text:p>0.005325915</text:p>
          </table:table-cell>
          <table:table-cell office:value-type="float" office:value="0.00224674690742" calcext:value-type="float">
            <text:p>0.00224674690742</text:p>
          </table:table-cell>
          <table:table-cell office:value-type="float" office:value="0.011959929" calcext:value-type="float">
            <text:p>0.011959929</text:p>
          </table:table-cell>
          <table:table-cell office:value-type="float" office:value="0.00333648962987" calcext:value-type="float">
            <text:p>0.00333648962987</text:p>
          </table:table-cell>
          <table:table-cell office:value-type="float" office:value="0.007977329" calcext:value-type="float">
            <text:p>0.007977329</text:p>
          </table:table-cell>
          <table:table-cell office:value-type="float" office:value="0.00313687756638" calcext:value-type="float">
            <text:p>0.00313687756638</text:p>
          </table:table-cell>
          <table:table-cell office:value-type="float" office:value="0.010318271" calcext:value-type="float">
            <text:p>0.010318271</text:p>
          </table:table-cell>
          <table:table-cell office:value-type="float" office:value="0.00321788728732" calcext:value-type="float">
            <text:p>0.00321788728732</text:p>
          </table:table-cell>
          <table:table-cell office:value-type="float" office:value="0.08432734" calcext:value-type="float">
            <text:p>0.08432734</text:p>
          </table:table-cell>
          <table:table-cell office:value-type="float" office:value="0.036080949468" calcext:value-type="float">
            <text:p>0.036080949468</text:p>
          </table:table-cell>
          <table:table-cell office:value-type="float" office:value="0.008087616" calcext:value-type="float">
            <text:p>0.008087616</text:p>
          </table:table-cell>
          <table:table-cell office:value-type="float" office:value="0.00174512704045" calcext:value-type="float">
            <text:p>0.00174512704045</text:p>
          </table:table-cell>
          <table:table-cell office:value-type="float" office:value="0.04108716" calcext:value-type="float">
            <text:p>0.04108716</text:p>
          </table:table-cell>
          <table:table-cell office:value-type="float" office:value="0.0111602030156" calcext:value-type="float">
            <text:p>0.0111602030156</text:p>
          </table:table-cell>
          <table:table-cell office:value-type="float" office:value="0.004832565" calcext:value-type="float">
            <text:p>0.004832565</text:p>
          </table:table-cell>
          <table:table-cell office:value-type="float" office:value="0.000750537792864" calcext:value-type="float">
            <text:p>0.00075053779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886289" calcext:value-type="float">
            <text:p>0.01886289</text:p>
          </table:table-cell>
          <table:table-cell office:value-type="float" office:value="0.00224040291885" calcext:value-type="float">
            <text:p>0.00224040291885</text:p>
          </table:table-cell>
          <table:table-cell office:value-type="float" office:value="0.014691685" calcext:value-type="float">
            <text:p>0.014691685</text:p>
          </table:table-cell>
          <table:table-cell office:value-type="float" office:value="0.00360411336701" calcext:value-type="float">
            <text:p>0.003604113367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82931571429" calcext:value-type="float">
            <text:p>0.0182931571429</text:p>
          </table:table-cell>
          <table:table-cell office:value-type="float" office:value="0.00452393785761" calcext:value-type="float">
            <text:p>0.004523937857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6"/>
        </table:table-row>
        <table:table-row table:style-name="ro1">
          <table:table-cell table:style-name="ce4" table:number-columns-repeated="5"/>
          <table:table-cell table:number-columns-repeated="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2926034" calcext:value-type="float">
            <text:p>0.002926034</text:p>
          </table:table-cell>
          <table:table-cell table:style-name="ce4" office:value-type="float" office:value="0.3836549" calcext:value-type="float">
            <text:p>0.3836549</text:p>
          </table:table-cell>
          <table:table-cell table:style-name="ce4" office:value-type="float" office:value="0.002957227" calcext:value-type="float">
            <text:p>0.002957227</text:p>
          </table:table-cell>
          <table:table-cell table:style-name="ce4" office:value-type="float" office:value="1.767079" calcext:value-type="float">
            <text:p>1.767079</text:p>
          </table:table-cell>
          <table:table-cell table:number-columns-repeated="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3872016" calcext:value-type="float">
            <text:p>0.003872016</text:p>
          </table:table-cell>
          <table:table-cell table:style-name="ce4" office:value-type="float" office:value="0.2533101" calcext:value-type="float">
            <text:p>0.2533101</text:p>
          </table:table-cell>
          <table:table-cell table:style-name="ce4" office:value-type="float" office:value="0.004296073" calcext:value-type="float">
            <text:p>0.004296073</text:p>
          </table:table-cell>
          <table:table-cell table:style-name="ce4" office:value-type="float" office:value="0.6402377" calcext:value-type="float">
            <text:p>0.6402377</text:p>
          </table:table-cell>
          <table:table-cell table:number-columns-repeated="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4376185" calcext:value-type="float">
            <text:p>0.004376185</text:p>
          </table:table-cell>
          <table:table-cell table:style-name="ce4" office:value-type="float" office:value="0.142419" calcext:value-type="float">
            <text:p>0.142419</text:p>
          </table:table-cell>
          <table:table-cell table:style-name="ce4" office:value-type="float" office:value="0.004394529" calcext:value-type="float">
            <text:p>0.004394529</text:p>
          </table:table-cell>
          <table:table-cell table:style-name="ce4" office:value-type="float" office:value="0.3323399" calcext:value-type="float">
            <text:p>0.3323399</text:p>
          </table:table-cell>
          <table:table-cell table:number-columns-repeated="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.002267588" calcext:value-type="float">
            <text:p>0.002267588</text:p>
          </table:table-cell>
          <table:table-cell table:style-name="ce4" office:value-type="float" office:value="0.1323515" calcext:value-type="float">
            <text:p>0.1323515</text:p>
          </table:table-cell>
          <table:table-cell table:style-name="ce4" office:value-type="float" office:value="0.003076336" calcext:value-type="float">
            <text:p>0.003076336</text:p>
          </table:table-cell>
          <table:table-cell table:style-name="ce4" office:value-type="float" office:value="0.2640876" calcext:value-type="float">
            <text:p>0.2640876</text:p>
          </table:table-cell>
          <table:table-cell table:number-columns-repeated="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2213786" calcext:value-type="float">
            <text:p>0.002213786</text:p>
          </table:table-cell>
          <table:table-cell table:style-name="ce4" office:value-type="float" office:value="0.08462185" calcext:value-type="float">
            <text:p>0.08462185</text:p>
          </table:table-cell>
          <table:table-cell table:style-name="ce4" office:value-type="float" office:value="0.002087749" calcext:value-type="float">
            <text:p>0.002087749</text:p>
          </table:table-cell>
          <table:table-cell table:style-name="ce4" office:value-type="float" office:value="0.1856271" calcext:value-type="float">
            <text:p>0.1856271</text:p>
          </table:table-cell>
          <table:table-cell table:number-columns-repeated="1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002842044" calcext:value-type="float">
            <text:p>0.002842044</text:p>
          </table:table-cell>
          <table:table-cell table:style-name="ce4" office:value-type="float" office:value="0.04928527" calcext:value-type="float">
            <text:p>0.04928527</text:p>
          </table:table-cell>
          <table:table-cell table:style-name="ce4" office:value-type="float" office:value="0.00497193" calcext:value-type="float">
            <text:p>0.00497193</text:p>
          </table:table-cell>
          <table:table-cell table:style-name="ce4" office:value-type="float" office:value="0.08671027" calcext:value-type="float">
            <text:p>0.08671027</text:p>
          </table:table-cell>
          <table:table-cell table:number-columns-repeated="16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0.004832565" calcext:value-type="float">
            <text:p>0.004832565</text:p>
          </table:table-cell>
          <table:table-cell table:style-name="ce4" office:value-type="float" office:value="0.04108716" calcext:value-type="float">
            <text:p>0.04108716</text:p>
          </table:table-cell>
          <table:table-cell table:style-name="ce4" office:value-type="float" office:value="0.008087616" calcext:value-type="float">
            <text:p>0.008087616</text:p>
          </table:table-cell>
          <table:table-cell table:style-name="ce4" office:value-type="float" office:value="0.08432734" calcext:value-type="float">
            <text:p>0.08432734</text:p>
          </table:table-cell>
          <table:table-cell table:number-columns-repeated="16"/>
        </table:table-row>
      </table:table>
      <table:table table:name="FFTW MPI MULTH 1D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3"/>
          <table:table-cell office:value-type="string" calcext:value-type="string">
            <text:p>FFTW1DCINIT</text:p>
          </table:table-cell>
          <table:table-cell office:value-type="string" calcext:value-type="string">
            <text:p>FFTW1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/>
          <table:table-cell table:style-name="ce2"/>
          <table:table-cell table:number-columns-repeated="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608126" calcext:value-type="float">
            <text:p>0.0608126</text:p>
          </table:table-cell>
          <table:table-cell table:style-name="ce6" office:value-type="float" office:value="0.9546493" calcext:value-type="float">
            <text:p>0.9546493</text:p>
          </table:table-cell>
          <table:table-cell/>
          <table:table-cell table:style-name="ce2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612649" calcext:value-type="float">
            <text:p>0.0612649</text:p>
          </table:table-cell>
          <table:table-cell office:value-type="float" office:value="0.944741" calcext:value-type="float">
            <text:p>0.94474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6093444" calcext:value-type="float">
            <text:p>0.06093444</text:p>
          </table:table-cell>
          <table:table-cell table:style-name="ce6" office:value-type="float" office:value="0.9577911" calcext:value-type="float">
            <text:p>0.957791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7045" calcext:value-type="float">
            <text:p>0.0607045</text:p>
          </table:table-cell>
          <table:table-cell office:value-type="float" office:value="0.950945" calcext:value-type="float">
            <text:p>0.95094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6098542" calcext:value-type="float">
            <text:p>0.06098542</text:p>
          </table:table-cell>
          <table:table-cell table:style-name="ce6" office:value-type="float" office:value="0.9571598" calcext:value-type="float">
            <text:p>0.957159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9811" calcext:value-type="float">
            <text:p>0.0609811</text:p>
          </table:table-cell>
          <table:table-cell office:value-type="float" office:value="0.953195" calcext:value-type="float">
            <text:p>0.95319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6089461" calcext:value-type="float">
            <text:p>0.06089461</text:p>
          </table:table-cell>
          <table:table-cell table:style-name="ce6" office:value-type="float" office:value="0.9613053" calcext:value-type="float">
            <text:p>0.9613053</text:p>
          </table:table-cell>
          <table:table-cell/>
          <table:table-cell table:style-name="ce2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608109" calcext:value-type="float">
            <text:p>0.0608109</text:p>
          </table:table-cell>
          <table:table-cell office:value-type="float" office:value="0.980696" calcext:value-type="float">
            <text:p>0.980696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6088846" calcext:value-type="float">
            <text:p>0.06088846</text:p>
          </table:table-cell>
          <table:table-cell table:style-name="ce6" office:value-type="float" office:value="0.9642183" calcext:value-type="float">
            <text:p>0.9642183</text:p>
          </table:table-cell>
          <table:table-cell/>
          <table:table-cell table:style-name="ce2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609211" calcext:value-type="float">
            <text:p>0.0609211</text:p>
          </table:table-cell>
          <table:table-cell office:value-type="float" office:value="0.952504" calcext:value-type="float">
            <text:p>0.952504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6101481" calcext:value-type="float">
            <text:p>0.06101481</text:p>
          </table:table-cell>
          <table:table-cell table:style-name="ce6" office:value-type="float" office:value="0.9574194" calcext:value-type="float">
            <text:p>0.957419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5975" calcext:value-type="float">
            <text:p>0.0605975</text:p>
          </table:table-cell>
          <table:table-cell office:value-type="float" office:value="0.958251" calcext:value-type="float">
            <text:p>0.958251</text:p>
          </table:table-cell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1460068" calcext:value-type="float">
            <text:p>0.1460068</text:p>
          </table:table-cell>
          <table:table-cell table:style-name="ce6" office:value-type="float" office:value="0.6127385" calcext:value-type="float">
            <text:p>0.612738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814" calcext:value-type="float">
            <text:p>0.060814</text:p>
          </table:table-cell>
          <table:table-cell office:value-type="float" office:value="0.958824" calcext:value-type="float">
            <text:p>0.958824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0606234" calcext:value-type="float">
            <text:p>0.0606234</text:p>
          </table:table-cell>
          <table:table-cell office:value-type="float" office:value="0.956326" calcext:value-type="float">
            <text:p>0.956326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0607657" calcext:value-type="float">
            <text:p>0.0607657</text:p>
          </table:table-cell>
          <table:table-cell office:value-type="float" office:value="0.938638" calcext:value-type="float">
            <text:p>0.938638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0606429" calcext:value-type="float">
            <text:p>0.0606429</text:p>
          </table:table-cell>
          <table:table-cell office:value-type="float" office:value="0.952373" calcext:value-type="float">
            <text:p>0.952373</text:p>
          </table:table-cell>
        </table:table-row>
        <table:table-row table:style-name="ro1">
          <table:table-cell table:number-columns-repeated="15"/>
          <table:table-cell table:style-name="ce8" table:formula="of:=AVERAGE([.P3:.P12])" office:value-type="float" office:value="1" calcext:value-type="float">
            <text:p>1</text:p>
          </table:table-cell>
          <table:table-cell table:style-name="ce8" table:formula="of:=AVERAGE([.Q3:.Q12])" office:value-type="float" office:value="0.0608126" calcext:value-type="float">
            <text:p>0.0608126</text:p>
          </table:table-cell>
          <table:table-cell table:style-name="ce8" table:formula="of:=AVERAGE([.R3:.R12])" office:value-type="float" office:value="0.9546493" calcext:value-type="float">
            <text:p>0.9546493</text:p>
          </table:table-cell>
        </table:table-row>
        <table:table-row table:style-name="ro1" table:number-rows-repeated="2">
          <table:table-cell table:number-columns-repeated="4"/>
          <table:table-cell table:style-name="ce7" table:number-columns-repeated="5"/>
          <table:table-cell table:number-columns-repeated="9"/>
        </table:table-row>
        <table:table-row table:style-name="ro1">
          <table:table-cell table:style-name="ce7" table:number-columns-repeated="3"/>
          <table:table-cell/>
          <table:table-cell table:style-name="ce7" table:number-columns-repeated="5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60926" calcext:value-type="float">
            <text:p>0.060926</text:p>
          </table:table-cell>
          <table:table-cell office:value-type="float" office:value="0.958003" calcext:value-type="float">
            <text:p>0.958003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05738" calcext:value-type="float">
            <text:p>0.0605738</text:p>
          </table:table-cell>
          <table:table-cell office:value-type="float" office:value="0.964537" calcext:value-type="float">
            <text:p>0.964537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11009" calcext:value-type="float">
            <text:p>0.0611009</text:p>
          </table:table-cell>
          <table:table-cell office:value-type="float" office:value="0.951672" calcext:value-type="float">
            <text:p>0.951672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10186" calcext:value-type="float">
            <text:p>0.0610186</text:p>
          </table:table-cell>
          <table:table-cell office:value-type="float" office:value="0.98338" calcext:value-type="float">
            <text:p>0.98338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09656" calcext:value-type="float">
            <text:p>0.0609656</text:p>
          </table:table-cell>
          <table:table-cell office:value-type="float" office:value="0.969765" calcext:value-type="float">
            <text:p>0.969765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0892" calcext:value-type="float">
            <text:p>0.060892</text:p>
          </table:table-cell>
          <table:table-cell office:value-type="float" office:value="0.949423" calcext:value-type="float">
            <text:p>0.949423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61091" calcext:value-type="float">
            <text:p>0.061091</text:p>
          </table:table-cell>
          <table:table-cell office:value-type="float" office:value="0.948938" calcext:value-type="float">
            <text:p>0.948938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606118" calcext:value-type="float">
            <text:p>0.0606118</text:p>
          </table:table-cell>
          <table:table-cell office:value-type="float" office:value="0.949963" calcext:value-type="float">
            <text:p>0.949963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614701" calcext:value-type="float">
            <text:p>0.0614701</text:p>
          </table:table-cell>
          <table:table-cell office:value-type="float" office:value="0.948981" calcext:value-type="float">
            <text:p>0.94898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606946" calcext:value-type="float">
            <text:p>0.0606946</text:p>
          </table:table-cell>
          <table:table-cell office:value-type="float" office:value="0.953249" calcext:value-type="float">
            <text:p>0.953249</text:p>
          </table:table-cell>
        </table:table-row>
        <table:table-row table:style-name="ro1">
          <table:table-cell table:number-columns-repeated="15"/>
          <table:table-cell table:style-name="ce8" table:formula="of:=AVERAGE([.P16:.P25])" office:value-type="float" office:value="2" calcext:value-type="float">
            <text:p>2</text:p>
          </table:table-cell>
          <table:table-cell table:style-name="ce8" table:formula="of:=AVERAGE([.Q16:.Q25])" office:value-type="float" office:value="0.06093444" calcext:value-type="float">
            <text:p>0.06093444</text:p>
          </table:table-cell>
          <table:table-cell table:style-name="ce8" table:formula="of:=AVERAGE([.R16:.R25])" office:value-type="float" office:value="0.9577911" calcext:value-type="float">
            <text:p>0.957791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0513" calcext:value-type="float">
            <text:p>0.0610513</text:p>
          </table:table-cell>
          <table:table-cell office:value-type="float" office:value="0.958826" calcext:value-type="float">
            <text:p>0.958826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07499" calcext:value-type="float">
            <text:p>0.0607499</text:p>
          </table:table-cell>
          <table:table-cell office:value-type="float" office:value="0.966965" calcext:value-type="float">
            <text:p>0.96696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5217" calcext:value-type="float">
            <text:p>0.0615217</text:p>
          </table:table-cell>
          <table:table-cell office:value-type="float" office:value="0.952985" calcext:value-type="float">
            <text:p>0.95298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08111" calcext:value-type="float">
            <text:p>0.0608111</text:p>
          </table:table-cell>
          <table:table-cell office:value-type="float" office:value="0.952797" calcext:value-type="float">
            <text:p>0.952797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159" calcext:value-type="float">
            <text:p>0.061159</text:p>
          </table:table-cell>
          <table:table-cell office:value-type="float" office:value="0.953044" calcext:value-type="float">
            <text:p>0.953044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07083" calcext:value-type="float">
            <text:p>0.0607083</text:p>
          </table:table-cell>
          <table:table-cell office:value-type="float" office:value="0.949217" calcext:value-type="float">
            <text:p>0.949217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950971" calcext:value-type="float">
            <text:p>0.950971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06507" calcext:value-type="float">
            <text:p>0.0606507</text:p>
          </table:table-cell>
          <table:table-cell office:value-type="float" office:value="0.948745" calcext:value-type="float">
            <text:p>0.94874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1514" calcext:value-type="float">
            <text:p>0.0611514</text:p>
          </table:table-cell>
          <table:table-cell office:value-type="float" office:value="0.968481" calcext:value-type="float">
            <text:p>0.968481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0208" calcext:value-type="float">
            <text:p>0.0610208</text:p>
          </table:table-cell>
          <table:table-cell office:value-type="float" office:value="0.969567" calcext:value-type="float">
            <text:p>0.969567</text:p>
          </table:table-cell>
        </table:table-row>
        <table:table-row table:style-name="ro1">
          <table:table-cell table:number-columns-repeated="15"/>
          <table:table-cell table:style-name="ce8" table:formula="of:=AVERAGE([.P29:.P38])" office:value-type="float" office:value="4" calcext:value-type="float">
            <text:p>4</text:p>
          </table:table-cell>
          <table:table-cell table:style-name="ce8" table:formula="of:=AVERAGE([.Q29:.Q38])" office:value-type="float" office:value="0.06098542" calcext:value-type="float">
            <text:p>0.06098542</text:p>
          </table:table-cell>
          <table:table-cell table:style-name="ce8" table:formula="of:=AVERAGE([.R29:.R38])" office:value-type="float" office:value="0.9571598" calcext:value-type="float">
            <text:p>0.9571598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10091" calcext:value-type="float">
            <text:p>0.0610091</text:p>
          </table:table-cell>
          <table:table-cell office:value-type="float" office:value="0.981658" calcext:value-type="float">
            <text:p>0.981658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10122" calcext:value-type="float">
            <text:p>0.0610122</text:p>
          </table:table-cell>
          <table:table-cell office:value-type="float" office:value="0.961426" calcext:value-type="float">
            <text:p>0.961426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8583" calcext:value-type="float">
            <text:p>0.0608583</text:p>
          </table:table-cell>
          <table:table-cell office:value-type="float" office:value="0.961008" calcext:value-type="float">
            <text:p>0.961008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7359" calcext:value-type="float">
            <text:p>0.0607359</text:p>
          </table:table-cell>
          <table:table-cell office:value-type="float" office:value="0.961522" calcext:value-type="float">
            <text:p>0.96152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10727" calcext:value-type="float">
            <text:p>0.0610727</text:p>
          </table:table-cell>
          <table:table-cell office:value-type="float" office:value="0.96604" calcext:value-type="float">
            <text:p>0.96604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6647" calcext:value-type="float">
            <text:p>0.0606647</text:p>
          </table:table-cell>
          <table:table-cell office:value-type="float" office:value="0.962253" calcext:value-type="float">
            <text:p>0.96225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12377" calcext:value-type="float">
            <text:p>0.0612377</text:p>
          </table:table-cell>
          <table:table-cell office:value-type="float" office:value="0.951817" calcext:value-type="float">
            <text:p>0.951817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8608" calcext:value-type="float">
            <text:p>0.0608608</text:p>
          </table:table-cell>
          <table:table-cell office:value-type="float" office:value="0.958281" calcext:value-type="float">
            <text:p>0.958281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9146" calcext:value-type="float">
            <text:p>0.0609146</text:p>
          </table:table-cell>
          <table:table-cell office:value-type="float" office:value="0.946892" calcext:value-type="float">
            <text:p>0.94689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5801" calcext:value-type="float">
            <text:p>0.0605801</text:p>
          </table:table-cell>
          <table:table-cell office:value-type="float" office:value="0.962156" calcext:value-type="float">
            <text:p>0.962156</text:p>
          </table:table-cell>
        </table:table-row>
        <table:table-row table:style-name="ro1">
          <table:table-cell table:number-columns-repeated="15"/>
          <table:table-cell table:style-name="ce8" table:formula="of:=AVERAGE([.P42:.P51])" office:value-type="float" office:value="6" calcext:value-type="float">
            <text:p>6</text:p>
          </table:table-cell>
          <table:table-cell table:style-name="ce8" table:formula="of:=AVERAGE([.Q42:.Q51])" office:value-type="float" office:value="0.06089461" calcext:value-type="float">
            <text:p>0.06089461</text:p>
          </table:table-cell>
          <table:table-cell table:style-name="ce8" table:formula="of:=AVERAGE([.R42:.R51])" office:value-type="float" office:value="0.9613053" calcext:value-type="float">
            <text:p>0.961305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9847" calcext:value-type="float">
            <text:p>0.0609847</text:p>
          </table:table-cell>
          <table:table-cell office:value-type="float" office:value="0.965794" calcext:value-type="float">
            <text:p>0.965794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6182" calcext:value-type="float">
            <text:p>0.0606182</text:p>
          </table:table-cell>
          <table:table-cell office:value-type="float" office:value="0.949942" calcext:value-type="float">
            <text:p>0.949942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11335" calcext:value-type="float">
            <text:p>0.0611335</text:p>
          </table:table-cell>
          <table:table-cell office:value-type="float" office:value="0.968796" calcext:value-type="float">
            <text:p>0.968796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7971" calcext:value-type="float">
            <text:p>0.0607971</text:p>
          </table:table-cell>
          <table:table-cell office:value-type="float" office:value="0.977716" calcext:value-type="float">
            <text:p>0.977716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11879" calcext:value-type="float">
            <text:p>0.0611879</text:p>
          </table:table-cell>
          <table:table-cell office:value-type="float" office:value="0.965041" calcext:value-type="float">
            <text:p>0.96504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6474" calcext:value-type="float">
            <text:p>0.0606474</text:p>
          </table:table-cell>
          <table:table-cell office:value-type="float" office:value="0.967714" calcext:value-type="float">
            <text:p>0.967714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10251" calcext:value-type="float">
            <text:p>0.0610251</text:p>
          </table:table-cell>
          <table:table-cell office:value-type="float" office:value="0.969285" calcext:value-type="float">
            <text:p>0.969285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8496" calcext:value-type="float">
            <text:p>0.0608496</text:p>
          </table:table-cell>
          <table:table-cell office:value-type="float" office:value="0.965367" calcext:value-type="float">
            <text:p>0.965367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7764" calcext:value-type="float">
            <text:p>0.0607764</text:p>
          </table:table-cell>
          <table:table-cell office:value-type="float" office:value="0.96327" calcext:value-type="float">
            <text:p>0.96327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8647" calcext:value-type="float">
            <text:p>0.0608647</text:p>
          </table:table-cell>
          <table:table-cell office:value-type="float" office:value="0.949258" calcext:value-type="float">
            <text:p>0.949258</text:p>
          </table:table-cell>
        </table:table-row>
        <table:table-row table:style-name="ro1">
          <table:table-cell table:number-columns-repeated="15"/>
          <table:table-cell table:style-name="ce8" table:formula="of:=AVERAGE([.P55:.P64])" office:value-type="float" office:value="12" calcext:value-type="float">
            <text:p>12</text:p>
          </table:table-cell>
          <table:table-cell table:style-name="ce8" table:formula="of:=AVERAGE([.Q55:.Q64])" office:value-type="float" office:value="0.06088846" calcext:value-type="float">
            <text:p>0.06088846</text:p>
          </table:table-cell>
          <table:table-cell table:style-name="ce8" table:formula="of:=AVERAGE([.R55:.R64])" office:value-type="float" office:value="0.9642183" calcext:value-type="float">
            <text:p>0.964218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11116" calcext:value-type="float">
            <text:p>0.0611116</text:p>
          </table:table-cell>
          <table:table-cell office:value-type="float" office:value="0.949735" calcext:value-type="float">
            <text:p>0.949735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6532" calcext:value-type="float">
            <text:p>0.0606532</text:p>
          </table:table-cell>
          <table:table-cell office:value-type="float" office:value="0.949301" calcext:value-type="float">
            <text:p>0.949301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9276" calcext:value-type="float">
            <text:p>0.0609276</text:p>
          </table:table-cell>
          <table:table-cell office:value-type="float" office:value="0.960605" calcext:value-type="float">
            <text:p>0.960605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7313" calcext:value-type="float">
            <text:p>0.0607313</text:p>
          </table:table-cell>
          <table:table-cell office:value-type="float" office:value="0.94978" calcext:value-type="float">
            <text:p>0.94978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9948" calcext:value-type="float">
            <text:p>0.0609948</text:p>
          </table:table-cell>
          <table:table-cell office:value-type="float" office:value="0.968462" calcext:value-type="float">
            <text:p>0.968462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6235" calcext:value-type="float">
            <text:p>0.0606235</text:p>
          </table:table-cell>
          <table:table-cell office:value-type="float" office:value="0.950623" calcext:value-type="float">
            <text:p>0.950623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1594" calcext:value-type="float">
            <text:p>0.061594</text:p>
          </table:table-cell>
          <table:table-cell office:value-type="float" office:value="0.958348" calcext:value-type="float">
            <text:p>0.958348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9751" calcext:value-type="float">
            <text:p>0.0609751</text:p>
          </table:table-cell>
          <table:table-cell office:value-type="float" office:value="0.966659" calcext:value-type="float">
            <text:p>0.966659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11873" calcext:value-type="float">
            <text:p>0.0611873</text:p>
          </table:table-cell>
          <table:table-cell office:value-type="float" office:value="0.967174" calcext:value-type="float">
            <text:p>0.96717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13497" calcext:value-type="float">
            <text:p>0.0613497</text:p>
          </table:table-cell>
          <table:table-cell office:value-type="float" office:value="0.953507" calcext:value-type="float">
            <text:p>0.953507</text:p>
          </table:table-cell>
        </table:table-row>
        <table:table-row table:style-name="ro1">
          <table:table-cell table:number-columns-repeated="15"/>
          <table:table-cell table:style-name="ce8" table:formula="of:=AVERAGE([.P68:.P77])" office:value-type="float" office:value="24" calcext:value-type="float">
            <text:p>24</text:p>
          </table:table-cell>
          <table:table-cell table:style-name="ce8" table:formula="of:=AVERAGE([.Q68:.Q77])" office:value-type="float" office:value="0.06101481" calcext:value-type="float">
            <text:p>0.06101481</text:p>
          </table:table-cell>
          <table:table-cell table:style-name="ce8" table:formula="of:=AVERAGE([.R68:.R77])" office:value-type="float" office:value="0.9574194" calcext:value-type="float">
            <text:p>0.957419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6084" calcext:value-type="float">
            <text:p>0.146084</text:p>
          </table:table-cell>
          <table:table-cell office:value-type="float" office:value="0.613536" calcext:value-type="float">
            <text:p>0.613536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52295" calcext:value-type="float">
            <text:p>0.152295</text:p>
          </table:table-cell>
          <table:table-cell office:value-type="float" office:value="0.614117" calcext:value-type="float">
            <text:p>0.614117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32838" calcext:value-type="float">
            <text:p>0.132838</text:p>
          </table:table-cell>
          <table:table-cell office:value-type="float" office:value="0.614401" calcext:value-type="float">
            <text:p>0.614401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3422" calcext:value-type="float">
            <text:p>0.143422</text:p>
          </table:table-cell>
          <table:table-cell office:value-type="float" office:value="0.612209" calcext:value-type="float">
            <text:p>0.612209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39386" calcext:value-type="float">
            <text:p>0.139386</text:p>
          </table:table-cell>
          <table:table-cell office:value-type="float" office:value="0.617528" calcext:value-type="float">
            <text:p>0.617528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54018" calcext:value-type="float">
            <text:p>0.154018</text:p>
          </table:table-cell>
          <table:table-cell office:value-type="float" office:value="0.606246" calcext:value-type="float">
            <text:p>0.606246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6617" calcext:value-type="float">
            <text:p>0.146617</text:p>
          </table:table-cell>
          <table:table-cell office:value-type="float" office:value="0.614186" calcext:value-type="float">
            <text:p>0.614186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54649" calcext:value-type="float">
            <text:p>0.154649</text:p>
          </table:table-cell>
          <table:table-cell office:value-type="float" office:value="0.614779" calcext:value-type="float">
            <text:p>0.614779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8125" calcext:value-type="float">
            <text:p>0.148125</text:p>
          </table:table-cell>
          <table:table-cell office:value-type="float" office:value="0.610059" calcext:value-type="float">
            <text:p>0.610059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2634" calcext:value-type="float">
            <text:p>0.142634</text:p>
          </table:table-cell>
          <table:table-cell office:value-type="float" office:value="0.610324" calcext:value-type="float">
            <text:p>0.610324</text:p>
          </table:table-cell>
        </table:table-row>
        <table:table-row table:style-name="ro1">
          <table:table-cell table:number-columns-repeated="15"/>
          <table:table-cell table:style-name="ce8" table:formula="of:=AVERAGE([.P81:.P90])" office:value-type="float" office:value="48" calcext:value-type="float">
            <text:p>48</text:p>
          </table:table-cell>
          <table:table-cell table:style-name="ce8" table:formula="of:=AVERAGE([.Q81:.Q90])" office:value-type="float" office:value="0.1460068" calcext:value-type="float">
            <text:p>0.1460068</text:p>
          </table:table-cell>
          <table:table-cell table:style-name="ce8" table:formula="of:=AVERAGE([.R81:.R90])" office:value-type="float" office:value="0.6127385" calcext:value-type="float">
            <text:p>0.6127385</text:p>
          </table:table-cell>
        </table:table-row>
      </table:table>
      <table:table table:name="FFTW MPI MULTH 2D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1"/>
          <table:table-cell office:value-type="string" calcext:value-type="string">
            <text:p>FFTW2DRINIT</text:p>
          </table:table-cell>
          <table:table-cell office:value-type="string" calcext:value-type="string">
            <text:p>FFTW2DREXEC</text:p>
          </table:table-cell>
          <table:table-cell office:value-type="string" calcext:value-type="string">
            <text:p>FFTW2DCINIT</text:p>
          </table:table-cell>
          <table:table-cell office:value-type="string" calcext:value-type="string">
            <text:p>FFTW2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7084016" calcext:value-type="float">
            <text:p>0.007084016</text:p>
          </table:table-cell>
          <table:table-cell table:style-name="ce6" office:value-type="float" office:value="0.499154" calcext:value-type="float">
            <text:p>0.499154</text:p>
          </table:table-cell>
          <table:table-cell table:style-name="ce6" office:value-type="float" office:value="0.005480364" calcext:value-type="float">
            <text:p>0.005480364</text:p>
          </table:table-cell>
          <table:table-cell table:style-name="ce6" office:value-type="float" office:value="1.643718" calcext:value-type="float">
            <text:p>1.643718</text:p>
          </table:table-cell>
          <table:table-cell table:number-columns-repeated="7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17889" calcext:value-type="float">
            <text:p>0.00717889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0.00563045" calcext:value-type="float">
            <text:p>0.00563045</text:p>
          </table:table-cell>
          <table:table-cell office:value-type="float" office:value="1.65427" calcext:value-type="float">
            <text:p>1.65427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7203464" calcext:value-type="float">
            <text:p>0.007203464</text:p>
          </table:table-cell>
          <table:table-cell table:style-name="ce6" office:value-type="float" office:value="0.4995765" calcext:value-type="float">
            <text:p>0.4995765</text:p>
          </table:table-cell>
          <table:table-cell table:style-name="ce6" office:value-type="float" office:value="0.005576174" calcext:value-type="float">
            <text:p>0.005576174</text:p>
          </table:table-cell>
          <table:table-cell table:style-name="ce6" office:value-type="float" office:value="1.645457" calcext:value-type="float">
            <text:p>1.64545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03862" calcext:value-type="float">
            <text:p>0.00703862</text:p>
          </table:table-cell>
          <table:table-cell office:value-type="float" office:value="0.499361" calcext:value-type="float">
            <text:p>0.499361</text:p>
          </table:table-cell>
          <table:table-cell office:value-type="float" office:value="0.00557644" calcext:value-type="float">
            <text:p>0.00557644</text:p>
          </table:table-cell>
          <table:table-cell office:value-type="float" office:value="1.62378" calcext:value-type="float">
            <text:p>1.62378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7233141" calcext:value-type="float">
            <text:p>0.007233141</text:p>
          </table:table-cell>
          <table:table-cell table:style-name="ce6" office:value-type="float" office:value="0.499143" calcext:value-type="float">
            <text:p>0.499143</text:p>
          </table:table-cell>
          <table:table-cell table:style-name="ce6" office:value-type="float" office:value="0.005581313" calcext:value-type="float">
            <text:p>0.005581313</text:p>
          </table:table-cell>
          <table:table-cell table:style-name="ce6" office:value-type="float" office:value="1.644894" calcext:value-type="float">
            <text:p>1.644894</text:p>
          </table:table-cell>
          <table:table-cell table:number-columns-repeated="7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01942" calcext:value-type="float">
            <text:p>0.00701942</text:p>
          </table:table-cell>
          <table:table-cell office:value-type="float" office:value="0.498337" calcext:value-type="float">
            <text:p>0.498337</text:p>
          </table:table-cell>
          <table:table-cell office:value-type="float" office:value="0.00532901" calcext:value-type="float">
            <text:p>0.00532901</text:p>
          </table:table-cell>
          <table:table-cell office:value-type="float" office:value="1.66069" calcext:value-type="float">
            <text:p>1.66069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7204787" calcext:value-type="float">
            <text:p>0.007204787</text:p>
          </table:table-cell>
          <table:table-cell table:style-name="ce6" office:value-type="float" office:value="0.4993779" calcext:value-type="float">
            <text:p>0.4993779</text:p>
          </table:table-cell>
          <table:table-cell table:style-name="ce6" office:value-type="float" office:value="0.005558028" calcext:value-type="float">
            <text:p>0.005558028</text:p>
          </table:table-cell>
          <table:table-cell table:style-name="ce6" office:value-type="float" office:value="1.643421" calcext:value-type="float">
            <text:p>1.6434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14998" calcext:value-type="float">
            <text:p>0.00714998</text:p>
          </table:table-cell>
          <table:table-cell office:value-type="float" office:value="0.498552" calcext:value-type="float">
            <text:p>0.498552</text:p>
          </table:table-cell>
          <table:table-cell office:value-type="float" office:value="0.00530976" calcext:value-type="float">
            <text:p>0.00530976</text:p>
          </table:table-cell>
          <table:table-cell office:value-type="float" office:value="1.62465" calcext:value-type="float">
            <text:p>1.62465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7240217" calcext:value-type="float">
            <text:p>0.007240217</text:p>
          </table:table-cell>
          <table:table-cell table:style-name="ce6" office:value-type="float" office:value="0.4994475" calcext:value-type="float">
            <text:p>0.4994475</text:p>
          </table:table-cell>
          <table:table-cell table:style-name="ce6" office:value-type="float" office:value="0.00550131" calcext:value-type="float">
            <text:p>0.00550131</text:p>
          </table:table-cell>
          <table:table-cell table:style-name="ce6" office:value-type="float" office:value="1.641182" calcext:value-type="float">
            <text:p>1.641182</text:p>
          </table:table-cell>
          <table:table-cell table:number-columns-repeated="7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00049" calcext:value-type="float">
            <text:p>0.00700049</text:p>
          </table:table-cell>
          <table:table-cell office:value-type="float" office:value="0.49753" calcext:value-type="float">
            <text:p>0.49753</text:p>
          </table:table-cell>
          <table:table-cell office:value-type="float" office:value="0.0054768" calcext:value-type="float">
            <text:p>0.0054768</text:p>
          </table:table-cell>
          <table:table-cell office:value-type="float" office:value="1.66792" calcext:value-type="float">
            <text:p>1.66792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7214208" calcext:value-type="float">
            <text:p>0.007214208</text:p>
          </table:table-cell>
          <table:table-cell table:style-name="ce6" office:value-type="float" office:value="0.497941" calcext:value-type="float">
            <text:p>0.497941</text:p>
          </table:table-cell>
          <table:table-cell table:style-name="ce6" office:value-type="float" office:value="0.005500949" calcext:value-type="float">
            <text:p>0.005500949</text:p>
          </table:table-cell>
          <table:table-cell table:style-name="ce6" office:value-type="float" office:value="1.642013" calcext:value-type="float">
            <text:p>1.64201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18711" calcext:value-type="float">
            <text:p>0.00718711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00532891" calcext:value-type="float">
            <text:p>0.00532891</text:p>
          </table:table-cell>
          <table:table-cell office:value-type="float" office:value="1.62238" calcext:value-type="float">
            <text:p>1.62238</text:p>
          </table:table-cell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14945338" calcext:value-type="float">
            <text:p>0.014945338</text:p>
          </table:table-cell>
          <table:table-cell table:style-name="ce6" office:value-type="float" office:value="0.2899587" calcext:value-type="float">
            <text:p>0.2899587</text:p>
          </table:table-cell>
          <table:table-cell table:style-name="ce6" office:value-type="float" office:value="0.007923501" calcext:value-type="float">
            <text:p>0.007923501</text:p>
          </table:table-cell>
          <table:table-cell table:style-name="ce6" office:value-type="float" office:value="0.8556946" calcext:value-type="float">
            <text:p>0.855694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698587" calcext:value-type="float">
            <text:p>0.00698587</text:p>
          </table:table-cell>
          <table:table-cell office:value-type="float" office:value="0.500136" calcext:value-type="float">
            <text:p>0.500136</text:p>
          </table:table-cell>
          <table:table-cell office:value-type="float" office:value="0.00552249" calcext:value-type="float">
            <text:p>0.00552249</text:p>
          </table:table-cell>
          <table:table-cell office:value-type="float" office:value="1.66112" calcext:value-type="float">
            <text:p>1.66112</text:p>
          </table:table-cell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0.012924982" calcext:value-type="float">
            <text:p>0.012924982</text:p>
          </table:table-cell>
          <table:table-cell table:style-name="ce6" office:value-type="float" office:value="0.2355905" calcext:value-type="float">
            <text:p>0.2355905</text:p>
          </table:table-cell>
          <table:table-cell table:style-name="ce6" office:value-type="float" office:value="0.011202895" calcext:value-type="float">
            <text:p>0.011202895</text:p>
          </table:table-cell>
          <table:table-cell table:style-name="ce6" office:value-type="float" office:value="0.3552518" calcext:value-type="float">
            <text:p>0.355251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22368" calcext:value-type="float">
            <text:p>0.00722368</text:p>
          </table:table-cell>
          <table:table-cell office:value-type="float" office:value="0.500233" calcext:value-type="float">
            <text:p>0.500233</text:p>
          </table:table-cell>
          <table:table-cell office:value-type="float" office:value="0.00562464" calcext:value-type="float">
            <text:p>0.00562464</text:p>
          </table:table-cell>
          <table:table-cell office:value-type="float" office:value="1.62823" calcext:value-type="float">
            <text:p>1.62823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0070332" calcext:value-type="float">
            <text:p>0.0070332</text:p>
          </table:table-cell>
          <table:table-cell office:value-type="float" office:value="0.498235" calcext:value-type="float">
            <text:p>0.498235</text:p>
          </table:table-cell>
          <table:table-cell office:value-type="float" office:value="0.00538406" calcext:value-type="float">
            <text:p>0.00538406</text:p>
          </table:table-cell>
          <table:table-cell office:value-type="float" office:value="1.6654" calcext:value-type="float">
            <text:p>1.6654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0070229" calcext:value-type="float">
            <text:p>0.0070229</text:p>
          </table:table-cell>
          <table:table-cell office:value-type="float" office:value="0.500279" calcext:value-type="float">
            <text:p>0.500279</text:p>
          </table:table-cell>
          <table:table-cell office:value-type="float" office:value="0.00562108" calcext:value-type="float">
            <text:p>0.00562108</text:p>
          </table:table-cell>
          <table:table-cell office:value-type="float" office:value="1.62874" calcext:value-type="float">
            <text:p>1.62874</text:p>
          </table:table-cell>
        </table:table-row>
        <table:table-row table:style-name="ro1">
          <table:table-cell table:number-columns-repeated="15"/>
          <table:table-cell table:style-name="ce9" table:formula="of:=AVERAGE([.P3:.P12])" office:value-type="float" office:value="1" calcext:value-type="float">
            <text:p>1</text:p>
          </table:table-cell>
          <table:table-cell table:style-name="ce9" table:formula="of:=AVERAGE([.Q3:.Q12])" office:value-type="float" office:value="0.007084016" calcext:value-type="float">
            <text:p>0.007084016</text:p>
          </table:table-cell>
          <table:table-cell table:style-name="ce9" table:formula="of:=AVERAGE([.R3:.R12])" office:value-type="float" office:value="0.499154" calcext:value-type="float">
            <text:p>0.499154</text:p>
          </table:table-cell>
          <table:table-cell table:style-name="ce9" table:formula="of:=AVERAGE([.S3:.S12])" office:value-type="float" office:value="0.005480364" calcext:value-type="float">
            <text:p>0.005480364</text:p>
          </table:table-cell>
          <table:table-cell table:style-name="ce9" table:formula="of:=AVERAGE([.T3:.T12])" office:value-type="float" office:value="1.643718" calcext:value-type="float">
            <text:p>1.64371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3791" calcext:value-type="float">
            <text:p>0.00723791</text:p>
          </table:table-cell>
          <table:table-cell office:value-type="float" office:value="0.501529" calcext:value-type="float">
            <text:p>0.501529</text:p>
          </table:table-cell>
          <table:table-cell office:value-type="float" office:value="0.00536741" calcext:value-type="float">
            <text:p>0.00536741</text:p>
          </table:table-cell>
          <table:table-cell office:value-type="float" office:value="1.66221" calcext:value-type="float">
            <text:p>1.6622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9426" calcext:value-type="float">
            <text:p>0.00719426</text:p>
          </table:table-cell>
          <table:table-cell office:value-type="float" office:value="0.499535" calcext:value-type="float">
            <text:p>0.499535</text:p>
          </table:table-cell>
          <table:table-cell office:value-type="float" office:value="0.00572921" calcext:value-type="float">
            <text:p>0.00572921</text:p>
          </table:table-cell>
          <table:table-cell office:value-type="float" office:value="1.62566" calcext:value-type="float">
            <text:p>1.62566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2984" calcext:value-type="float">
            <text:p>0.00712984</text:p>
          </table:table-cell>
          <table:table-cell office:value-type="float" office:value="0.497922" calcext:value-type="float">
            <text:p>0.497922</text:p>
          </table:table-cell>
          <table:table-cell office:value-type="float" office:value="0.00559919" calcext:value-type="float">
            <text:p>0.00559919</text:p>
          </table:table-cell>
          <table:table-cell office:value-type="float" office:value="1.66302" calcext:value-type="float">
            <text:p>1.6630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114" calcext:value-type="float">
            <text:p>0.0071114</text:p>
          </table:table-cell>
          <table:table-cell office:value-type="float" office:value="0.498962" calcext:value-type="float">
            <text:p>0.498962</text:p>
          </table:table-cell>
          <table:table-cell office:value-type="float" office:value="0.00564856" calcext:value-type="float">
            <text:p>0.00564856</text:p>
          </table:table-cell>
          <table:table-cell office:value-type="float" office:value="1.62236" calcext:value-type="float">
            <text:p>1.62236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2089" calcext:value-type="float">
            <text:p>0.00722089</text:p>
          </table:table-cell>
          <table:table-cell office:value-type="float" office:value="0.500528" calcext:value-type="float">
            <text:p>0.500528</text:p>
          </table:table-cell>
          <table:table-cell office:value-type="float" office:value="0.00555534" calcext:value-type="float">
            <text:p>0.00555534</text:p>
          </table:table-cell>
          <table:table-cell office:value-type="float" office:value="1.67228" calcext:value-type="float">
            <text:p>1.67228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8931" calcext:value-type="float">
            <text:p>0.00728931</text:p>
          </table:table-cell>
          <table:table-cell office:value-type="float" office:value="0.500192" calcext:value-type="float">
            <text:p>0.500192</text:p>
          </table:table-cell>
          <table:table-cell office:value-type="float" office:value="0.00565352" calcext:value-type="float">
            <text:p>0.00565352</text:p>
          </table:table-cell>
          <table:table-cell office:value-type="float" office:value="1.62117" calcext:value-type="float">
            <text:p>1.62117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9133" calcext:value-type="float">
            <text:p>0.00719133</text:p>
          </table:table-cell>
          <table:table-cell office:value-type="float" office:value="0.499116" calcext:value-type="float">
            <text:p>0.499116</text:p>
          </table:table-cell>
          <table:table-cell office:value-type="float" office:value="0.00565267" calcext:value-type="float">
            <text:p>0.00565267</text:p>
          </table:table-cell>
          <table:table-cell office:value-type="float" office:value="1.67437" calcext:value-type="float">
            <text:p>1.67437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4359" calcext:value-type="float">
            <text:p>0.00724359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0.00539465" calcext:value-type="float">
            <text:p>0.00539465</text:p>
          </table:table-cell>
          <table:table-cell office:value-type="float" office:value="1.61853" calcext:value-type="float">
            <text:p>1.61853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4922" calcext:value-type="float">
            <text:p>0.00714922</text:p>
          </table:table-cell>
          <table:table-cell office:value-type="float" office:value="0.500869" calcext:value-type="float">
            <text:p>0.500869</text:p>
          </table:table-cell>
          <table:table-cell office:value-type="float" office:value="0.00576188" calcext:value-type="float">
            <text:p>0.00576188</text:p>
          </table:table-cell>
          <table:table-cell office:value-type="float" office:value="1.66802" calcext:value-type="float">
            <text:p>1.6680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6689" calcext:value-type="float">
            <text:p>0.00726689</text:p>
          </table:table-cell>
          <table:table-cell office:value-type="float" office:value="0.498242" calcext:value-type="float">
            <text:p>0.498242</text:p>
          </table:table-cell>
          <table:table-cell office:value-type="float" office:value="0.00539931" calcext:value-type="float">
            <text:p>0.00539931</text:p>
          </table:table-cell>
          <table:table-cell office:value-type="float" office:value="1.62695" calcext:value-type="float">
            <text:p>1.62695</text:p>
          </table:table-cell>
        </table:table-row>
        <table:table-row table:style-name="ro1">
          <table:table-cell table:number-columns-repeated="15"/>
          <table:table-cell table:style-name="ce9" table:formula="of:=AVERAGE([.P16:.P25])" office:value-type="float" office:value="2" calcext:value-type="float">
            <text:p>2</text:p>
          </table:table-cell>
          <table:table-cell table:style-name="ce9" table:formula="of:=AVERAGE([.Q16:.Q25])" office:value-type="float" office:value="0.007203464" calcext:value-type="float">
            <text:p>0.007203464</text:p>
          </table:table-cell>
          <table:table-cell table:style-name="ce9" table:formula="of:=AVERAGE([.R16:.R25])" office:value-type="float" office:value="0.4995765" calcext:value-type="float">
            <text:p>0.4995765</text:p>
          </table:table-cell>
          <table:table-cell table:style-name="ce9" table:formula="of:=AVERAGE([.S16:.S25])" office:value-type="float" office:value="0.005576174" calcext:value-type="float">
            <text:p>0.005576174</text:p>
          </table:table-cell>
          <table:table-cell table:style-name="ce9" table:formula="of:=AVERAGE([.T16:.T25])" office:value-type="float" office:value="1.645457" calcext:value-type="float">
            <text:p>1.645457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15656" calcext:value-type="float">
            <text:p>0.00715656</text:p>
          </table:table-cell>
          <table:table-cell office:value-type="float" office:value="0.498425" calcext:value-type="float">
            <text:p>0.498425</text:p>
          </table:table-cell>
          <table:table-cell office:value-type="float" office:value="0.00560669" calcext:value-type="float">
            <text:p>0.00560669</text:p>
          </table:table-cell>
          <table:table-cell office:value-type="float" office:value="1.66723" calcext:value-type="float">
            <text:p>1.66723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30288" calcext:value-type="float">
            <text:p>0.00730288</text:p>
          </table:table-cell>
          <table:table-cell office:value-type="float" office:value="0.499007" calcext:value-type="float">
            <text:p>0.499007</text:p>
          </table:table-cell>
          <table:table-cell office:value-type="float" office:value="0.00567558" calcext:value-type="float">
            <text:p>0.00567558</text:p>
          </table:table-cell>
          <table:table-cell office:value-type="float" office:value="1.62271" calcext:value-type="float">
            <text:p>1.62271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29618" calcext:value-type="float">
            <text:p>0.00729618</text:p>
          </table:table-cell>
          <table:table-cell office:value-type="float" office:value="0.497375" calcext:value-type="float">
            <text:p>0.497375</text:p>
          </table:table-cell>
          <table:table-cell office:value-type="float" office:value="0.00556612" calcext:value-type="float">
            <text:p>0.00556612</text:p>
          </table:table-cell>
          <table:table-cell office:value-type="float" office:value="1.65448" calcext:value-type="float">
            <text:p>1.65448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2064" calcext:value-type="float">
            <text:p>0.0072064</text:p>
          </table:table-cell>
          <table:table-cell office:value-type="float" office:value="0.499073" calcext:value-type="float">
            <text:p>0.499073</text:p>
          </table:table-cell>
          <table:table-cell office:value-type="float" office:value="0.00566335" calcext:value-type="float">
            <text:p>0.00566335</text:p>
          </table:table-cell>
          <table:table-cell office:value-type="float" office:value="1.63033" calcext:value-type="float">
            <text:p>1.63033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14712" calcext:value-type="float">
            <text:p>0.00714712</text:p>
          </table:table-cell>
          <table:table-cell office:value-type="float" office:value="0.499786" calcext:value-type="float">
            <text:p>0.499786</text:p>
          </table:table-cell>
          <table:table-cell office:value-type="float" office:value="0.00566189" calcext:value-type="float">
            <text:p>0.00566189</text:p>
          </table:table-cell>
          <table:table-cell office:value-type="float" office:value="1.66998" calcext:value-type="float">
            <text:p>1.66998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15888" calcext:value-type="float">
            <text:p>0.00715888</text:p>
          </table:table-cell>
          <table:table-cell office:value-type="float" office:value="0.499875" calcext:value-type="float">
            <text:p>0.499875</text:p>
          </table:table-cell>
          <table:table-cell office:value-type="float" office:value="0.00556152" calcext:value-type="float">
            <text:p>0.00556152</text:p>
          </table:table-cell>
          <table:table-cell office:value-type="float" office:value="1.62345" calcext:value-type="float">
            <text:p>1.6234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31547" calcext:value-type="float">
            <text:p>0.00731547</text:p>
          </table:table-cell>
          <table:table-cell office:value-type="float" office:value="0.498984" calcext:value-type="float">
            <text:p>0.498984</text:p>
          </table:table-cell>
          <table:table-cell office:value-type="float" office:value="0.00576144" calcext:value-type="float">
            <text:p>0.00576144</text:p>
          </table:table-cell>
          <table:table-cell office:value-type="float" office:value="1.66755" calcext:value-type="float">
            <text:p>1.6675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26815" calcext:value-type="float">
            <text:p>0.00726815</text:p>
          </table:table-cell>
          <table:table-cell office:value-type="float" office:value="0.49955" calcext:value-type="float">
            <text:p>0.49955</text:p>
          </table:table-cell>
          <table:table-cell office:value-type="float" office:value="0.00536011" calcext:value-type="float">
            <text:p>0.00536011</text:p>
          </table:table-cell>
          <table:table-cell office:value-type="float" office:value="1.62033" calcext:value-type="float">
            <text:p>1.62033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18563" calcext:value-type="float">
            <text:p>0.00718563</text:p>
          </table:table-cell>
          <table:table-cell office:value-type="float" office:value="0.499684" calcext:value-type="float">
            <text:p>0.499684</text:p>
          </table:table-cell>
          <table:table-cell office:value-type="float" office:value="0.00538503" calcext:value-type="float">
            <text:p>0.00538503</text:p>
          </table:table-cell>
          <table:table-cell office:value-type="float" office:value="1.67272" calcext:value-type="float">
            <text:p>1.6727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29414" calcext:value-type="float">
            <text:p>0.00729414</text:p>
          </table:table-cell>
          <table:table-cell office:value-type="float" office:value="0.499671" calcext:value-type="float">
            <text:p>0.499671</text:p>
          </table:table-cell>
          <table:table-cell office:value-type="float" office:value="0.0055714" calcext:value-type="float">
            <text:p>0.0055714</text:p>
          </table:table-cell>
          <table:table-cell office:value-type="float" office:value="1.62016" calcext:value-type="float">
            <text:p>1.62016</text:p>
          </table:table-cell>
        </table:table-row>
        <table:table-row table:style-name="ro1">
          <table:table-cell table:number-columns-repeated="15"/>
          <table:table-cell table:style-name="ce9" table:formula="of:=AVERAGE([.P29:.P38])" office:value-type="float" office:value="4" calcext:value-type="float">
            <text:p>4</text:p>
          </table:table-cell>
          <table:table-cell table:style-name="ce9" table:formula="of:=AVERAGE([.Q29:.Q38])" office:value-type="float" office:value="0.007233141" calcext:value-type="float">
            <text:p>0.007233141</text:p>
          </table:table-cell>
          <table:table-cell table:style-name="ce9" table:formula="of:=AVERAGE([.R29:.R38])" office:value-type="float" office:value="0.499143" calcext:value-type="float">
            <text:p>0.499143</text:p>
          </table:table-cell>
          <table:table-cell table:style-name="ce9" table:formula="of:=AVERAGE([.S29:.S38])" office:value-type="float" office:value="0.005581313" calcext:value-type="float">
            <text:p>0.005581313</text:p>
          </table:table-cell>
          <table:table-cell table:style-name="ce9" table:formula="of:=AVERAGE([.T29:.T38])" office:value-type="float" office:value="1.644894" calcext:value-type="float">
            <text:p>1.644894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16828" calcext:value-type="float">
            <text:p>0.00716828</text:p>
          </table:table-cell>
          <table:table-cell office:value-type="float" office:value="0.499014" calcext:value-type="float">
            <text:p>0.499014</text:p>
          </table:table-cell>
          <table:table-cell office:value-type="float" office:value="0.00572037" calcext:value-type="float">
            <text:p>0.00572037</text:p>
          </table:table-cell>
          <table:table-cell office:value-type="float" office:value="1.66227" calcext:value-type="float">
            <text:p>1.66227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28286" calcext:value-type="float">
            <text:p>0.00728286</text:p>
          </table:table-cell>
          <table:table-cell office:value-type="float" office:value="0.498705" calcext:value-type="float">
            <text:p>0.498705</text:p>
          </table:table-cell>
          <table:table-cell office:value-type="float" office:value="0.00540923" calcext:value-type="float">
            <text:p>0.00540923</text:p>
          </table:table-cell>
          <table:table-cell office:value-type="float" office:value="1.62132" calcext:value-type="float">
            <text:p>1.6213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30507" calcext:value-type="float">
            <text:p>0.00730507</text:p>
          </table:table-cell>
          <table:table-cell office:value-type="float" office:value="0.498673" calcext:value-type="float">
            <text:p>0.498673</text:p>
          </table:table-cell>
          <table:table-cell office:value-type="float" office:value="0.00556344" calcext:value-type="float">
            <text:p>0.00556344</text:p>
          </table:table-cell>
          <table:table-cell office:value-type="float" office:value="1.66682" calcext:value-type="float">
            <text:p>1.6668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26674" calcext:value-type="float">
            <text:p>0.00726674</text:p>
          </table:table-cell>
          <table:table-cell office:value-type="float" office:value="0.499447" calcext:value-type="float">
            <text:p>0.499447</text:p>
          </table:table-cell>
          <table:table-cell office:value-type="float" office:value="0.00557025" calcext:value-type="float">
            <text:p>0.00557025</text:p>
          </table:table-cell>
          <table:table-cell office:value-type="float" office:value="1.62016" calcext:value-type="float">
            <text:p>1.62016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0871" calcext:value-type="float">
            <text:p>0.0070871</text:p>
          </table:table-cell>
          <table:table-cell office:value-type="float" office:value="0.497961" calcext:value-type="float">
            <text:p>0.497961</text:p>
          </table:table-cell>
          <table:table-cell office:value-type="float" office:value="0.00556147" calcext:value-type="float">
            <text:p>0.00556147</text:p>
          </table:table-cell>
          <table:table-cell office:value-type="float" office:value="1.65507" calcext:value-type="float">
            <text:p>1.65507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17625" calcext:value-type="float">
            <text:p>0.00717625</text:p>
          </table:table-cell>
          <table:table-cell office:value-type="float" office:value="0.500693" calcext:value-type="float">
            <text:p>0.500693</text:p>
          </table:table-cell>
          <table:table-cell office:value-type="float" office:value="0.00558414" calcext:value-type="float">
            <text:p>0.00558414</text:p>
          </table:table-cell>
          <table:table-cell office:value-type="float" office:value="1.62511" calcext:value-type="float">
            <text:p>1.62511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26401" calcext:value-type="float">
            <text:p>0.00726401</text:p>
          </table:table-cell>
          <table:table-cell office:value-type="float" office:value="0.503038" calcext:value-type="float">
            <text:p>0.503038</text:p>
          </table:table-cell>
          <table:table-cell office:value-type="float" office:value="0.00542851" calcext:value-type="float">
            <text:p>0.00542851</text:p>
          </table:table-cell>
          <table:table-cell office:value-type="float" office:value="1.66909" calcext:value-type="float">
            <text:p>1.66909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27606" calcext:value-type="float">
            <text:p>0.00727606</text:p>
          </table:table-cell>
          <table:table-cell office:value-type="float" office:value="0.499587" calcext:value-type="float">
            <text:p>0.499587</text:p>
          </table:table-cell>
          <table:table-cell office:value-type="float" office:value="0.00562554" calcext:value-type="float">
            <text:p>0.00562554</text:p>
          </table:table-cell>
          <table:table-cell office:value-type="float" office:value="1.62158" calcext:value-type="float">
            <text:p>1.62158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11192" calcext:value-type="float">
            <text:p>0.00711192</text:p>
          </table:table-cell>
          <table:table-cell office:value-type="float" office:value="0.498732" calcext:value-type="float">
            <text:p>0.498732</text:p>
          </table:table-cell>
          <table:table-cell office:value-type="float" office:value="0.00572297" calcext:value-type="float">
            <text:p>0.00572297</text:p>
          </table:table-cell>
          <table:table-cell office:value-type="float" office:value="1.66706" calcext:value-type="float">
            <text:p>1.66706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10958" calcext:value-type="float">
            <text:p>0.00710958</text:p>
          </table:table-cell>
          <table:table-cell office:value-type="float" office:value="0.497929" calcext:value-type="float">
            <text:p>0.497929</text:p>
          </table:table-cell>
          <table:table-cell office:value-type="float" office:value="0.00539436" calcext:value-type="float">
            <text:p>0.00539436</text:p>
          </table:table-cell>
          <table:table-cell office:value-type="float" office:value="1.62573" calcext:value-type="float">
            <text:p>1.62573</text:p>
          </table:table-cell>
        </table:table-row>
        <table:table-row table:style-name="ro1">
          <table:table-cell table:number-columns-repeated="15"/>
          <table:table-cell table:style-name="ce9" table:formula="of:=AVERAGE([.P42:.P51])" office:value-type="float" office:value="6" calcext:value-type="float">
            <text:p>6</text:p>
          </table:table-cell>
          <table:table-cell table:style-name="ce9" table:formula="of:=AVERAGE([.Q42:.Q51])" office:value-type="float" office:value="0.007204787" calcext:value-type="float">
            <text:p>0.007204787</text:p>
          </table:table-cell>
          <table:table-cell table:style-name="ce9" table:formula="of:=AVERAGE([.R42:.R51])" office:value-type="float" office:value="0.4993779" calcext:value-type="float">
            <text:p>0.4993779</text:p>
          </table:table-cell>
          <table:table-cell table:style-name="ce9" table:formula="of:=AVERAGE([.S42:.S51])" office:value-type="float" office:value="0.005558028" calcext:value-type="float">
            <text:p>0.005558028</text:p>
          </table:table-cell>
          <table:table-cell table:style-name="ce9" table:formula="of:=AVERAGE([.T42:.T51])" office:value-type="float" office:value="1.643421" calcext:value-type="float">
            <text:p>1.64342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19967" calcext:value-type="float">
            <text:p>0.00719967</text:p>
          </table:table-cell>
          <table:table-cell office:value-type="float" office:value="0.498988" calcext:value-type="float">
            <text:p>0.498988</text:p>
          </table:table-cell>
          <table:table-cell office:value-type="float" office:value="0.005559" calcext:value-type="float">
            <text:p>0.005559</text:p>
          </table:table-cell>
          <table:table-cell office:value-type="float" office:value="1.64777" calcext:value-type="float">
            <text:p>1.64777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4317" calcext:value-type="float">
            <text:p>0.00724317</text:p>
          </table:table-cell>
          <table:table-cell office:value-type="float" office:value="0.502695" calcext:value-type="float">
            <text:p>0.502695</text:p>
          </table:table-cell>
          <table:table-cell office:value-type="float" office:value="0.00543487" calcext:value-type="float">
            <text:p>0.00543487</text:p>
          </table:table-cell>
          <table:table-cell office:value-type="float" office:value="1.63045" calcext:value-type="float">
            <text:p>1.63045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4628" calcext:value-type="float">
            <text:p>0.00724628</text:p>
          </table:table-cell>
          <table:table-cell office:value-type="float" office:value="0.502306" calcext:value-type="float">
            <text:p>0.502306</text:p>
          </table:table-cell>
          <table:table-cell office:value-type="float" office:value="0.00555033" calcext:value-type="float">
            <text:p>0.00555033</text:p>
          </table:table-cell>
          <table:table-cell office:value-type="float" office:value="1.65903" calcext:value-type="float">
            <text:p>1.65903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7894" calcext:value-type="float">
            <text:p>0.00727894</text:p>
          </table:table-cell>
          <table:table-cell office:value-type="float" office:value="0.499756" calcext:value-type="float">
            <text:p>0.499756</text:p>
          </table:table-cell>
          <table:table-cell office:value-type="float" office:value="0.00556106" calcext:value-type="float">
            <text:p>0.00556106</text:p>
          </table:table-cell>
          <table:table-cell office:value-type="float" office:value="1.62612" calcext:value-type="float">
            <text:p>1.62612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1863" calcext:value-type="float">
            <text:p>0.00721863</text:p>
          </table:table-cell>
          <table:table-cell office:value-type="float" office:value="0.498101" calcext:value-type="float">
            <text:p>0.498101</text:p>
          </table:table-cell>
          <table:table-cell office:value-type="float" office:value="0.0053539" calcext:value-type="float">
            <text:p>0.0053539</text:p>
          </table:table-cell>
          <table:table-cell office:value-type="float" office:value="1.6558" calcext:value-type="float">
            <text:p>1.6558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2959" calcext:value-type="float">
            <text:p>0.00722959</text:p>
          </table:table-cell>
          <table:table-cell office:value-type="float" office:value="0.498058" calcext:value-type="float">
            <text:p>0.498058</text:p>
          </table:table-cell>
          <table:table-cell office:value-type="float" office:value="0.00535901" calcext:value-type="float">
            <text:p>0.00535901</text:p>
          </table:table-cell>
          <table:table-cell office:value-type="float" office:value="1.62544" calcext:value-type="float">
            <text:p>1.62544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11595" calcext:value-type="float">
            <text:p>0.00711595</text:p>
          </table:table-cell>
          <table:table-cell office:value-type="float" office:value="0.498761" calcext:value-type="float">
            <text:p>0.498761</text:p>
          </table:table-cell>
          <table:table-cell office:value-type="float" office:value="0.00567154" calcext:value-type="float">
            <text:p>0.00567154</text:p>
          </table:table-cell>
          <table:table-cell office:value-type="float" office:value="1.65789" calcext:value-type="float">
            <text:p>1.65789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6938" calcext:value-type="float">
            <text:p>0.00726938</text:p>
          </table:table-cell>
          <table:table-cell office:value-type="float" office:value="0.500284" calcext:value-type="float">
            <text:p>0.500284</text:p>
          </table:table-cell>
          <table:table-cell office:value-type="float" office:value="0.00545505" calcext:value-type="float">
            <text:p>0.00545505</text:p>
          </table:table-cell>
          <table:table-cell office:value-type="float" office:value="1.63021" calcext:value-type="float">
            <text:p>1.6302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31178" calcext:value-type="float">
            <text:p>0.00731178</text:p>
          </table:table-cell>
          <table:table-cell office:value-type="float" office:value="0.496941" calcext:value-type="float">
            <text:p>0.496941</text:p>
          </table:table-cell>
          <table:table-cell office:value-type="float" office:value="0.00567184" calcext:value-type="float">
            <text:p>0.00567184</text:p>
          </table:table-cell>
          <table:table-cell office:value-type="float" office:value="1.65199" calcext:value-type="float">
            <text:p>1.65199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8878" calcext:value-type="float">
            <text:p>0.00728878</text:p>
          </table:table-cell>
          <table:table-cell office:value-type="float" office:value="0.498585" calcext:value-type="float">
            <text:p>0.498585</text:p>
          </table:table-cell>
          <table:table-cell office:value-type="float" office:value="0.0053965" calcext:value-type="float">
            <text:p>0.0053965</text:p>
          </table:table-cell>
          <table:table-cell office:value-type="float" office:value="1.62712" calcext:value-type="float">
            <text:p>1.62712</text:p>
          </table:table-cell>
        </table:table-row>
        <table:table-row table:style-name="ro1">
          <table:table-cell table:number-columns-repeated="15"/>
          <table:table-cell table:style-name="ce9" table:formula="of:=AVERAGE([.P55:.P64])" office:value-type="float" office:value="12" calcext:value-type="float">
            <text:p>12</text:p>
          </table:table-cell>
          <table:table-cell table:style-name="ce9" table:formula="of:=AVERAGE([.Q55:.Q64])" office:value-type="float" office:value="0.007240217" calcext:value-type="float">
            <text:p>0.007240217</text:p>
          </table:table-cell>
          <table:table-cell table:style-name="ce9" table:formula="of:=AVERAGE([.R55:.R64])" office:value-type="float" office:value="0.4994475" calcext:value-type="float">
            <text:p>0.4994475</text:p>
          </table:table-cell>
          <table:table-cell table:style-name="ce9" table:formula="of:=AVERAGE([.S55:.S64])" office:value-type="float" office:value="0.00550131" calcext:value-type="float">
            <text:p>0.00550131</text:p>
          </table:table-cell>
          <table:table-cell table:style-name="ce9" table:formula="of:=AVERAGE([.T55:.T64])" office:value-type="float" office:value="1.641182" calcext:value-type="float">
            <text:p>1.64118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9375" calcext:value-type="float">
            <text:p>0.00729375</text:p>
          </table:table-cell>
          <table:table-cell office:value-type="float" office:value="0.495954" calcext:value-type="float">
            <text:p>0.495954</text:p>
          </table:table-cell>
          <table:table-cell office:value-type="float" office:value="0.00539433" calcext:value-type="float">
            <text:p>0.00539433</text:p>
          </table:table-cell>
          <table:table-cell office:value-type="float" office:value="1.64429" calcext:value-type="float">
            <text:p>1.64429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07581" calcext:value-type="float">
            <text:p>0.00707581</text:p>
          </table:table-cell>
          <table:table-cell office:value-type="float" office:value="0.500831" calcext:value-type="float">
            <text:p>0.500831</text:p>
          </table:table-cell>
          <table:table-cell office:value-type="float" office:value="0.00550966" calcext:value-type="float">
            <text:p>0.00550966</text:p>
          </table:table-cell>
          <table:table-cell office:value-type="float" office:value="1.63584" calcext:value-type="float">
            <text:p>1.6358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14251" calcext:value-type="float">
            <text:p>0.00714251</text:p>
          </table:table-cell>
          <table:table-cell office:value-type="float" office:value="0.496642" calcext:value-type="float">
            <text:p>0.496642</text:p>
          </table:table-cell>
          <table:table-cell office:value-type="float" office:value="0.0053779" calcext:value-type="float">
            <text:p>0.0053779</text:p>
          </table:table-cell>
          <table:table-cell office:value-type="float" office:value="1.6593" calcext:value-type="float">
            <text:p>1.6593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32145" calcext:value-type="float">
            <text:p>0.00732145</text:p>
          </table:table-cell>
          <table:table-cell office:value-type="float" office:value="0.497152" calcext:value-type="float">
            <text:p>0.497152</text:p>
          </table:table-cell>
          <table:table-cell office:value-type="float" office:value="0.00548579" calcext:value-type="float">
            <text:p>0.00548579</text:p>
          </table:table-cell>
          <table:table-cell office:value-type="float" office:value="1.61985" calcext:value-type="float">
            <text:p>1.61985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18192" calcext:value-type="float">
            <text:p>0.00718192</text:p>
          </table:table-cell>
          <table:table-cell office:value-type="float" office:value="0.498616" calcext:value-type="float">
            <text:p>0.498616</text:p>
          </table:table-cell>
          <table:table-cell office:value-type="float" office:value="0.00549725" calcext:value-type="float">
            <text:p>0.00549725</text:p>
          </table:table-cell>
          <table:table-cell office:value-type="float" office:value="1.65839" calcext:value-type="float">
            <text:p>1.65839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9903" calcext:value-type="float">
            <text:p>0.00729903</text:p>
          </table:table-cell>
          <table:table-cell office:value-type="float" office:value="0.498981" calcext:value-type="float">
            <text:p>0.498981</text:p>
          </table:table-cell>
          <table:table-cell office:value-type="float" office:value="0.0057663" calcext:value-type="float">
            <text:p>0.0057663</text:p>
          </table:table-cell>
          <table:table-cell office:value-type="float" office:value="1.62656" calcext:value-type="float">
            <text:p>1.62656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14472" calcext:value-type="float">
            <text:p>0.00714472</text:p>
          </table:table-cell>
          <table:table-cell office:value-type="float" office:value="0.496505" calcext:value-type="float">
            <text:p>0.496505</text:p>
          </table:table-cell>
          <table:table-cell office:value-type="float" office:value="0.00541219" calcext:value-type="float">
            <text:p>0.00541219</text:p>
          </table:table-cell>
          <table:table-cell office:value-type="float" office:value="1.66226" calcext:value-type="float">
            <text:p>1.66226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2269" calcext:value-type="float">
            <text:p>0.00722269</text:p>
          </table:table-cell>
          <table:table-cell office:value-type="float" office:value="0.500024" calcext:value-type="float">
            <text:p>0.500024</text:p>
          </table:table-cell>
          <table:table-cell office:value-type="float" office:value="0.00559968" calcext:value-type="float">
            <text:p>0.00559968</text:p>
          </table:table-cell>
          <table:table-cell office:value-type="float" office:value="1.6357" calcext:value-type="float">
            <text:p>1.6357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014" calcext:value-type="float">
            <text:p>0.0072014</text:p>
          </table:table-cell>
          <table:table-cell office:value-type="float" office:value="0.498095" calcext:value-type="float">
            <text:p>0.498095</text:p>
          </table:table-cell>
          <table:table-cell office:value-type="float" office:value="0.00545217" calcext:value-type="float">
            <text:p>0.00545217</text:p>
          </table:table-cell>
          <table:table-cell office:value-type="float" office:value="1.65715" calcext:value-type="float">
            <text:p>1.65715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588" calcext:value-type="float">
            <text:p>0.0072588</text:p>
          </table:table-cell>
          <table:table-cell office:value-type="float" office:value="0.49661" calcext:value-type="float">
            <text:p>0.49661</text:p>
          </table:table-cell>
          <table:table-cell office:value-type="float" office:value="0.00551422" calcext:value-type="float">
            <text:p>0.00551422</text:p>
          </table:table-cell>
          <table:table-cell office:value-type="float" office:value="1.62079" calcext:value-type="float">
            <text:p>1.62079</text:p>
          </table:table-cell>
        </table:table-row>
        <table:table-row table:style-name="ro1">
          <table:table-cell table:number-columns-repeated="15"/>
          <table:table-cell table:style-name="ce9" table:formula="of:=AVERAGE([.P68:.P77])" office:value-type="float" office:value="24" calcext:value-type="float">
            <text:p>24</text:p>
          </table:table-cell>
          <table:table-cell table:style-name="ce9" table:formula="of:=AVERAGE([.Q68:.Q77])" office:value-type="float" office:value="0.007214208" calcext:value-type="float">
            <text:p>0.007214208</text:p>
          </table:table-cell>
          <table:table-cell table:style-name="ce9" table:formula="of:=AVERAGE([.R68:.R77])" office:value-type="float" office:value="0.497941" calcext:value-type="float">
            <text:p>0.497941</text:p>
          </table:table-cell>
          <table:table-cell table:style-name="ce9" table:formula="of:=AVERAGE([.S68:.S77])" office:value-type="float" office:value="0.005500949" calcext:value-type="float">
            <text:p>0.005500949</text:p>
          </table:table-cell>
          <table:table-cell table:style-name="ce9" table:formula="of:=AVERAGE([.T68:.T77])" office:value-type="float" office:value="1.642013" calcext:value-type="float">
            <text:p>1.64201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52689" calcext:value-type="float">
            <text:p>0.0152689</text:p>
          </table:table-cell>
          <table:table-cell office:value-type="float" office:value="0.293498" calcext:value-type="float">
            <text:p>0.293498</text:p>
          </table:table-cell>
          <table:table-cell office:value-type="float" office:value="0.0062604" calcext:value-type="float">
            <text:p>0.0062604</text:p>
          </table:table-cell>
          <table:table-cell office:value-type="float" office:value="0.854661" calcext:value-type="float">
            <text:p>0.854661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0831784" calcext:value-type="float">
            <text:p>0.00831784</text:p>
          </table:table-cell>
          <table:table-cell office:value-type="float" office:value="0.289397" calcext:value-type="float">
            <text:p>0.289397</text:p>
          </table:table-cell>
          <table:table-cell office:value-type="float" office:value="0.00629562" calcext:value-type="float">
            <text:p>0.00629562</text:p>
          </table:table-cell>
          <table:table-cell office:value-type="float" office:value="0.848866" calcext:value-type="float">
            <text:p>0.848866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73481" calcext:value-type="float">
            <text:p>0.0173481</text:p>
          </table:table-cell>
          <table:table-cell office:value-type="float" office:value="0.293357" calcext:value-type="float">
            <text:p>0.293357</text:p>
          </table:table-cell>
          <table:table-cell office:value-type="float" office:value="0.0063441" calcext:value-type="float">
            <text:p>0.0063441</text:p>
          </table:table-cell>
          <table:table-cell office:value-type="float" office:value="0.853362" calcext:value-type="float">
            <text:p>0.853362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53946" calcext:value-type="float">
            <text:p>0.0153946</text:p>
          </table:table-cell>
          <table:table-cell office:value-type="float" office:value="0.29496" calcext:value-type="float">
            <text:p>0.29496</text:p>
          </table:table-cell>
          <table:table-cell office:value-type="float" office:value="0.00841737" calcext:value-type="float">
            <text:p>0.00841737</text:p>
          </table:table-cell>
          <table:table-cell office:value-type="float" office:value="0.866958" calcext:value-type="float">
            <text:p>0.866958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209764" calcext:value-type="float">
            <text:p>0.0209764</text:p>
          </table:table-cell>
          <table:table-cell office:value-type="float" office:value="0.293493" calcext:value-type="float">
            <text:p>0.293493</text:p>
          </table:table-cell>
          <table:table-cell office:value-type="float" office:value="0.0134317" calcext:value-type="float">
            <text:p>0.0134317</text:p>
          </table:table-cell>
          <table:table-cell office:value-type="float" office:value="0.85093" calcext:value-type="float">
            <text:p>0.85093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0949011" calcext:value-type="float">
            <text:p>0.00949011</text:p>
          </table:table-cell>
          <table:table-cell office:value-type="float" office:value="0.283845" calcext:value-type="float">
            <text:p>0.283845</text:p>
          </table:table-cell>
          <table:table-cell office:value-type="float" office:value="0.00629462" calcext:value-type="float">
            <text:p>0.00629462</text:p>
          </table:table-cell>
          <table:table-cell office:value-type="float" office:value="0.854792" calcext:value-type="float">
            <text:p>0.854792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0368483" calcext:value-type="float">
            <text:p>0.00368483</text:p>
          </table:table-cell>
          <table:table-cell office:value-type="float" office:value="0.275068" calcext:value-type="float">
            <text:p>0.275068</text:p>
          </table:table-cell>
          <table:table-cell office:value-type="float" office:value="0.0132572" calcext:value-type="float">
            <text:p>0.0132572</text:p>
          </table:table-cell>
          <table:table-cell office:value-type="float" office:value="0.863232" calcext:value-type="float">
            <text:p>0.863232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73144" calcext:value-type="float">
            <text:p>0.0173144</text:p>
          </table:table-cell>
          <table:table-cell office:value-type="float" office:value="0.293826" calcext:value-type="float">
            <text:p>0.293826</text:p>
          </table:table-cell>
          <table:table-cell office:value-type="float" office:value="0.00623998" calcext:value-type="float">
            <text:p>0.00623998</text:p>
          </table:table-cell>
          <table:table-cell office:value-type="float" office:value="0.85801" calcext:value-type="float">
            <text:p>0.85801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234514" calcext:value-type="float">
            <text:p>0.0234514</text:p>
          </table:table-cell>
          <table:table-cell office:value-type="float" office:value="0.286765" calcext:value-type="float">
            <text:p>0.286765</text:p>
          </table:table-cell>
          <table:table-cell office:value-type="float" office:value="0.00649433" calcext:value-type="float">
            <text:p>0.00649433</text:p>
          </table:table-cell>
          <table:table-cell office:value-type="float" office:value="0.85789" calcext:value-type="float">
            <text:p>0.85789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82068" calcext:value-type="float">
            <text:p>0.0182068</text:p>
          </table:table-cell>
          <table:table-cell office:value-type="float" office:value="0.295378" calcext:value-type="float">
            <text:p>0.295378</text:p>
          </table:table-cell>
          <table:table-cell office:value-type="float" office:value="0.00619969" calcext:value-type="float">
            <text:p>0.00619969</text:p>
          </table:table-cell>
          <table:table-cell office:value-type="float" office:value="0.848245" calcext:value-type="float">
            <text:p>0.848245</text:p>
          </table:table-cell>
        </table:table-row>
        <table:table-row table:style-name="ro1">
          <table:table-cell table:number-columns-repeated="15"/>
          <table:table-cell table:style-name="ce9" table:formula="of:=AVERAGE([.P81:.P90])" office:value-type="float" office:value="48" calcext:value-type="float">
            <text:p>48</text:p>
          </table:table-cell>
          <table:table-cell table:style-name="ce9" table:formula="of:=AVERAGE([.Q81:.Q90])" office:value-type="float" office:value="0.014945338" calcext:value-type="float">
            <text:p>0.014945338</text:p>
          </table:table-cell>
          <table:table-cell table:style-name="ce9" table:formula="of:=AVERAGE([.R81:.R90])" office:value-type="float" office:value="0.2899587" calcext:value-type="float">
            <text:p>0.2899587</text:p>
          </table:table-cell>
          <table:table-cell table:style-name="ce9" table:formula="of:=AVERAGE([.S81:.S90])" office:value-type="float" office:value="0.007923501" calcext:value-type="float">
            <text:p>0.007923501</text:p>
          </table:table-cell>
          <table:table-cell table:style-name="ce9" table:formula="of:=AVERAGE([.T81:.T90])" office:value-type="float" office:value="0.8556946" calcext:value-type="float">
            <text:p>0.855694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33737" calcext:value-type="float">
            <text:p>0.0133737</text:p>
          </table:table-cell>
          <table:table-cell office:value-type="float" office:value="0.242836" calcext:value-type="float">
            <text:p>0.242836</text:p>
          </table:table-cell>
          <table:table-cell office:value-type="float" office:value="0.0129174" calcext:value-type="float">
            <text:p>0.0129174</text:p>
          </table:table-cell>
          <table:table-cell office:value-type="float" office:value="0.356004" calcext:value-type="float">
            <text:p>0.356004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83634" calcext:value-type="float">
            <text:p>0.0183634</text:p>
          </table:table-cell>
          <table:table-cell office:value-type="float" office:value="0.240094" calcext:value-type="float">
            <text:p>0.240094</text:p>
          </table:table-cell>
          <table:table-cell office:value-type="float" office:value="0.00956703" calcext:value-type="float">
            <text:p>0.00956703</text:p>
          </table:table-cell>
          <table:table-cell office:value-type="float" office:value="0.354163" calcext:value-type="float">
            <text:p>0.354163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07711" calcext:value-type="float">
            <text:p>0.0107711</text:p>
          </table:table-cell>
          <table:table-cell office:value-type="float" office:value="0.243357" calcext:value-type="float">
            <text:p>0.243357</text:p>
          </table:table-cell>
          <table:table-cell office:value-type="float" office:value="0.00824846" calcext:value-type="float">
            <text:p>0.00824846</text:p>
          </table:table-cell>
          <table:table-cell office:value-type="float" office:value="0.356552" calcext:value-type="float">
            <text:p>0.356552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64826" calcext:value-type="float">
            <text:p>0.0164826</text:p>
          </table:table-cell>
          <table:table-cell office:value-type="float" office:value="0.223259" calcext:value-type="float">
            <text:p>0.223259</text:p>
          </table:table-cell>
          <table:table-cell office:value-type="float" office:value="0.0143026" calcext:value-type="float">
            <text:p>0.0143026</text:p>
          </table:table-cell>
          <table:table-cell office:value-type="float" office:value="0.353835" calcext:value-type="float">
            <text:p>0.353835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24101" calcext:value-type="float">
            <text:p>0.0124101</text:p>
          </table:table-cell>
          <table:table-cell office:value-type="float" office:value="0.242546" calcext:value-type="float">
            <text:p>0.242546</text:p>
          </table:table-cell>
          <table:table-cell office:value-type="float" office:value="0.00997333" calcext:value-type="float">
            <text:p>0.00997333</text:p>
          </table:table-cell>
          <table:table-cell office:value-type="float" office:value="0.354914" calcext:value-type="float">
            <text:p>0.354914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0422937" calcext:value-type="float">
            <text:p>0.00422937</text:p>
          </table:table-cell>
          <table:table-cell office:value-type="float" office:value="0.242821" calcext:value-type="float">
            <text:p>0.242821</text:p>
          </table:table-cell>
          <table:table-cell office:value-type="float" office:value="0.00897903" calcext:value-type="float">
            <text:p>0.00897903</text:p>
          </table:table-cell>
          <table:table-cell office:value-type="float" office:value="0.358072" calcext:value-type="float">
            <text:p>0.358072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26415" calcext:value-type="float">
            <text:p>0.0126415</text:p>
          </table:table-cell>
          <table:table-cell office:value-type="float" office:value="0.201269" calcext:value-type="float">
            <text:p>0.201269</text:p>
          </table:table-cell>
          <table:table-cell office:value-type="float" office:value="0.0108955" calcext:value-type="float">
            <text:p>0.0108955</text:p>
          </table:table-cell>
          <table:table-cell office:value-type="float" office:value="0.351909" calcext:value-type="float">
            <text:p>0.351909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3764" calcext:value-type="float">
            <text:p>0.013764</text:p>
          </table:table-cell>
          <table:table-cell office:value-type="float" office:value="0.237977" calcext:value-type="float">
            <text:p>0.237977</text:p>
          </table:table-cell>
          <table:table-cell office:value-type="float" office:value="0.0110714" calcext:value-type="float">
            <text:p>0.0110714</text:p>
          </table:table-cell>
          <table:table-cell office:value-type="float" office:value="0.356971" calcext:value-type="float">
            <text:p>0.356971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207559" calcext:value-type="float">
            <text:p>0.0207559</text:p>
          </table:table-cell>
          <table:table-cell office:value-type="float" office:value="0.238715" calcext:value-type="float">
            <text:p>0.238715</text:p>
          </table:table-cell>
          <table:table-cell office:value-type="float" office:value="0.0139312" calcext:value-type="float">
            <text:p>0.0139312</text:p>
          </table:table-cell>
          <table:table-cell office:value-type="float" office:value="0.35573" calcext:value-type="float">
            <text:p>0.35573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0645815" calcext:value-type="float">
            <text:p>0.00645815</text:p>
          </table:table-cell>
          <table:table-cell office:value-type="float" office:value="0.243031" calcext:value-type="float">
            <text:p>0.243031</text:p>
          </table:table-cell>
          <table:table-cell office:value-type="float" office:value="0.012143" calcext:value-type="float">
            <text:p>0.012143</text:p>
          </table:table-cell>
          <table:table-cell office:value-type="float" office:value="0.354368" calcext:value-type="float">
            <text:p>0.354368</text:p>
          </table:table-cell>
        </table:table-row>
        <table:table-row table:style-name="ro1">
          <table:table-cell table:number-columns-repeated="15"/>
          <table:table-cell table:style-name="ce9" table:formula="of:=AVERAGE([.P94:.P103])" office:value-type="float" office:value="96" calcext:value-type="float">
            <text:p>96</text:p>
          </table:table-cell>
          <table:table-cell table:style-name="ce9" table:formula="of:=AVERAGE([.Q94:.Q103])" office:value-type="float" office:value="0.012924982" calcext:value-type="float">
            <text:p>0.012924982</text:p>
          </table:table-cell>
          <table:table-cell table:style-name="ce9" table:formula="of:=AVERAGE([.R94:.R103])" office:value-type="float" office:value="0.2355905" calcext:value-type="float">
            <text:p>0.2355905</text:p>
          </table:table-cell>
          <table:table-cell table:style-name="ce9" table:formula="of:=AVERAGE([.S94:.S103])" office:value-type="float" office:value="0.011202895" calcext:value-type="float">
            <text:p>0.011202895</text:p>
          </table:table-cell>
          <table:table-cell table:style-name="ce9" table:formula="of:=AVERAGE([.T94:.T103])" office:value-type="float" office:value="0.3552518" calcext:value-type="float">
            <text:p>0.3552518</text:p>
          </table:table-cell>
        </table:table-row>
      </table:table>
      <table:table table:name="FFTW CONST 1D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8"/>
          <table:table-cell office:value-type="string" calcext:value-type="string">
            <text:p>FFTW1DCINIT</text:p>
          </table:table-cell>
          <table:table-cell office:value-type="string" calcext:value-type="string">
            <text:p>FFTW1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6055703" calcext:value-type="float">
            <text:p>0.06055703</text:p>
          </table:table-cell>
          <table:table-cell table:style-name="ce6" office:value-type="float" office:value="1.260226" calcext:value-type="float">
            <text:p>1.26022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3997" calcext:value-type="float">
            <text:p>0.0603997</text:p>
          </table:table-cell>
          <table:table-cell office:value-type="float" office:value="1.25212" calcext:value-type="float">
            <text:p>1.25212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1442624" calcext:value-type="float">
            <text:p>0.1442624</text:p>
          </table:table-cell>
          <table:table-cell table:style-name="ce6" office:value-type="float" office:value="0.7011924" calcext:value-type="float">
            <text:p>0.70119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5947" calcext:value-type="float">
            <text:p>0.0605947</text:p>
          </table:table-cell>
          <table:table-cell office:value-type="float" office:value="1.25694" calcext:value-type="float">
            <text:p>1.2569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.02341874" calcext:value-type="float">
            <text:p>0.02341874</text:p>
          </table:table-cell>
          <table:table-cell table:style-name="ce6" office:value-type="float" office:value="0.5855694" calcext:value-type="float">
            <text:p>0.585569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4756" calcext:value-type="float">
            <text:p>0.0604756</text:p>
          </table:table-cell>
          <table:table-cell office:value-type="float" office:value="1.28485" calcext:value-type="float">
            <text:p>1.2848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1763977" calcext:value-type="float">
            <text:p>0.1763977</text:p>
          </table:table-cell>
          <table:table-cell table:style-name="ce6" office:value-type="float" office:value="0.3169804" calcext:value-type="float">
            <text:p>0.316980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5357" calcext:value-type="float">
            <text:p>0.0605357</text:p>
          </table:table-cell>
          <table:table-cell office:value-type="float" office:value="1.25959" calcext:value-type="float">
            <text:p>1.25959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3347406" calcext:value-type="float">
            <text:p>0.03347406</text:p>
          </table:table-cell>
          <table:table-cell table:style-name="ce6" office:value-type="float" office:value="0.3339013" calcext:value-type="float">
            <text:p>0.33390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6024" calcext:value-type="float">
            <text:p>0.0606024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05086101" calcext:value-type="float">
            <text:p>0.05086101</text:p>
          </table:table-cell>
          <table:table-cell table:style-name="ce6" office:value-type="float" office:value="0.1767414" calcext:value-type="float">
            <text:p>0.17674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4901" calcext:value-type="float">
            <text:p>0.0604901</text:p>
          </table:table-cell>
          <table:table-cell office:value-type="float" office:value="1.25752" calcext:value-type="float">
            <text:p>1.25752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7503111" calcext:value-type="float">
            <text:p>0.007503111</text:p>
          </table:table-cell>
          <table:table-cell table:style-name="ce6" office:value-type="float" office:value="0.1484055" calcext:value-type="float">
            <text:p>0.148405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8067" calcext:value-type="float">
            <text:p>0.0608067</text:p>
          </table:table-cell>
          <table:table-cell office:value-type="float" office:value="1.25837" calcext:value-type="float">
            <text:p>1.25837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2148996" calcext:value-type="float">
            <text:p>0.02148996</text:p>
          </table:table-cell>
          <table:table-cell table:style-name="ce6" office:value-type="float" office:value="0.1191797" calcext:value-type="float">
            <text:p>0.119179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4072" calcext:value-type="float">
            <text:p>0.0604072</text:p>
          </table:table-cell>
          <table:table-cell office:value-type="float" office:value="1.25312" calcext:value-type="float">
            <text:p>1.25312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607541" calcext:value-type="float">
            <text:p>0.0607541</text:p>
          </table:table-cell>
          <table:table-cell office:value-type="float" office:value="1.26309" calcext:value-type="float">
            <text:p>1.26309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605041" calcext:value-type="float">
            <text:p>0.0605041</text:p>
          </table:table-cell>
          <table:table-cell office:value-type="float" office:value="1.26376" calcext:value-type="float">
            <text:p>1.26376</text:p>
          </table:table-cell>
        </table:table-row>
        <table:table-row table:style-name="ro1">
          <table:table-cell table:number-columns-repeated="10"/>
          <table:table-cell table:style-name="ce8" table:formula="of:=AVERAGE([.K3:.K12])" office:value-type="float" office:value="1" calcext:value-type="float">
            <text:p>1</text:p>
          </table:table-cell>
          <table:table-cell table:style-name="ce8" table:formula="of:=AVERAGE([.L3:.L12])" office:value-type="float" office:value="0.06055703" calcext:value-type="float">
            <text:p>0.06055703</text:p>
          </table:table-cell>
          <table:table-cell table:style-name="ce8" table:formula="of:=AVERAGE([.M3:.M12])" office:value-type="float" office:value="1.260226" calcext:value-type="float">
            <text:p>1.26022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7862" calcext:value-type="float">
            <text:p>0.147862</text:p>
          </table:table-cell>
          <table:table-cell office:value-type="float" office:value="0.706295" calcext:value-type="float">
            <text:p>0.706295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2173" calcext:value-type="float">
            <text:p>0.142173</text:p>
          </table:table-cell>
          <table:table-cell office:value-type="float" office:value="0.69707" calcext:value-type="float">
            <text:p>0.69707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38673" calcext:value-type="float">
            <text:p>0.138673</text:p>
          </table:table-cell>
          <table:table-cell office:value-type="float" office:value="0.69794" calcext:value-type="float">
            <text:p>0.69794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8389" calcext:value-type="float">
            <text:p>0.148389</text:p>
          </table:table-cell>
          <table:table-cell office:value-type="float" office:value="0.700012" calcext:value-type="float">
            <text:p>0.700012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2494" calcext:value-type="float">
            <text:p>0.142494</text:p>
          </table:table-cell>
          <table:table-cell office:value-type="float" office:value="0.700179" calcext:value-type="float">
            <text:p>0.700179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6411" calcext:value-type="float">
            <text:p>0.146411</text:p>
          </table:table-cell>
          <table:table-cell office:value-type="float" office:value="0.70088" calcext:value-type="float">
            <text:p>0.70088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2309" calcext:value-type="float">
            <text:p>0.142309</text:p>
          </table:table-cell>
          <table:table-cell office:value-type="float" office:value="0.705825" calcext:value-type="float">
            <text:p>0.705825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083" calcext:value-type="float">
            <text:p>0.14083</text:p>
          </table:table-cell>
          <table:table-cell office:value-type="float" office:value="0.70381" calcext:value-type="float">
            <text:p>0.70381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8222" calcext:value-type="float">
            <text:p>0.148222</text:p>
          </table:table-cell>
          <table:table-cell office:value-type="float" office:value="0.70046" calcext:value-type="float">
            <text:p>0.70046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5261" calcext:value-type="float">
            <text:p>0.145261</text:p>
          </table:table-cell>
          <table:table-cell office:value-type="float" office:value="0.699453" calcext:value-type="float">
            <text:p>0.699453</text:p>
          </table:table-cell>
        </table:table-row>
        <table:table-row table:style-name="ro1">
          <table:table-cell table:number-columns-repeated="10"/>
          <table:table-cell table:style-name="ce8" table:formula="of:=AVERAGE([.K16:.K25])" office:value-type="float" office:value="2" calcext:value-type="float">
            <text:p>2</text:p>
          </table:table-cell>
          <table:table-cell table:style-name="ce8" table:formula="of:=AVERAGE([.L16:.L25])" office:value-type="float" office:value="0.1442624" calcext:value-type="float">
            <text:p>0.1442624</text:p>
          </table:table-cell>
          <table:table-cell table:style-name="ce8" table:formula="of:=AVERAGE([.M16:.M25])" office:value-type="float" office:value="0.7011924" calcext:value-type="float">
            <text:p>0.701192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27216" calcext:value-type="float">
            <text:p>0.0227216</text:p>
          </table:table-cell>
          <table:table-cell office:value-type="float" office:value="0.558958" calcext:value-type="float">
            <text:p>0.558958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51129" calcext:value-type="float">
            <text:p>0.0251129</text:p>
          </table:table-cell>
          <table:table-cell office:value-type="float" office:value="0.590687" calcext:value-type="float">
            <text:p>0.590687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188545" calcext:value-type="float">
            <text:p>0.0188545</text:p>
          </table:table-cell>
          <table:table-cell office:value-type="float" office:value="0.587413" calcext:value-type="float">
            <text:p>0.587413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168013" calcext:value-type="float">
            <text:p>0.0168013</text:p>
          </table:table-cell>
          <table:table-cell office:value-type="float" office:value="0.597501" calcext:value-type="float">
            <text:p>0.597501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46624" calcext:value-type="float">
            <text:p>0.0246624</text:p>
          </table:table-cell>
          <table:table-cell office:value-type="float" office:value="0.551495" calcext:value-type="float">
            <text:p>0.551495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57456" calcext:value-type="float">
            <text:p>0.0257456</text:p>
          </table:table-cell>
          <table:table-cell office:value-type="float" office:value="0.622814" calcext:value-type="float">
            <text:p>0.622814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32709" calcext:value-type="float">
            <text:p>0.0232709</text:p>
          </table:table-cell>
          <table:table-cell office:value-type="float" office:value="0.599234" calcext:value-type="float">
            <text:p>0.599234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50277" calcext:value-type="float">
            <text:p>0.0250277</text:p>
          </table:table-cell>
          <table:table-cell office:value-type="float" office:value="0.595721" calcext:value-type="float">
            <text:p>0.595721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56125" calcext:value-type="float">
            <text:p>0.0256125</text:p>
          </table:table-cell>
          <table:table-cell office:value-type="float" office:value="0.593392" calcext:value-type="float">
            <text:p>0.593392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6378" calcext:value-type="float">
            <text:p>0.026378</text:p>
          </table:table-cell>
          <table:table-cell office:value-type="float" office:value="0.558479" calcext:value-type="float">
            <text:p>0.558479</text:p>
          </table:table-cell>
        </table:table-row>
        <table:table-row table:style-name="ro1">
          <table:table-cell table:number-columns-repeated="10"/>
          <table:table-cell table:style-name="ce8" table:formula="of:=AVERAGE([.K29:.K38])" office:value-type="float" office:value="3" calcext:value-type="float">
            <text:p>3</text:p>
          </table:table-cell>
          <table:table-cell table:style-name="ce8" table:formula="of:=AVERAGE([.L29:.L38])" office:value-type="float" office:value="0.02341874" calcext:value-type="float">
            <text:p>0.02341874</text:p>
          </table:table-cell>
          <table:table-cell table:style-name="ce8" table:formula="of:=AVERAGE([.M29:.M38])" office:value-type="float" office:value="0.5855694" calcext:value-type="float">
            <text:p>0.585569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81682" calcext:value-type="float">
            <text:p>0.181682</text:p>
          </table:table-cell>
          <table:table-cell office:value-type="float" office:value="0.320155" calcext:value-type="float">
            <text:p>0.320155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80452" calcext:value-type="float">
            <text:p>0.180452</text:p>
          </table:table-cell>
          <table:table-cell office:value-type="float" office:value="0.312823" calcext:value-type="float">
            <text:p>0.312823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81434" calcext:value-type="float">
            <text:p>0.181434</text:p>
          </table:table-cell>
          <table:table-cell office:value-type="float" office:value="0.313156" calcext:value-type="float">
            <text:p>0.31315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59175" calcext:value-type="float">
            <text:p>0.159175</text:p>
          </table:table-cell>
          <table:table-cell office:value-type="float" office:value="0.308997" calcext:value-type="float">
            <text:p>0.308997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78635" calcext:value-type="float">
            <text:p>0.178635</text:p>
          </table:table-cell>
          <table:table-cell office:value-type="float" office:value="0.309595" calcext:value-type="float">
            <text:p>0.309595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98138" calcext:value-type="float">
            <text:p>0.198138</text:p>
          </table:table-cell>
          <table:table-cell office:value-type="float" office:value="0.311078" calcext:value-type="float">
            <text:p>0.311078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310427" calcext:value-type="float">
            <text:p>0.310427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83814" calcext:value-type="float">
            <text:p>0.183814</text:p>
          </table:table-cell>
          <table:table-cell office:value-type="float" office:value="0.316121" calcext:value-type="float">
            <text:p>0.316121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65705" calcext:value-type="float">
            <text:p>0.165705</text:p>
          </table:table-cell>
          <table:table-cell office:value-type="float" office:value="0.335176" calcext:value-type="float">
            <text:p>0.33517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67302" calcext:value-type="float">
            <text:p>0.167302</text:p>
          </table:table-cell>
          <table:table-cell office:value-type="float" office:value="0.332276" calcext:value-type="float">
            <text:p>0.332276</text:p>
          </table:table-cell>
        </table:table-row>
        <table:table-row table:style-name="ro1">
          <table:table-cell table:number-columns-repeated="10"/>
          <table:table-cell table:style-name="ce8" table:formula="of:=AVERAGE([.K42:.K51])" office:value-type="float" office:value="4" calcext:value-type="float">
            <text:p>4</text:p>
          </table:table-cell>
          <table:table-cell table:style-name="ce8" table:formula="of:=AVERAGE([.L42:.L51])" office:value-type="float" office:value="0.1763977" calcext:value-type="float">
            <text:p>0.1763977</text:p>
          </table:table-cell>
          <table:table-cell table:style-name="ce8" table:formula="of:=AVERAGE([.M42:.M51])" office:value-type="float" office:value="0.3169804" calcext:value-type="float">
            <text:p>0.316980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22167" calcext:value-type="float">
            <text:p>0.022167</text:p>
          </table:table-cell>
          <table:table-cell office:value-type="float" office:value="0.347597" calcext:value-type="float">
            <text:p>0.347597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369602" calcext:value-type="float">
            <text:p>0.0369602</text:p>
          </table:table-cell>
          <table:table-cell office:value-type="float" office:value="0.330213" calcext:value-type="float">
            <text:p>0.330213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291634" calcext:value-type="float">
            <text:p>0.0291634</text:p>
          </table:table-cell>
          <table:table-cell office:value-type="float" office:value="0.326581" calcext:value-type="float">
            <text:p>0.32658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667836" calcext:value-type="float">
            <text:p>0.0667836</text:p>
          </table:table-cell>
          <table:table-cell office:value-type="float" office:value="0.333713" calcext:value-type="float">
            <text:p>0.333713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309341" calcext:value-type="float">
            <text:p>0.0309341</text:p>
          </table:table-cell>
          <table:table-cell office:value-type="float" office:value="0.337989" calcext:value-type="float">
            <text:p>0.337989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203884" calcext:value-type="float">
            <text:p>0.0203884</text:p>
          </table:table-cell>
          <table:table-cell office:value-type="float" office:value="0.33189" calcext:value-type="float">
            <text:p>0.33189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427571" calcext:value-type="float">
            <text:p>0.0427571</text:p>
          </table:table-cell>
          <table:table-cell office:value-type="float" office:value="0.340902" calcext:value-type="float">
            <text:p>0.340902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337423" calcext:value-type="float">
            <text:p>0.0337423</text:p>
          </table:table-cell>
          <table:table-cell office:value-type="float" office:value="0.31983" calcext:value-type="float">
            <text:p>0.31983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331784" calcext:value-type="float">
            <text:p>0.0331784</text:p>
          </table:table-cell>
          <table:table-cell office:value-type="float" office:value="0.336773" calcext:value-type="float">
            <text:p>0.336773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186661" calcext:value-type="float">
            <text:p>0.0186661</text:p>
          </table:table-cell>
          <table:table-cell office:value-type="float" office:value="0.333525" calcext:value-type="float">
            <text:p>0.333525</text:p>
          </table:table-cell>
        </table:table-row>
        <table:table-row table:style-name="ro1">
          <table:table-cell table:number-columns-repeated="10"/>
          <table:table-cell table:style-name="ce8" table:formula="of:=AVERAGE([.K55:.K64])" office:value-type="float" office:value="6" calcext:value-type="float">
            <text:p>6</text:p>
          </table:table-cell>
          <table:table-cell table:style-name="ce8" table:formula="of:=AVERAGE([.L55:.L64])" office:value-type="float" office:value="0.03347406" calcext:value-type="float">
            <text:p>0.03347406</text:p>
          </table:table-cell>
          <table:table-cell table:style-name="ce8" table:formula="of:=AVERAGE([.M55:.M64])" office:value-type="float" office:value="0.3339013" calcext:value-type="float">
            <text:p>0.333901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1473" calcext:value-type="float">
            <text:p>0.0511473</text:p>
          </table:table-cell>
          <table:table-cell office:value-type="float" office:value="0.17764" calcext:value-type="float">
            <text:p>0.17764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498297" calcext:value-type="float">
            <text:p>0.0498297</text:p>
          </table:table-cell>
          <table:table-cell office:value-type="float" office:value="0.175571" calcext:value-type="float">
            <text:p>0.17557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07174" calcext:value-type="float">
            <text:p>0.0507174</text:p>
          </table:table-cell>
          <table:table-cell office:value-type="float" office:value="0.17689" calcext:value-type="float">
            <text:p>0.17689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3311" calcext:value-type="float">
            <text:p>0.0513311</text:p>
          </table:table-cell>
          <table:table-cell office:value-type="float" office:value="0.177415" calcext:value-type="float">
            <text:p>0.177415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1373" calcext:value-type="float">
            <text:p>0.0511373</text:p>
          </table:table-cell>
          <table:table-cell office:value-type="float" office:value="0.174601" calcext:value-type="float">
            <text:p>0.17460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0718" calcext:value-type="float">
            <text:p>0.0510718</text:p>
          </table:table-cell>
          <table:table-cell office:value-type="float" office:value="0.177705" calcext:value-type="float">
            <text:p>0.177705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0508" calcext:value-type="float">
            <text:p>0.050508</text:p>
          </table:table-cell>
          <table:table-cell office:value-type="float" office:value="0.176627" calcext:value-type="float">
            <text:p>0.176627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6081" calcext:value-type="float">
            <text:p>0.0516081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06699" calcext:value-type="float">
            <text:p>0.0506699</text:p>
          </table:table-cell>
          <table:table-cell office:value-type="float" office:value="0.175667" calcext:value-type="float">
            <text:p>0.175667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05895" calcext:value-type="float">
            <text:p>0.0505895</text:p>
          </table:table-cell>
          <table:table-cell office:value-type="float" office:value="0.176149" calcext:value-type="float">
            <text:p>0.176149</text:p>
          </table:table-cell>
        </table:table-row>
        <table:table-row table:style-name="ro1">
          <table:table-cell table:number-columns-repeated="10"/>
          <table:table-cell table:style-name="ce8" table:formula="of:=AVERAGE([.K68:.K77])" office:value-type="float" office:value="8" calcext:value-type="float">
            <text:p>8</text:p>
          </table:table-cell>
          <table:table-cell table:style-name="ce8" table:formula="of:=AVERAGE([.L68:.L77])" office:value-type="float" office:value="0.05086101" calcext:value-type="float">
            <text:p>0.05086101</text:p>
          </table:table-cell>
          <table:table-cell table:style-name="ce8" table:formula="of:=AVERAGE([.M68:.M77])" office:value-type="float" office:value="0.1767414" calcext:value-type="float">
            <text:p>0.176741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2301" calcext:value-type="float">
            <text:p>0.0072301</text:p>
          </table:table-cell>
          <table:table-cell office:value-type="float" office:value="0.14819" calcext:value-type="float">
            <text:p>0.14819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55829" calcext:value-type="float">
            <text:p>0.00755829</text:p>
          </table:table-cell>
          <table:table-cell office:value-type="float" office:value="0.148576" calcext:value-type="float">
            <text:p>0.148576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43421" calcext:value-type="float">
            <text:p>0.00743421</text:p>
          </table:table-cell>
          <table:table-cell office:value-type="float" office:value="0.14849" calcext:value-type="float">
            <text:p>0.14849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76064" calcext:value-type="float">
            <text:p>0.00776064</text:p>
          </table:table-cell>
          <table:table-cell office:value-type="float" office:value="0.148326" calcext:value-type="float">
            <text:p>0.148326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58906" calcext:value-type="float">
            <text:p>0.00758906</text:p>
          </table:table-cell>
          <table:table-cell office:value-type="float" office:value="0.148316" calcext:value-type="float">
            <text:p>0.148316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83498" calcext:value-type="float">
            <text:p>0.00783498</text:p>
          </table:table-cell>
          <table:table-cell office:value-type="float" office:value="0.148767" calcext:value-type="float">
            <text:p>0.148767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8256" calcext:value-type="float">
            <text:p>0.0078256</text:p>
          </table:table-cell>
          <table:table-cell office:value-type="float" office:value="0.1484" calcext:value-type="float">
            <text:p>0.1484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28071" calcext:value-type="float">
            <text:p>0.00728071</text:p>
          </table:table-cell>
          <table:table-cell office:value-type="float" office:value="0.148935" calcext:value-type="float">
            <text:p>0.148935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22264" calcext:value-type="float">
            <text:p>0.00722264</text:p>
          </table:table-cell>
          <table:table-cell office:value-type="float" office:value="0.148609" calcext:value-type="float">
            <text:p>0.148609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29488" calcext:value-type="float">
            <text:p>0.00729488</text:p>
          </table:table-cell>
          <table:table-cell office:value-type="float" office:value="0.147446" calcext:value-type="float">
            <text:p>0.147446</text:p>
          </table:table-cell>
        </table:table-row>
        <table:table-row table:style-name="ro1">
          <table:table-cell table:number-columns-repeated="10"/>
          <table:table-cell table:style-name="ce8" table:formula="of:=AVERAGE([.K81:.K90])" office:value-type="float" office:value="12" calcext:value-type="float">
            <text:p>12</text:p>
          </table:table-cell>
          <table:table-cell table:style-name="ce8" table:formula="of:=AVERAGE([.L81:.L90])" office:value-type="float" office:value="0.007503111" calcext:value-type="float">
            <text:p>0.007503111</text:p>
          </table:table-cell>
          <table:table-cell table:style-name="ce8" table:formula="of:=AVERAGE([.M81:.M90])" office:value-type="float" office:value="0.1484055" calcext:value-type="float">
            <text:p>0.148405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38555" calcext:value-type="float">
            <text:p>0.0238555</text:p>
          </table:table-cell>
          <table:table-cell office:value-type="float" office:value="0.117818" calcext:value-type="float">
            <text:p>0.117818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173225" calcext:value-type="float">
            <text:p>0.0173225</text:p>
          </table:table-cell>
          <table:table-cell office:value-type="float" office:value="0.118575" calcext:value-type="float">
            <text:p>0.118575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130693" calcext:value-type="float">
            <text:p>0.0130693</text:p>
          </table:table-cell>
          <table:table-cell office:value-type="float" office:value="0.121552" calcext:value-type="float">
            <text:p>0.121552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309242" calcext:value-type="float">
            <text:p>0.0309242</text:p>
          </table:table-cell>
          <table:table-cell office:value-type="float" office:value="0.119709" calcext:value-type="float">
            <text:p>0.119709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44642" calcext:value-type="float">
            <text:p>0.0244642</text:p>
          </table:table-cell>
          <table:table-cell office:value-type="float" office:value="0.119663" calcext:value-type="float">
            <text:p>0.119663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25517" calcext:value-type="float">
            <text:p>0.0225517</text:p>
          </table:table-cell>
          <table:table-cell office:value-type="float" office:value="0.118903" calcext:value-type="float">
            <text:p>0.118903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24547" calcext:value-type="float">
            <text:p>0.0224547</text:p>
          </table:table-cell>
          <table:table-cell office:value-type="float" office:value="0.119772" calcext:value-type="float">
            <text:p>0.119772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51397" calcext:value-type="float">
            <text:p>0.0251397</text:p>
          </table:table-cell>
          <table:table-cell office:value-type="float" office:value="0.118401" calcext:value-type="float">
            <text:p>0.118401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39148" calcext:value-type="float">
            <text:p>0.0239148</text:p>
          </table:table-cell>
          <table:table-cell office:value-type="float" office:value="0.119004" calcext:value-type="float">
            <text:p>0.119004</text:p>
          </table:table-cell>
        </table:table-row>
        <table:table-row table:style-name="ro1">
          <table:table-cell table:number-columns-repeated="10"/>
          <table:table-cell table:style-name="ce8" table:formula="of:=AVERAGE([.K94:.K103])" office:value-type="float" office:value="24" calcext:value-type="float">
            <text:p>24</text:p>
          </table:table-cell>
          <table:table-cell table:style-name="ce8" table:formula="of:=AVERAGE([.L94:.L103])" office:value-type="float" office:value="0.02148996" calcext:value-type="float">
            <text:p>0.02148996</text:p>
          </table:table-cell>
          <table:table-cell table:style-name="ce8" table:formula="of:=AVERAGE([.M94:.M103])" office:value-type="float" office:value="0.1191797" calcext:value-type="float">
            <text:p>0.1191797</text:p>
          </table:table-cell>
        </table:table-row>
      </table:table>
      <table:table table:name="FFTW CONST 2D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FFTW2DRINIT</text:p>
          </table:table-cell>
          <table:table-cell office:value-type="string" calcext:value-type="string">
            <text:p>FFTW2DREXEC</text:p>
          </table:table-cell>
          <table:table-cell office:value-type="string" calcext:value-type="string">
            <text:p>FFTW2DCINIT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7215089" calcext:value-type="float">
            <text:p>0.007215089</text:p>
          </table:table-cell>
          <table:table-cell table:style-name="ce6" office:value-type="float" office:value="0.4978804" calcext:value-type="float">
            <text:p>0.4978804</text:p>
          </table:table-cell>
          <table:table-cell table:style-name="ce6" office:value-type="float" office:value="0.005540214" calcext:value-type="float">
            <text:p>0.005540214</text:p>
          </table:table-cell>
          <table:table-cell table:style-name="ce6" office:value-type="float" office:value="1.675413" calcext:value-type="float">
            <text:p>1.6754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33085" calcext:value-type="float">
            <text:p>0.00733085</text:p>
          </table:table-cell>
          <table:table-cell office:value-type="float" office:value="0.499481" calcext:value-type="float">
            <text:p>0.499481</text:p>
          </table:table-cell>
          <table:table-cell office:value-type="float" office:value="0.0054762" calcext:value-type="float">
            <text:p>0.0054762</text:p>
          </table:table-cell>
          <table:table-cell office:value-type="float" office:value="1.70722" calcext:value-type="float">
            <text:p>1.70722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1546026" calcext:value-type="float">
            <text:p>0.01546026</text:p>
          </table:table-cell>
          <table:table-cell table:style-name="ce6" office:value-type="float" office:value="0.3419049" calcext:value-type="float">
            <text:p>0.3419049</text:p>
          </table:table-cell>
          <table:table-cell table:style-name="ce6" office:value-type="float" office:value="0.010227752" calcext:value-type="float">
            <text:p>0.010227752</text:p>
          </table:table-cell>
          <table:table-cell table:style-name="ce6" office:value-type="float" office:value="0.934198" calcext:value-type="float">
            <text:p>0.9341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0379" calcext:value-type="float">
            <text:p>0.00720379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0.00558325" calcext:value-type="float">
            <text:p>0.00558325</text:p>
          </table:table-cell>
          <table:table-cell office:value-type="float" office:value="1.65047" calcext:value-type="float">
            <text:p>1.65047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.02077027" calcext:value-type="float">
            <text:p>0.02077027</text:p>
          </table:table-cell>
          <table:table-cell table:style-name="ce6" office:value-type="float" office:value="0.3119766" calcext:value-type="float">
            <text:p>0.3119766</text:p>
          </table:table-cell>
          <table:table-cell table:style-name="ce6" office:value-type="float" office:value="0.001237545" calcext:value-type="float">
            <text:p>0.001237545</text:p>
          </table:table-cell>
          <table:table-cell table:style-name="ce6" office:value-type="float" office:value="0.4474163" calcext:value-type="float">
            <text:p>0.44741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5577" calcext:value-type="float">
            <text:p>0.00725577</text:p>
          </table:table-cell>
          <table:table-cell office:value-type="float" office:value="0.497268" calcext:value-type="float">
            <text:p>0.497268</text:p>
          </table:table-cell>
          <table:table-cell office:value-type="float" office:value="0.00546239" calcext:value-type="float">
            <text:p>0.00546239</text:p>
          </table:table-cell>
          <table:table-cell office:value-type="float" office:value="1.66657" calcext:value-type="float">
            <text:p>1.66657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15537198" calcext:value-type="float">
            <text:p>0.015537198</text:p>
          </table:table-cell>
          <table:table-cell table:style-name="ce6" office:value-type="float" office:value="0.2550591" calcext:value-type="float">
            <text:p>0.2550591</text:p>
          </table:table-cell>
          <table:table-cell table:style-name="ce6" office:value-type="float" office:value="0.009378024" calcext:value-type="float">
            <text:p>0.009378024</text:p>
          </table:table-cell>
          <table:table-cell table:style-name="ce6" office:value-type="float" office:value="0.4024733" calcext:value-type="float">
            <text:p>0.40247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2256" calcext:value-type="float">
            <text:p>0.00722256</text:p>
          </table:table-cell>
          <table:table-cell office:value-type="float" office:value="0.500274" calcext:value-type="float">
            <text:p>0.500274</text:p>
          </table:table-cell>
          <table:table-cell office:value-type="float" office:value="0.00554464" calcext:value-type="float">
            <text:p>0.00554464</text:p>
          </table:table-cell>
          <table:table-cell office:value-type="float" office:value="1.68227" calcext:value-type="float">
            <text:p>1.68227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20491065" calcext:value-type="float">
            <text:p>0.020491065</text:p>
          </table:table-cell>
          <table:table-cell table:style-name="ce6" office:value-type="float" office:value="0.1781216" calcext:value-type="float">
            <text:p>0.1781216</text:p>
          </table:table-cell>
          <table:table-cell table:style-name="ce6" office:value-type="float" office:value="0.004251278" calcext:value-type="float">
            <text:p>0.004251278</text:p>
          </table:table-cell>
          <table:table-cell table:style-name="ce6" office:value-type="float" office:value="0.2323239" calcext:value-type="float">
            <text:p>0.23232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011" calcext:value-type="float">
            <text:p>0.0072011</text:p>
          </table:table-cell>
          <table:table-cell office:value-type="float" office:value="0.497691" calcext:value-type="float">
            <text:p>0.497691</text:p>
          </table:table-cell>
          <table:table-cell office:value-type="float" office:value="0.00551374" calcext:value-type="float">
            <text:p>0.00551374</text:p>
          </table:table-cell>
          <table:table-cell office:value-type="float" office:value="1.66645" calcext:value-type="float">
            <text:p>1.66645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516387" calcext:value-type="float">
            <text:p>0.00516387</text:p>
          </table:table-cell>
          <table:table-cell table:style-name="ce6" office:value-type="float" office:value="0.09785865" calcext:value-type="float">
            <text:p>0.09785865</text:p>
          </table:table-cell>
          <table:table-cell table:style-name="ce6" office:value-type="float" office:value="0.00980096" calcext:value-type="float">
            <text:p>0.00980096</text:p>
          </table:table-cell>
          <table:table-cell table:style-name="ce6" office:value-type="float" office:value="0.219279" calcext:value-type="float">
            <text:p>0.2192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16342" calcext:value-type="float">
            <text:p>0.00716342</text:p>
          </table:table-cell>
          <table:table-cell office:value-type="float" office:value="0.495935" calcext:value-type="float">
            <text:p>0.495935</text:p>
          </table:table-cell>
          <table:table-cell office:value-type="float" office:value="0.00568655" calcext:value-type="float">
            <text:p>0.00568655</text:p>
          </table:table-cell>
          <table:table-cell office:value-type="float" office:value="1.67404" calcext:value-type="float">
            <text:p>1.67404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4743216" calcext:value-type="float">
            <text:p>0.004743216</text:p>
          </table:table-cell>
          <table:table-cell table:style-name="ce6" office:value-type="float" office:value="0.07033126" calcext:value-type="float">
            <text:p>0.07033126</text:p>
          </table:table-cell>
          <table:table-cell table:style-name="ce6" office:value-type="float" office:value="0.00507278" calcext:value-type="float">
            <text:p>0.00507278</text:p>
          </table:table-cell>
          <table:table-cell table:style-name="ce6" office:value-type="float" office:value="0.1274143" calcext:value-type="float">
            <text:p>0.1274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12965" calcext:value-type="float">
            <text:p>0.00712965</text:p>
          </table:table-cell>
          <table:table-cell office:value-type="float" office:value="0.497018" calcext:value-type="float">
            <text:p>0.497018</text:p>
          </table:table-cell>
          <table:table-cell office:value-type="float" office:value="0.00572426" calcext:value-type="float">
            <text:p>0.00572426</text:p>
          </table:table-cell>
          <table:table-cell office:value-type="float" office:value="1.66021" calcext:value-type="float">
            <text:p>1.66021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4612036" calcext:value-type="float">
            <text:p>0.004612036</text:p>
          </table:table-cell>
          <table:table-cell table:style-name="ce6" office:value-type="float" office:value="0.04757059" calcext:value-type="float">
            <text:p>0.04757059</text:p>
          </table:table-cell>
          <table:table-cell table:style-name="ce6" office:value-type="float" office:value="0.006139265" calcext:value-type="float">
            <text:p>0.006139265</text:p>
          </table:table-cell>
          <table:table-cell table:style-name="ce6" office:value-type="float" office:value="0.09680155" calcext:value-type="float">
            <text:p>0.09680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7993" calcext:value-type="float">
            <text:p>0.00727993</text:p>
          </table:table-cell>
          <table:table-cell office:value-type="float" office:value="0.497958" calcext:value-type="float">
            <text:p>0.497958</text:p>
          </table:table-cell>
          <table:table-cell office:value-type="float" office:value="0.00563925" calcext:value-type="float">
            <text:p>0.00563925</text:p>
          </table:table-cell>
          <table:table-cell office:value-type="float" office:value="1.69383" calcext:value-type="float">
            <text:p>1.6938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716217" calcext:value-type="float">
            <text:p>0.00716217</text:p>
          </table:table-cell>
          <table:table-cell office:value-type="float" office:value="0.497761" calcext:value-type="float">
            <text:p>0.497761</text:p>
          </table:table-cell>
          <table:table-cell office:value-type="float" office:value="0.00537374" calcext:value-type="float">
            <text:p>0.00537374</text:p>
          </table:table-cell>
          <table:table-cell office:value-type="float" office:value="1.6739" calcext:value-type="float">
            <text:p>1.6739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720165" calcext:value-type="float">
            <text:p>0.00720165</text:p>
          </table:table-cell>
          <table:table-cell office:value-type="float" office:value="0.496898" calcext:value-type="float">
            <text:p>0.496898</text:p>
          </table:table-cell>
          <table:table-cell office:value-type="float" office:value="0.00539812" calcext:value-type="float">
            <text:p>0.00539812</text:p>
          </table:table-cell>
          <table:table-cell office:value-type="float" office:value="1.67917" calcext:value-type="float">
            <text:p>1.67917</text:p>
          </table:table-cell>
        </table:table-row>
        <table:table-row table:style-name="ro1">
          <table:table-cell table:number-columns-repeated="6"/>
          <table:table-cell table:style-name="ce10" table:formula="of:=AVERAGE([.G3:.G12])" office:value-type="float" office:value="1" calcext:value-type="float">
            <text:p>1</text:p>
          </table:table-cell>
          <table:table-cell table:style-name="ce10" table:formula="of:=AVERAGE([.H3:.H12])" office:value-type="float" office:value="0.007215089" calcext:value-type="float">
            <text:p>0.007215089</text:p>
          </table:table-cell>
          <table:table-cell table:style-name="ce10" table:formula="of:=AVERAGE([.I3:.I12])" office:value-type="float" office:value="0.4978804" calcext:value-type="float">
            <text:p>0.4978804</text:p>
          </table:table-cell>
          <table:table-cell table:style-name="ce10" table:formula="of:=AVERAGE([.J3:.J12])" office:value-type="float" office:value="0.005540214" calcext:value-type="float">
            <text:p>0.005540214</text:p>
          </table:table-cell>
          <table:table-cell table:style-name="ce10" table:formula="of:=AVERAGE([.K3:.K12])" office:value-type="float" office:value="1.675413" calcext:value-type="float">
            <text:p>1.67541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217089" calcext:value-type="float">
            <text:p>0.0217089</text:p>
          </table:table-cell>
          <table:table-cell office:value-type="float" office:value="0.345742" calcext:value-type="float">
            <text:p>0.345742</text:p>
          </table:table-cell>
          <table:table-cell office:value-type="float" office:value="0.0167185" calcext:value-type="float">
            <text:p>0.0167185</text:p>
          </table:table-cell>
          <table:table-cell office:value-type="float" office:value="0.943744" calcext:value-type="float">
            <text:p>0.94374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74278" calcext:value-type="float">
            <text:p>0.0174278</text:p>
          </table:table-cell>
          <table:table-cell office:value-type="float" office:value="0.345588" calcext:value-type="float">
            <text:p>0.345588</text:p>
          </table:table-cell>
          <table:table-cell office:value-type="float" office:value="0.0133691" calcext:value-type="float">
            <text:p>0.0133691</text:p>
          </table:table-cell>
          <table:table-cell office:value-type="float" office:value="0.929361" calcext:value-type="float">
            <text:p>0.92936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344666" calcext:value-type="float">
            <text:p>0.344666</text:p>
          </table:table-cell>
          <table:table-cell office:value-type="float" office:value="0.00607607" calcext:value-type="float">
            <text:p>0.00607607</text:p>
          </table:table-cell>
          <table:table-cell office:value-type="float" office:value="0.936464" calcext:value-type="float">
            <text:p>0.93646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20786" calcext:value-type="float">
            <text:p>0.0120786</text:p>
          </table:table-cell>
          <table:table-cell office:value-type="float" office:value="0.343474" calcext:value-type="float">
            <text:p>0.343474</text:p>
          </table:table-cell>
          <table:table-cell office:value-type="float" office:value="0.00676776" calcext:value-type="float">
            <text:p>0.00676776</text:p>
          </table:table-cell>
          <table:table-cell office:value-type="float" office:value="0.929646" calcext:value-type="float">
            <text:p>0.92964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71151" calcext:value-type="float">
            <text:p>0.0171151</text:p>
          </table:table-cell>
          <table:table-cell office:value-type="float" office:value="0.333249" calcext:value-type="float">
            <text:p>0.333249</text:p>
          </table:table-cell>
          <table:table-cell office:value-type="float" office:value="0.00998461" calcext:value-type="float">
            <text:p>0.00998461</text:p>
          </table:table-cell>
          <table:table-cell office:value-type="float" office:value="0.925473" calcext:value-type="float">
            <text:p>0.92547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75337" calcext:value-type="float">
            <text:p>0.0175337</text:p>
          </table:table-cell>
          <table:table-cell office:value-type="float" office:value="0.339057" calcext:value-type="float">
            <text:p>0.339057</text:p>
          </table:table-cell>
          <table:table-cell office:value-type="float" office:value="0.00601155" calcext:value-type="float">
            <text:p>0.00601155</text:p>
          </table:table-cell>
          <table:table-cell office:value-type="float" office:value="0.922459" calcext:value-type="float">
            <text:p>0.922459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04889" calcext:value-type="float">
            <text:p>0.0104889</text:p>
          </table:table-cell>
          <table:table-cell office:value-type="float" office:value="0.343206" calcext:value-type="float">
            <text:p>0.343206</text:p>
          </table:table-cell>
          <table:table-cell office:value-type="float" office:value="0.00613653" calcext:value-type="float">
            <text:p>0.00613653</text:p>
          </table:table-cell>
          <table:table-cell office:value-type="float" office:value="0.942765" calcext:value-type="float">
            <text:p>0.94276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26921" calcext:value-type="float">
            <text:p>0.0126921</text:p>
          </table:table-cell>
          <table:table-cell office:value-type="float" office:value="0.34201" calcext:value-type="float">
            <text:p>0.34201</text:p>
          </table:table-cell>
          <table:table-cell office:value-type="float" office:value="0.0132787" calcext:value-type="float">
            <text:p>0.0132787</text:p>
          </table:table-cell>
          <table:table-cell office:value-type="float" office:value="0.925313" calcext:value-type="float">
            <text:p>0.92531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52574" calcext:value-type="float">
            <text:p>0.0152574</text:p>
          </table:table-cell>
          <table:table-cell office:value-type="float" office:value="0.34551" calcext:value-type="float">
            <text:p>0.34551</text:p>
          </table:table-cell>
          <table:table-cell office:value-type="float" office:value="0.0137483" calcext:value-type="float">
            <text:p>0.0137483</text:p>
          </table:table-cell>
          <table:table-cell office:value-type="float" office:value="0.945185" calcext:value-type="float">
            <text:p>0.94518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74301" calcext:value-type="float">
            <text:p>0.0174301</text:p>
          </table:table-cell>
          <table:table-cell office:value-type="float" office:value="0.336547" calcext:value-type="float">
            <text:p>0.336547</text:p>
          </table:table-cell>
          <table:table-cell office:value-type="float" office:value="0.0101864" calcext:value-type="float">
            <text:p>0.0101864</text:p>
          </table:table-cell>
          <table:table-cell office:value-type="float" office:value="0.94157" calcext:value-type="float">
            <text:p>0.94157</text:p>
          </table:table-cell>
        </table:table-row>
        <table:table-row table:style-name="ro1">
          <table:table-cell table:number-columns-repeated="6"/>
          <table:table-cell table:style-name="ce10" table:formula="of:=AVERAGE([.G16:.G25])" office:value-type="float" office:value="2" calcext:value-type="float">
            <text:p>2</text:p>
          </table:table-cell>
          <table:table-cell table:style-name="ce10" table:formula="of:=AVERAGE([.H16:.H25])" office:value-type="float" office:value="0.01546026" calcext:value-type="float">
            <text:p>0.01546026</text:p>
          </table:table-cell>
          <table:table-cell table:style-name="ce10" table:formula="of:=AVERAGE([.I16:.I25])" office:value-type="float" office:value="0.3419049" calcext:value-type="float">
            <text:p>0.3419049</text:p>
          </table:table-cell>
          <table:table-cell table:style-name="ce10" table:formula="of:=AVERAGE([.J16:.J25])" office:value-type="float" office:value="0.010227752" calcext:value-type="float">
            <text:p>0.010227752</text:p>
          </table:table-cell>
          <table:table-cell table:style-name="ce10" table:formula="of:=AVERAGE([.K16:.K25])" office:value-type="float" office:value="0.934198" calcext:value-type="float">
            <text:p>0.93419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49707" calcext:value-type="float">
            <text:p>0.0149707</text:p>
          </table:table-cell>
          <table:table-cell office:value-type="float" office:value="0.266091" calcext:value-type="float">
            <text:p>0.266091</text:p>
          </table:table-cell>
          <table:table-cell office:value-type="float" office:value="0.00113171" calcext:value-type="float">
            <text:p>0.00113171</text:p>
          </table:table-cell>
          <table:table-cell office:value-type="float" office:value="0.451293" calcext:value-type="float">
            <text:p>0.45129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50076" calcext:value-type="float">
            <text:p>0.0250076</text:p>
          </table:table-cell>
          <table:table-cell office:value-type="float" office:value="0.324145" calcext:value-type="float">
            <text:p>0.324145</text:p>
          </table:table-cell>
          <table:table-cell office:value-type="float" office:value="0.00109844" calcext:value-type="float">
            <text:p>0.00109844</text:p>
          </table:table-cell>
          <table:table-cell office:value-type="float" office:value="0.446781" calcext:value-type="float">
            <text:p>0.44678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53874" calcext:value-type="float">
            <text:p>0.0153874</text:p>
          </table:table-cell>
          <table:table-cell office:value-type="float" office:value="0.322329" calcext:value-type="float">
            <text:p>0.322329</text:p>
          </table:table-cell>
          <table:table-cell office:value-type="float" office:value="0.00126236" calcext:value-type="float">
            <text:p>0.00126236</text:p>
          </table:table-cell>
          <table:table-cell office:value-type="float" office:value="0.444694" calcext:value-type="float">
            <text:p>0.44469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24657" calcext:value-type="float">
            <text:p>0.0124657</text:p>
          </table:table-cell>
          <table:table-cell office:value-type="float" office:value="0.288021" calcext:value-type="float">
            <text:p>0.288021</text:p>
          </table:table-cell>
          <table:table-cell office:value-type="float" office:value="0.00133519" calcext:value-type="float">
            <text:p>0.00133519</text:p>
          </table:table-cell>
          <table:table-cell office:value-type="float" office:value="0.446178" calcext:value-type="float">
            <text:p>0.44617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21483" calcext:value-type="float">
            <text:p>0.0221483</text:p>
          </table:table-cell>
          <table:table-cell office:value-type="float" office:value="0.308886" calcext:value-type="float">
            <text:p>0.308886</text:p>
          </table:table-cell>
          <table:table-cell office:value-type="float" office:value="0.00115179" calcext:value-type="float">
            <text:p>0.00115179</text:p>
          </table:table-cell>
          <table:table-cell office:value-type="float" office:value="0.45002" calcext:value-type="float">
            <text:p>0.4500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53076" calcext:value-type="float">
            <text:p>0.0253076</text:p>
          </table:table-cell>
          <table:table-cell office:value-type="float" office:value="0.31942" calcext:value-type="float">
            <text:p>0.31942</text:p>
          </table:table-cell>
          <table:table-cell office:value-type="float" office:value="0.00116556" calcext:value-type="float">
            <text:p>0.00116556</text:p>
          </table:table-cell>
          <table:table-cell office:value-type="float" office:value="0.448161" calcext:value-type="float">
            <text:p>0.44816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37491" calcext:value-type="float">
            <text:p>0.0237491</text:p>
          </table:table-cell>
          <table:table-cell office:value-type="float" office:value="0.323729" calcext:value-type="float">
            <text:p>0.323729</text:p>
          </table:table-cell>
          <table:table-cell office:value-type="float" office:value="0.00134338" calcext:value-type="float">
            <text:p>0.00134338</text:p>
          </table:table-cell>
          <table:table-cell office:value-type="float" office:value="0.441968" calcext:value-type="float">
            <text:p>0.44196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60191" calcext:value-type="float">
            <text:p>0.0160191</text:p>
          </table:table-cell>
          <table:table-cell office:value-type="float" office:value="0.327646" calcext:value-type="float">
            <text:p>0.327646</text:p>
          </table:table-cell>
          <table:table-cell office:value-type="float" office:value="0.00126401" calcext:value-type="float">
            <text:p>0.00126401</text:p>
          </table:table-cell>
          <table:table-cell office:value-type="float" office:value="0.452447" calcext:value-type="float">
            <text:p>0.45244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74941" calcext:value-type="float">
            <text:p>0.0274941</text:p>
          </table:table-cell>
          <table:table-cell office:value-type="float" office:value="0.324723" calcext:value-type="float">
            <text:p>0.324723</text:p>
          </table:table-cell>
          <table:table-cell office:value-type="float" office:value="0.00136758" calcext:value-type="float">
            <text:p>0.00136758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51531" calcext:value-type="float">
            <text:p>0.0251531</text:p>
          </table:table-cell>
          <table:table-cell office:value-type="float" office:value="0.314776" calcext:value-type="float">
            <text:p>0.314776</text:p>
          </table:table-cell>
          <table:table-cell office:value-type="float" office:value="0.00125543" calcext:value-type="float">
            <text:p>0.00125543</text:p>
          </table:table-cell>
          <table:table-cell office:value-type="float" office:value="0.443821" calcext:value-type="float">
            <text:p>0.443821</text:p>
          </table:table-cell>
        </table:table-row>
        <table:table-row table:style-name="ro1">
          <table:table-cell table:number-columns-repeated="6"/>
          <table:table-cell table:style-name="ce10" table:formula="of:=AVERAGE([.G29:.G38])" office:value-type="float" office:value="3" calcext:value-type="float">
            <text:p>3</text:p>
          </table:table-cell>
          <table:table-cell table:style-name="ce10" table:formula="of:=AVERAGE([.H29:.H38])" office:value-type="float" office:value="0.02077027" calcext:value-type="float">
            <text:p>0.02077027</text:p>
          </table:table-cell>
          <table:table-cell table:style-name="ce10" table:formula="of:=AVERAGE([.I29:.I38])" office:value-type="float" office:value="0.3119766" calcext:value-type="float">
            <text:p>0.3119766</text:p>
          </table:table-cell>
          <table:table-cell table:style-name="ce10" table:formula="of:=AVERAGE([.J29:.J38])" office:value-type="float" office:value="0.001237545" calcext:value-type="float">
            <text:p>0.001237545</text:p>
          </table:table-cell>
          <table:table-cell table:style-name="ce10" table:formula="of:=AVERAGE([.K29:.K38])" office:value-type="float" office:value="0.4474163" calcext:value-type="float">
            <text:p>0.447416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80196" calcext:value-type="float">
            <text:p>0.0280196</text:p>
          </table:table-cell>
          <table:table-cell office:value-type="float" office:value="0.211796" calcext:value-type="float">
            <text:p>0.211796</text:p>
          </table:table-cell>
          <table:table-cell office:value-type="float" office:value="0.0084589" calcext:value-type="float">
            <text:p>0.0084589</text:p>
          </table:table-cell>
          <table:table-cell office:value-type="float" office:value="0.416372" calcext:value-type="float">
            <text:p>0.41637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55523" calcext:value-type="float">
            <text:p>0.0155523</text:p>
          </table:table-cell>
          <table:table-cell office:value-type="float" office:value="0.269477" calcext:value-type="float">
            <text:p>0.269477</text:p>
          </table:table-cell>
          <table:table-cell office:value-type="float" office:value="0.00902629" calcext:value-type="float">
            <text:p>0.00902629</text:p>
          </table:table-cell>
          <table:table-cell office:value-type="float" office:value="0.402957" calcext:value-type="float">
            <text:p>0.40295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05671" calcext:value-type="float">
            <text:p>0.0205671</text:p>
          </table:table-cell>
          <table:table-cell office:value-type="float" office:value="0.271714" calcext:value-type="float">
            <text:p>0.271714</text:p>
          </table:table-cell>
          <table:table-cell office:value-type="float" office:value="0.00722454" calcext:value-type="float">
            <text:p>0.00722454</text:p>
          </table:table-cell>
          <table:table-cell office:value-type="float" office:value="0.396737" calcext:value-type="float">
            <text:p>0.39673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6874" calcext:value-type="float">
            <text:p>0.016874</text:p>
          </table:table-cell>
          <table:table-cell office:value-type="float" office:value="0.271457" calcext:value-type="float">
            <text:p>0.271457</text:p>
          </table:table-cell>
          <table:table-cell office:value-type="float" office:value="0.00781435" calcext:value-type="float">
            <text:p>0.00781435</text:p>
          </table:table-cell>
          <table:table-cell office:value-type="float" office:value="0.410199" calcext:value-type="float">
            <text:p>0.410199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70618" calcext:value-type="float">
            <text:p>0.0170618</text:p>
          </table:table-cell>
          <table:table-cell office:value-type="float" office:value="0.226643" calcext:value-type="float">
            <text:p>0.226643</text:p>
          </table:table-cell>
          <table:table-cell office:value-type="float" office:value="0.0115199" calcext:value-type="float">
            <text:p>0.0115199</text:p>
          </table:table-cell>
          <table:table-cell office:value-type="float" office:value="0.409158" calcext:value-type="float">
            <text:p>0.40915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46678" calcext:value-type="float">
            <text:p>0.0146678</text:p>
          </table:table-cell>
          <table:table-cell office:value-type="float" office:value="0.251166" calcext:value-type="float">
            <text:p>0.251166</text:p>
          </table:table-cell>
          <table:table-cell office:value-type="float" office:value="0.0104315" calcext:value-type="float">
            <text:p>0.0104315</text:p>
          </table:table-cell>
          <table:table-cell office:value-type="float" office:value="0.4062" calcext:value-type="float">
            <text:p>0.406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86686" calcext:value-type="float">
            <text:p>0.0186686</text:p>
          </table:table-cell>
          <table:table-cell office:value-type="float" office:value="0.274927" calcext:value-type="float">
            <text:p>0.274927</text:p>
          </table:table-cell>
          <table:table-cell office:value-type="float" office:value="0.0114799" calcext:value-type="float">
            <text:p>0.0114799</text:p>
          </table:table-cell>
          <table:table-cell office:value-type="float" office:value="0.411828" calcext:value-type="float">
            <text:p>0.41182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10975" calcext:value-type="float">
            <text:p>0.0110975</text:p>
          </table:table-cell>
          <table:table-cell office:value-type="float" office:value="0.226529" calcext:value-type="float">
            <text:p>0.226529</text:p>
          </table:table-cell>
          <table:table-cell office:value-type="float" office:value="0.00942255" calcext:value-type="float">
            <text:p>0.00942255</text:p>
          </table:table-cell>
          <table:table-cell office:value-type="float" office:value="0.390807" calcext:value-type="float">
            <text:p>0.39080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417108" calcext:value-type="float">
            <text:p>0.00417108</text:p>
          </table:table-cell>
          <table:table-cell office:value-type="float" office:value="0.269743" calcext:value-type="float">
            <text:p>0.269743</text:p>
          </table:table-cell>
          <table:table-cell office:value-type="float" office:value="0.00763241" calcext:value-type="float">
            <text:p>0.00763241</text:p>
          </table:table-cell>
          <table:table-cell office:value-type="float" office:value="0.407357" calcext:value-type="float">
            <text:p>0.40735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86922" calcext:value-type="float">
            <text:p>0.0086922</text:p>
          </table:table-cell>
          <table:table-cell office:value-type="float" office:value="0.277139" calcext:value-type="float">
            <text:p>0.277139</text:p>
          </table:table-cell>
          <table:table-cell office:value-type="float" office:value="0.0107699" calcext:value-type="float">
            <text:p>0.0107699</text:p>
          </table:table-cell>
          <table:table-cell office:value-type="float" office:value="0.373118" calcext:value-type="float">
            <text:p>0.373118</text:p>
          </table:table-cell>
        </table:table-row>
        <table:table-row table:style-name="ro1">
          <table:table-cell table:number-columns-repeated="6"/>
          <table:table-cell table:style-name="ce10" table:formula="of:=AVERAGE([.G42:.G51])" office:value-type="float" office:value="4" calcext:value-type="float">
            <text:p>4</text:p>
          </table:table-cell>
          <table:table-cell table:style-name="ce10" table:formula="of:=AVERAGE([.H42:.H51])" office:value-type="float" office:value="0.015537198" calcext:value-type="float">
            <text:p>0.015537198</text:p>
          </table:table-cell>
          <table:table-cell table:style-name="ce10" table:formula="of:=AVERAGE([.I42:.I51])" office:value-type="float" office:value="0.2550591" calcext:value-type="float">
            <text:p>0.2550591</text:p>
          </table:table-cell>
          <table:table-cell table:style-name="ce10" table:formula="of:=AVERAGE([.J42:.J51])" office:value-type="float" office:value="0.009378024" calcext:value-type="float">
            <text:p>0.009378024</text:p>
          </table:table-cell>
          <table:table-cell table:style-name="ce10" table:formula="of:=AVERAGE([.K42:.K51])" office:value-type="float" office:value="0.4024733" calcext:value-type="float">
            <text:p>0.402473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50028" calcext:value-type="float">
            <text:p>0.0150028</text:p>
          </table:table-cell>
          <table:table-cell office:value-type="float" office:value="0.183665" calcext:value-type="float">
            <text:p>0.183665</text:p>
          </table:table-cell>
          <table:table-cell office:value-type="float" office:value="0.00583189" calcext:value-type="float">
            <text:p>0.00583189</text:p>
          </table:table-cell>
          <table:table-cell office:value-type="float" office:value="0.235669" calcext:value-type="float">
            <text:p>0.235669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73864" calcext:value-type="float">
            <text:p>0.0173864</text:p>
          </table:table-cell>
          <table:table-cell office:value-type="float" office:value="0.17764" calcext:value-type="float">
            <text:p>0.17764</text:p>
          </table:table-cell>
          <table:table-cell office:value-type="float" office:value="0.00342689" calcext:value-type="float">
            <text:p>0.00342689</text:p>
          </table:table-cell>
          <table:table-cell office:value-type="float" office:value="0.231568" calcext:value-type="float">
            <text:p>0.23156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21663" calcext:value-type="float">
            <text:p>0.021663</text:p>
          </table:table-cell>
          <table:table-cell office:value-type="float" office:value="0.187906" calcext:value-type="float">
            <text:p>0.187906</text:p>
          </table:table-cell>
          <table:table-cell office:value-type="float" office:value="0.00460654" calcext:value-type="float">
            <text:p>0.00460654</text:p>
          </table:table-cell>
          <table:table-cell office:value-type="float" office:value="0.231075" calcext:value-type="float">
            <text:p>0.23107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422455" calcext:value-type="float">
            <text:p>0.0422455</text:p>
          </table:table-cell>
          <table:table-cell office:value-type="float" office:value="0.169188" calcext:value-type="float">
            <text:p>0.169188</text:p>
          </table:table-cell>
          <table:table-cell office:value-type="float" office:value="0.00187112" calcext:value-type="float">
            <text:p>0.00187112</text:p>
          </table:table-cell>
          <table:table-cell office:value-type="float" office:value="0.229013" calcext:value-type="float">
            <text:p>0.229013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214443" calcext:value-type="float">
            <text:p>0.0214443</text:p>
          </table:table-cell>
          <table:table-cell office:value-type="float" office:value="0.179934" calcext:value-type="float">
            <text:p>0.179934</text:p>
          </table:table-cell>
          <table:table-cell office:value-type="float" office:value="0.00268657" calcext:value-type="float">
            <text:p>0.00268657</text:p>
          </table:table-cell>
          <table:table-cell office:value-type="float" office:value="0.236997" calcext:value-type="float">
            <text:p>0.23699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203371" calcext:value-type="float">
            <text:p>0.0203371</text:p>
          </table:table-cell>
          <table:table-cell office:value-type="float" office:value="0.186709" calcext:value-type="float">
            <text:p>0.186709</text:p>
          </table:table-cell>
          <table:table-cell office:value-type="float" office:value="0.00467692" calcext:value-type="float">
            <text:p>0.00467692</text:p>
          </table:table-cell>
          <table:table-cell office:value-type="float" office:value="0.233796" calcext:value-type="float">
            <text:p>0.233796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5373" calcext:value-type="float">
            <text:p>0.015373</text:p>
          </table:table-cell>
          <table:table-cell office:value-type="float" office:value="0.169119" calcext:value-type="float">
            <text:p>0.169119</text:p>
          </table:table-cell>
          <table:table-cell office:value-type="float" office:value="0.00215167" calcext:value-type="float">
            <text:p>0.00215167</text:p>
          </table:table-cell>
          <table:table-cell office:value-type="float" office:value="0.230802" calcext:value-type="float">
            <text:p>0.23080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32161" calcext:value-type="float">
            <text:p>0.032161</text:p>
          </table:table-cell>
          <table:table-cell office:value-type="float" office:value="0.175576" calcext:value-type="float">
            <text:p>0.175576</text:p>
          </table:table-cell>
          <table:table-cell office:value-type="float" office:value="0.00935233" calcext:value-type="float">
            <text:p>0.00935233</text:p>
          </table:table-cell>
          <table:table-cell office:value-type="float" office:value="0.230154" calcext:value-type="float">
            <text:p>0.23015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920345" calcext:value-type="float">
            <text:p>0.00920345</text:p>
          </table:table-cell>
          <table:table-cell office:value-type="float" office:value="0.187537" calcext:value-type="float">
            <text:p>0.187537</text:p>
          </table:table-cell>
          <table:table-cell office:value-type="float" office:value="0.00316493" calcext:value-type="float">
            <text:p>0.00316493</text:p>
          </table:table-cell>
          <table:table-cell office:value-type="float" office:value="0.229624" calcext:value-type="float">
            <text:p>0.22962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00941" calcext:value-type="float">
            <text:p>0.0100941</text:p>
          </table:table-cell>
          <table:table-cell office:value-type="float" office:value="0.163942" calcext:value-type="float">
            <text:p>0.163942</text:p>
          </table:table-cell>
          <table:table-cell office:value-type="float" office:value="0.00474392" calcext:value-type="float">
            <text:p>0.00474392</text:p>
          </table:table-cell>
          <table:table-cell office:value-type="float" office:value="0.234541" calcext:value-type="float">
            <text:p>0.234541</text:p>
          </table:table-cell>
        </table:table-row>
        <table:table-row table:style-name="ro1">
          <table:table-cell table:number-columns-repeated="6"/>
          <table:table-cell table:style-name="ce10" table:formula="of:=AVERAGE([.G55:.G64])" office:value-type="float" office:value="6" calcext:value-type="float">
            <text:p>6</text:p>
          </table:table-cell>
          <table:table-cell table:style-name="ce10" table:formula="of:=AVERAGE([.H55:.H64])" office:value-type="float" office:value="0.020491065" calcext:value-type="float">
            <text:p>0.020491065</text:p>
          </table:table-cell>
          <table:table-cell table:style-name="ce10" table:formula="of:=AVERAGE([.I55:.I64])" office:value-type="float" office:value="0.1781216" calcext:value-type="float">
            <text:p>0.1781216</text:p>
          </table:table-cell>
          <table:table-cell table:style-name="ce10" table:formula="of:=AVERAGE([.J55:.J64])" office:value-type="float" office:value="0.004251278" calcext:value-type="float">
            <text:p>0.004251278</text:p>
          </table:table-cell>
          <table:table-cell table:style-name="ce10" table:formula="of:=AVERAGE([.K55:.K64])" office:value-type="float" office:value="0.2323239" calcext:value-type="float">
            <text:p>0.232323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434491" calcext:value-type="float">
            <text:p>0.00434491</text:p>
          </table:table-cell>
          <table:table-cell office:value-type="float" office:value="0.0975297" calcext:value-type="float">
            <text:p>0.0975297</text:p>
          </table:table-cell>
          <table:table-cell office:value-type="float" office:value="0.00876763" calcext:value-type="float">
            <text:p>0.00876763</text:p>
          </table:table-cell>
          <table:table-cell office:value-type="float" office:value="0.214308" calcext:value-type="float">
            <text:p>0.214308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434738" calcext:value-type="float">
            <text:p>0.00434738</text:p>
          </table:table-cell>
          <table:table-cell office:value-type="float" office:value="0.0970706" calcext:value-type="float">
            <text:p>0.0970706</text:p>
          </table:table-cell>
          <table:table-cell office:value-type="float" office:value="0.00883979" calcext:value-type="float">
            <text:p>0.00883979</text:p>
          </table:table-cell>
          <table:table-cell office:value-type="float" office:value="0.225222" calcext:value-type="float">
            <text:p>0.225222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31569" calcext:value-type="float">
            <text:p>0.00531569</text:p>
          </table:table-cell>
          <table:table-cell office:value-type="float" office:value="0.0978322" calcext:value-type="float">
            <text:p>0.0978322</text:p>
          </table:table-cell>
          <table:table-cell office:value-type="float" office:value="0.0109745" calcext:value-type="float">
            <text:p>0.0109745</text:p>
          </table:table-cell>
          <table:table-cell office:value-type="float" office:value="0.215226" calcext:value-type="float">
            <text:p>0.215226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7149" calcext:value-type="float">
            <text:p>0.0057149</text:p>
          </table:table-cell>
          <table:table-cell office:value-type="float" office:value="0.0985766" calcext:value-type="float">
            <text:p>0.0985766</text:p>
          </table:table-cell>
          <table:table-cell office:value-type="float" office:value="0.0092268" calcext:value-type="float">
            <text:p>0.0092268</text:p>
          </table:table-cell>
          <table:table-cell office:value-type="float" office:value="0.219383" calcext:value-type="float">
            <text:p>0.21938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39202" calcext:value-type="float">
            <text:p>0.00539202</text:p>
          </table:table-cell>
          <table:table-cell office:value-type="float" office:value="0.0971397" calcext:value-type="float">
            <text:p>0.0971397</text:p>
          </table:table-cell>
          <table:table-cell office:value-type="float" office:value="0.00982403" calcext:value-type="float">
            <text:p>0.00982403</text:p>
          </table:table-cell>
          <table:table-cell office:value-type="float" office:value="0.233657" calcext:value-type="float">
            <text:p>0.233657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74764" calcext:value-type="float">
            <text:p>0.00574764</text:p>
          </table:table-cell>
          <table:table-cell office:value-type="float" office:value="0.0983037" calcext:value-type="float">
            <text:p>0.0983037</text:p>
          </table:table-cell>
          <table:table-cell office:value-type="float" office:value="0.0111974" calcext:value-type="float">
            <text:p>0.0111974</text:p>
          </table:table-cell>
          <table:table-cell office:value-type="float" office:value="0.218048" calcext:value-type="float">
            <text:p>0.218048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82292" calcext:value-type="float">
            <text:p>0.00582292</text:p>
          </table:table-cell>
          <table:table-cell office:value-type="float" office:value="0.0984378" calcext:value-type="float">
            <text:p>0.0984378</text:p>
          </table:table-cell>
          <table:table-cell office:value-type="float" office:value="0.0116004" calcext:value-type="float">
            <text:p>0.0116004</text:p>
          </table:table-cell>
          <table:table-cell office:value-type="float" office:value="0.219267" calcext:value-type="float">
            <text:p>0.219267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34196" calcext:value-type="float">
            <text:p>0.00534196</text:p>
          </table:table-cell>
          <table:table-cell office:value-type="float" office:value="0.0985877" calcext:value-type="float">
            <text:p>0.0985877</text:p>
          </table:table-cell>
          <table:table-cell office:value-type="float" office:value="0.00948433" calcext:value-type="float">
            <text:p>0.00948433</text:p>
          </table:table-cell>
          <table:table-cell office:value-type="float" office:value="0.214789" calcext:value-type="float">
            <text:p>0.214789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462777" calcext:value-type="float">
            <text:p>0.00462777</text:p>
          </table:table-cell>
          <table:table-cell office:value-type="float" office:value="0.0976393" calcext:value-type="float">
            <text:p>0.0976393</text:p>
          </table:table-cell>
          <table:table-cell office:value-type="float" office:value="0.00921278" calcext:value-type="float">
            <text:p>0.00921278</text:p>
          </table:table-cell>
          <table:table-cell office:value-type="float" office:value="0.211713" calcext:value-type="float">
            <text:p>0.21171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498351" calcext:value-type="float">
            <text:p>0.00498351</text:p>
          </table:table-cell>
          <table:table-cell office:value-type="float" office:value="0.0974692" calcext:value-type="float">
            <text:p>0.0974692</text:p>
          </table:table-cell>
          <table:table-cell office:value-type="float" office:value="0.00888194" calcext:value-type="float">
            <text:p>0.00888194</text:p>
          </table:table-cell>
          <table:table-cell office:value-type="float" office:value="0.221177" calcext:value-type="float">
            <text:p>0.221177</text:p>
          </table:table-cell>
        </table:table-row>
        <table:table-row table:style-name="ro1">
          <table:table-cell table:number-columns-repeated="6"/>
          <table:table-cell table:style-name="ce10" table:formula="of:=AVERAGE([.G68:.G77])" office:value-type="float" office:value="8" calcext:value-type="float">
            <text:p>8</text:p>
          </table:table-cell>
          <table:table-cell table:style-name="ce10" table:formula="of:=AVERAGE([.H68:.H77])" office:value-type="float" office:value="0.00516387" calcext:value-type="float">
            <text:p>0.00516387</text:p>
          </table:table-cell>
          <table:table-cell table:style-name="ce10" table:formula="of:=AVERAGE([.I68:.I77])" office:value-type="float" office:value="0.09785865" calcext:value-type="float">
            <text:p>0.09785865</text:p>
          </table:table-cell>
          <table:table-cell table:style-name="ce10" table:formula="of:=AVERAGE([.J68:.J77])" office:value-type="float" office:value="0.00980096" calcext:value-type="float">
            <text:p>0.00980096</text:p>
          </table:table-cell>
          <table:table-cell table:style-name="ce10" table:formula="of:=AVERAGE([.K68:.K77])" office:value-type="float" office:value="0.219279" calcext:value-type="float">
            <text:p>0.21927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529977" calcext:value-type="float">
            <text:p>0.00529977</text:p>
          </table:table-cell>
          <table:table-cell office:value-type="float" office:value="0.0707845" calcext:value-type="float">
            <text:p>0.0707845</text:p>
          </table:table-cell>
          <table:table-cell office:value-type="float" office:value="0.00654423" calcext:value-type="float">
            <text:p>0.00654423</text:p>
          </table:table-cell>
          <table:table-cell office:value-type="float" office:value="0.128213" calcext:value-type="float">
            <text:p>0.12821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82977" calcext:value-type="float">
            <text:p>0.00482977</text:p>
          </table:table-cell>
          <table:table-cell office:value-type="float" office:value="0.0709877" calcext:value-type="float">
            <text:p>0.0709877</text:p>
          </table:table-cell>
          <table:table-cell office:value-type="float" office:value="0.00545991" calcext:value-type="float">
            <text:p>0.00545991</text:p>
          </table:table-cell>
          <table:table-cell office:value-type="float" office:value="0.128573" calcext:value-type="float">
            <text:p>0.12857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500772" calcext:value-type="float">
            <text:p>0.00500772</text:p>
          </table:table-cell>
          <table:table-cell office:value-type="float" office:value="0.0702695" calcext:value-type="float">
            <text:p>0.0702695</text:p>
          </table:table-cell>
          <table:table-cell office:value-type="float" office:value="0.00627053" calcext:value-type="float">
            <text:p>0.00627053</text:p>
          </table:table-cell>
          <table:table-cell office:value-type="float" office:value="0.126507" calcext:value-type="float">
            <text:p>0.12650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33669" calcext:value-type="float">
            <text:p>0.00433669</text:p>
          </table:table-cell>
          <table:table-cell office:value-type="float" office:value="0.0695871" calcext:value-type="float">
            <text:p>0.0695871</text:p>
          </table:table-cell>
          <table:table-cell office:value-type="float" office:value="0.00382798" calcext:value-type="float">
            <text:p>0.00382798</text:p>
          </table:table-cell>
          <table:table-cell office:value-type="float" office:value="0.126213" calcext:value-type="float">
            <text:p>0.12621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38922" calcext:value-type="float">
            <text:p>0.00438922</text:p>
          </table:table-cell>
          <table:table-cell office:value-type="float" office:value="0.0698876" calcext:value-type="float">
            <text:p>0.0698876</text:p>
          </table:table-cell>
          <table:table-cell office:value-type="float" office:value="0.00328057" calcext:value-type="float">
            <text:p>0.00328057</text:p>
          </table:table-cell>
          <table:table-cell office:value-type="float" office:value="0.126603" calcext:value-type="float">
            <text:p>0.12660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85579" calcext:value-type="float">
            <text:p>0.00485579</text:p>
          </table:table-cell>
          <table:table-cell office:value-type="float" office:value="0.0700105" calcext:value-type="float">
            <text:p>0.0700105</text:p>
          </table:table-cell>
          <table:table-cell office:value-type="float" office:value="0.0043629" calcext:value-type="float">
            <text:p>0.0043629</text:p>
          </table:table-cell>
          <table:table-cell office:value-type="float" office:value="0.127265" calcext:value-type="float">
            <text:p>0.12726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512396" calcext:value-type="float">
            <text:p>0.00512396</text:p>
          </table:table-cell>
          <table:table-cell office:value-type="float" office:value="0.0700659" calcext:value-type="float">
            <text:p>0.0700659</text:p>
          </table:table-cell>
          <table:table-cell office:value-type="float" office:value="0.00572789" calcext:value-type="float">
            <text:p>0.00572789</text:p>
          </table:table-cell>
          <table:table-cell office:value-type="float" office:value="0.127745" calcext:value-type="float">
            <text:p>0.12774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82184" calcext:value-type="float">
            <text:p>0.00482184</text:p>
          </table:table-cell>
          <table:table-cell office:value-type="float" office:value="0.0706904" calcext:value-type="float">
            <text:p>0.0706904</text:p>
          </table:table-cell>
          <table:table-cell office:value-type="float" office:value="0.00555774" calcext:value-type="float">
            <text:p>0.00555774</text:p>
          </table:table-cell>
          <table:table-cell office:value-type="float" office:value="0.12785" calcext:value-type="float">
            <text:p>0.1278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22869" calcext:value-type="float">
            <text:p>0.00422869</text:p>
          </table:table-cell>
          <table:table-cell office:value-type="float" office:value="0.0705534" calcext:value-type="float">
            <text:p>0.0705534</text:p>
          </table:table-cell>
          <table:table-cell office:value-type="float" office:value="0.00524238" calcext:value-type="float">
            <text:p>0.00524238</text:p>
          </table:table-cell>
          <table:table-cell office:value-type="float" office:value="0.127982" calcext:value-type="float">
            <text:p>0.127982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53871" calcext:value-type="float">
            <text:p>0.00453871</text:p>
          </table:table-cell>
          <table:table-cell office:value-type="float" office:value="0.070476" calcext:value-type="float">
            <text:p>0.070476</text:p>
          </table:table-cell>
          <table:table-cell office:value-type="float" office:value="0.00445367" calcext:value-type="float">
            <text:p>0.00445367</text:p>
          </table:table-cell>
          <table:table-cell office:value-type="float" office:value="0.127192" calcext:value-type="float">
            <text:p>0.127192</text:p>
          </table:table-cell>
        </table:table-row>
        <table:table-row table:style-name="ro1">
          <table:table-cell table:number-columns-repeated="6"/>
          <table:table-cell table:style-name="ce10" table:formula="of:=AVERAGE([.G81:.G90])" office:value-type="float" office:value="12" calcext:value-type="float">
            <text:p>12</text:p>
          </table:table-cell>
          <table:table-cell table:style-name="ce10" table:formula="of:=AVERAGE([.H81:.H90])" office:value-type="float" office:value="0.004743216" calcext:value-type="float">
            <text:p>0.004743216</text:p>
          </table:table-cell>
          <table:table-cell table:style-name="ce10" table:formula="of:=AVERAGE([.I81:.I90])" office:value-type="float" office:value="0.07033126" calcext:value-type="float">
            <text:p>0.07033126</text:p>
          </table:table-cell>
          <table:table-cell table:style-name="ce10" table:formula="of:=AVERAGE([.J81:.J90])" office:value-type="float" office:value="0.00507278" calcext:value-type="float">
            <text:p>0.00507278</text:p>
          </table:table-cell>
          <table:table-cell table:style-name="ce10" table:formula="of:=AVERAGE([.K81:.K90])" office:value-type="float" office:value="0.1274143" calcext:value-type="float">
            <text:p>0.12741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82261" calcext:value-type="float">
            <text:p>0.00482261</text:p>
          </table:table-cell>
          <table:table-cell office:value-type="float" office:value="0.0470385" calcext:value-type="float">
            <text:p>0.0470385</text:p>
          </table:table-cell>
          <table:table-cell office:value-type="float" office:value="0.00633907" calcext:value-type="float">
            <text:p>0.00633907</text:p>
          </table:table-cell>
          <table:table-cell office:value-type="float" office:value="0.0973035" calcext:value-type="float">
            <text:p>0.0973035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56555" calcext:value-type="float">
            <text:p>0.00456555</text:p>
          </table:table-cell>
          <table:table-cell office:value-type="float" office:value="0.047964" calcext:value-type="float">
            <text:p>0.047964</text:p>
          </table:table-cell>
          <table:table-cell office:value-type="float" office:value="0.00445906" calcext:value-type="float">
            <text:p>0.00445906</text:p>
          </table:table-cell>
          <table:table-cell office:value-type="float" office:value="0.0974376" calcext:value-type="float">
            <text:p>0.0974376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65115" calcext:value-type="float">
            <text:p>0.00465115</text:p>
          </table:table-cell>
          <table:table-cell office:value-type="float" office:value="0.0475348" calcext:value-type="float">
            <text:p>0.0475348</text:p>
          </table:table-cell>
          <table:table-cell office:value-type="float" office:value="0.00509317" calcext:value-type="float">
            <text:p>0.00509317</text:p>
          </table:table-cell>
          <table:table-cell office:value-type="float" office:value="0.0977078" calcext:value-type="float">
            <text:p>0.097707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42976" calcext:value-type="float">
            <text:p>0.00442976</text:p>
          </table:table-cell>
          <table:table-cell office:value-type="float" office:value="0.0477792" calcext:value-type="float">
            <text:p>0.0477792</text:p>
          </table:table-cell>
          <table:table-cell office:value-type="float" office:value="0.00686937" calcext:value-type="float">
            <text:p>0.00686937</text:p>
          </table:table-cell>
          <table:table-cell office:value-type="float" office:value="0.0972328" calcext:value-type="float">
            <text:p>0.097232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26378" calcext:value-type="float">
            <text:p>0.00426378</text:p>
          </table:table-cell>
          <table:table-cell office:value-type="float" office:value="0.0473895" calcext:value-type="float">
            <text:p>0.0473895</text:p>
          </table:table-cell>
          <table:table-cell office:value-type="float" office:value="0.00526204" calcext:value-type="float">
            <text:p>0.00526204</text:p>
          </table:table-cell>
          <table:table-cell office:value-type="float" office:value="0.0962609" calcext:value-type="float">
            <text:p>0.096260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76455" calcext:value-type="float">
            <text:p>0.00476455</text:p>
          </table:table-cell>
          <table:table-cell office:value-type="float" office:value="0.0478357" calcext:value-type="float">
            <text:p>0.0478357</text:p>
          </table:table-cell>
          <table:table-cell office:value-type="float" office:value="0.00709277" calcext:value-type="float">
            <text:p>0.00709277</text:p>
          </table:table-cell>
          <table:table-cell office:value-type="float" office:value="0.0953269" calcext:value-type="float">
            <text:p>0.095326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80025" calcext:value-type="float">
            <text:p>0.00480025</text:p>
          </table:table-cell>
          <table:table-cell office:value-type="float" office:value="0.0473607" calcext:value-type="float">
            <text:p>0.0473607</text:p>
          </table:table-cell>
          <table:table-cell office:value-type="float" office:value="0.00678036" calcext:value-type="float">
            <text:p>0.00678036</text:p>
          </table:table-cell>
          <table:table-cell office:value-type="float" office:value="0.0967869" calcext:value-type="float">
            <text:p>0.096786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78483" calcext:value-type="float">
            <text:p>0.00478483</text:p>
          </table:table-cell>
          <table:table-cell office:value-type="float" office:value="0.0476699" calcext:value-type="float">
            <text:p>0.0476699</text:p>
          </table:table-cell>
          <table:table-cell office:value-type="float" office:value="0.00684123" calcext:value-type="float">
            <text:p>0.00684123</text:p>
          </table:table-cell>
          <table:table-cell office:value-type="float" office:value="0.0964168" calcext:value-type="float">
            <text:p>0.096416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77292" calcext:value-type="float">
            <text:p>0.00477292</text:p>
          </table:table-cell>
          <table:table-cell office:value-type="float" office:value="0.0477129" calcext:value-type="float">
            <text:p>0.0477129</text:p>
          </table:table-cell>
          <table:table-cell office:value-type="float" office:value="0.00755814" calcext:value-type="float">
            <text:p>0.00755814</text:p>
          </table:table-cell>
          <table:table-cell office:value-type="float" office:value="0.0966575" calcext:value-type="float">
            <text:p>0.0966575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26496" calcext:value-type="float">
            <text:p>0.00426496</text:p>
          </table:table-cell>
          <table:table-cell office:value-type="float" office:value="0.0474207" calcext:value-type="float">
            <text:p>0.0474207</text:p>
          </table:table-cell>
          <table:table-cell office:value-type="float" office:value="0.00509744" calcext:value-type="float">
            <text:p>0.00509744</text:p>
          </table:table-cell>
          <table:table-cell office:value-type="float" office:value="0.0968848" calcext:value-type="float">
            <text:p>0.0968848</text:p>
          </table:table-cell>
        </table:table-row>
        <table:table-row table:style-name="ro1">
          <table:table-cell table:number-columns-repeated="6"/>
          <table:table-cell table:style-name="ce10" table:formula="of:=AVERAGE([.G94:.G103])" office:value-type="float" office:value="24" calcext:value-type="float">
            <text:p>24</text:p>
          </table:table-cell>
          <table:table-cell table:style-name="ce10" table:formula="of:=AVERAGE([.H94:.H103])" office:value-type="float" office:value="0.004612036" calcext:value-type="float">
            <text:p>0.004612036</text:p>
          </table:table-cell>
          <table:table-cell table:style-name="ce10" table:formula="of:=AVERAGE([.I94:.I103])" office:value-type="float" office:value="0.04757059" calcext:value-type="float">
            <text:p>0.04757059</text:p>
          </table:table-cell>
          <table:table-cell table:style-name="ce10" table:formula="of:=AVERAGE([.J94:.J103])" office:value-type="float" office:value="0.006139265" calcext:value-type="float">
            <text:p>0.006139265</text:p>
          </table:table-cell>
          <table:table-cell table:style-name="ce10" table:formula="of:=AVERAGE([.K94:.K103])" office:value-type="float" office:value="0.09680155" calcext:value-type="float">
            <text:p>0.09680155</text:p>
          </table:table-cell>
        </table:table-row>
      </table:table>
      <table:table table:name="MKL MPI 1D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1DRINIT</text:p>
          </table:table-cell>
          <table:table-cell office:value-type="string" calcext:value-type="string">
            <text:p>MKL1DREXEC</text:p>
          </table:table-cell>
          <table:table-cell office:value-type="string" calcext:value-type="string">
            <text:p>MKL1DCINIT</text:p>
          </table:table-cell>
          <table:table-cell office:value-type="string" calcext:value-type="string">
            <text:p>MKL1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943311" calcext:value-type="float">
            <text:p>9.43311E-05</text:p>
          </table:table-cell>
          <table:table-cell table:style-name="ce6" office:value-type="float" office:value="0.4440123" calcext:value-type="float">
            <text:p>0.4440123</text:p>
          </table:table-cell>
          <table:table-cell table:style-name="ce6" office:value-type="float" office:value="0.3034806" calcext:value-type="float">
            <text:p>0.3034806</text:p>
          </table:table-cell>
          <table:table-cell table:style-name="ce6" office:value-type="float" office:value="0.452945" calcext:value-type="float">
            <text:p>0.4529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88603" calcext:value-type="float">
            <text:p>8.86E-05</text:p>
          </table:table-cell>
          <table:table-cell office:value-type="float" office:value="0.453396" calcext:value-type="float">
            <text:p>0.453396</text:p>
          </table:table-cell>
          <table:table-cell office:value-type="float" office:value="0.306653" calcext:value-type="float">
            <text:p>0.306653</text:p>
          </table:table-cell>
          <table:table-cell office:value-type="float" office:value="0.453098" calcext:value-type="float">
            <text:p>0.453098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1037239" calcext:value-type="float">
            <text:p>0.0001037239</text:p>
          </table:table-cell>
          <table:table-cell table:style-name="ce6" office:value-type="float" office:value="0.4805021" calcext:value-type="float">
            <text:p>0.4805021</text:p>
          </table:table-cell>
          <table:table-cell table:style-name="ce6" office:value-type="float" office:value="0.1638457" calcext:value-type="float">
            <text:p>0.1638457</text:p>
          </table:table-cell>
          <table:table-cell table:style-name="ce6" office:value-type="float" office:value="0.2799799" calcext:value-type="float">
            <text:p>0.27997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9882" calcext:value-type="float">
            <text:p>9.88E-05</text:p>
          </table:table-cell>
          <table:table-cell office:value-type="float" office:value="0.441487" calcext:value-type="float">
            <text:p>0.441487</text:p>
          </table:table-cell>
          <table:table-cell office:value-type="float" office:value="0.303322" calcext:value-type="float">
            <text:p>0.303322</text:p>
          </table:table-cell>
          <table:table-cell office:value-type="float" office:value="0.442938" calcext:value-type="float">
            <text:p>0.442938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1118412" calcext:value-type="float">
            <text:p>0.0001118412</text:p>
          </table:table-cell>
          <table:table-cell table:style-name="ce6" office:value-type="float" office:value="0.5215894" calcext:value-type="float">
            <text:p>0.5215894</text:p>
          </table:table-cell>
          <table:table-cell table:style-name="ce6" office:value-type="float" office:value="0.1477626" calcext:value-type="float">
            <text:p>0.1477626</text:p>
          </table:table-cell>
          <table:table-cell table:style-name="ce6" office:value-type="float" office:value="0.3360249" calcext:value-type="float">
            <text:p>0.336024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87711" calcext:value-type="float">
            <text:p>8.77E-05</text:p>
          </table:table-cell>
          <table:table-cell office:value-type="float" office:value="0.455747" calcext:value-type="float">
            <text:p>0.455747</text:p>
          </table:table-cell>
          <table:table-cell office:value-type="float" office:value="0.306708" calcext:value-type="float">
            <text:p>0.306708</text:p>
          </table:table-cell>
          <table:table-cell office:value-type="float" office:value="0.454105" calcext:value-type="float">
            <text:p>0.454105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1286507" calcext:value-type="float">
            <text:p>0.0001286507</text:p>
          </table:table-cell>
          <table:table-cell table:style-name="ce6" office:value-type="float" office:value="0.7114818" calcext:value-type="float">
            <text:p>0.7114818</text:p>
          </table:table-cell>
          <table:table-cell table:style-name="ce6" office:value-type="float" office:value="0.11163644" calcext:value-type="float">
            <text:p>0.11163644</text:p>
          </table:table-cell>
          <table:table-cell table:style-name="ce6" office:value-type="float" office:value="0.3062528" calcext:value-type="float">
            <text:p>0.306252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98795" calcext:value-type="float">
            <text:p>9.88E-05</text:p>
          </table:table-cell>
          <table:table-cell office:value-type="float" office:value="0.440284" calcext:value-type="float">
            <text:p>0.440284</text:p>
          </table:table-cell>
          <table:table-cell office:value-type="float" office:value="0.302606" calcext:value-type="float">
            <text:p>0.302606</text:p>
          </table:table-cell>
          <table:table-cell office:value-type="float" office:value="0.459263" calcext:value-type="float">
            <text:p>0.459263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1088459" calcext:value-type="float">
            <text:p>0.0001088459</text:p>
          </table:table-cell>
          <table:table-cell table:style-name="ce6" office:value-type="float" office:value="0.699322" calcext:value-type="float">
            <text:p>0.699322</text:p>
          </table:table-cell>
          <table:table-cell table:style-name="ce6" office:value-type="float" office:value="0.1335034" calcext:value-type="float">
            <text:p>0.1335034</text:p>
          </table:table-cell>
          <table:table-cell table:style-name="ce6" office:value-type="float" office:value="0.3633399" calcext:value-type="float">
            <text:p>0.36333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85751" calcext:value-type="float">
            <text:p>8.58E-05</text:p>
          </table:table-cell>
          <table:table-cell office:value-type="float" office:value="0.444912" calcext:value-type="float">
            <text:p>0.444912</text:p>
          </table:table-cell>
          <table:table-cell office:value-type="float" office:value="0.303071" calcext:value-type="float">
            <text:p>0.303071</text:p>
          </table:table-cell>
          <table:table-cell office:value-type="float" office:value="0.451059" calcext:value-type="float">
            <text:p>0.451059</text:p>
          </table:table-cell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001229677" calcext:value-type="float">
            <text:p>0.0001229677</text:p>
          </table:table-cell>
          <table:table-cell table:style-name="ce6" office:value-type="float" office:value="0.6996791" calcext:value-type="float">
            <text:p>0.6996791</text:p>
          </table:table-cell>
          <table:table-cell table:style-name="ce6" office:value-type="float" office:value="0.10281508" calcext:value-type="float">
            <text:p>0.10281508</text:p>
          </table:table-cell>
          <table:table-cell table:style-name="ce6" office:value-type="float" office:value="0.3104428" calcext:value-type="float">
            <text:p>0.31044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03894" calcext:value-type="float">
            <text:p>0.000103894</text:p>
          </table:table-cell>
          <table:table-cell office:value-type="float" office:value="0.438987" calcext:value-type="float">
            <text:p>0.438987</text:p>
          </table:table-cell>
          <table:table-cell office:value-type="float" office:value="0.301705" calcext:value-type="float">
            <text:p>0.301705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0.0001184729" calcext:value-type="float">
            <text:p>0.0001184729</text:p>
          </table:table-cell>
          <table:table-cell table:style-name="ce6" office:value-type="float" office:value="0.7033897" calcext:value-type="float">
            <text:p>0.7033897</text:p>
          </table:table-cell>
          <table:table-cell table:style-name="ce6" office:value-type="float" office:value="0.0925365" calcext:value-type="float">
            <text:p>0.0925365</text:p>
          </table:table-cell>
          <table:table-cell table:style-name="ce6" office:value-type="float" office:value="0.2865146" calcext:value-type="float">
            <text:p>0.286514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79072" calcext:value-type="float">
            <text:p>7.91E-05</text:p>
          </table:table-cell>
          <table:table-cell office:value-type="float" office:value="0.441545" calcext:value-type="float">
            <text:p>0.441545</text:p>
          </table:table-cell>
          <table:table-cell office:value-type="float" office:value="0.302275" calcext:value-type="float">
            <text:p>0.302275</text:p>
          </table:table-cell>
          <table:table-cell office:value-type="float" office:value="0.458349" calcext:value-type="float">
            <text:p>0.458349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02301" calcext:value-type="float">
            <text:p>0.000102301</text:p>
          </table:table-cell>
          <table:table-cell office:value-type="float" office:value="0.441825" calcext:value-type="float">
            <text:p>0.441825</text:p>
          </table:table-cell>
          <table:table-cell office:value-type="float" office:value="0.301746" calcext:value-type="float">
            <text:p>0.301746</text:p>
          </table:table-cell>
          <table:table-cell office:value-type="float" office:value="0.443782" calcext:value-type="float">
            <text:p>0.44378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2" office:value-type="float" office:value="0.000099989" calcext:value-type="float">
            <text:p>1.00E-04</text:p>
          </table:table-cell>
          <table:table-cell office:value-type="float" office:value="0.441841" calcext:value-type="float">
            <text:p>0.441841</text:p>
          </table:table-cell>
          <table:table-cell office:value-type="float" office:value="0.302997" calcext:value-type="float">
            <text:p>0.302997</text:p>
          </table:table-cell>
          <table:table-cell office:value-type="float" office:value="0.46503" calcext:value-type="float">
            <text:p>0.4650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2" office:value-type="float" office:value="0.000098375" calcext:value-type="float">
            <text:p>9.84E-05</text:p>
          </table:table-cell>
          <table:table-cell office:value-type="float" office:value="0.440099" calcext:value-type="float">
            <text:p>0.440099</text:p>
          </table:table-cell>
          <table:table-cell office:value-type="float" office:value="0.303723" calcext:value-type="float">
            <text:p>0.303723</text:p>
          </table:table-cell>
          <table:table-cell office:value-type="float" office:value="0.444526" calcext:value-type="float">
            <text:p>0.44452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11" table:formula="of:=AVERAGE([.H3:.H12])" office:value-type="float" office:value="0.0000943311" calcext:value-type="float">
            <text:p>9.43E-05</text:p>
          </table:table-cell>
          <table:table-cell table:style-name="ce11" table:formula="of:=AVERAGE([.I3:.I12])" office:value-type="float" office:value="0.4440123" calcext:value-type="float">
            <text:p>4.44E-01</text:p>
          </table:table-cell>
          <table:table-cell table:style-name="ce11" table:formula="of:=AVERAGE([.J3:.J12])" office:value-type="float" office:value="0.3034806" calcext:value-type="float">
            <text:p>3.03E-01</text:p>
          </table:table-cell>
          <table:table-cell table:style-name="ce11" table:formula="of:=AVERAGE([.K3:.K12])" office:value-type="float" office:value="0.452945" calcext:value-type="float">
            <text:p>4.53E-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7" table:number-columns-repeated="5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11545" calcext:value-type="float">
            <text:p>0.000111545</text:p>
          </table:table-cell>
          <table:table-cell office:value-type="float" office:value="0.484328" calcext:value-type="float">
            <text:p>0.484328</text:p>
          </table:table-cell>
          <table:table-cell office:value-type="float" office:value="0.188043" calcext:value-type="float">
            <text:p>0.188043</text:p>
          </table:table-cell>
          <table:table-cell office:value-type="float" office:value="0.265921" calcext:value-type="float">
            <text:p>0.265921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06943" calcext:value-type="float">
            <text:p>0.00010694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160546" calcext:value-type="float">
            <text:p>0.160546</text:p>
          </table:table-cell>
          <table:table-cell office:value-type="float" office:value="0.275655" calcext:value-type="float">
            <text:p>0.275655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08278" calcext:value-type="float">
            <text:p>0.000108278</text:p>
          </table:table-cell>
          <table:table-cell office:value-type="float" office:value="0.480824" calcext:value-type="float">
            <text:p>0.480824</text:p>
          </table:table-cell>
          <table:table-cell office:value-type="float" office:value="0.161076" calcext:value-type="float">
            <text:p>0.161076</text:p>
          </table:table-cell>
          <table:table-cell office:value-type="float" office:value="0.294875" calcext:value-type="float">
            <text:p>0.294875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03668" calcext:value-type="float">
            <text:p>0.000103668</text:p>
          </table:table-cell>
          <table:table-cell office:value-type="float" office:value="0.47935" calcext:value-type="float">
            <text:p>0.47935</text:p>
          </table:table-cell>
          <table:table-cell office:value-type="float" office:value="0.157228" calcext:value-type="float">
            <text:p>0.157228</text:p>
          </table:table-cell>
          <table:table-cell office:value-type="float" office:value="0.287929" calcext:value-type="float">
            <text:p>0.287929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table:style-name="ce2" office:value-type="float" office:value="0.000086388" calcext:value-type="float">
            <text:p>8.64E-05</text:p>
          </table:table-cell>
          <table:table-cell office:value-type="float" office:value="0.479904" calcext:value-type="float">
            <text:p>0.479904</text:p>
          </table:table-cell>
          <table:table-cell office:value-type="float" office:value="0.158316" calcext:value-type="float">
            <text:p>0.158316</text:p>
          </table:table-cell>
          <table:table-cell office:value-type="float" office:value="0.298391" calcext:value-type="float">
            <text:p>0.298391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02552" calcext:value-type="float">
            <text:p>0.000102552</text:p>
          </table:table-cell>
          <table:table-cell office:value-type="float" office:value="0.478103" calcext:value-type="float">
            <text:p>0.478103</text:p>
          </table:table-cell>
          <table:table-cell office:value-type="float" office:value="0.160758" calcext:value-type="float">
            <text:p>0.160758</text:p>
          </table:table-cell>
          <table:table-cell office:value-type="float" office:value="0.277979" calcext:value-type="float">
            <text:p>0.277979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table:style-name="ce2" office:value-type="float" office:value="0.000092089" calcext:value-type="float">
            <text:p>9.21E-05</text:p>
          </table:table-cell>
          <table:table-cell office:value-type="float" office:value="0.483737" calcext:value-type="float">
            <text:p>0.483737</text:p>
          </table:table-cell>
          <table:table-cell office:value-type="float" office:value="0.168375" calcext:value-type="float">
            <text:p>0.168375</text:p>
          </table:table-cell>
          <table:table-cell office:value-type="float" office:value="0.265293" calcext:value-type="float">
            <text:p>0.265293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04968" calcext:value-type="float">
            <text:p>0.000104968</text:p>
          </table:table-cell>
          <table:table-cell office:value-type="float" office:value="0.474974" calcext:value-type="float">
            <text:p>0.474974</text:p>
          </table:table-cell>
          <table:table-cell office:value-type="float" office:value="0.160602" calcext:value-type="float">
            <text:p>0.160602</text:p>
          </table:table-cell>
          <table:table-cell office:value-type="float" office:value="0.290772" calcext:value-type="float">
            <text:p>0.29077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10985" calcext:value-type="float">
            <text:p>0.000110985</text:p>
          </table:table-cell>
          <table:table-cell office:value-type="float" office:value="0.488216" calcext:value-type="float">
            <text:p>0.488216</text:p>
          </table:table-cell>
          <table:table-cell office:value-type="float" office:value="0.164464" calcext:value-type="float">
            <text:p>0.164464</text:p>
          </table:table-cell>
          <table:table-cell office:value-type="float" office:value="0.268135" calcext:value-type="float">
            <text:p>0.26813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09823" calcext:value-type="float">
            <text:p>0.000109823</text:p>
          </table:table-cell>
          <table:table-cell office:value-type="float" office:value="0.476385" calcext:value-type="float">
            <text:p>0.476385</text:p>
          </table:table-cell>
          <table:table-cell office:value-type="float" office:value="0.159049" calcext:value-type="float">
            <text:p>0.159049</text:p>
          </table:table-cell>
          <table:table-cell office:value-type="float" office:value="0.274849" calcext:value-type="float">
            <text:p>0.274849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8" table:formula="of:=AVERAGE([.H16:.H25])" office:value-type="float" office:value="0.0001037239" calcext:value-type="float">
            <text:p>0.0001037239</text:p>
          </table:table-cell>
          <table:table-cell table:style-name="ce8" table:formula="of:=AVERAGE([.I16:.I25])" office:value-type="float" office:value="0.4805021" calcext:value-type="float">
            <text:p>0.4805021</text:p>
          </table:table-cell>
          <table:table-cell table:style-name="ce8" table:formula="of:=AVERAGE([.J16:.J25])" office:value-type="float" office:value="0.1638457" calcext:value-type="float">
            <text:p>0.1638457</text:p>
          </table:table-cell>
          <table:table-cell table:style-name="ce8" table:formula="of:=AVERAGE([.K16:.K25])" office:value-type="float" office:value="0.2799799" calcext:value-type="float">
            <text:p>0.279979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7798" calcext:value-type="float">
            <text:p>0.000107798</text:p>
          </table:table-cell>
          <table:table-cell office:value-type="float" office:value="0.521028" calcext:value-type="float">
            <text:p>0.521028</text:p>
          </table:table-cell>
          <table:table-cell office:value-type="float" office:value="0.14412" calcext:value-type="float">
            <text:p>0.14412</text:p>
          </table:table-cell>
          <table:table-cell office:value-type="float" office:value="0.335497" calcext:value-type="float">
            <text:p>0.33549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7292" calcext:value-type="float">
            <text:p>0.000117292</text:p>
          </table:table-cell>
          <table:table-cell office:value-type="float" office:value="0.520187" calcext:value-type="float">
            <text:p>0.520187</text:p>
          </table:table-cell>
          <table:table-cell office:value-type="float" office:value="0.148812" calcext:value-type="float">
            <text:p>0.148812</text:p>
          </table:table-cell>
          <table:table-cell office:value-type="float" office:value="0.329398" calcext:value-type="float">
            <text:p>0.32939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2086" calcext:value-type="float">
            <text:p>0.000102086</text:p>
          </table:table-cell>
          <table:table-cell office:value-type="float" office:value="0.520137" calcext:value-type="float">
            <text:p>0.520137</text:p>
          </table:table-cell>
          <table:table-cell office:value-type="float" office:value="0.146107" calcext:value-type="float">
            <text:p>0.146107</text:p>
          </table:table-cell>
          <table:table-cell office:value-type="float" office:value="0.353292" calcext:value-type="float">
            <text:p>0.35329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2041" calcext:value-type="float">
            <text:p>0.000112041</text:p>
          </table:table-cell>
          <table:table-cell office:value-type="float" office:value="0.517137" calcext:value-type="float">
            <text:p>0.517137</text:p>
          </table:table-cell>
          <table:table-cell office:value-type="float" office:value="0.154763" calcext:value-type="float">
            <text:p>0.154763</text:p>
          </table:table-cell>
          <table:table-cell office:value-type="float" office:value="0.310055" calcext:value-type="float">
            <text:p>0.31005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9784" calcext:value-type="float">
            <text:p>0.000109784</text:p>
          </table:table-cell>
          <table:table-cell office:value-type="float" office:value="0.528066" calcext:value-type="float">
            <text:p>0.528066</text:p>
          </table:table-cell>
          <table:table-cell office:value-type="float" office:value="0.141048" calcext:value-type="float">
            <text:p>0.141048</text:p>
          </table:table-cell>
          <table:table-cell office:value-type="float" office:value="0.346875" calcext:value-type="float">
            <text:p>0.34687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7693" calcext:value-type="float">
            <text:p>0.000117693</text:p>
          </table:table-cell>
          <table:table-cell office:value-type="float" office:value="0.520588" calcext:value-type="float">
            <text:p>0.520588</text:p>
          </table:table-cell>
          <table:table-cell office:value-type="float" office:value="0.143751" calcext:value-type="float">
            <text:p>0.143751</text:p>
          </table:table-cell>
          <table:table-cell office:value-type="float" office:value="0.340037" calcext:value-type="float">
            <text:p>0.34003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8467" calcext:value-type="float">
            <text:p>9.85E-05</text:p>
          </table:table-cell>
          <table:table-cell office:value-type="float" office:value="0.523128" calcext:value-type="float">
            <text:p>0.523128</text:p>
          </table:table-cell>
          <table:table-cell office:value-type="float" office:value="0.161173" calcext:value-type="float">
            <text:p>0.161173</text:p>
          </table:table-cell>
          <table:table-cell office:value-type="float" office:value="0.343664" calcext:value-type="float">
            <text:p>0.34366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952" calcext:value-type="float">
            <text:p>0.00011952</text:p>
          </table:table-cell>
          <table:table-cell office:value-type="float" office:value="0.521859" calcext:value-type="float">
            <text:p>0.521859</text:p>
          </table:table-cell>
          <table:table-cell office:value-type="float" office:value="0.135192" calcext:value-type="float">
            <text:p>0.135192</text:p>
          </table:table-cell>
          <table:table-cell office:value-type="float" office:value="0.327043" calcext:value-type="float">
            <text:p>0.327043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627" calcext:value-type="float">
            <text:p>0.00011627</text:p>
          </table:table-cell>
          <table:table-cell office:value-type="float" office:value="0.524655" calcext:value-type="float">
            <text:p>0.524655</text:p>
          </table:table-cell>
          <table:table-cell office:value-type="float" office:value="0.147797" calcext:value-type="float">
            <text:p>0.147797</text:p>
          </table:table-cell>
          <table:table-cell office:value-type="float" office:value="0.342677" calcext:value-type="float">
            <text:p>0.34267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7461" calcext:value-type="float">
            <text:p>0.000117461</text:p>
          </table:table-cell>
          <table:table-cell office:value-type="float" office:value="0.519109" calcext:value-type="float">
            <text:p>0.519109</text:p>
          </table:table-cell>
          <table:table-cell office:value-type="float" office:value="0.154863" calcext:value-type="float">
            <text:p>0.154863</text:p>
          </table:table-cell>
          <table:table-cell office:value-type="float" office:value="0.331711" calcext:value-type="float">
            <text:p>0.33171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8" table:formula="of:=AVERAGE([.H29:.H38])" office:value-type="float" office:value="0.0001118412" calcext:value-type="float">
            <text:p>0.0001118412</text:p>
          </table:table-cell>
          <table:table-cell table:style-name="ce8" table:formula="of:=AVERAGE([.I29:.I38])" office:value-type="float" office:value="0.5215894" calcext:value-type="float">
            <text:p>0.5215894</text:p>
          </table:table-cell>
          <table:table-cell table:style-name="ce8" table:formula="of:=AVERAGE([.J29:.J38])" office:value-type="float" office:value="0.1477626" calcext:value-type="float">
            <text:p>0.1477626</text:p>
          </table:table-cell>
          <table:table-cell table:style-name="ce8" table:formula="of:=AVERAGE([.K29:.K38])" office:value-type="float" office:value="0.3360249" calcext:value-type="float">
            <text:p>0.336024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2" office:value-type="float" office:value="0.000092643" calcext:value-type="float">
            <text:p>9.26E-05</text:p>
          </table:table-cell>
          <table:table-cell office:value-type="float" office:value="0.721869" calcext:value-type="float">
            <text:p>0.721869</text:p>
          </table:table-cell>
          <table:table-cell office:value-type="float" office:value="0.103662" calcext:value-type="float">
            <text:p>0.103662</text:p>
          </table:table-cell>
          <table:table-cell office:value-type="float" office:value="0.318808" calcext:value-type="float">
            <text:p>0.31880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25415" calcext:value-type="float">
            <text:p>0.000125415</text:p>
          </table:table-cell>
          <table:table-cell office:value-type="float" office:value="0.704116" calcext:value-type="float">
            <text:p>0.704116</text:p>
          </table:table-cell>
          <table:table-cell office:value-type="float" office:value="0.108241" calcext:value-type="float">
            <text:p>0.108241</text:p>
          </table:table-cell>
          <table:table-cell office:value-type="float" office:value="0.311965" calcext:value-type="float">
            <text:p>0.31196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34792" calcext:value-type="float">
            <text:p>0.000134792</text:p>
          </table:table-cell>
          <table:table-cell office:value-type="float" office:value="0.716779" calcext:value-type="float">
            <text:p>0.716779</text:p>
          </table:table-cell>
          <table:table-cell office:value-type="float" office:value="0.107407" calcext:value-type="float">
            <text:p>0.107407</text:p>
          </table:table-cell>
          <table:table-cell office:value-type="float" office:value="0.31102" calcext:value-type="float">
            <text:p>0.31102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56813" calcext:value-type="float">
            <text:p>0.000156813</text:p>
          </table:table-cell>
          <table:table-cell office:value-type="float" office:value="0.706199" calcext:value-type="float">
            <text:p>0.706199</text:p>
          </table:table-cell>
          <table:table-cell office:value-type="float" office:value="0.10444" calcext:value-type="float">
            <text:p>0.10444</text:p>
          </table:table-cell>
          <table:table-cell office:value-type="float" office:value="0.312928" calcext:value-type="float">
            <text:p>0.31292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19638" calcext:value-type="float">
            <text:p>0.000119638</text:p>
          </table:table-cell>
          <table:table-cell office:value-type="float" office:value="0.71648" calcext:value-type="float">
            <text:p>0.71648</text:p>
          </table:table-cell>
          <table:table-cell office:value-type="float" office:value="0.103493" calcext:value-type="float">
            <text:p>0.103493</text:p>
          </table:table-cell>
          <table:table-cell office:value-type="float" office:value="0.306988" calcext:value-type="float">
            <text:p>0.30698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46437" calcext:value-type="float">
            <text:p>0.000146437</text:p>
          </table:table-cell>
          <table:table-cell office:value-type="float" office:value="0.703531" calcext:value-type="float">
            <text:p>0.703531</text:p>
          </table:table-cell>
          <table:table-cell office:value-type="float" office:value="0.112302" calcext:value-type="float">
            <text:p>0.112302</text:p>
          </table:table-cell>
          <table:table-cell office:value-type="float" office:value="0.308708" calcext:value-type="float">
            <text:p>0.30870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46518" calcext:value-type="float">
            <text:p>0.000146518</text:p>
          </table:table-cell>
          <table:table-cell office:value-type="float" office:value="0.718493" calcext:value-type="float">
            <text:p>0.718493</text:p>
          </table:table-cell>
          <table:table-cell office:value-type="float" office:value="0.107355" calcext:value-type="float">
            <text:p>0.107355</text:p>
          </table:table-cell>
          <table:table-cell office:value-type="float" office:value="0.31342" calcext:value-type="float">
            <text:p>0.31342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27833" calcext:value-type="float">
            <text:p>0.000127833</text:p>
          </table:table-cell>
          <table:table-cell office:value-type="float" office:value="0.706328" calcext:value-type="float">
            <text:p>0.706328</text:p>
          </table:table-cell>
          <table:table-cell office:value-type="float" office:value="0.0986204" calcext:value-type="float">
            <text:p>0.0986204</text:p>
          </table:table-cell>
          <table:table-cell office:value-type="float" office:value="0.314467" calcext:value-type="float">
            <text:p>0.31446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20463" calcext:value-type="float">
            <text:p>0.000120463</text:p>
          </table:table-cell>
          <table:table-cell office:value-type="float" office:value="0.714755" calcext:value-type="float">
            <text:p>0.714755</text:p>
          </table:table-cell>
          <table:table-cell office:value-type="float" office:value="0.154155" calcext:value-type="float">
            <text:p>0.154155</text:p>
          </table:table-cell>
          <table:table-cell office:value-type="float" office:value="0.27311" calcext:value-type="float">
            <text:p>0.27311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15955" calcext:value-type="float">
            <text:p>0.000115955</text:p>
          </table:table-cell>
          <table:table-cell office:value-type="float" office:value="0.706268" calcext:value-type="float">
            <text:p>0.706268</text:p>
          </table:table-cell>
          <table:table-cell office:value-type="float" office:value="0.116689" calcext:value-type="float">
            <text:p>0.116689</text:p>
          </table:table-cell>
          <table:table-cell office:value-type="float" office:value="0.291114" calcext:value-type="float">
            <text:p>0.291114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11" table:formula="of:=AVERAGE([.H42:.H51])" office:value-type="float" office:value="0.0001286507" calcext:value-type="float">
            <text:p>1.29E-04</text:p>
          </table:table-cell>
          <table:table-cell table:style-name="ce11" table:formula="of:=AVERAGE([.I42:.I51])" office:value-type="float" office:value="0.7114818" calcext:value-type="float">
            <text:p>7.11E-01</text:p>
          </table:table-cell>
          <table:table-cell table:style-name="ce11" table:formula="of:=AVERAGE([.J42:.J51])" office:value-type="float" office:value="0.11163644" calcext:value-type="float">
            <text:p>1.12E-01</text:p>
          </table:table-cell>
          <table:table-cell table:style-name="ce11" table:formula="of:=AVERAGE([.K42:.K51])" office:value-type="float" office:value="0.3062528" calcext:value-type="float">
            <text:p>3.06E-0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7204" calcext:value-type="float">
            <text:p>0.000117204</text:p>
          </table:table-cell>
          <table:table-cell office:value-type="float" office:value="0.705584" calcext:value-type="float">
            <text:p>0.705584</text:p>
          </table:table-cell>
          <table:table-cell office:value-type="float" office:value="0.180104" calcext:value-type="float">
            <text:p>0.180104</text:p>
          </table:table-cell>
          <table:table-cell office:value-type="float" office:value="0.374841" calcext:value-type="float">
            <text:p>0.374841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6712" calcext:value-type="float">
            <text:p>0.000116712</text:p>
          </table:table-cell>
          <table:table-cell office:value-type="float" office:value="0.683687" calcext:value-type="float">
            <text:p>0.683687</text:p>
          </table:table-cell>
          <table:table-cell office:value-type="float" office:value="0.12509" calcext:value-type="float">
            <text:p>0.12509</text:p>
          </table:table-cell>
          <table:table-cell office:value-type="float" office:value="0.383629" calcext:value-type="float">
            <text:p>0.38362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2" office:value-type="float" office:value="0.000098391" calcext:value-type="float">
            <text:p>9.84E-05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167806" calcext:value-type="float">
            <text:p>0.167806</text:p>
          </table:table-cell>
          <table:table-cell office:value-type="float" office:value="0.402764" calcext:value-type="float">
            <text:p>0.40276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4415" calcext:value-type="float">
            <text:p>0.000114415</text:p>
          </table:table-cell>
          <table:table-cell office:value-type="float" office:value="0.694348" calcext:value-type="float">
            <text:p>0.694348</text:p>
          </table:table-cell>
          <table:table-cell office:value-type="float" office:value="0.106341" calcext:value-type="float">
            <text:p>0.106341</text:p>
          </table:table-cell>
          <table:table-cell office:value-type="float" office:value="0.414287" calcext:value-type="float">
            <text:p>0.414287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2" office:value-type="float" office:value="0.000093111" calcext:value-type="float">
            <text:p>9.31E-05</text:p>
          </table:table-cell>
          <table:table-cell office:value-type="float" office:value="0.707422" calcext:value-type="float">
            <text:p>0.707422</text:p>
          </table:table-cell>
          <table:table-cell office:value-type="float" office:value="0.136525" calcext:value-type="float">
            <text:p>0.136525</text:p>
          </table:table-cell>
          <table:table-cell office:value-type="float" office:value="0.286908" calcext:value-type="float">
            <text:p>0.28690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2" office:value-type="float" office:value="0.000084795" calcext:value-type="float">
            <text:p>8.48E-05</text:p>
          </table:table-cell>
          <table:table-cell office:value-type="float" office:value="0.692424" calcext:value-type="float">
            <text:p>0.692424</text:p>
          </table:table-cell>
          <table:table-cell office:value-type="float" office:value="0.11659" calcext:value-type="float">
            <text:p>0.11659</text:p>
          </table:table-cell>
          <table:table-cell office:value-type="float" office:value="0.317661" calcext:value-type="float">
            <text:p>0.317661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50137" calcext:value-type="float">
            <text:p>0.000150137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141818" calcext:value-type="float">
            <text:p>0.141818</text:p>
          </table:table-cell>
          <table:table-cell office:value-type="float" office:value="0.381499" calcext:value-type="float">
            <text:p>0.38149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1838" calcext:value-type="float">
            <text:p>0.000101838</text:p>
          </table:table-cell>
          <table:table-cell office:value-type="float" office:value="0.694189" calcext:value-type="float">
            <text:p>0.694189</text:p>
          </table:table-cell>
          <table:table-cell office:value-type="float" office:value="0.101628" calcext:value-type="float">
            <text:p>0.101628</text:p>
          </table:table-cell>
          <table:table-cell office:value-type="float" office:value="0.359688" calcext:value-type="float">
            <text:p>0.35968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2" office:value-type="float" office:value="0.000085103" calcext:value-type="float">
            <text:p>8.51E-05</text:p>
          </table:table-cell>
          <table:table-cell office:value-type="float" office:value="0.707953" calcext:value-type="float">
            <text:p>0.707953</text:p>
          </table:table-cell>
          <table:table-cell office:value-type="float" office:value="0.120878" calcext:value-type="float">
            <text:p>0.120878</text:p>
          </table:table-cell>
          <table:table-cell office:value-type="float" office:value="0.416868" calcext:value-type="float">
            <text:p>0.41686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26753" calcext:value-type="float">
            <text:p>0.000126753</text:p>
          </table:table-cell>
          <table:table-cell office:value-type="float" office:value="0.692115" calcext:value-type="float">
            <text:p>0.692115</text:p>
          </table:table-cell>
          <table:table-cell office:value-type="float" office:value="0.138254" calcext:value-type="float">
            <text:p>0.138254</text:p>
          </table:table-cell>
          <table:table-cell office:value-type="float" office:value="0.295254" calcext:value-type="float">
            <text:p>0.29525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12" table:formula="of:=AVERAGE([.H55:.H64])" office:value-type="float" office:value="0.0001088459" calcext:value-type="float">
            <text:p>0.0001088459</text:p>
          </table:table-cell>
          <table:table-cell table:style-name="ce12" table:formula="of:=AVERAGE([.I55:.I64])" office:value-type="float" office:value="0.699322" calcext:value-type="float">
            <text:p>0.699322</text:p>
          </table:table-cell>
          <table:table-cell table:style-name="ce12" table:formula="of:=AVERAGE([.J55:.J64])" office:value-type="float" office:value="0.1335034" calcext:value-type="float">
            <text:p>0.1335034</text:p>
          </table:table-cell>
          <table:table-cell table:style-name="ce12" table:formula="of:=AVERAGE([.K55:.K64])" office:value-type="float" office:value="0.3633399" calcext:value-type="float">
            <text:p>0.363339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4569" calcext:value-type="float">
            <text:p>0.000124569</text:p>
          </table:table-cell>
          <table:table-cell office:value-type="float" office:value="0.709975" calcext:value-type="float">
            <text:p>0.709975</text:p>
          </table:table-cell>
          <table:table-cell office:value-type="float" office:value="0.132305" calcext:value-type="float">
            <text:p>0.132305</text:p>
          </table:table-cell>
          <table:table-cell office:value-type="float" office:value="0.230139" calcext:value-type="float">
            <text:p>0.230139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31287" calcext:value-type="float">
            <text:p>0.000131287</text:p>
          </table:table-cell>
          <table:table-cell office:value-type="float" office:value="0.695103" calcext:value-type="float">
            <text:p>0.695103</text:p>
          </table:table-cell>
          <table:table-cell office:value-type="float" office:value="0.0728361" calcext:value-type="float">
            <text:p>0.0728361</text:p>
          </table:table-cell>
          <table:table-cell office:value-type="float" office:value="0.381459" calcext:value-type="float">
            <text:p>0.381459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241" calcext:value-type="float">
            <text:p>0.00012241</text:p>
          </table:table-cell>
          <table:table-cell office:value-type="float" office:value="0.704747" calcext:value-type="float">
            <text:p>0.704747</text:p>
          </table:table-cell>
          <table:table-cell office:value-type="float" office:value="0.129942" calcext:value-type="float">
            <text:p>0.129942</text:p>
          </table:table-cell>
          <table:table-cell office:value-type="float" office:value="0.31415" calcext:value-type="float">
            <text:p>0.31415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style-name="ce2" office:value-type="float" office:value="0.000088317" calcext:value-type="float">
            <text:p>8.83E-05</text:p>
          </table:table-cell>
          <table:table-cell office:value-type="float" office:value="0.692839" calcext:value-type="float">
            <text:p>0.692839</text:p>
          </table:table-cell>
          <table:table-cell office:value-type="float" office:value="0.0716616" calcext:value-type="float">
            <text:p>0.0716616</text:p>
          </table:table-cell>
          <table:table-cell office:value-type="float" office:value="0.282272" calcext:value-type="float">
            <text:p>0.28227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5706" calcext:value-type="float">
            <text:p>0.000125706</text:p>
          </table:table-cell>
          <table:table-cell office:value-type="float" office:value="0.701911" calcext:value-type="float">
            <text:p>0.701911</text:p>
          </table:table-cell>
          <table:table-cell office:value-type="float" office:value="0.0894112" calcext:value-type="float">
            <text:p>0.0894112</text:p>
          </table:table-cell>
          <table:table-cell office:value-type="float" office:value="0.288542" calcext:value-type="float">
            <text:p>0.28854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991" calcext:value-type="float">
            <text:p>0.00012991</text:p>
          </table:table-cell>
          <table:table-cell office:value-type="float" office:value="0.692772" calcext:value-type="float">
            <text:p>0.692772</text:p>
          </table:table-cell>
          <table:table-cell office:value-type="float" office:value="0.0829565" calcext:value-type="float">
            <text:p>0.0829565</text:p>
          </table:table-cell>
          <table:table-cell office:value-type="float" office:value="0.389602" calcext:value-type="float">
            <text:p>0.38960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1651" calcext:value-type="float">
            <text:p>0.000121651</text:p>
          </table:table-cell>
          <table:table-cell office:value-type="float" office:value="0.707812" calcext:value-type="float">
            <text:p>0.707812</text:p>
          </table:table-cell>
          <table:table-cell office:value-type="float" office:value="0.108954" calcext:value-type="float">
            <text:p>0.108954</text:p>
          </table:table-cell>
          <table:table-cell office:value-type="float" office:value="0.331996" calcext:value-type="float">
            <text:p>0.331996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8931" calcext:value-type="float">
            <text:p>0.000128931</text:p>
          </table:table-cell>
          <table:table-cell office:value-type="float" office:value="0.692729" calcext:value-type="float">
            <text:p>0.692729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322996" calcext:value-type="float">
            <text:p>0.322996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3399" calcext:value-type="float">
            <text:p>0.00013399</text:p>
          </table:table-cell>
          <table:table-cell office:value-type="float" office:value="0.703451" calcext:value-type="float">
            <text:p>0.703451</text:p>
          </table:table-cell>
          <table:table-cell office:value-type="float" office:value="0.0898744" calcext:value-type="float">
            <text:p>0.0898744</text:p>
          </table:table-cell>
          <table:table-cell office:value-type="float" office:value="0.32632" calcext:value-type="float">
            <text:p>0.3263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2906" calcext:value-type="float">
            <text:p>0.000122906</text:p>
          </table:table-cell>
          <table:table-cell office:value-type="float" office:value="0.695452" calcext:value-type="float">
            <text:p>0.695452</text:p>
          </table:table-cell>
          <table:table-cell office:value-type="float" office:value="0.108747" calcext:value-type="float">
            <text:p>0.108747</text:p>
          </table:table-cell>
          <table:table-cell office:value-type="float" office:value="0.236952" calcext:value-type="float">
            <text:p>0.23695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style-name="ce8" table:formula="of:=AVERAGE([.H69:.H78])" office:value-type="float" office:value="0.0001229677" calcext:value-type="float">
            <text:p>0.0001229677</text:p>
          </table:table-cell>
          <table:table-cell table:style-name="ce8" table:formula="of:=AVERAGE([.I69:.I78])" office:value-type="float" office:value="0.6996791" calcext:value-type="float">
            <text:p>0.6996791</text:p>
          </table:table-cell>
          <table:table-cell table:style-name="ce8" table:formula="of:=AVERAGE([.J69:.J78])" office:value-type="float" office:value="0.10281508" calcext:value-type="float">
            <text:p>0.10281508</text:p>
          </table:table-cell>
          <table:table-cell table:style-name="ce8" table:formula="of:=AVERAGE([.K69:.K78])" office:value-type="float" office:value="0.3104428" calcext:value-type="float">
            <text:p>0.310442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7741" calcext:value-type="float">
            <text:p>0.000117741</text:p>
          </table:table-cell>
          <table:table-cell office:value-type="float" office:value="0.697218" calcext:value-type="float">
            <text:p>0.697218</text:p>
          </table:table-cell>
          <table:table-cell office:value-type="float" office:value="0.104903" calcext:value-type="float">
            <text:p>0.104903</text:p>
          </table:table-cell>
          <table:table-cell office:value-type="float" office:value="0.276236" calcext:value-type="float">
            <text:p>0.27623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699196" calcext:value-type="float">
            <text:p>0.699196</text:p>
          </table:table-cell>
          <table:table-cell office:value-type="float" office:value="0.106128" calcext:value-type="float">
            <text:p>0.106128</text:p>
          </table:table-cell>
          <table:table-cell office:value-type="float" office:value="0.200626" calcext:value-type="float">
            <text:p>0.20062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24362" calcext:value-type="float">
            <text:p>0.000124362</text:p>
          </table:table-cell>
          <table:table-cell office:value-type="float" office:value="0.707883" calcext:value-type="float">
            <text:p>0.707883</text:p>
          </table:table-cell>
          <table:table-cell office:value-type="float" office:value="0.0707503" calcext:value-type="float">
            <text:p>0.0707503</text:p>
          </table:table-cell>
          <table:table-cell office:value-type="float" office:value="0.223761" calcext:value-type="float">
            <text:p>0.223761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1714" calcext:value-type="float">
            <text:p>0.000111714</text:p>
          </table:table-cell>
          <table:table-cell office:value-type="float" office:value="0.706055" calcext:value-type="float">
            <text:p>0.706055</text:p>
          </table:table-cell>
          <table:table-cell office:value-type="float" office:value="0.0788215" calcext:value-type="float">
            <text:p>0.0788215</text:p>
          </table:table-cell>
          <table:table-cell office:value-type="float" office:value="0.307317" calcext:value-type="float">
            <text:p>0.307317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3809" calcext:value-type="float">
            <text:p>0.00011380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0625035" calcext:value-type="float">
            <text:p>0.0625035</text:p>
          </table:table-cell>
          <table:table-cell office:value-type="float" office:value="0.317185" calcext:value-type="float">
            <text:p>0.317185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21389" calcext:value-type="float">
            <text:p>0.000121389</text:p>
          </table:table-cell>
          <table:table-cell office:value-type="float" office:value="0.70659" calcext:value-type="float">
            <text:p>0.70659</text:p>
          </table:table-cell>
          <table:table-cell office:value-type="float" office:value="0.0740297" calcext:value-type="float">
            <text:p>0.0740297</text:p>
          </table:table-cell>
          <table:table-cell office:value-type="float" office:value="0.302543" calcext:value-type="float">
            <text:p>0.302543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22983" calcext:value-type="float">
            <text:p>0.000122983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0.127835" calcext:value-type="float">
            <text:p>0.127835</text:p>
          </table:table-cell>
          <table:table-cell office:value-type="float" office:value="0.310426" calcext:value-type="float">
            <text:p>0.31042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3814" calcext:value-type="float">
            <text:p>0.000113814</text:p>
          </table:table-cell>
          <table:table-cell office:value-type="float" office:value="0.697917" calcext:value-type="float">
            <text:p>0.697917</text:p>
          </table:table-cell>
          <table:table-cell office:value-type="float" office:value="0.067174" calcext:value-type="float">
            <text:p>0.067174</text:p>
          </table:table-cell>
          <table:table-cell office:value-type="float" office:value="0.335586" calcext:value-type="float">
            <text:p>0.33558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32803" calcext:value-type="float">
            <text:p>0.000132803</text:p>
          </table:table-cell>
          <table:table-cell office:value-type="float" office:value="0.704389" calcext:value-type="float">
            <text:p>0.704389</text:p>
          </table:table-cell>
          <table:table-cell office:value-type="float" office:value="0.108543" calcext:value-type="float">
            <text:p>0.108543</text:p>
          </table:table-cell>
          <table:table-cell office:value-type="float" office:value="0.310586" calcext:value-type="float">
            <text:p>0.31058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1861" calcext:value-type="float">
            <text:p>0.000111861</text:p>
          </table:table-cell>
          <table:table-cell office:value-type="float" office:value="0.700785" calcext:value-type="float">
            <text:p>0.700785</text:p>
          </table:table-cell>
          <table:table-cell office:value-type="float" office:value="0.124677" calcext:value-type="float">
            <text:p>0.124677</text:p>
          </table:table-cell>
          <table:table-cell office:value-type="float" office:value="0.28088" calcext:value-type="float">
            <text:p>0.28088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8" table:formula="of:=AVERAGE([.H82:.H91])" office:value-type="float" office:value="0.0001184729" calcext:value-type="float">
            <text:p>0.0001184729</text:p>
          </table:table-cell>
          <table:table-cell table:style-name="ce8" table:formula="of:=AVERAGE([.I82:.I91])" office:value-type="float" office:value="0.7033897" calcext:value-type="float">
            <text:p>0.7033897</text:p>
          </table:table-cell>
          <table:table-cell table:style-name="ce8" table:formula="of:=AVERAGE([.J82:.J91])" office:value-type="float" office:value="0.0925365" calcext:value-type="float">
            <text:p>0.0925365</text:p>
          </table:table-cell>
          <table:table-cell table:style-name="ce8" table:formula="of:=AVERAGE([.K82:.K91])" office:value-type="float" office:value="0.2865146" calcext:value-type="float">
            <text:p>0.2865146</text:p>
          </table:table-cell>
        </table:table-row>
      </table:table>
      <table:table table:name="MKL MPI 2D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3"/>
          <table:table-cell office:value-type="string" calcext:value-type="string">
            <text:p>MKL2DRINIT</text:p>
          </table:table-cell>
          <table:table-cell table:style-name="ce2" office:value-type="string" calcext:value-type="string">
            <text:p>MKL2DREXEC</text:p>
          </table:table-cell>
          <table:table-cell office:value-type="string" calcext:value-type="string">
            <text:p>MKL2DCINIT</text:p>
          </table:table-cell>
          <table:table-cell table:style-name="ce2" office:value-type="string" calcext:value-type="string">
            <text:p>MKL2DCEXEC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2574798" calcext:value-type="float">
            <text:p>0.0002574798</text:p>
          </table:table-cell>
          <table:table-cell table:style-name="ce6" office:value-type="float" office:value="0.2471139" calcext:value-type="float">
            <text:p>0.2471139</text:p>
          </table:table-cell>
          <table:table-cell table:style-name="ce6" office:value-type="float" office:value="0.0001634794" calcext:value-type="float">
            <text:p>0.0001634794</text:p>
          </table:table-cell>
          <table:table-cell table:style-name="ce6" office:value-type="float" office:value="0.993375" calcext:value-type="float">
            <text:p>0.993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41792" calcext:value-type="float">
            <text:p>0.000241792</text:p>
          </table:table-cell>
          <table:table-cell office:value-type="float" office:value="0.247135" calcext:value-type="float">
            <text:p>0.247135</text:p>
          </table:table-cell>
          <table:table-cell office:value-type="float" office:value="0.000153731" calcext:value-type="float">
            <text:p>0.000153731</text:p>
          </table:table-cell>
          <table:table-cell office:value-type="float" office:value="0.992577" calcext:value-type="float">
            <text:p>0.992577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4225831" calcext:value-type="float">
            <text:p>0.0004225831</text:p>
          </table:table-cell>
          <table:table-cell table:style-name="ce6" office:value-type="float" office:value="0.07862114" calcext:value-type="float">
            <text:p>0.07862114</text:p>
          </table:table-cell>
          <table:table-cell table:style-name="ce6" office:value-type="float" office:value="0.0001833034" calcext:value-type="float">
            <text:p>0.0001833034</text:p>
          </table:table-cell>
          <table:table-cell table:style-name="ce6" office:value-type="float" office:value="0.1966927" calcext:value-type="float">
            <text:p>0.19669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50543" calcext:value-type="float">
            <text:p>0.000250543</text:p>
          </table:table-cell>
          <table:table-cell office:value-type="float" office:value="0.246716" calcext:value-type="float">
            <text:p>0.246716</text:p>
          </table:table-cell>
          <table:table-cell office:value-type="float" office:value="0.000144334" calcext:value-type="float">
            <text:p>0.000144334</text:p>
          </table:table-cell>
          <table:table-cell office:value-type="float" office:value="0.991945" calcext:value-type="float">
            <text:p>0.991945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04582372" calcext:value-type="float">
            <text:p>0.0004582372</text:p>
          </table:table-cell>
          <table:table-cell table:style-name="ce6" office:value-type="float" office:value="0.06803702" calcext:value-type="float">
            <text:p>0.06803702</text:p>
          </table:table-cell>
          <table:table-cell table:style-name="ce6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68445" calcext:value-type="float">
            <text:p>0.000268445</text:p>
          </table:table-cell>
          <table:table-cell office:value-type="float" office:value="0.246792" calcext:value-type="float">
            <text:p>0.246792</text:p>
          </table:table-cell>
          <table:table-cell office:value-type="float" office:value="0.000177545" calcext:value-type="float">
            <text:p>0.000177545</text:p>
          </table:table-cell>
          <table:table-cell table:style-name="ce2" office:value-type="float" office:value="0.992323" calcext:value-type="float">
            <text:p>9.92E-01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5127038" calcext:value-type="float">
            <text:p>0.0005127038</text:p>
          </table:table-cell>
          <table:table-cell table:style-name="ce6" office:value-type="float" office:value="0.05652139" calcext:value-type="float">
            <text:p>0.05652139</text:p>
          </table:table-cell>
          <table:table-cell table:style-name="ce6" office:value-type="float" office:value="0.0001728381" calcext:value-type="float">
            <text:p>0.0001728381</text:p>
          </table:table-cell>
          <table:table-cell table:style-name="ce6" office:value-type="float" office:value="0.1443801" calcext:value-type="float">
            <text:p>0.14438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33125" calcext:value-type="float">
            <text:p>0.000233125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000166127" calcext:value-type="float">
            <text:p>0.000166127</text:p>
          </table:table-cell>
          <table:table-cell office:value-type="float" office:value="0.99775" calcext:value-type="float">
            <text:p>0.99775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0.0005170536" calcext:value-type="float">
            <text:p>0.0005170536</text:p>
          </table:table-cell>
          <table:table-cell table:style-name="ce6" office:value-type="float" office:value="0.04798909" calcext:value-type="float">
            <text:p>0.04798909</text:p>
          </table:table-cell>
          <table:table-cell table:style-name="ce6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350165" calcext:value-type="float">
            <text:p>0.000350165</text:p>
          </table:table-cell>
          <table:table-cell office:value-type="float" office:value="0.246694" calcext:value-type="float">
            <text:p>0.246694</text:p>
          </table:table-cell>
          <table:table-cell office:value-type="float" office:value="0.000147614" calcext:value-type="float">
            <text:p>0.000147614</text:p>
          </table:table-cell>
          <table:table-cell office:value-type="float" office:value="0.993282" calcext:value-type="float">
            <text:p>0.993282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4874081" calcext:value-type="float">
            <text:p>0.0004874081</text:p>
          </table:table-cell>
          <table:table-cell table:style-name="ce6" office:value-type="float" office:value="0.03347422" calcext:value-type="float">
            <text:p>0.03347422</text:p>
          </table:table-cell>
          <table:table-cell table:style-name="ce14" office:value-type="float" office:value="0.00015894" calcext:value-type="float">
            <text:p>1.59E-04</text:p>
          </table:table-cell>
          <table:table-cell table:style-name="ce14" office:value-type="float" office:value="0.0718668" calcext:value-type="float">
            <text:p>7.19E-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46221" calcext:value-type="float">
            <text:p>0.000246221</text:p>
          </table:table-cell>
          <table:table-cell office:value-type="float" office:value="0.246517" calcext:value-type="float">
            <text:p>0.246517</text:p>
          </table:table-cell>
          <table:table-cell office:value-type="float" office:value="0.000204508" calcext:value-type="float">
            <text:p>0.000204508</text:p>
          </table:table-cell>
          <table:table-cell office:value-type="float" office:value="0.991287" calcext:value-type="float">
            <text:p>0.991287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005980372" calcext:value-type="float">
            <text:p>0.0005980372</text:p>
          </table:table-cell>
          <table:table-cell table:style-name="ce6" office:value-type="float" office:value="0.02079736" calcext:value-type="float">
            <text:p>0.02079736</text:p>
          </table:table-cell>
          <table:table-cell table:style-name="ce6" office:value-type="float" office:value="0.0001864083" calcext:value-type="float">
            <text:p>0.0001864083</text:p>
          </table:table-cell>
          <table:table-cell table:style-name="ce6" office:value-type="float" office:value="0.05217808" calcext:value-type="float">
            <text:p>0.052178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54442" calcext:value-type="float">
            <text:p>0.000254442</text:p>
          </table:table-cell>
          <table:table-cell office:value-type="float" office:value="0.248265" calcext:value-type="float">
            <text:p>0.248265</text:p>
          </table:table-cell>
          <table:table-cell office:value-type="float" office:value="0.000221089" calcext:value-type="float">
            <text:p>0.000221089</text:p>
          </table:table-cell>
          <table:table-cell office:value-type="float" office:value="0.997174" calcext:value-type="float">
            <text:p>0.997174</text:p>
          </table:table-cell>
          <table:table-cell/>
          <table:table-cell table:style-name="ce2" table:number-columns-repeated="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244485" calcext:value-type="float">
            <text:p>0.000244485</text:p>
          </table:table-cell>
          <table:table-cell office:value-type="float" office:value="0.247023" calcext:value-type="float">
            <text:p>0.247023</text:p>
          </table:table-cell>
          <table:table-cell office:value-type="float" office:value="0.000136323" calcext:value-type="float">
            <text:p>0.000136323</text:p>
          </table:table-cell>
          <table:table-cell office:value-type="float" office:value="0.99272" calcext:value-type="float">
            <text:p>0.99272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234283" calcext:value-type="float">
            <text:p>0.000234283</text:p>
          </table:table-cell>
          <table:table-cell office:value-type="float" office:value="0.246513" calcext:value-type="float">
            <text:p>0.246513</text:p>
          </table:table-cell>
          <table:table-cell office:value-type="float" office:value="0.000148066" calcext:value-type="float">
            <text:p>0.000148066</text:p>
          </table:table-cell>
          <table:table-cell office:value-type="float" office:value="0.991898" calcext:value-type="float">
            <text:p>0.991898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251297" calcext:value-type="float">
            <text:p>0.000251297</text:p>
          </table:table-cell>
          <table:table-cell office:value-type="float" office:value="0.246524" calcext:value-type="float">
            <text:p>0.246524</text:p>
          </table:table-cell>
          <table:table-cell office:value-type="float" office:value="0.000135457" calcext:value-type="float">
            <text:p>0.000135457</text:p>
          </table:table-cell>
          <table:table-cell office:value-type="float" office:value="0.992794" calcext:value-type="float">
            <text:p>0.99279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5" table:formula="of:=AVERAGE([.H3:.H12])" office:value-type="float" office:value="1" calcext:value-type="float">
            <text:p>1</text:p>
          </table:table-cell>
          <table:table-cell table:style-name="ce15" table:formula="of:=AVERAGE([.I3:.I12])" office:value-type="float" office:value="0.0002574798" calcext:value-type="float">
            <text:p>0.0002574798</text:p>
          </table:table-cell>
          <table:table-cell table:style-name="ce15" table:formula="of:=AVERAGE([.J3:.J12])" office:value-type="float" office:value="0.2471139" calcext:value-type="float">
            <text:p>0.2471139</text:p>
          </table:table-cell>
          <table:table-cell table:style-name="ce15" table:formula="of:=AVERAGE([.K3:.K12])" office:value-type="float" office:value="0.0001634794" calcext:value-type="float">
            <text:p>0.0001634794</text:p>
          </table:table-cell>
          <table:table-cell table:style-name="ce15" table:formula="of:=AVERAGE([.L3:.L12])" office:value-type="float" office:value="0.993375" calcext:value-type="float">
            <text:p>0.993375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1452" calcext:value-type="float">
            <text:p>0.00041452</text:p>
          </table:table-cell>
          <table:table-cell office:value-type="float" office:value="0.0784349" calcext:value-type="float">
            <text:p>0.0784349</text:p>
          </table:table-cell>
          <table:table-cell office:value-type="float" office:value="0.000181485" calcext:value-type="float">
            <text:p>0.000181485</text:p>
          </table:table-cell>
          <table:table-cell office:value-type="float" office:value="0.191184" calcext:value-type="float">
            <text:p>0.19118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21651" calcext:value-type="float">
            <text:p>0.000421651</text:p>
          </table:table-cell>
          <table:table-cell office:value-type="float" office:value="0.0789738" calcext:value-type="float">
            <text:p>0.0789738</text:p>
          </table:table-cell>
          <table:table-cell office:value-type="float" office:value="0.000162152" calcext:value-type="float">
            <text:p>0.000162152</text:p>
          </table:table-cell>
          <table:table-cell office:value-type="float" office:value="0.196459" calcext:value-type="float">
            <text:p>0.19645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53694" calcext:value-type="float">
            <text:p>0.000453694</text:p>
          </table:table-cell>
          <table:table-cell office:value-type="float" office:value="0.0787437" calcext:value-type="float">
            <text:p>0.0787437</text:p>
          </table:table-cell>
          <table:table-cell office:value-type="float" office:value="0.000182284" calcext:value-type="float">
            <text:p>0.000182284</text:p>
          </table:table-cell>
          <table:table-cell office:value-type="float" office:value="0.195898" calcext:value-type="float">
            <text:p>0.195898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4154" calcext:value-type="float">
            <text:p>0.00044154</text:p>
          </table:table-cell>
          <table:table-cell office:value-type="float" office:value="0.0780886" calcext:value-type="float">
            <text:p>0.0780886</text:p>
          </table:table-cell>
          <table:table-cell office:value-type="float" office:value="0.000194322" calcext:value-type="float">
            <text:p>0.000194322</text:p>
          </table:table-cell>
          <table:table-cell office:value-type="float" office:value="0.199124" calcext:value-type="float">
            <text:p>0.19912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10644" calcext:value-type="float">
            <text:p>0.000410644</text:p>
          </table:table-cell>
          <table:table-cell office:value-type="float" office:value="0.0785696" calcext:value-type="float">
            <text:p>0.0785696</text:p>
          </table:table-cell>
          <table:table-cell office:value-type="float" office:value="0.000179206" calcext:value-type="float">
            <text:p>0.000179206</text:p>
          </table:table-cell>
          <table:table-cell office:value-type="float" office:value="0.198699" calcext:value-type="float">
            <text:p>0.19869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30754" calcext:value-type="float">
            <text:p>0.000430754</text:p>
          </table:table-cell>
          <table:table-cell office:value-type="float" office:value="0.0776505" calcext:value-type="float">
            <text:p>0.0776505</text:p>
          </table:table-cell>
          <table:table-cell office:value-type="float" office:value="0.000208213" calcext:value-type="float">
            <text:p>0.000208213</text:p>
          </table:table-cell>
          <table:table-cell office:value-type="float" office:value="0.191393" calcext:value-type="float">
            <text:p>0.19139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398595" calcext:value-type="float">
            <text:p>0.000398595</text:p>
          </table:table-cell>
          <table:table-cell office:value-type="float" office:value="0.0790922" calcext:value-type="float">
            <text:p>0.0790922</text:p>
          </table:table-cell>
          <table:table-cell office:value-type="float" office:value="0.000176208" calcext:value-type="float">
            <text:p>0.000176208</text:p>
          </table:table-cell>
          <table:table-cell office:value-type="float" office:value="0.202127" calcext:value-type="float">
            <text:p>0.20212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20388" calcext:value-type="float">
            <text:p>0.000420388</text:p>
          </table:table-cell>
          <table:table-cell office:value-type="float" office:value="0.0788324" calcext:value-type="float">
            <text:p>0.0788324</text:p>
          </table:table-cell>
          <table:table-cell office:value-type="float" office:value="0.000173253" calcext:value-type="float">
            <text:p>0.000173253</text:p>
          </table:table-cell>
          <table:table-cell office:value-type="float" office:value="0.197222" calcext:value-type="float">
            <text:p>0.197222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392628" calcext:value-type="float">
            <text:p>0.000392628</text:p>
          </table:table-cell>
          <table:table-cell office:value-type="float" office:value="0.0792226" calcext:value-type="float">
            <text:p>0.0792226</text:p>
          </table:table-cell>
          <table:table-cell office:value-type="float" office:value="0.000173463" calcext:value-type="float">
            <text:p>0.000173463</text:p>
          </table:table-cell>
          <table:table-cell office:value-type="float" office:value="0.19815" calcext:value-type="float">
            <text:p>0.1981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41417" calcext:value-type="float">
            <text:p>0.000441417</text:p>
          </table:table-cell>
          <table:table-cell office:value-type="float" office:value="0.0786031" calcext:value-type="float">
            <text:p>0.0786031</text:p>
          </table:table-cell>
          <table:table-cell office:value-type="float" office:value="0.000202448" calcext:value-type="float">
            <text:p>0.000202448</text:p>
          </table:table-cell>
          <table:table-cell office:value-type="float" office:value="0.196671" calcext:value-type="float">
            <text:p>0.19667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5" table:formula="of:=AVERAGE([.H16:.H25])" office:value-type="float" office:value="6" calcext:value-type="float">
            <text:p>6</text:p>
          </table:table-cell>
          <table:table-cell table:style-name="ce15" table:formula="of:=AVERAGE([.I16:.I25])" office:value-type="float" office:value="0.0004225831" calcext:value-type="float">
            <text:p>0.0004225831</text:p>
          </table:table-cell>
          <table:table-cell table:style-name="ce15" table:formula="of:=AVERAGE([.J16:.J25])" office:value-type="float" office:value="0.07862114" calcext:value-type="float">
            <text:p>0.07862114</text:p>
          </table:table-cell>
          <table:table-cell table:style-name="ce15" table:formula="of:=AVERAGE([.K16:.K25])" office:value-type="float" office:value="0.0001833034" calcext:value-type="float">
            <text:p>0.0001833034</text:p>
          </table:table-cell>
          <table:table-cell table:style-name="ce15" table:formula="of:=AVERAGE([.L16:.L25])" office:value-type="float" office:value="0.1966927" calcext:value-type="float">
            <text:p>0.1966927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50049" calcext:value-type="float">
            <text:p>0.00050049</text:p>
          </table:table-cell>
          <table:table-cell office:value-type="float" office:value="0.069289" calcext:value-type="float">
            <text:p>0.069289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73094" calcext:value-type="float">
            <text:p>0.000473094</text:p>
          </table:table-cell>
          <table:table-cell office:value-type="float" office:value="0.067754" calcext:value-type="float">
            <text:p>0.067754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86603" calcext:value-type="float">
            <text:p>0.000486603</text:p>
          </table:table-cell>
          <table:table-cell office:value-type="float" office:value="0.0673175" calcext:value-type="float">
            <text:p>0.0673175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82584" calcext:value-type="float">
            <text:p>0.000482584</text:p>
          </table:table-cell>
          <table:table-cell office:value-type="float" office:value="0.0670005" calcext:value-type="float">
            <text:p>0.0670005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373852" calcext:value-type="float">
            <text:p>0.000373852</text:p>
          </table:table-cell>
          <table:table-cell office:value-type="float" office:value="0.0681824" calcext:value-type="float">
            <text:p>0.0681824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38555" calcext:value-type="float">
            <text:p>0.000438555</text:p>
          </table:table-cell>
          <table:table-cell office:value-type="float" office:value="0.0681193" calcext:value-type="float">
            <text:p>0.0681193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86468" calcext:value-type="float">
            <text:p>0.000486468</text:p>
          </table:table-cell>
          <table:table-cell office:value-type="float" office:value="0.0683748" calcext:value-type="float">
            <text:p>0.0683748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34652" calcext:value-type="float">
            <text:p>0.000434652</text:p>
          </table:table-cell>
          <table:table-cell office:value-type="float" office:value="0.0692648" calcext:value-type="float">
            <text:p>0.0692648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7" table:number-columns-repeated="4"/>
          <table:table-cell/>
          <table:table-cell office:value-type="float" office:value="8" calcext:value-type="float">
            <text:p>8</text:p>
          </table:table-cell>
          <table:table-cell office:value-type="float" office:value="0.000431301" calcext:value-type="float">
            <text:p>0.000431301</text:p>
          </table:table-cell>
          <table:table-cell office:value-type="float" office:value="0.067304" calcext:value-type="float">
            <text:p>0.067304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7" table:number-columns-repeated="4"/>
          <table:table-cell/>
          <table:table-cell office:value-type="float" office:value="8" calcext:value-type="float">
            <text:p>8</text:p>
          </table:table-cell>
          <table:table-cell office:value-type="float" office:value="0.000474773" calcext:value-type="float">
            <text:p>0.000474773</text:p>
          </table:table-cell>
          <table:table-cell office:value-type="float" office:value="0.0677639" calcext:value-type="float">
            <text:p>0.0677639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7" table:number-columns-repeated="4"/>
          <table:table-cell/>
          <table:table-cell table:style-name="ce15" table:formula="of:=AVERAGE([.H29:.H38])" office:value-type="float" office:value="8" calcext:value-type="float">
            <text:p>8</text:p>
          </table:table-cell>
          <table:table-cell table:style-name="ce15" table:formula="of:=AVERAGE([.I29:.I38])" office:value-type="float" office:value="0.0004582372" calcext:value-type="float">
            <text:p>0.0004582372</text:p>
          </table:table-cell>
          <table:table-cell table:style-name="ce15" table:formula="of:=AVERAGE([.J29:.J38])" office:value-type="float" office:value="0.06803702" calcext:value-type="float">
            <text:p>0.06803702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7" table:number-columns-repeated="4"/>
          <table:table-cell table:number-columns-repeated="19"/>
        </table:table-row>
        <table:table-row table:style-name="ro1">
          <table:table-cell table:style-name="ce7" table:number-columns-repeated="6"/>
          <table:table-cell table:number-columns-repeated="19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556457" calcext:value-type="float">
            <text:p>0.000556457</text:p>
          </table:table-cell>
          <table:table-cell office:value-type="float" office:value="0.0571191" calcext:value-type="float">
            <text:p>0.0571191</text:p>
          </table:table-cell>
          <table:table-cell office:value-type="float" office:value="0.000175983" calcext:value-type="float">
            <text:p>0.000175983</text:p>
          </table:table-cell>
          <table:table-cell office:value-type="float" office:value="0.149261" calcext:value-type="float">
            <text:p>0.149261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438447" calcext:value-type="float">
            <text:p>0.000438447</text:p>
          </table:table-cell>
          <table:table-cell office:value-type="float" office:value="0.0551794" calcext:value-type="float">
            <text:p>0.0551794</text:p>
          </table:table-cell>
          <table:table-cell office:value-type="float" office:value="0.000144111" calcext:value-type="float">
            <text:p>0.000144111</text:p>
          </table:table-cell>
          <table:table-cell office:value-type="float" office:value="0.143081" calcext:value-type="float">
            <text:p>0.143081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58501" calcext:value-type="float">
            <text:p>0.00058501</text:p>
          </table:table-cell>
          <table:table-cell office:value-type="float" office:value="0.0568807" calcext:value-type="float">
            <text:p>0.0568807</text:p>
          </table:table-cell>
          <table:table-cell office:value-type="float" office:value="0.000179488" calcext:value-type="float">
            <text:p>0.000179488</text:p>
          </table:table-cell>
          <table:table-cell office:value-type="float" office:value="0.137691" calcext:value-type="float">
            <text:p>0.137691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385078" calcext:value-type="float">
            <text:p>0.000385078</text:p>
          </table:table-cell>
          <table:table-cell office:value-type="float" office:value="0.0571211" calcext:value-type="float">
            <text:p>0.0571211</text:p>
          </table:table-cell>
          <table:table-cell office:value-type="float" office:value="0.000131147" calcext:value-type="float">
            <text:p>0.000131147</text:p>
          </table:table-cell>
          <table:table-cell office:value-type="float" office:value="0.143873" calcext:value-type="float">
            <text:p>0.143873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411182" calcext:value-type="float">
            <text:p>0.000411182</text:p>
          </table:table-cell>
          <table:table-cell office:value-type="float" office:value="0.0570905" calcext:value-type="float">
            <text:p>0.0570905</text:p>
          </table:table-cell>
          <table:table-cell office:value-type="float" office:value="0.000200725" calcext:value-type="float">
            <text:p>0.000200725</text:p>
          </table:table-cell>
          <table:table-cell office:value-type="float" office:value="0.146847" calcext:value-type="float">
            <text:p>0.146847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560892" calcext:value-type="float">
            <text:p>0.000560892</text:p>
          </table:table-cell>
          <table:table-cell office:value-type="float" office:value="0.0559416" calcext:value-type="float">
            <text:p>0.0559416</text:p>
          </table:table-cell>
          <table:table-cell office:value-type="float" office:value="0.000161816" calcext:value-type="float">
            <text:p>0.000161816</text:p>
          </table:table-cell>
          <table:table-cell office:value-type="float" office:value="0.146963" calcext:value-type="float">
            <text:p>0.146963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595639" calcext:value-type="float">
            <text:p>0.000595639</text:p>
          </table:table-cell>
          <table:table-cell office:value-type="float" office:value="0.0561227" calcext:value-type="float">
            <text:p>0.0561227</text:p>
          </table:table-cell>
          <table:table-cell office:value-type="float" office:value="0.000189098" calcext:value-type="float">
            <text:p>0.000189098</text:p>
          </table:table-cell>
          <table:table-cell office:value-type="float" office:value="0.146747" calcext:value-type="float">
            <text:p>0.14674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54475" calcext:value-type="float">
            <text:p>0.00054475</text:p>
          </table:table-cell>
          <table:table-cell office:value-type="float" office:value="0.0565037" calcext:value-type="float">
            <text:p>0.0565037</text:p>
          </table:table-cell>
          <table:table-cell office:value-type="float" office:value="0.000161915" calcext:value-type="float">
            <text:p>0.000161915</text:p>
          </table:table-cell>
          <table:table-cell office:value-type="float" office:value="0.144974" calcext:value-type="float">
            <text:p>0.14497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540831" calcext:value-type="float">
            <text:p>0.000540831</text:p>
          </table:table-cell>
          <table:table-cell office:value-type="float" office:value="0.0574936" calcext:value-type="float">
            <text:p>0.0574936</text:p>
          </table:table-cell>
          <table:table-cell office:value-type="float" office:value="0.000192543" calcext:value-type="float">
            <text:p>0.000192543</text:p>
          </table:table-cell>
          <table:table-cell office:value-type="float" office:value="0.146006" calcext:value-type="float">
            <text:p>0.146006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508752" calcext:value-type="float">
            <text:p>0.000508752</text:p>
          </table:table-cell>
          <table:table-cell office:value-type="float" office:value="0.0557615" calcext:value-type="float">
            <text:p>0.0557615</text:p>
          </table:table-cell>
          <table:table-cell office:value-type="float" office:value="0.000191555" calcext:value-type="float">
            <text:p>0.000191555</text:p>
          </table:table-cell>
          <table:table-cell office:value-type="float" office:value="0.138358" calcext:value-type="float">
            <text:p>0.13835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5" table:formula="of:=AVERAGE([.H42:.H51])" office:value-type="float" office:value="12" calcext:value-type="float">
            <text:p>12</text:p>
          </table:table-cell>
          <table:table-cell table:style-name="ce15" table:formula="of:=AVERAGE([.I42:.I51])" office:value-type="float" office:value="0.0005127038" calcext:value-type="float">
            <text:p>0.0005127038</text:p>
          </table:table-cell>
          <table:table-cell table:style-name="ce15" table:formula="of:=AVERAGE([.J42:.J51])" office:value-type="float" office:value="0.05652139" calcext:value-type="float">
            <text:p>0.05652139</text:p>
          </table:table-cell>
          <table:table-cell table:style-name="ce15" table:formula="of:=AVERAGE([.K42:.K51])" office:value-type="float" office:value="0.0001728381" calcext:value-type="float">
            <text:p>0.0001728381</text:p>
          </table:table-cell>
          <table:table-cell table:style-name="ce15" table:formula="of:=AVERAGE([.L42:.L51])" office:value-type="float" office:value="0.1443801" calcext:value-type="float">
            <text:p>0.1443801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587182" calcext:value-type="float">
            <text:p>0.000587182</text:p>
          </table:table-cell>
          <table:table-cell office:value-type="float" office:value="0.0467785" calcext:value-type="float">
            <text:p>0.046778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619981" calcext:value-type="float">
            <text:p>0.000619981</text:p>
          </table:table-cell>
          <table:table-cell office:value-type="float" office:value="0.0489523" calcext:value-type="float">
            <text:p>0.048952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620792" calcext:value-type="float">
            <text:p>0.000620792</text:p>
          </table:table-cell>
          <table:table-cell office:value-type="float" office:value="0.0466369" calcext:value-type="float">
            <text:p>0.046636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380274" calcext:value-type="float">
            <text:p>0.000380274</text:p>
          </table:table-cell>
          <table:table-cell office:value-type="float" office:value="0.0496101" calcext:value-type="float">
            <text:p>0.049610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586003" calcext:value-type="float">
            <text:p>0.000586003</text:p>
          </table:table-cell>
          <table:table-cell office:value-type="float" office:value="0.0482469" calcext:value-type="float">
            <text:p>0.048246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392137" calcext:value-type="float">
            <text:p>0.000392137</text:p>
          </table:table-cell>
          <table:table-cell office:value-type="float" office:value="0.0476273" calcext:value-type="float">
            <text:p>0.047627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583738" calcext:value-type="float">
            <text:p>0.000583738</text:p>
          </table:table-cell>
          <table:table-cell office:value-type="float" office:value="0.0483652" calcext:value-type="float">
            <text:p>0.048365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586508" calcext:value-type="float">
            <text:p>0.000586508</text:p>
          </table:table-cell>
          <table:table-cell office:value-type="float" office:value="0.0482473" calcext:value-type="float">
            <text:p>0.048247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410491" calcext:value-type="float">
            <text:p>0.000410491</text:p>
          </table:table-cell>
          <table:table-cell office:value-type="float" office:value="0.0489268" calcext:value-type="float">
            <text:p>0.048926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40343" calcext:value-type="float">
            <text:p>0.00040343</text:p>
          </table:table-cell>
          <table:table-cell office:value-type="float" office:value="0.0464996" calcext:value-type="float">
            <text:p>0.046499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5" table:formula="of:=AVERAGE([.H55:.H64])" office:value-type="float" office:value="16" calcext:value-type="float">
            <text:p>16</text:p>
          </table:table-cell>
          <table:table-cell table:style-name="ce15" table:formula="of:=AVERAGE([.I55:.I64])" office:value-type="float" office:value="0.0005170536" calcext:value-type="float">
            <text:p>0.0005170536</text:p>
          </table:table-cell>
          <table:table-cell table:style-name="ce15" table:formula="of:=AVERAGE([.J55:.J64])" office:value-type="float" office:value="0.04798909" calcext:value-type="float">
            <text:p>0.04798909</text:p>
          </table:table-cell>
          <table:table-cell table:number-columns-repeated="1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381183" calcext:value-type="float">
            <text:p>0.000381183</text:p>
          </table:table-cell>
          <table:table-cell office:value-type="float" office:value="0.0339613" calcext:value-type="float">
            <text:p>0.0339613</text:p>
          </table:table-cell>
          <table:table-cell office:value-type="float" office:value="0.000125948" calcext:value-type="float">
            <text:p>0.000125948</text:p>
          </table:table-cell>
          <table:table-cell office:value-type="float" office:value="0.0762089" calcext:value-type="float">
            <text:p>0.076208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32841" calcext:value-type="float">
            <text:p>0.000532841</text:p>
          </table:table-cell>
          <table:table-cell office:value-type="float" office:value="0.033087" calcext:value-type="float">
            <text:p>0.033087</text:p>
          </table:table-cell>
          <table:table-cell office:value-type="float" office:value="0.000169916" calcext:value-type="float">
            <text:p>0.000169916</text:p>
          </table:table-cell>
          <table:table-cell office:value-type="float" office:value="0.0706837" calcext:value-type="float">
            <text:p>0.070683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72133" calcext:value-type="float">
            <text:p>0.000572133</text:p>
          </table:table-cell>
          <table:table-cell office:value-type="float" office:value="0.032731" calcext:value-type="float">
            <text:p>0.032731</text:p>
          </table:table-cell>
          <table:table-cell office:value-type="float" office:value="0.000178004" calcext:value-type="float">
            <text:p>0.000178004</text:p>
          </table:table-cell>
          <table:table-cell office:value-type="float" office:value="0.0712802" calcext:value-type="float">
            <text:p>0.0712802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65412" calcext:value-type="float">
            <text:p>0.000565412</text:p>
          </table:table-cell>
          <table:table-cell office:value-type="float" office:value="0.0338149" calcext:value-type="float">
            <text:p>0.0338149</text:p>
          </table:table-cell>
          <table:table-cell office:value-type="float" office:value="0.000189849" calcext:value-type="float">
            <text:p>0.000189849</text:p>
          </table:table-cell>
          <table:table-cell office:value-type="float" office:value="0.0713852" calcext:value-type="float">
            <text:p>0.0713852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95992" calcext:value-type="float">
            <text:p>0.000595992</text:p>
          </table:table-cell>
          <table:table-cell office:value-type="float" office:value="0.0331088" calcext:value-type="float">
            <text:p>0.0331088</text:p>
          </table:table-cell>
          <table:table-cell office:value-type="float" office:value="0.000165643" calcext:value-type="float">
            <text:p>0.000165643</text:p>
          </table:table-cell>
          <table:table-cell office:value-type="float" office:value="0.0695726" calcext:value-type="float">
            <text:p>0.0695726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368206" calcext:value-type="float">
            <text:p>0.000368206</text:p>
          </table:table-cell>
          <table:table-cell office:value-type="float" office:value="0.0332553" calcext:value-type="float">
            <text:p>0.0332553</text:p>
          </table:table-cell>
          <table:table-cell office:value-type="float" office:value="0.000122668" calcext:value-type="float">
            <text:p>0.000122668</text:p>
          </table:table-cell>
          <table:table-cell office:value-type="float" office:value="0.0716865" calcext:value-type="float">
            <text:p>0.071686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58702" calcext:value-type="float">
            <text:p>0.000558702</text:p>
          </table:table-cell>
          <table:table-cell office:value-type="float" office:value="0.0333004" calcext:value-type="float">
            <text:p>0.0333004</text:p>
          </table:table-cell>
          <table:table-cell office:value-type="float" office:value="0.000191388" calcext:value-type="float">
            <text:p>0.000191388</text:p>
          </table:table-cell>
          <table:table-cell office:value-type="float" office:value="0.0697091" calcext:value-type="float">
            <text:p>0.069709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367254" calcext:value-type="float">
            <text:p>0.000367254</text:p>
          </table:table-cell>
          <table:table-cell office:value-type="float" office:value="0.0334326" calcext:value-type="float">
            <text:p>0.0334326</text:p>
          </table:table-cell>
          <table:table-cell office:value-type="float" office:value="0.000132486" calcext:value-type="float">
            <text:p>0.000132486</text:p>
          </table:table-cell>
          <table:table-cell office:value-type="float" office:value="0.0701794" calcext:value-type="float">
            <text:p>0.070179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372213" calcext:value-type="float">
            <text:p>0.000372213</text:p>
          </table:table-cell>
          <table:table-cell office:value-type="float" office:value="0.0343439" calcext:value-type="float">
            <text:p>0.0343439</text:p>
          </table:table-cell>
          <table:table-cell office:value-type="float" office:value="0.000127521" calcext:value-type="float">
            <text:p>0.000127521</text:p>
          </table:table-cell>
          <table:table-cell office:value-type="float" office:value="0.0775325" calcext:value-type="float">
            <text:p>0.07753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60145" calcext:value-type="float">
            <text:p>0.000560145</text:p>
          </table:table-cell>
          <table:table-cell office:value-type="float" office:value="0.033707" calcext:value-type="float">
            <text:p>0.033707</text:p>
          </table:table-cell>
          <table:table-cell office:value-type="float" office:value="0.000185977" calcext:value-type="float">
            <text:p>0.000185977</text:p>
          </table:table-cell>
          <table:table-cell office:value-type="float" office:value="0.0704299" calcext:value-type="float">
            <text:p>0.070429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5" table:formula="of:=AVERAGE([.H68:.H77])" office:value-type="float" office:value="24" calcext:value-type="float">
            <text:p>24</text:p>
          </table:table-cell>
          <table:table-cell table:style-name="ce15" table:formula="of:=AVERAGE([.I68:.I77])" office:value-type="float" office:value="0.0004874081" calcext:value-type="float">
            <text:p>0.0004874081</text:p>
          </table:table-cell>
          <table:table-cell table:style-name="ce15" table:formula="of:=AVERAGE([.J68:.J77])" office:value-type="float" office:value="0.03347422" calcext:value-type="float">
            <text:p>0.03347422</text:p>
          </table:table-cell>
          <table:table-cell table:style-name="ce15" table:formula="of:=AVERAGE([.K68:.K77])" office:value-type="float" office:value="0.00015894" calcext:value-type="float">
            <text:p>0.00015894</text:p>
          </table:table-cell>
          <table:table-cell table:style-name="ce15" table:formula="of:=AVERAGE([.L68:.L77])" office:value-type="float" office:value="0.0718668" calcext:value-type="float">
            <text:p>0.0718668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15302" calcext:value-type="float">
            <text:p>0.000615302</text:p>
          </table:table-cell>
          <table:table-cell office:value-type="float" office:value="0.0206844" calcext:value-type="float">
            <text:p>0.0206844</text:p>
          </table:table-cell>
          <table:table-cell office:value-type="float" office:value="0.000190753" calcext:value-type="float">
            <text:p>0.000190753</text:p>
          </table:table-cell>
          <table:table-cell office:value-type="float" office:value="0.0510134" calcext:value-type="float">
            <text:p>0.051013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6862" calcext:value-type="float">
            <text:p>0.00056862</text:p>
          </table:table-cell>
          <table:table-cell office:value-type="float" office:value="0.022324" calcext:value-type="float">
            <text:p>0.022324</text:p>
          </table:table-cell>
          <table:table-cell office:value-type="float" office:value="0.000194193" calcext:value-type="float">
            <text:p>0.000194193</text:p>
          </table:table-cell>
          <table:table-cell office:value-type="float" office:value="0.0529968" calcext:value-type="float">
            <text:p>0.0529968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40428" calcext:value-type="float">
            <text:p>0.000640428</text:p>
          </table:table-cell>
          <table:table-cell office:value-type="float" office:value="0.0203264" calcext:value-type="float">
            <text:p>0.0203264</text:p>
          </table:table-cell>
          <table:table-cell office:value-type="float" office:value="0.000187614" calcext:value-type="float">
            <text:p>0.000187614</text:p>
          </table:table-cell>
          <table:table-cell office:value-type="float" office:value="0.0534047" calcext:value-type="float">
            <text:p>0.053404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90839" calcext:value-type="float">
            <text:p>0.000590839</text:p>
          </table:table-cell>
          <table:table-cell office:value-type="float" office:value="0.021182" calcext:value-type="float">
            <text:p>0.021182</text:p>
          </table:table-cell>
          <table:table-cell office:value-type="float" office:value="0.000190159" calcext:value-type="float">
            <text:p>0.000190159</text:p>
          </table:table-cell>
          <table:table-cell office:value-type="float" office:value="0.0536166" calcext:value-type="float">
            <text:p>0.0536166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17076" calcext:value-type="float">
            <text:p>0.000617076</text:p>
          </table:table-cell>
          <table:table-cell office:value-type="float" office:value="0.0213256" calcext:value-type="float">
            <text:p>0.0213256</text:p>
          </table:table-cell>
          <table:table-cell office:value-type="float" office:value="0.000180413" calcext:value-type="float">
            <text:p>0.000180413</text:p>
          </table:table-cell>
          <table:table-cell office:value-type="float" office:value="0.0553891" calcext:value-type="float">
            <text:p>0.055389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11806" calcext:value-type="float">
            <text:p>0.000611806</text:p>
          </table:table-cell>
          <table:table-cell office:value-type="float" office:value="0.0201254" calcext:value-type="float">
            <text:p>0.0201254</text:p>
          </table:table-cell>
          <table:table-cell office:value-type="float" office:value="0.000189321" calcext:value-type="float">
            <text:p>0.000189321</text:p>
          </table:table-cell>
          <table:table-cell office:value-type="float" office:value="0.0513534" calcext:value-type="float">
            <text:p>0.051353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57748" calcext:value-type="float">
            <text:p>0.000557748</text:p>
          </table:table-cell>
          <table:table-cell office:value-type="float" office:value="0.0208893" calcext:value-type="float">
            <text:p>0.0208893</text:p>
          </table:table-cell>
          <table:table-cell office:value-type="float" office:value="0.000174217" calcext:value-type="float">
            <text:p>0.000174217</text:p>
          </table:table-cell>
          <table:table-cell office:value-type="float" office:value="0.051786" calcext:value-type="float">
            <text:p>0.051786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89674" calcext:value-type="float">
            <text:p>0.000589674</text:p>
          </table:table-cell>
          <table:table-cell office:value-type="float" office:value="0.0205927" calcext:value-type="float">
            <text:p>0.0205927</text:p>
          </table:table-cell>
          <table:table-cell office:value-type="float" office:value="0.000189292" calcext:value-type="float">
            <text:p>0.000189292</text:p>
          </table:table-cell>
          <table:table-cell office:value-type="float" office:value="0.0504444" calcext:value-type="float">
            <text:p>0.050444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20859" calcext:value-type="float">
            <text:p>0.000620859</text:p>
          </table:table-cell>
          <table:table-cell office:value-type="float" office:value="0.020566" calcext:value-type="float">
            <text:p>0.020566</text:p>
          </table:table-cell>
          <table:table-cell office:value-type="float" office:value="0.000188116" calcext:value-type="float">
            <text:p>0.000188116</text:p>
          </table:table-cell>
          <table:table-cell office:value-type="float" office:value="0.0505971" calcext:value-type="float">
            <text:p>0.050597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6802" calcext:value-type="float">
            <text:p>0.00056802</text:p>
          </table:table-cell>
          <table:table-cell office:value-type="float" office:value="0.0199578" calcext:value-type="float">
            <text:p>0.0199578</text:p>
          </table:table-cell>
          <table:table-cell office:value-type="float" office:value="0.000180005" calcext:value-type="float">
            <text:p>0.000180005</text:p>
          </table:table-cell>
          <table:table-cell office:value-type="float" office:value="0.0511793" calcext:value-type="float">
            <text:p>0.051179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6" table:formula="of:=AVERAGE([.H81:.H90])" office:value-type="float" office:value="48" calcext:value-type="float">
            <text:p>48</text:p>
          </table:table-cell>
          <table:table-cell table:style-name="ce16" table:formula="of:=AVERAGE([.I81:.I90])" office:value-type="float" office:value="0.0005980372" calcext:value-type="float">
            <text:p>0.0005980372</text:p>
          </table:table-cell>
          <table:table-cell table:style-name="ce16" table:formula="of:=AVERAGE([.J81:.J90])" office:value-type="float" office:value="0.02079736" calcext:value-type="float">
            <text:p>0.02079736</text:p>
          </table:table-cell>
          <table:table-cell table:style-name="ce16" table:formula="of:=AVERAGE([.K81:.K90])" office:value-type="float" office:value="0.0001864083" calcext:value-type="float">
            <text:p>0.0001864083</text:p>
          </table:table-cell>
          <table:table-cell table:style-name="ce16" table:formula="of:=AVERAGE([.L81:.L90])" office:value-type="float" office:value="0.05217808" calcext:value-type="float">
            <text:p>0.05217808</text:p>
          </table:table-cell>
          <table:table-cell table:number-columns-repeated="13"/>
        </table:table-row>
      </table:table>
      <table:table table:name="MKL MPI 3D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3DRINIT</text:p>
          </table:table-cell>
          <table:table-cell office:value-type="string" calcext:value-type="string">
            <text:p>MKL3DREXEC</text:p>
          </table:table-cell>
          <table:table-cell table:style-name="Default" office:value-type="string" calcext:value-type="string">
            <text:p>MKL3DCINIT</text:p>
          </table:table-cell>
          <table:table-cell office:value-type="string" calcext:value-type="string">
            <text:p>MKL3DCEXEC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7884" calcext:value-type="float">
            <text:p>4.79E-05</text:p>
          </table:table-cell>
          <table:table-cell office:value-type="float" office:value="0.224574" calcext:value-type="float">
            <text:p>0.224574</text:p>
          </table:table-cell>
          <table:table-cell office:value-type="float" office:value="0.000061107" calcext:value-type="float">
            <text:p>6.11E-05</text:p>
          </table:table-cell>
          <table:table-cell office:value-type="float" office:value="0.857688" calcext:value-type="float">
            <text:p>0.857688</text:p>
          </table:table-cell>
          <table:table-cell table:style-name="ce2" table:number-columns-repeated="2"/>
          <table:table-cell table:number-columns-repeated="2"/>
          <table:table-cell table:style-name="ce2" table:number-columns-repeated="1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531698" calcext:value-type="float">
            <text:p>5.31698E-05</text:p>
          </table:table-cell>
          <table:table-cell table:style-name="ce6" office:value-type="float" office:value="0.2221083" calcext:value-type="float">
            <text:p>0.2221083</text:p>
          </table:table-cell>
          <table:table-cell table:style-name="ce6" office:value-type="float" office:value="0.0000647628" calcext:value-type="float">
            <text:p>6.47628E-05</text:p>
          </table:table-cell>
          <table:table-cell table:style-name="ce6" office:value-type="float" office:value="0.8498543" calcext:value-type="float">
            <text:p>0.849854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662" calcext:value-type="float">
            <text:p>4.66E-05</text:p>
          </table:table-cell>
          <table:table-cell office:value-type="float" office:value="0.222434" calcext:value-type="float">
            <text:p>0.222434</text:p>
          </table:table-cell>
          <table:table-cell office:value-type="float" office:value="0.000064271" calcext:value-type="float">
            <text:p>6.43E-05</text:p>
          </table:table-cell>
          <table:table-cell office:value-type="float" office:value="0.842463" calcext:value-type="float">
            <text:p>0.842463</text:p>
          </table:table-cell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0915922" calcext:value-type="float">
            <text:p>9.15922E-05</text:p>
          </table:table-cell>
          <table:table-cell table:style-name="ce6" office:value-type="float" office:value="0.09708467" calcext:value-type="float">
            <text:p>0.09708467</text:p>
          </table:table-cell>
          <table:table-cell table:style-name="ce6" office:value-type="float" office:value="0.0000759696" calcext:value-type="float">
            <text:p>7.59696E-05</text:p>
          </table:table-cell>
          <table:table-cell table:style-name="ce6" office:value-type="float" office:value="0.2416842" calcext:value-type="float">
            <text:p>0.241684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5318" calcext:value-type="float">
            <text:p>5.32E-05</text:p>
          </table:table-cell>
          <table:table-cell office:value-type="float" office:value="0.222883" calcext:value-type="float">
            <text:p>0.222883</text:p>
          </table:table-cell>
          <table:table-cell office:value-type="float" office:value="0.000062916" calcext:value-type="float">
            <text:p>6.29E-05</text:p>
          </table:table-cell>
          <table:table-cell office:value-type="float" office:value="0.855092" calcext:value-type="float">
            <text:p>0.85509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/>
          <table:table-cell table:style-name="ce2" table:number-columns-repeated="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1002912" calcext:value-type="float">
            <text:p>0.0001002912</text:p>
          </table:table-cell>
          <table:table-cell table:style-name="ce6" office:value-type="float" office:value="0.07278506" calcext:value-type="float">
            <text:p>0.07278506</text:p>
          </table:table-cell>
          <table:table-cell table:style-name="ce6" office:value-type="float" office:value="0.0000626608" calcext:value-type="float">
            <text:p>6.26608E-05</text:p>
          </table:table-cell>
          <table:table-cell table:style-name="ce6" office:value-type="float" office:value="0.1766227" calcext:value-type="float">
            <text:p>0.176622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7929" calcext:value-type="float">
            <text:p>4.79E-05</text:p>
          </table:table-cell>
          <table:table-cell office:value-type="float" office:value="0.221397" calcext:value-type="float">
            <text:p>0.221397</text:p>
          </table:table-cell>
          <table:table-cell office:value-type="float" office:value="0.000060966" calcext:value-type="float">
            <text:p>6.10E-05</text:p>
          </table:table-cell>
          <table:table-cell office:value-type="float" office:value="0.846057" calcext:value-type="float">
            <text:p>0.846057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0863983" calcext:value-type="float">
            <text:p>8.63983E-05</text:p>
          </table:table-cell>
          <table:table-cell table:style-name="ce6" office:value-type="float" office:value="0.05129096" calcext:value-type="float">
            <text:p>0.05129096</text:p>
          </table:table-cell>
          <table:table-cell table:style-name="ce6" office:value-type="float" office:value="0.0001157728" calcext:value-type="float">
            <text:p>0.0001157728</text:p>
          </table:table-cell>
          <table:table-cell table:style-name="ce6" office:value-type="float" office:value="0.1281189" calcext:value-type="float">
            <text:p>0.128118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6495" calcext:value-type="float">
            <text:p>4.65E-05</text:p>
          </table:table-cell>
          <table:table-cell office:value-type="float" office:value="0.222729" calcext:value-type="float">
            <text:p>0.222729</text:p>
          </table:table-cell>
          <table:table-cell office:value-type="float" office:value="0.000067798" calcext:value-type="float">
            <text:p>6.78E-05</text:p>
          </table:table-cell>
          <table:table-cell office:value-type="float" office:value="0.854955" calcext:value-type="float">
            <text:p>0.854955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2" table:number-columns-repeated="3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0582886" calcext:value-type="float">
            <text:p>5.82886E-05</text:p>
          </table:table-cell>
          <table:table-cell table:style-name="ce6" office:value-type="float" office:value="0.02934711" calcext:value-type="float">
            <text:p>0.02934711</text:p>
          </table:table-cell>
          <table:table-cell table:style-name="ce6" office:value-type="float" office:value="0.000134997" calcext:value-type="float">
            <text:p>0.000134997</text:p>
          </table:table-cell>
          <table:table-cell table:style-name="ce6" office:value-type="float" office:value="0.07818506" calcext:value-type="float">
            <text:p>0.0781850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6594" calcext:value-type="float">
            <text:p>4.66E-05</text:p>
          </table:table-cell>
          <table:table-cell office:value-type="float" office:value="0.220083" calcext:value-type="float">
            <text:p>0.220083</text:p>
          </table:table-cell>
          <table:table-cell office:value-type="float" office:value="0.000061158" calcext:value-type="float">
            <text:p>6.12E-05</text:p>
          </table:table-cell>
          <table:table-cell office:value-type="float" office:value="0.842408" calcext:value-type="float">
            <text:p>0.842408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52832" calcext:value-type="float">
            <text:p>5.28E-05</text:p>
          </table:table-cell>
          <table:table-cell office:value-type="float" office:value="0.223077" calcext:value-type="float">
            <text:p>0.223077</text:p>
          </table:table-cell>
          <table:table-cell office:value-type="float" office:value="0.000062145" calcext:value-type="float">
            <text:p>6.21E-05</text:p>
          </table:table-cell>
          <table:table-cell office:value-type="float" office:value="0.855454" calcext:value-type="float">
            <text:p>0.855454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50838" calcext:value-type="float">
            <text:p>5.08E-05</text:p>
          </table:table-cell>
          <table:table-cell office:value-type="float" office:value="0.220578" calcext:value-type="float">
            <text:p>0.220578</text:p>
          </table:table-cell>
          <table:table-cell office:value-type="float" office:value="0.000060848" calcext:value-type="float">
            <text:p>6.08E-05</text:p>
          </table:table-cell>
          <table:table-cell office:value-type="float" office:value="0.843493" calcext:value-type="float">
            <text:p>0.843493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table:style-name="ce17" office:value-type="float" office:value="1" calcext:value-type="float">
            <text:p>1</text:p>
          </table:table-cell>
          <table:table-cell office:value-type="float" office:value="0.000086963" calcext:value-type="float">
            <text:p>8.70E-05</text:p>
          </table:table-cell>
          <table:table-cell office:value-type="float" office:value="0.222642" calcext:value-type="float">
            <text:p>0.222642</text:p>
          </table:table-cell>
          <table:table-cell office:value-type="float" office:value="0.000065424" calcext:value-type="float">
            <text:p>6.54E-05</text:p>
          </table:table-cell>
          <table:table-cell office:value-type="float" office:value="0.85685" calcext:value-type="float">
            <text:p>0.85685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7" office:value-type="float" office:value="1" calcext:value-type="float">
            <text:p>1</text:p>
          </table:table-cell>
          <table:table-cell office:value-type="float" office:value="0.000052363" calcext:value-type="float">
            <text:p>5.24E-05</text:p>
          </table:table-cell>
          <table:table-cell office:value-type="float" office:value="0.220686" calcext:value-type="float">
            <text:p>0.220686</text:p>
          </table:table-cell>
          <table:table-cell office:value-type="float" office:value="0.000080995" calcext:value-type="float">
            <text:p>8.10E-05</text:p>
          </table:table-cell>
          <table:table-cell office:value-type="float" office:value="0.844083" calcext:value-type="float">
            <text:p>0.844083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2:.G11])" office:value-type="float" office:value="1" calcext:value-type="float">
            <text:p>1</text:p>
          </table:table-cell>
          <table:table-cell table:style-name="ce18" table:formula="of:=AVERAGE([.H2:.H11])" office:value-type="float" office:value="0.0000531698" calcext:value-type="float">
            <text:p>5.31698E-05</text:p>
          </table:table-cell>
          <table:table-cell table:style-name="ce18" table:formula="of:=AVERAGE([.I2:.I11])" office:value-type="float" office:value="0.2221083" calcext:value-type="float">
            <text:p>0.2221083</text:p>
          </table:table-cell>
          <table:table-cell table:style-name="ce18" table:formula="of:=AVERAGE([.J2:.J11])" office:value-type="float" office:value="0.0000647628" calcext:value-type="float">
            <text:p>6.47628E-05</text:p>
          </table:table-cell>
          <table:table-cell table:style-name="ce18" table:formula="of:=AVERAGE([.K2:.K11])" office:value-type="float" office:value="0.8498543" calcext:value-type="float">
            <text:p>0.849854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7" table:number-columns-repeated="5"/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0.000100575" calcext:value-type="float">
            <text:p>0.000100575</text:p>
          </table:table-cell>
          <table:table-cell office:value-type="float" office:value="0.0982569" calcext:value-type="float">
            <text:p>0.0982569</text:p>
          </table:table-cell>
          <table:table-cell office:value-type="float" office:value="0.000056174" calcext:value-type="float">
            <text:p>5.62E-05</text:p>
          </table:table-cell>
          <table:table-cell office:value-type="float" office:value="0.243088" calcext:value-type="float">
            <text:p>0.243088</text:p>
          </table:table-cell>
          <table:table-cell table:number-columns-repeated="14"/>
        </table:table-row>
        <table:table-row table:style-name="ro1">
          <table:table-cell table:style-name="ce7" table:number-columns-repeated="5"/>
          <table:table-cell/>
          <table:table-cell office:value-type="float" office:value="4" calcext:value-type="float">
            <text:p>4</text:p>
          </table:table-cell>
          <table:table-cell office:value-type="float" office:value="0.000082113" calcext:value-type="float">
            <text:p>8.21E-05</text:p>
          </table:table-cell>
          <table:table-cell office:value-type="float" office:value="0.0956419" calcext:value-type="float">
            <text:p>0.0956419</text:p>
          </table:table-cell>
          <table:table-cell office:value-type="float" office:value="0.000055337" calcext:value-type="float">
            <text:p>5.53E-05</text:p>
          </table:table-cell>
          <table:table-cell office:value-type="float" office:value="0.241631" calcext:value-type="float">
            <text:p>0.24163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90029" calcext:value-type="float">
            <text:p>9.00E-05</text:p>
          </table:table-cell>
          <table:table-cell office:value-type="float" office:value="0.0983081" calcext:value-type="float">
            <text:p>0.0983081</text:p>
          </table:table-cell>
          <table:table-cell office:value-type="float" office:value="0.000063377" calcext:value-type="float">
            <text:p>6.34E-05</text:p>
          </table:table-cell>
          <table:table-cell office:value-type="float" office:value="0.241561" calcext:value-type="float">
            <text:p>0.24156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Default" office:value-type="float" office:value="0.000105061" calcext:value-type="float">
            <text:p>0.000105061</text:p>
          </table:table-cell>
          <table:table-cell office:value-type="float" office:value="0.0965933" calcext:value-type="float">
            <text:p>0.0965933</text:p>
          </table:table-cell>
          <table:table-cell office:value-type="float" office:value="0.000071943" calcext:value-type="float">
            <text:p>7.19E-05</text:p>
          </table:table-cell>
          <table:table-cell office:value-type="float" office:value="0.239466" calcext:value-type="float">
            <text:p>0.23946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5496" calcext:value-type="float">
            <text:p>8.55E-05</text:p>
          </table:table-cell>
          <table:table-cell office:value-type="float" office:value="0.0980379" calcext:value-type="float">
            <text:p>0.0980379</text:p>
          </table:table-cell>
          <table:table-cell table:style-name="Default" office:value-type="float" office:value="0.000173558" calcext:value-type="float">
            <text:p>0.000173558</text:p>
          </table:table-cell>
          <table:table-cell office:value-type="float" office:value="0.241037" calcext:value-type="float">
            <text:p>0.2410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6826" calcext:value-type="float">
            <text:p>8.68E-05</text:p>
          </table:table-cell>
          <table:table-cell office:value-type="float" office:value="0.097486" calcext:value-type="float">
            <text:p>0.097486</text:p>
          </table:table-cell>
          <table:table-cell office:value-type="float" office:value="0.000096073" calcext:value-type="float">
            <text:p>9.61E-05</text:p>
          </table:table-cell>
          <table:table-cell office:value-type="float" office:value="0.240499" calcext:value-type="float">
            <text:p>0.24049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5697" calcext:value-type="float">
            <text:p>8.57E-05</text:p>
          </table:table-cell>
          <table:table-cell office:value-type="float" office:value="0.0967473" calcext:value-type="float">
            <text:p>0.0967473</text:p>
          </table:table-cell>
          <table:table-cell office:value-type="float" office:value="0.000062826" calcext:value-type="float">
            <text:p>6.28E-05</text:p>
          </table:table-cell>
          <table:table-cell office:value-type="float" office:value="0.243694" calcext:value-type="float">
            <text:p>0.24369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Default" office:value-type="float" office:value="0.000103837" calcext:value-type="float">
            <text:p>0.000103837</text:p>
          </table:table-cell>
          <table:table-cell office:value-type="float" office:value="0.0961551" calcext:value-type="float">
            <text:p>0.0961551</text:p>
          </table:table-cell>
          <table:table-cell office:value-type="float" office:value="0.000054647" calcext:value-type="float">
            <text:p>5.46E-05</text:p>
          </table:table-cell>
          <table:table-cell office:value-type="float" office:value="0.239516" calcext:value-type="float">
            <text:p>0.23951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4606" calcext:value-type="float">
            <text:p>8.46E-05</text:p>
          </table:table-cell>
          <table:table-cell office:value-type="float" office:value="0.0981297" calcext:value-type="float">
            <text:p>0.0981297</text:p>
          </table:table-cell>
          <table:table-cell office:value-type="float" office:value="0.000063222" calcext:value-type="float">
            <text:p>6.32E-05</text:p>
          </table:table-cell>
          <table:table-cell office:value-type="float" office:value="0.245568" calcext:value-type="float">
            <text:p>0.24556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91682" calcext:value-type="float">
            <text:p>9.17E-05</text:p>
          </table:table-cell>
          <table:table-cell office:value-type="float" office:value="0.0954905" calcext:value-type="float">
            <text:p>0.0954905</text:p>
          </table:table-cell>
          <table:table-cell office:value-type="float" office:value="0.000062539" calcext:value-type="float">
            <text:p>6.25E-05</text:p>
          </table:table-cell>
          <table:table-cell office:value-type="float" office:value="0.240782" calcext:value-type="float">
            <text:p>0.240782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15:.G24])" office:value-type="float" office:value="4" calcext:value-type="float">
            <text:p>4</text:p>
          </table:table-cell>
          <table:table-cell table:style-name="ce18" table:formula="of:=AVERAGE([.H15:.H24])" office:value-type="float" office:value="0.0000915922" calcext:value-type="float">
            <text:p>9.15922E-05</text:p>
          </table:table-cell>
          <table:table-cell table:style-name="ce18" table:formula="of:=AVERAGE([.I15:.I24])" office:value-type="float" office:value="0.09708467" calcext:value-type="float">
            <text:p>0.09708467</text:p>
          </table:table-cell>
          <table:table-cell table:style-name="ce18" table:formula="of:=AVERAGE([.J15:.J24])" office:value-type="float" office:value="0.0000759696" calcext:value-type="float">
            <text:p>7.59696E-05</text:p>
          </table:table-cell>
          <table:table-cell table:style-name="ce18" table:formula="of:=AVERAGE([.K15:.K24])" office:value-type="float" office:value="0.2416842" calcext:value-type="float">
            <text:p>0.2416842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9798" calcext:value-type="float">
            <text:p>9.98E-05</text:p>
          </table:table-cell>
          <table:table-cell office:value-type="float" office:value="0.0735292" calcext:value-type="float">
            <text:p>0.0735292</text:p>
          </table:table-cell>
          <table:table-cell office:value-type="float" office:value="0.000059187" calcext:value-type="float">
            <text:p>5.92E-05</text:p>
          </table:table-cell>
          <table:table-cell office:value-type="float" office:value="0.178582" calcext:value-type="float">
            <text:p>0.17858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83254" calcext:value-type="float">
            <text:p>8.33E-05</text:p>
          </table:table-cell>
          <table:table-cell office:value-type="float" office:value="0.0723919" calcext:value-type="float">
            <text:p>0.0723919</text:p>
          </table:table-cell>
          <table:table-cell office:value-type="float" office:value="0.000058495" calcext:value-type="float">
            <text:p>5.85E-05</text:p>
          </table:table-cell>
          <table:table-cell office:value-type="float" office:value="0.171942" calcext:value-type="float">
            <text:p>0.17194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30706" calcext:value-type="float">
            <text:p>0.000130706</text:p>
          </table:table-cell>
          <table:table-cell office:value-type="float" office:value="0.0735997" calcext:value-type="float">
            <text:p>0.0735997</text:p>
          </table:table-cell>
          <table:table-cell office:value-type="float" office:value="0.000067821" calcext:value-type="float">
            <text:p>6.78E-05</text:p>
          </table:table-cell>
          <table:table-cell office:value-type="float" office:value="0.178631" calcext:value-type="float">
            <text:p>0.17863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7201" calcext:value-type="float">
            <text:p>0.000107201</text:p>
          </table:table-cell>
          <table:table-cell office:value-type="float" office:value="0.0715753" calcext:value-type="float">
            <text:p>0.0715753</text:p>
          </table:table-cell>
          <table:table-cell office:value-type="float" office:value="0.000057249" calcext:value-type="float">
            <text:p>5.72E-05</text:p>
          </table:table-cell>
          <table:table-cell office:value-type="float" office:value="0.172084" calcext:value-type="float">
            <text:p>0.17208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728414" calcext:value-type="float">
            <text:p>0.0728414</text:p>
          </table:table-cell>
          <table:table-cell office:value-type="float" office:value="0.000063701" calcext:value-type="float">
            <text:p>6.37E-05</text:p>
          </table:table-cell>
          <table:table-cell office:value-type="float" office:value="0.175533" calcext:value-type="float">
            <text:p>0.17553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0326" calcext:value-type="float">
            <text:p>9.03E-05</text:p>
          </table:table-cell>
          <table:table-cell office:value-type="float" office:value="0.0715345" calcext:value-type="float">
            <text:p>0.0715345</text:p>
          </table:table-cell>
          <table:table-cell office:value-type="float" office:value="0.000064721" calcext:value-type="float">
            <text:p>6.47E-05</text:p>
          </table:table-cell>
          <table:table-cell office:value-type="float" office:value="0.178415" calcext:value-type="float">
            <text:p>0.17841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2259" calcext:value-type="float">
            <text:p>0.000102259</text:p>
          </table:table-cell>
          <table:table-cell office:value-type="float" office:value="0.0739763" calcext:value-type="float">
            <text:p>0.0739763</text:p>
          </table:table-cell>
          <table:table-cell office:value-type="float" office:value="0.00006291" calcext:value-type="float">
            <text:p>6.29E-05</text:p>
          </table:table-cell>
          <table:table-cell office:value-type="float" office:value="0.178182" calcext:value-type="float">
            <text:p>0.17818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6383" calcext:value-type="float">
            <text:p>0.000106383</text:p>
          </table:table-cell>
          <table:table-cell office:value-type="float" office:value="0.0722479" calcext:value-type="float">
            <text:p>0.0722479</text:p>
          </table:table-cell>
          <table:table-cell office:value-type="float" office:value="0.000059164" calcext:value-type="float">
            <text:p>5.92E-05</text:p>
          </table:table-cell>
          <table:table-cell office:value-type="float" office:value="0.176503" calcext:value-type="float">
            <text:p>0.17650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0154" calcext:value-type="float">
            <text:p>9.02E-05</text:p>
          </table:table-cell>
          <table:table-cell office:value-type="float" office:value="0.0740355" calcext:value-type="float">
            <text:p>0.0740355</text:p>
          </table:table-cell>
          <table:table-cell office:value-type="float" office:value="0.000075585" calcext:value-type="float">
            <text:p>7.56E-05</text:p>
          </table:table-cell>
          <table:table-cell office:value-type="float" office:value="0.180981" calcext:value-type="float">
            <text:p>0.18098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2661" calcext:value-type="float">
            <text:p>0.000102661</text:p>
          </table:table-cell>
          <table:table-cell office:value-type="float" office:value="0.0721189" calcext:value-type="float">
            <text:p>0.0721189</text:p>
          </table:table-cell>
          <table:table-cell office:value-type="float" office:value="0.000057775" calcext:value-type="float">
            <text:p>5.78E-05</text:p>
          </table:table-cell>
          <table:table-cell office:value-type="float" office:value="0.175374" calcext:value-type="float">
            <text:p>0.175374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28:.G37])" office:value-type="float" office:value="6" calcext:value-type="float">
            <text:p>6</text:p>
          </table:table-cell>
          <table:table-cell table:style-name="ce18" table:formula="of:=AVERAGE([.H28:.H37])" office:value-type="float" office:value="0.0001002912" calcext:value-type="float">
            <text:p>0.0001002912</text:p>
          </table:table-cell>
          <table:table-cell table:style-name="ce18" table:formula="of:=AVERAGE([.I28:.I37])" office:value-type="float" office:value="0.07278506" calcext:value-type="float">
            <text:p>0.07278506</text:p>
          </table:table-cell>
          <table:table-cell table:style-name="ce18" table:formula="of:=AVERAGE([.J28:.J37])" office:value-type="float" office:value="0.0000626608" calcext:value-type="float">
            <text:p>6.26608E-05</text:p>
          </table:table-cell>
          <table:table-cell table:style-name="ce18" table:formula="of:=AVERAGE([.K28:.K37])" office:value-type="float" office:value="0.1766227" calcext:value-type="float">
            <text:p>0.1766227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8386" calcext:value-type="float">
            <text:p>9.84E-05</text:p>
          </table:table-cell>
          <table:table-cell office:value-type="float" office:value="0.0518351" calcext:value-type="float">
            <text:p>0.0518351</text:p>
          </table:table-cell>
          <table:table-cell table:style-name="Default" office:value-type="float" office:value="0.000115341" calcext:value-type="float">
            <text:p>0.000115341</text:p>
          </table:table-cell>
          <table:table-cell office:value-type="float" office:value="0.129924" calcext:value-type="float">
            <text:p>0.12992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85775" calcext:value-type="float">
            <text:p>8.58E-05</text:p>
          </table:table-cell>
          <table:table-cell office:value-type="float" office:value="0.0508505" calcext:value-type="float">
            <text:p>0.0508505</text:p>
          </table:table-cell>
          <table:table-cell table:style-name="Default" office:value-type="float" office:value="0.000103535" calcext:value-type="float">
            <text:p>0.000103535</text:p>
          </table:table-cell>
          <table:table-cell office:value-type="float" office:value="0.126455" calcext:value-type="float">
            <text:p>0.12645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6297" calcext:value-type="float">
            <text:p>9.63E-05</text:p>
          </table:table-cell>
          <table:table-cell office:value-type="float" office:value="0.0517023" calcext:value-type="float">
            <text:p>0.0517023</text:p>
          </table:table-cell>
          <table:table-cell table:style-name="Default" office:value-type="float" office:value="0.000127058" calcext:value-type="float">
            <text:p>0.000127058</text:p>
          </table:table-cell>
          <table:table-cell office:value-type="float" office:value="0.130558" calcext:value-type="float">
            <text:p>0.13055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86467" calcext:value-type="float">
            <text:p>8.65E-05</text:p>
          </table:table-cell>
          <table:table-cell office:value-type="float" office:value="0.0510796" calcext:value-type="float">
            <text:p>0.0510796</text:p>
          </table:table-cell>
          <table:table-cell office:value-type="float" office:value="0.000064471" calcext:value-type="float">
            <text:p>6.45E-05</text:p>
          </table:table-cell>
          <table:table-cell office:value-type="float" office:value="0.127247" calcext:value-type="float">
            <text:p>0.1272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995" calcext:value-type="float">
            <text:p>6.00E-05</text:p>
          </table:table-cell>
          <table:table-cell office:value-type="float" office:value="0.0519109" calcext:value-type="float">
            <text:p>0.0519109</text:p>
          </table:table-cell>
          <table:table-cell table:style-name="Default" office:value-type="float" office:value="0.000123316" calcext:value-type="float">
            <text:p>0.000123316</text:p>
          </table:table-cell>
          <table:table-cell office:value-type="float" office:value="0.129611" calcext:value-type="float">
            <text:p>0.12961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4896" calcext:value-type="float">
            <text:p>9.49E-05</text:p>
          </table:table-cell>
          <table:table-cell office:value-type="float" office:value="0.0505289" calcext:value-type="float">
            <text:p>0.0505289</text:p>
          </table:table-cell>
          <table:table-cell table:style-name="Default" office:value-type="float" office:value="0.000128065" calcext:value-type="float">
            <text:p>0.000128065</text:p>
          </table:table-cell>
          <table:table-cell office:value-type="float" office:value="0.126787" calcext:value-type="float">
            <text:p>0.12678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6407" calcext:value-type="float">
            <text:p>9.64E-05</text:p>
          </table:table-cell>
          <table:table-cell office:value-type="float" office:value="0.0520299" calcext:value-type="float">
            <text:p>0.0520299</text:p>
          </table:table-cell>
          <table:table-cell table:style-name="Default" office:value-type="float" office:value="0.000109644" calcext:value-type="float">
            <text:p>0.000109644</text:p>
          </table:table-cell>
          <table:table-cell office:value-type="float" office:value="0.128174" calcext:value-type="float">
            <text:p>0.12817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6003" calcext:value-type="float">
            <text:p>9.60E-05</text:p>
          </table:table-cell>
          <table:table-cell office:value-type="float" office:value="0.0504255" calcext:value-type="float">
            <text:p>0.0504255</text:p>
          </table:table-cell>
          <table:table-cell table:style-name="Default" office:value-type="float" office:value="0.00013569" calcext:value-type="float">
            <text:p>0.00013569</text:p>
          </table:table-cell>
          <table:table-cell office:value-type="float" office:value="0.126859" calcext:value-type="float">
            <text:p>0.12685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85936" calcext:value-type="float">
            <text:p>8.59E-05</text:p>
          </table:table-cell>
          <table:table-cell office:value-type="float" office:value="0.0514303" calcext:value-type="float">
            <text:p>0.0514303</text:p>
          </table:table-cell>
          <table:table-cell table:style-name="Default" office:value-type="float" office:value="0.000121298" calcext:value-type="float">
            <text:p>0.000121298</text:p>
          </table:table-cell>
          <table:table-cell office:value-type="float" office:value="0.130288" calcext:value-type="float">
            <text:p>0.13028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3866" calcext:value-type="float">
            <text:p>6.39E-05</text:p>
          </table:table-cell>
          <table:table-cell office:value-type="float" office:value="0.0511166" calcext:value-type="float">
            <text:p>0.0511166</text:p>
          </table:table-cell>
          <table:table-cell table:style-name="Default" office:value-type="float" office:value="0.00012931" calcext:value-type="float">
            <text:p>0.00012931</text:p>
          </table:table-cell>
          <table:table-cell office:value-type="float" office:value="0.125286" calcext:value-type="float">
            <text:p>0.125286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41:.G50])" office:value-type="float" office:value="12" calcext:value-type="float">
            <text:p>12</text:p>
          </table:table-cell>
          <table:table-cell table:style-name="ce18" table:formula="of:=AVERAGE([.H41:.H50])" office:value-type="float" office:value="0.0000863983" calcext:value-type="float">
            <text:p>8.63983E-05</text:p>
          </table:table-cell>
          <table:table-cell table:style-name="ce18" table:formula="of:=AVERAGE([.I41:.I50])" office:value-type="float" office:value="0.05129096" calcext:value-type="float">
            <text:p>0.05129096</text:p>
          </table:table-cell>
          <table:table-cell table:style-name="ce18" table:formula="of:=AVERAGE([.J41:.J50])" office:value-type="float" office:value="0.0001157728" calcext:value-type="float">
            <text:p>0.0001157728</text:p>
          </table:table-cell>
          <table:table-cell table:style-name="ce18" table:formula="of:=AVERAGE([.K41:.K50])" office:value-type="float" office:value="0.1281189" calcext:value-type="float">
            <text:p>0.128118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527" calcext:value-type="float">
            <text:p>5.53E-05</text:p>
          </table:table-cell>
          <table:table-cell office:value-type="float" office:value="0.0294904" calcext:value-type="float">
            <text:p>0.0294904</text:p>
          </table:table-cell>
          <table:table-cell table:style-name="Default" office:value-type="float" office:value="0.000123547" calcext:value-type="float">
            <text:p>0.000123547</text:p>
          </table:table-cell>
          <table:table-cell office:value-type="float" office:value="0.0793529" calcext:value-type="float">
            <text:p>0.079352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078" calcext:value-type="float">
            <text:p>5.11E-05</text:p>
          </table:table-cell>
          <table:table-cell office:value-type="float" office:value="0.0286666" calcext:value-type="float">
            <text:p>0.0286666</text:p>
          </table:table-cell>
          <table:table-cell table:style-name="Default" office:value-type="float" office:value="0.000123128" calcext:value-type="float">
            <text:p>0.000123128</text:p>
          </table:table-cell>
          <table:table-cell office:value-type="float" office:value="0.0785101" calcext:value-type="float">
            <text:p>0.078510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0605" calcext:value-type="float">
            <text:p>5.06E-05</text:p>
          </table:table-cell>
          <table:table-cell office:value-type="float" office:value="0.0303875" calcext:value-type="float">
            <text:p>0.0303875</text:p>
          </table:table-cell>
          <table:table-cell office:value-type="float" office:value="0.000079268" calcext:value-type="float">
            <text:p>7.93E-05</text:p>
          </table:table-cell>
          <table:table-cell office:value-type="float" office:value="0.0800743" calcext:value-type="float">
            <text:p>0.080074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2662" calcext:value-type="float">
            <text:p>8.27E-05</text:p>
          </table:table-cell>
          <table:table-cell office:value-type="float" office:value="0.0289483" calcext:value-type="float">
            <text:p>0.0289483</text:p>
          </table:table-cell>
          <table:table-cell table:style-name="Default" office:value-type="float" office:value="0.000163063" calcext:value-type="float">
            <text:p>0.000163063</text:p>
          </table:table-cell>
          <table:table-cell office:value-type="float" office:value="0.07526" calcext:value-type="float">
            <text:p>0.0752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164" calcext:value-type="float">
            <text:p>5.12E-05</text:p>
          </table:table-cell>
          <table:table-cell office:value-type="float" office:value="0.0291597" calcext:value-type="float">
            <text:p>0.0291597</text:p>
          </table:table-cell>
          <table:table-cell table:style-name="Default" office:value-type="float" office:value="0.000312984" calcext:value-type="float">
            <text:p>0.000312984</text:p>
          </table:table-cell>
          <table:table-cell office:value-type="float" office:value="0.079298" calcext:value-type="float">
            <text:p>0.07929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145" calcext:value-type="float">
            <text:p>5.11E-05</text:p>
          </table:table-cell>
          <table:table-cell office:value-type="float" office:value="0.0293803" calcext:value-type="float">
            <text:p>0.0293803</text:p>
          </table:table-cell>
          <table:table-cell office:value-type="float" office:value="0.000054321" calcext:value-type="float">
            <text:p>5.43E-05</text:p>
          </table:table-cell>
          <table:table-cell office:value-type="float" office:value="0.0748619" calcext:value-type="float">
            <text:p>0.074861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5065" calcext:value-type="float">
            <text:p>5.51E-05</text:p>
          </table:table-cell>
          <table:table-cell office:value-type="float" office:value="0.030007" calcext:value-type="float">
            <text:p>0.030007</text:p>
          </table:table-cell>
          <table:table-cell office:value-type="float" office:value="0.000050347" calcext:value-type="float">
            <text:p>5.03E-05</text:p>
          </table:table-cell>
          <table:table-cell office:value-type="float" office:value="0.0800325" calcext:value-type="float">
            <text:p>0.080032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2811" calcext:value-type="float">
            <text:p>8.28E-05</text:p>
          </table:table-cell>
          <table:table-cell office:value-type="float" office:value="0.0289884" calcext:value-type="float">
            <text:p>0.0289884</text:p>
          </table:table-cell>
          <table:table-cell office:value-type="float" office:value="0.000062061" calcext:value-type="float">
            <text:p>6.21E-05</text:p>
          </table:table-cell>
          <table:table-cell office:value-type="float" office:value="0.0765899" calcext:value-type="float">
            <text:p>0.076589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2009" calcext:value-type="float">
            <text:p>5.20E-05</text:p>
          </table:table-cell>
          <table:table-cell office:value-type="float" office:value="0.0293684" calcext:value-type="float">
            <text:p>0.0293684</text:p>
          </table:table-cell>
          <table:table-cell table:style-name="Default" office:value-type="float" office:value="0.000284956" calcext:value-type="float">
            <text:p>0.000284956</text:p>
          </table:table-cell>
          <table:table-cell office:value-type="float" office:value="0.0784334" calcext:value-type="float">
            <text:p>0.078433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077" calcext:value-type="float">
            <text:p>5.11E-05</text:p>
          </table:table-cell>
          <table:table-cell office:value-type="float" office:value="0.0290745" calcext:value-type="float">
            <text:p>0.0290745</text:p>
          </table:table-cell>
          <table:table-cell office:value-type="float" office:value="0.000096295" calcext:value-type="float">
            <text:p>9.63E-05</text:p>
          </table:table-cell>
          <table:table-cell office:value-type="float" office:value="0.0794376" calcext:value-type="float">
            <text:p>0.0794376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54:.G63])" office:value-type="float" office:value="24" calcext:value-type="float">
            <text:p>24</text:p>
          </table:table-cell>
          <table:table-cell table:style-name="ce18" table:formula="of:=AVERAGE([.H54:.H63])" office:value-type="float" office:value="0.0000582886" calcext:value-type="float">
            <text:p>5.82886E-05</text:p>
          </table:table-cell>
          <table:table-cell table:style-name="ce18" table:formula="of:=AVERAGE([.I54:.I63])" office:value-type="float" office:value="0.02934711" calcext:value-type="float">
            <text:p>0.02934711</text:p>
          </table:table-cell>
          <table:table-cell table:style-name="ce18" table:formula="of:=AVERAGE([.J54:.J63])" office:value-type="float" office:value="0.000134997" calcext:value-type="float">
            <text:p>0.000134997</text:p>
          </table:table-cell>
          <table:table-cell table:style-name="ce18" table:formula="of:=AVERAGE([.K54:.K63])" office:value-type="float" office:value="0.07818506" calcext:value-type="float">
            <text:p>0.07818506</text:p>
          </table:table-cell>
          <table:table-cell table:number-columns-repeated="14"/>
        </table:table-row>
      </table:table>
      <table:table table:name="MKL MPI MULTH 1D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1DRINIT</text:p>
          </table:table-cell>
          <table:table-cell office:value-type="string" calcext:value-type="string">
            <text:p>FFTW1DREXEC</text:p>
          </table:table-cell>
          <table:table-cell office:value-type="string" calcext:value-type="string">
            <text:p>MKL1DCINIT</text:p>
          </table:table-cell>
          <table:table-cell office:value-type="string" calcext:value-type="string">
            <text:p>FFTW1DCEXEC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741865" calcext:value-type="float">
            <text:p>7.41865E-05</text:p>
          </table:table-cell>
          <table:table-cell table:style-name="ce6" office:value-type="float" office:value="0.4307507" calcext:value-type="float">
            <text:p>0.4307507</text:p>
          </table:table-cell>
          <table:table-cell table:style-name="ce6" office:value-type="float" office:value="0.6124946" calcext:value-type="float">
            <text:p>0.6124946</text:p>
          </table:table-cell>
          <table:table-cell table:style-name="ce6" office:value-type="float" office:value="0.8364254" calcext:value-type="float">
            <text:p>0.83642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56727" calcext:value-type="float">
            <text:p>5.67E-05</text:p>
          </table:table-cell>
          <table:table-cell office:value-type="float" office:value="0.431998" calcext:value-type="float">
            <text:p>0.431998</text:p>
          </table:table-cell>
          <table:table-cell office:value-type="float" office:value="0.611829" calcext:value-type="float">
            <text:p>0.611829</text:p>
          </table:table-cell>
          <table:table-cell office:value-type="float" office:value="0.834878" calcext:value-type="float">
            <text:p>0.834878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114811" calcext:value-type="float">
            <text:p>0.000114811</text:p>
          </table:table-cell>
          <table:table-cell table:style-name="ce6" office:value-type="float" office:value="0.4316742" calcext:value-type="float">
            <text:p>0.4316742</text:p>
          </table:table-cell>
          <table:table-cell table:style-name="ce6" office:value-type="float" office:value="0.6128545" calcext:value-type="float">
            <text:p>0.6128545</text:p>
          </table:table-cell>
          <table:table-cell table:style-name="ce6" office:value-type="float" office:value="0.9908438" calcext:value-type="float">
            <text:p>0.99084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84739" calcext:value-type="float">
            <text:p>8.47E-05</text:p>
          </table:table-cell>
          <table:table-cell office:value-type="float" office:value="0.432256" calcext:value-type="float">
            <text:p>0.432256</text:p>
          </table:table-cell>
          <table:table-cell office:value-type="float" office:value="0.613383" calcext:value-type="float">
            <text:p>0.613383</text:p>
          </table:table-cell>
          <table:table-cell office:value-type="float" office:value="0.83635" calcext:value-type="float">
            <text:p>0.83635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1033232" calcext:value-type="float">
            <text:p>0.0001033232</text:p>
          </table:table-cell>
          <table:table-cell table:style-name="ce6" office:value-type="float" office:value="0.4315134" calcext:value-type="float">
            <text:p>0.4315134</text:p>
          </table:table-cell>
          <table:table-cell table:style-name="ce6" office:value-type="float" office:value="0.6124276" calcext:value-type="float">
            <text:p>0.6124276</text:p>
          </table:table-cell>
          <table:table-cell table:style-name="ce6" office:value-type="float" office:value="0.7195962" calcext:value-type="float">
            <text:p>0.71959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5144" calcext:value-type="float">
            <text:p>7.51E-05</text:p>
          </table:table-cell>
          <table:table-cell office:value-type="float" office:value="0.432298" calcext:value-type="float">
            <text:p>0.432298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836418" calcext:value-type="float">
            <text:p>0.836418</text:p>
          </table:table-cell>
          <table:table-cell table:number-columns-repeated="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0986246" calcext:value-type="float">
            <text:p>9.86246E-05</text:p>
          </table:table-cell>
          <table:table-cell table:style-name="ce6" office:value-type="float" office:value="0.4315015" calcext:value-type="float">
            <text:p>0.4315015</text:p>
          </table:table-cell>
          <table:table-cell table:style-name="ce6" office:value-type="float" office:value="0.6127652" calcext:value-type="float">
            <text:p>0.6127652</text:p>
          </table:table-cell>
          <table:table-cell table:style-name="ce6" office:value-type="float" office:value="0.6241985" calcext:value-type="float">
            <text:p>0.62419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5966" calcext:value-type="float">
            <text:p>7.60E-05</text:p>
          </table:table-cell>
          <table:table-cell office:value-type="float" office:value="0.42865" calcext:value-type="float">
            <text:p>0.42865</text:p>
          </table:table-cell>
          <table:table-cell office:value-type="float" office:value="0.612356" calcext:value-type="float">
            <text:p>0.612356</text:p>
          </table:table-cell>
          <table:table-cell office:value-type="float" office:value="0.84086" calcext:value-type="float">
            <text:p>0.84086</text:p>
          </table:table-cell>
          <table:table-cell table:number-columns-repeated="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1048247" calcext:value-type="float">
            <text:p>0.0001048247</text:p>
          </table:table-cell>
          <table:table-cell table:style-name="ce6" office:value-type="float" office:value="0.4325736" calcext:value-type="float">
            <text:p>0.4325736</text:p>
          </table:table-cell>
          <table:table-cell table:style-name="ce6" office:value-type="float" office:value="0.6128595" calcext:value-type="float">
            <text:p>0.6128595</text:p>
          </table:table-cell>
          <table:table-cell table:style-name="ce6" office:value-type="float" office:value="0.5285293" calcext:value-type="float">
            <text:p>0.52852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6118" calcext:value-type="float">
            <text:p>7.61E-05</text:p>
          </table:table-cell>
          <table:table-cell office:value-type="float" office:value="0.430339" calcext:value-type="float">
            <text:p>0.430339</text:p>
          </table:table-cell>
          <table:table-cell office:value-type="float" office:value="0.612233" calcext:value-type="float">
            <text:p>0.612233</text:p>
          </table:table-cell>
          <table:table-cell office:value-type="float" office:value="0.837981" calcext:value-type="float">
            <text:p>0.837981</text:p>
          </table:table-cell>
          <table:table-cell table:number-columns-repeated="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1096799" calcext:value-type="float">
            <text:p>0.0001096799</text:p>
          </table:table-cell>
          <table:table-cell table:style-name="ce6" office:value-type="float" office:value="0.4337094" calcext:value-type="float">
            <text:p>0.4337094</text:p>
          </table:table-cell>
          <table:table-cell table:style-name="ce6" office:value-type="float" office:value="0.6128389" calcext:value-type="float">
            <text:p>0.6128389</text:p>
          </table:table-cell>
          <table:table-cell table:style-name="ce6" office:value-type="float" office:value="0.5201909" calcext:value-type="float">
            <text:p>0.52019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4885" calcext:value-type="float">
            <text:p>7.49E-05</text:p>
          </table:table-cell>
          <table:table-cell office:value-type="float" office:value="0.431842" calcext:value-type="float">
            <text:p>0.431842</text:p>
          </table:table-cell>
          <table:table-cell office:value-type="float" office:value="0.612653" calcext:value-type="float">
            <text:p>0.612653</text:p>
          </table:table-cell>
          <table:table-cell office:value-type="float" office:value="0.837851" calcext:value-type="float">
            <text:p>0.837851</text:p>
          </table:table-cell>
          <table:table-cell table:number-columns-repeated="5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001569963" calcext:value-type="float">
            <text:p>0.0001569963</text:p>
          </table:table-cell>
          <table:table-cell table:style-name="ce6" office:value-type="float" office:value="0.4332485" calcext:value-type="float">
            <text:p>0.4332485</text:p>
          </table:table-cell>
          <table:table-cell table:style-name="ce6" office:value-type="float" office:value="0.3080538" calcext:value-type="float">
            <text:p>0.3080538</text:p>
          </table:table-cell>
          <table:table-cell table:style-name="ce6" office:value-type="float" office:value="0.532761" calcext:value-type="float">
            <text:p>0.5327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4314" calcext:value-type="float">
            <text:p>7.43E-05</text:p>
          </table:table-cell>
          <table:table-cell office:value-type="float" office:value="0.42973" calcext:value-type="float">
            <text:p>0.42973</text:p>
          </table:table-cell>
          <table:table-cell office:value-type="float" office:value="0.611618" calcext:value-type="float">
            <text:p>0.611618</text:p>
          </table:table-cell>
          <table:table-cell office:value-type="float" office:value="0.837575" calcext:value-type="float">
            <text:p>0.837575</text:p>
          </table:table-cell>
          <table:table-cell table:number-columns-repeated="5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0.000091038" calcext:value-type="float">
            <text:p>9.1038E-05</text:p>
          </table:table-cell>
          <table:table-cell table:style-name="ce6" office:value-type="float" office:value="0.4355619" calcext:value-type="float">
            <text:p>0.4355619</text:p>
          </table:table-cell>
          <table:table-cell table:style-name="ce6" office:value-type="float" office:value="0.1556539" calcext:value-type="float">
            <text:p>0.1556539</text:p>
          </table:table-cell>
          <table:table-cell table:style-name="ce6" office:value-type="float" office:value="0.1395418" calcext:value-type="float">
            <text:p>0.13954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3769" calcext:value-type="float">
            <text:p>7.38E-05</text:p>
          </table:table-cell>
          <table:table-cell office:value-type="float" office:value="0.429326" calcext:value-type="float">
            <text:p>0.429326</text:p>
          </table:table-cell>
          <table:table-cell office:value-type="float" office:value="0.612371" calcext:value-type="float">
            <text:p>0.612371</text:p>
          </table:table-cell>
          <table:table-cell office:value-type="float" office:value="0.83432" calcext:value-type="float">
            <text:p>0.8343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" office:value-type="float" office:value="0.000074768" calcext:value-type="float">
            <text:p>7.48E-05</text:p>
          </table:table-cell>
          <table:table-cell office:value-type="float" office:value="0.432364" calcext:value-type="float">
            <text:p>0.432364</text:p>
          </table:table-cell>
          <table:table-cell office:value-type="float" office:value="0.613049" calcext:value-type="float">
            <text:p>0.613049</text:p>
          </table:table-cell>
          <table:table-cell office:value-type="float" office:value="0.838564" calcext:value-type="float">
            <text:p>0.8385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" office:value-type="float" office:value="0.000075435" calcext:value-type="float">
            <text:p>7.54E-05</text:p>
          </table:table-cell>
          <table:table-cell office:value-type="float" office:value="0.428704" calcext:value-type="float">
            <text:p>0.428704</text:p>
          </table:table-cell>
          <table:table-cell office:value-type="float" office:value="0.611754" calcext:value-type="float">
            <text:p>0.611754</text:p>
          </table:table-cell>
          <table:table-cell office:value-type="float" office:value="0.829457" calcext:value-type="float">
            <text:p>0.82945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3:.G12])" office:value-type="float" office:value="1" calcext:value-type="float">
            <text:p>1</text:p>
          </table:table-cell>
          <table:table-cell table:style-name="ce15" table:formula="of:=AVERAGE([.H3:.H12])" office:value-type="float" office:value="0.0000741865" calcext:value-type="float">
            <text:p>7.41865E-05</text:p>
          </table:table-cell>
          <table:table-cell table:style-name="ce15" table:formula="of:=AVERAGE([.I3:.I12])" office:value-type="float" office:value="0.4307507" calcext:value-type="float">
            <text:p>0.4307507</text:p>
          </table:table-cell>
          <table:table-cell table:style-name="ce15" table:formula="of:=AVERAGE([.J3:.J12])" office:value-type="float" office:value="0.6124946" calcext:value-type="float">
            <text:p>0.6124946</text:p>
          </table:table-cell>
          <table:table-cell table:style-name="ce15" table:formula="of:=AVERAGE([.K3:.K12])" office:value-type="float" office:value="0.8364254" calcext:value-type="float">
            <text:p>0.8364254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2812" calcext:value-type="float">
            <text:p>0.000112812</text:p>
          </table:table-cell>
          <table:table-cell office:value-type="float" office:value="0.429376" calcext:value-type="float">
            <text:p>0.429376</text:p>
          </table:table-cell>
          <table:table-cell office:value-type="float" office:value="0.612213" calcext:value-type="float">
            <text:p>0.612213</text:p>
          </table:table-cell>
          <table:table-cell office:value-type="float" office:value="0.989172" calcext:value-type="float">
            <text:p>0.98917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4991" calcext:value-type="float">
            <text:p>0.000114991</text:p>
          </table:table-cell>
          <table:table-cell office:value-type="float" office:value="0.428985" calcext:value-type="float">
            <text:p>0.428985</text:p>
          </table:table-cell>
          <table:table-cell office:value-type="float" office:value="0.611499" calcext:value-type="float">
            <text:p>0.611499</text:p>
          </table:table-cell>
          <table:table-cell office:value-type="float" office:value="0.980338" calcext:value-type="float">
            <text:p>0.98033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06256" calcext:value-type="float">
            <text:p>0.000106256</text:p>
          </table:table-cell>
          <table:table-cell office:value-type="float" office:value="0.428596" calcext:value-type="float">
            <text:p>0.428596</text:p>
          </table:table-cell>
          <table:table-cell office:value-type="float" office:value="0.612006" calcext:value-type="float">
            <text:p>0.612006</text:p>
          </table:table-cell>
          <table:table-cell office:value-type="float" office:value="0.987476" calcext:value-type="float">
            <text:p>0.98747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6141" calcext:value-type="float">
            <text:p>0.000116141</text:p>
          </table:table-cell>
          <table:table-cell office:value-type="float" office:value="0.430846" calcext:value-type="float">
            <text:p>0.430846</text:p>
          </table:table-cell>
          <table:table-cell office:value-type="float" office:value="0.612635" calcext:value-type="float">
            <text:p>0.612635</text:p>
          </table:table-cell>
          <table:table-cell office:value-type="float" office:value="0.988581" calcext:value-type="float">
            <text:p>0.98858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665" calcext:value-type="float">
            <text:p>0.00011665</text:p>
          </table:table-cell>
          <table:table-cell office:value-type="float" office:value="0.434336" calcext:value-type="float">
            <text:p>0.434336</text:p>
          </table:table-cell>
          <table:table-cell office:value-type="float" office:value="0.613351" calcext:value-type="float">
            <text:p>0.613351</text:p>
          </table:table-cell>
          <table:table-cell office:value-type="float" office:value="0.997281" calcext:value-type="float">
            <text:p>0.99728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6217" calcext:value-type="float">
            <text:p>0.000116217</text:p>
          </table:table-cell>
          <table:table-cell office:value-type="float" office:value="0.428656" calcext:value-type="float">
            <text:p>0.428656</text:p>
          </table:table-cell>
          <table:table-cell office:value-type="float" office:value="0.612339" calcext:value-type="float">
            <text:p>0.612339</text:p>
          </table:table-cell>
          <table:table-cell office:value-type="float" office:value="0.992483" calcext:value-type="float">
            <text:p>0.99248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9128" calcext:value-type="float">
            <text:p>0.000119128</text:p>
          </table:table-cell>
          <table:table-cell office:value-type="float" office:value="0.439091" calcext:value-type="float">
            <text:p>0.439091</text:p>
          </table:table-cell>
          <table:table-cell office:value-type="float" office:value="0.615088" calcext:value-type="float">
            <text:p>0.615088</text:p>
          </table:table-cell>
          <table:table-cell office:value-type="float" office:value="0.992914" calcext:value-type="float">
            <text:p>0.9929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5518" calcext:value-type="float">
            <text:p>0.000115518</text:p>
          </table:table-cell>
          <table:table-cell office:value-type="float" office:value="0.431849" calcext:value-type="float">
            <text:p>0.43184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993717" calcext:value-type="float">
            <text:p>0.99371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5253" calcext:value-type="float">
            <text:p>0.000115253</text:p>
          </table:table-cell>
          <table:table-cell office:value-type="float" office:value="0.433364" calcext:value-type="float">
            <text:p>0.433364</text:p>
          </table:table-cell>
          <table:table-cell office:value-type="float" office:value="0.613401" calcext:value-type="float">
            <text:p>0.613401</text:p>
          </table:table-cell>
          <table:table-cell office:value-type="float" office:value="0.989039" calcext:value-type="float">
            <text:p>0.98903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5144" calcext:value-type="float">
            <text:p>0.000115144</text:p>
          </table:table-cell>
          <table:table-cell office:value-type="float" office:value="0.431643" calcext:value-type="float">
            <text:p>0.431643</text:p>
          </table:table-cell>
          <table:table-cell office:value-type="float" office:value="0.612386" calcext:value-type="float">
            <text:p>0.612386</text:p>
          </table:table-cell>
          <table:table-cell office:value-type="float" office:value="0.997437" calcext:value-type="float">
            <text:p>0.99743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16:.G25])" office:value-type="float" office:value="2" calcext:value-type="float">
            <text:p>2</text:p>
          </table:table-cell>
          <table:table-cell table:style-name="ce15" table:formula="of:=AVERAGE([.H16:.H25])" office:value-type="float" office:value="0.000114811" calcext:value-type="float">
            <text:p>0.000114811</text:p>
          </table:table-cell>
          <table:table-cell table:style-name="ce15" table:formula="of:=AVERAGE([.I16:.I25])" office:value-type="float" office:value="0.4316742" calcext:value-type="float">
            <text:p>0.4316742</text:p>
          </table:table-cell>
          <table:table-cell table:style-name="ce15" table:formula="of:=AVERAGE([.J16:.J25])" office:value-type="float" office:value="0.6128545" calcext:value-type="float">
            <text:p>0.6128545</text:p>
          </table:table-cell>
          <table:table-cell table:style-name="ce15" table:formula="of:=AVERAGE([.K16:.K25])" office:value-type="float" office:value="0.9908438" calcext:value-type="float">
            <text:p>0.9908438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08602" calcext:value-type="float">
            <text:p>0.000108602</text:p>
          </table:table-cell>
          <table:table-cell office:value-type="float" office:value="0.432104" calcext:value-type="float">
            <text:p>0.432104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0.705072" calcext:value-type="float">
            <text:p>0.70507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4452" calcext:value-type="float">
            <text:p>9.45E-05</text:p>
          </table:table-cell>
          <table:table-cell office:value-type="float" office:value="0.434659" calcext:value-type="float">
            <text:p>0.434659</text:p>
          </table:table-cell>
          <table:table-cell office:value-type="float" office:value="0.613844" calcext:value-type="float">
            <text:p>0.613844</text:p>
          </table:table-cell>
          <table:table-cell office:value-type="float" office:value="0.718627" calcext:value-type="float">
            <text:p>0.71862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4755" calcext:value-type="float">
            <text:p>9.48E-05</text:p>
          </table:table-cell>
          <table:table-cell office:value-type="float" office:value="0.42818" calcext:value-type="float">
            <text:p>0.42818</text:p>
          </table:table-cell>
          <table:table-cell office:value-type="float" office:value="0.611682" calcext:value-type="float">
            <text:p>0.611682</text:p>
          </table:table-cell>
          <table:table-cell office:value-type="float" office:value="0.708867" calcext:value-type="float">
            <text:p>0.70886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10952" calcext:value-type="float">
            <text:p>0.000110952</text:p>
          </table:table-cell>
          <table:table-cell office:value-type="float" office:value="0.431998" calcext:value-type="float">
            <text:p>0.431998</text:p>
          </table:table-cell>
          <table:table-cell office:value-type="float" office:value="0.612239" calcext:value-type="float">
            <text:p>0.612239</text:p>
          </table:table-cell>
          <table:table-cell office:value-type="float" office:value="0.730643" calcext:value-type="float">
            <text:p>0.73064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10082" calcext:value-type="float">
            <text:p>0.000110082</text:p>
          </table:table-cell>
          <table:table-cell office:value-type="float" office:value="0.428343" calcext:value-type="float">
            <text:p>0.428343</text:p>
          </table:table-cell>
          <table:table-cell office:value-type="float" office:value="0.612167" calcext:value-type="float">
            <text:p>0.612167</text:p>
          </table:table-cell>
          <table:table-cell office:value-type="float" office:value="0.723076" calcext:value-type="float">
            <text:p>0.72307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09392" calcext:value-type="float">
            <text:p>0.000109392</text:p>
          </table:table-cell>
          <table:table-cell office:value-type="float" office:value="0.429381" calcext:value-type="float">
            <text:p>0.429381</text:p>
          </table:table-cell>
          <table:table-cell office:value-type="float" office:value="0.611276" calcext:value-type="float">
            <text:p>0.611276</text:p>
          </table:table-cell>
          <table:table-cell office:value-type="float" office:value="0.72032" calcext:value-type="float">
            <text:p>0.7203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7286" calcext:value-type="float">
            <text:p>9.73E-05</text:p>
          </table:table-cell>
          <table:table-cell office:value-type="float" office:value="0.432774" calcext:value-type="float">
            <text:p>0.432774</text:p>
          </table:table-cell>
          <table:table-cell office:value-type="float" office:value="0.612532" calcext:value-type="float">
            <text:p>0.612532</text:p>
          </table:table-cell>
          <table:table-cell office:value-type="float" office:value="0.727935" calcext:value-type="float">
            <text:p>0.72793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8362" calcext:value-type="float">
            <text:p>9.84E-05</text:p>
          </table:table-cell>
          <table:table-cell office:value-type="float" office:value="0.430996" calcext:value-type="float">
            <text:p>0.430996</text:p>
          </table:table-cell>
          <table:table-cell office:value-type="float" office:value="0.612112" calcext:value-type="float">
            <text:p>0.612112</text:p>
          </table:table-cell>
          <table:table-cell office:value-type="float" office:value="0.709095" calcext:value-type="float">
            <text:p>0.7090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8754" calcext:value-type="float">
            <text:p>9.88E-05</text:p>
          </table:table-cell>
          <table:table-cell office:value-type="float" office:value="0.434675" calcext:value-type="float">
            <text:p>0.434675</text:p>
          </table:table-cell>
          <table:table-cell office:value-type="float" office:value="0.613543" calcext:value-type="float">
            <text:p>0.613543</text:p>
          </table:table-cell>
          <table:table-cell office:value-type="float" office:value="0.728793" calcext:value-type="float">
            <text:p>0.72879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10595" calcext:value-type="float">
            <text:p>0.000110595</text:p>
          </table:table-cell>
          <table:table-cell office:value-type="float" office:value="0.432024" calcext:value-type="float">
            <text:p>0.432024</text:p>
          </table:table-cell>
          <table:table-cell office:value-type="float" office:value="0.612636" calcext:value-type="float">
            <text:p>0.612636</text:p>
          </table:table-cell>
          <table:table-cell office:value-type="float" office:value="0.723534" calcext:value-type="float">
            <text:p>0.72353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29:.G38])" office:value-type="float" office:value="4" calcext:value-type="float">
            <text:p>4</text:p>
          </table:table-cell>
          <table:table-cell table:style-name="ce15" table:formula="of:=AVERAGE([.H29:.H38])" office:value-type="float" office:value="0.0001033232" calcext:value-type="float">
            <text:p>0.0001033232</text:p>
          </table:table-cell>
          <table:table-cell table:style-name="ce15" table:formula="of:=AVERAGE([.I29:.I38])" office:value-type="float" office:value="0.4315134" calcext:value-type="float">
            <text:p>0.4315134</text:p>
          </table:table-cell>
          <table:table-cell table:style-name="ce15" table:formula="of:=AVERAGE([.J29:.J38])" office:value-type="float" office:value="0.6124276" calcext:value-type="float">
            <text:p>0.6124276</text:p>
          </table:table-cell>
          <table:table-cell table:style-name="ce15" table:formula="of:=AVERAGE([.K29:.K38])" office:value-type="float" office:value="0.7195962" calcext:value-type="float">
            <text:p>0.7195962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0739" calcext:value-type="float">
            <text:p>0.000100739</text:p>
          </table:table-cell>
          <table:table-cell office:value-type="float" office:value="0.430554" calcext:value-type="float">
            <text:p>0.430554</text:p>
          </table:table-cell>
          <table:table-cell office:value-type="float" office:value="0.613194" calcext:value-type="float">
            <text:p>0.613194</text:p>
          </table:table-cell>
          <table:table-cell office:value-type="float" office:value="0.617767" calcext:value-type="float">
            <text:p>0.61776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2992" calcext:value-type="float">
            <text:p>0.000102992</text:p>
          </table:table-cell>
          <table:table-cell office:value-type="float" office:value="0.431482" calcext:value-type="float">
            <text:p>0.431482</text:p>
          </table:table-cell>
          <table:table-cell office:value-type="float" office:value="0.61223" calcext:value-type="float">
            <text:p>0.61223</text:p>
          </table:table-cell>
          <table:table-cell office:value-type="float" office:value="0.625541" calcext:value-type="float">
            <text:p>0.62554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0379" calcext:value-type="float">
            <text:p>0.000100379</text:p>
          </table:table-cell>
          <table:table-cell office:value-type="float" office:value="0.431775" calcext:value-type="float">
            <text:p>0.431775</text:p>
          </table:table-cell>
          <table:table-cell office:value-type="float" office:value="0.613081" calcext:value-type="float">
            <text:p>0.613081</text:p>
          </table:table-cell>
          <table:table-cell office:value-type="float" office:value="0.625578" calcext:value-type="float">
            <text:p>0.62557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1841" calcext:value-type="float">
            <text:p>0.000101841</text:p>
          </table:table-cell>
          <table:table-cell office:value-type="float" office:value="0.429988" calcext:value-type="float">
            <text:p>0.429988</text:p>
          </table:table-cell>
          <table:table-cell office:value-type="float" office:value="0.612731" calcext:value-type="float">
            <text:p>0.612731</text:p>
          </table:table-cell>
          <table:table-cell office:value-type="float" office:value="0.628575" calcext:value-type="float">
            <text:p>0.62857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4487" calcext:value-type="float">
            <text:p>9.45E-05</text:p>
          </table:table-cell>
          <table:table-cell office:value-type="float" office:value="0.429851" calcext:value-type="float">
            <text:p>0.429851</text:p>
          </table:table-cell>
          <table:table-cell office:value-type="float" office:value="0.611941" calcext:value-type="float">
            <text:p>0.611941</text:p>
          </table:table-cell>
          <table:table-cell office:value-type="float" office:value="0.623518" calcext:value-type="float">
            <text:p>0.6235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1017" calcext:value-type="float">
            <text:p>9.10E-05</text:p>
          </table:table-cell>
          <table:table-cell office:value-type="float" office:value="0.429424" calcext:value-type="float">
            <text:p>0.429424</text:p>
          </table:table-cell>
          <table:table-cell office:value-type="float" office:value="0.612318" calcext:value-type="float">
            <text:p>0.612318</text:p>
          </table:table-cell>
          <table:table-cell office:value-type="float" office:value="0.625584" calcext:value-type="float">
            <text:p>0.62558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5" calcext:value-type="float">
            <text:p>9.50E-05</text:p>
          </table:table-cell>
          <table:table-cell office:value-type="float" office:value="0.435088" calcext:value-type="float">
            <text:p>0.435088</text:p>
          </table:table-cell>
          <table:table-cell office:value-type="float" office:value="0.613456" calcext:value-type="float">
            <text:p>0.613456</text:p>
          </table:table-cell>
          <table:table-cell office:value-type="float" office:value="0.62151" calcext:value-type="float">
            <text:p>0.6215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3193" calcext:value-type="float">
            <text:p>9.32E-05</text:p>
          </table:table-cell>
          <table:table-cell office:value-type="float" office:value="0.434692" calcext:value-type="float">
            <text:p>0.434692</text:p>
          </table:table-cell>
          <table:table-cell office:value-type="float" office:value="0.613561" calcext:value-type="float">
            <text:p>0.613561</text:p>
          </table:table-cell>
          <table:table-cell office:value-type="float" office:value="0.62518" calcext:value-type="float">
            <text:p>0.625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2198" calcext:value-type="float">
            <text:p>0.000102198</text:p>
          </table:table-cell>
          <table:table-cell office:value-type="float" office:value="0.428904" calcext:value-type="float">
            <text:p>0.428904</text:p>
          </table:table-cell>
          <table:table-cell office:value-type="float" office:value="0.612018" calcext:value-type="float">
            <text:p>0.612018</text:p>
          </table:table-cell>
          <table:table-cell office:value-type="float" office:value="0.622462" calcext:value-type="float">
            <text:p>0.62246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44" calcext:value-type="float">
            <text:p>0.0001044</text:p>
          </table:table-cell>
          <table:table-cell office:value-type="float" office:value="0.433257" calcext:value-type="float">
            <text:p>0.433257</text:p>
          </table:table-cell>
          <table:table-cell office:value-type="float" office:value="0.613122" calcext:value-type="float">
            <text:p>0.613122</text:p>
          </table:table-cell>
          <table:table-cell office:value-type="float" office:value="0.62627" calcext:value-type="float">
            <text:p>0.6262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42:.G51])" office:value-type="float" office:value="6" calcext:value-type="float">
            <text:p>6</text:p>
          </table:table-cell>
          <table:table-cell table:style-name="ce15" table:formula="of:=AVERAGE([.H42:.H51])" office:value-type="float" office:value="0.0000986246" calcext:value-type="float">
            <text:p>9.86246E-05</text:p>
          </table:table-cell>
          <table:table-cell table:style-name="ce15" table:formula="of:=AVERAGE([.I42:.I51])" office:value-type="float" office:value="0.4315015" calcext:value-type="float">
            <text:p>0.4315015</text:p>
          </table:table-cell>
          <table:table-cell table:style-name="ce15" table:formula="of:=AVERAGE([.J42:.J51])" office:value-type="float" office:value="0.6127652" calcext:value-type="float">
            <text:p>0.6127652</text:p>
          </table:table-cell>
          <table:table-cell table:style-name="ce15" table:formula="of:=AVERAGE([.K42:.K51])" office:value-type="float" office:value="0.6241985" calcext:value-type="float">
            <text:p>0.6241985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3046" calcext:value-type="float">
            <text:p>0.000103046</text:p>
          </table:table-cell>
          <table:table-cell office:value-type="float" office:value="0.430927" calcext:value-type="float">
            <text:p>0.430927</text:p>
          </table:table-cell>
          <table:table-cell office:value-type="float" office:value="0.612662" calcext:value-type="float">
            <text:p>0.612662</text:p>
          </table:table-cell>
          <table:table-cell office:value-type="float" office:value="0.522761" calcext:value-type="float">
            <text:p>0.52276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5151" calcext:value-type="float">
            <text:p>0.000105151</text:p>
          </table:table-cell>
          <table:table-cell office:value-type="float" office:value="0.432765" calcext:value-type="float">
            <text:p>0.432765</text:p>
          </table:table-cell>
          <table:table-cell office:value-type="float" office:value="0.61352" calcext:value-type="float">
            <text:p>0.61352</text:p>
          </table:table-cell>
          <table:table-cell office:value-type="float" office:value="0.524299" calcext:value-type="float">
            <text:p>0.52429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6823" calcext:value-type="float">
            <text:p>0.000106823</text:p>
          </table:table-cell>
          <table:table-cell office:value-type="float" office:value="0.43254" calcext:value-type="float">
            <text:p>0.43254</text:p>
          </table:table-cell>
          <table:table-cell office:value-type="float" office:value="0.611494" calcext:value-type="float">
            <text:p>0.611494</text:p>
          </table:table-cell>
          <table:table-cell office:value-type="float" office:value="0.529676" calcext:value-type="float">
            <text:p>0.52967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482" calcext:value-type="float">
            <text:p>0.00010482</text:p>
          </table:table-cell>
          <table:table-cell office:value-type="float" office:value="0.431722" calcext:value-type="float">
            <text:p>0.431722</text:p>
          </table:table-cell>
          <table:table-cell office:value-type="float" office:value="0.612623" calcext:value-type="float">
            <text:p>0.612623</text:p>
          </table:table-cell>
          <table:table-cell office:value-type="float" office:value="0.525871" calcext:value-type="float">
            <text:p>0.52587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4529" calcext:value-type="float">
            <text:p>0.000104529</text:p>
          </table:table-cell>
          <table:table-cell office:value-type="float" office:value="0.431266" calcext:value-type="float">
            <text:p>0.431266</text:p>
          </table:table-cell>
          <table:table-cell office:value-type="float" office:value="0.612376" calcext:value-type="float">
            <text:p>0.612376</text:p>
          </table:table-cell>
          <table:table-cell office:value-type="float" office:value="0.534452" calcext:value-type="float">
            <text:p>0.53445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7638" calcext:value-type="float">
            <text:p>0.000107638</text:p>
          </table:table-cell>
          <table:table-cell office:value-type="float" office:value="0.435307" calcext:value-type="float">
            <text:p>0.435307</text:p>
          </table:table-cell>
          <table:table-cell office:value-type="float" office:value="0.613972" calcext:value-type="float">
            <text:p>0.613972</text:p>
          </table:table-cell>
          <table:table-cell office:value-type="float" office:value="0.537294" calcext:value-type="float">
            <text:p>0.53729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5518" calcext:value-type="float">
            <text:p>0.000105518</text:p>
          </table:table-cell>
          <table:table-cell office:value-type="float" office:value="0.438518" calcext:value-type="float">
            <text:p>0.438518</text:p>
          </table:table-cell>
          <table:table-cell office:value-type="float" office:value="0.614511" calcext:value-type="float">
            <text:p>0.614511</text:p>
          </table:table-cell>
          <table:table-cell office:value-type="float" office:value="0.535164" calcext:value-type="float">
            <text:p>0.5351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4125" calcext:value-type="float">
            <text:p>0.000104125</text:p>
          </table:table-cell>
          <table:table-cell office:value-type="float" office:value="0.433224" calcext:value-type="float">
            <text:p>0.433224</text:p>
          </table:table-cell>
          <table:table-cell office:value-type="float" office:value="0.612794" calcext:value-type="float">
            <text:p>0.612794</text:p>
          </table:table-cell>
          <table:table-cell office:value-type="float" office:value="0.532848" calcext:value-type="float">
            <text:p>0.53284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226" calcext:value-type="float">
            <text:p>0.00010226</text:p>
          </table:table-cell>
          <table:table-cell office:value-type="float" office:value="0.429783" calcext:value-type="float">
            <text:p>0.429783</text:p>
          </table:table-cell>
          <table:table-cell office:value-type="float" office:value="0.612674" calcext:value-type="float">
            <text:p>0.612674</text:p>
          </table:table-cell>
          <table:table-cell office:value-type="float" office:value="0.519746" calcext:value-type="float">
            <text:p>0.51974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4337" calcext:value-type="float">
            <text:p>0.000104337</text:p>
          </table:table-cell>
          <table:table-cell office:value-type="float" office:value="0.429684" calcext:value-type="float">
            <text:p>0.429684</text:p>
          </table:table-cell>
          <table:table-cell office:value-type="float" office:value="0.611969" calcext:value-type="float">
            <text:p>0.611969</text:p>
          </table:table-cell>
          <table:table-cell office:value-type="float" office:value="0.523182" calcext:value-type="float">
            <text:p>0.52318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55:.G64])" office:value-type="float" office:value="12" calcext:value-type="float">
            <text:p>12</text:p>
          </table:table-cell>
          <table:table-cell table:style-name="ce15" table:formula="of:=AVERAGE([.H55:.H64])" office:value-type="float" office:value="0.0001048247" calcext:value-type="float">
            <text:p>0.0001048247</text:p>
          </table:table-cell>
          <table:table-cell table:style-name="ce15" table:formula="of:=AVERAGE([.I55:.I64])" office:value-type="float" office:value="0.4325736" calcext:value-type="float">
            <text:p>0.4325736</text:p>
          </table:table-cell>
          <table:table-cell table:style-name="ce15" table:formula="of:=AVERAGE([.J55:.J64])" office:value-type="float" office:value="0.6128595" calcext:value-type="float">
            <text:p>0.6128595</text:p>
          </table:table-cell>
          <table:table-cell table:style-name="ce15" table:formula="of:=AVERAGE([.K55:.K64])" office:value-type="float" office:value="0.5285293" calcext:value-type="float">
            <text:p>0.5285293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9538" calcext:value-type="float">
            <text:p>0.000109538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0.612131" calcext:value-type="float">
            <text:p>0.612131</text:p>
          </table:table-cell>
          <table:table-cell office:value-type="float" office:value="0.523644" calcext:value-type="float">
            <text:p>0.52364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8747" calcext:value-type="float">
            <text:p>0.000108747</text:p>
          </table:table-cell>
          <table:table-cell office:value-type="float" office:value="0.43008" calcext:value-type="float">
            <text:p>0.43008</text:p>
          </table:table-cell>
          <table:table-cell office:value-type="float" office:value="0.611817" calcext:value-type="float">
            <text:p>0.611817</text:p>
          </table:table-cell>
          <table:table-cell office:value-type="float" office:value="0.5137" calcext:value-type="float">
            <text:p>0.513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9713" calcext:value-type="float">
            <text:p>0.000109713</text:p>
          </table:table-cell>
          <table:table-cell office:value-type="float" office:value="0.431231" calcext:value-type="float">
            <text:p>0.431231</text:p>
          </table:table-cell>
          <table:table-cell office:value-type="float" office:value="0.612365" calcext:value-type="float">
            <text:p>0.612365</text:p>
          </table:table-cell>
          <table:table-cell office:value-type="float" office:value="0.518118" calcext:value-type="float">
            <text:p>0.5181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9016" calcext:value-type="float">
            <text:p>0.000109016</text:p>
          </table:table-cell>
          <table:table-cell office:value-type="float" office:value="0.430734" calcext:value-type="float">
            <text:p>0.430734</text:p>
          </table:table-cell>
          <table:table-cell office:value-type="float" office:value="0.611941" calcext:value-type="float">
            <text:p>0.611941</text:p>
          </table:table-cell>
          <table:table-cell office:value-type="float" office:value="0.508964" calcext:value-type="float">
            <text:p>0.5089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0443" calcext:value-type="float">
            <text:p>0.000110443</text:p>
          </table:table-cell>
          <table:table-cell office:value-type="float" office:value="0.434391" calcext:value-type="float">
            <text:p>0.434391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509504" calcext:value-type="float">
            <text:p>0.50950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0633" calcext:value-type="float">
            <text:p>0.000110633</text:p>
          </table:table-cell>
          <table:table-cell office:value-type="float" office:value="0.434434" calcext:value-type="float">
            <text:p>0.434434</text:p>
          </table:table-cell>
          <table:table-cell office:value-type="float" office:value="0.61279" calcext:value-type="float">
            <text:p>0.61279</text:p>
          </table:table-cell>
          <table:table-cell office:value-type="float" office:value="0.518194" calcext:value-type="float">
            <text:p>0.51819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8908" calcext:value-type="float">
            <text:p>0.000108908</text:p>
          </table:table-cell>
          <table:table-cell office:value-type="float" office:value="0.430932" calcext:value-type="float">
            <text:p>0.430932</text:p>
          </table:table-cell>
          <table:table-cell office:value-type="float" office:value="0.612508" calcext:value-type="float">
            <text:p>0.612508</text:p>
          </table:table-cell>
          <table:table-cell office:value-type="float" office:value="0.545618" calcext:value-type="float">
            <text:p>0.5456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8594" calcext:value-type="float">
            <text:p>0.000108594</text:p>
          </table:table-cell>
          <table:table-cell office:value-type="float" office:value="0.439369" calcext:value-type="float">
            <text:p>0.439369</text:p>
          </table:table-cell>
          <table:table-cell office:value-type="float" office:value="0.614195" calcext:value-type="float">
            <text:p>0.614195</text:p>
          </table:table-cell>
          <table:table-cell office:value-type="float" office:value="0.520839" calcext:value-type="float">
            <text:p>0.52083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0579" calcext:value-type="float">
            <text:p>0.000110579</text:p>
          </table:table-cell>
          <table:table-cell office:value-type="float" office:value="0.434076" calcext:value-type="float">
            <text:p>0.434076</text:p>
          </table:table-cell>
          <table:table-cell office:value-type="float" office:value="0.613205" calcext:value-type="float">
            <text:p>0.613205</text:p>
          </table:table-cell>
          <table:table-cell office:value-type="float" office:value="0.531966" calcext:value-type="float">
            <text:p>0.53196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0628" calcext:value-type="float">
            <text:p>0.000110628</text:p>
          </table:table-cell>
          <table:table-cell office:value-type="float" office:value="0.440257" calcext:value-type="float">
            <text:p>0.440257</text:p>
          </table:table-cell>
          <table:table-cell office:value-type="float" office:value="0.614811" calcext:value-type="float">
            <text:p>0.614811</text:p>
          </table:table-cell>
          <table:table-cell office:value-type="float" office:value="0.511362" calcext:value-type="float">
            <text:p>0.51136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68:.G77])" office:value-type="float" office:value="24" calcext:value-type="float">
            <text:p>24</text:p>
          </table:table-cell>
          <table:table-cell table:style-name="ce15" table:formula="of:=AVERAGE([.H68:.H77])" office:value-type="float" office:value="0.0001096799" calcext:value-type="float">
            <text:p>0.0001096799</text:p>
          </table:table-cell>
          <table:table-cell table:style-name="ce15" table:formula="of:=AVERAGE([.I68:.I77])" office:value-type="float" office:value="0.4337094" calcext:value-type="float">
            <text:p>0.4337094</text:p>
          </table:table-cell>
          <table:table-cell table:style-name="ce15" table:formula="of:=AVERAGE([.J68:.J77])" office:value-type="float" office:value="0.6128389" calcext:value-type="float">
            <text:p>0.6128389</text:p>
          </table:table-cell>
          <table:table-cell table:style-name="ce15" table:formula="of:=AVERAGE([.K68:.K77])" office:value-type="float" office:value="0.5201909" calcext:value-type="float">
            <text:p>0.5201909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9653" calcext:value-type="float">
            <text:p>0.000159653</text:p>
          </table:table-cell>
          <table:table-cell office:value-type="float" office:value="0.432904" calcext:value-type="float">
            <text:p>0.432904</text:p>
          </table:table-cell>
          <table:table-cell office:value-type="float" office:value="0.307913" calcext:value-type="float">
            <text:p>0.307913</text:p>
          </table:table-cell>
          <table:table-cell office:value-type="float" office:value="0.477241" calcext:value-type="float">
            <text:p>0.47724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264" calcext:value-type="float">
            <text:p>0.00015264</text:p>
          </table:table-cell>
          <table:table-cell office:value-type="float" office:value="0.431007" calcext:value-type="float">
            <text:p>0.431007</text:p>
          </table:table-cell>
          <table:table-cell office:value-type="float" office:value="0.307579" calcext:value-type="float">
            <text:p>0.307579</text:p>
          </table:table-cell>
          <table:table-cell office:value-type="float" office:value="0.543057" calcext:value-type="float">
            <text:p>0.54305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71261" calcext:value-type="float">
            <text:p>0.000171261</text:p>
          </table:table-cell>
          <table:table-cell office:value-type="float" office:value="0.442828" calcext:value-type="float">
            <text:p>0.442828</text:p>
          </table:table-cell>
          <table:table-cell office:value-type="float" office:value="0.310394" calcext:value-type="float">
            <text:p>0.310394</text:p>
          </table:table-cell>
          <table:table-cell office:value-type="float" office:value="0.524665" calcext:value-type="float">
            <text:p>0.52466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1714" calcext:value-type="float">
            <text:p>0.000151714</text:p>
          </table:table-cell>
          <table:table-cell office:value-type="float" office:value="0.428179" calcext:value-type="float">
            <text:p>0.428179</text:p>
          </table:table-cell>
          <table:table-cell office:value-type="float" office:value="0.30669" calcext:value-type="float">
            <text:p>0.30669</text:p>
          </table:table-cell>
          <table:table-cell office:value-type="float" office:value="0.533649" calcext:value-type="float">
            <text:p>0.53364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60218" calcext:value-type="float">
            <text:p>0.000160218</text:p>
          </table:table-cell>
          <table:table-cell office:value-type="float" office:value="0.435647" calcext:value-type="float">
            <text:p>0.435647</text:p>
          </table:table-cell>
          <table:table-cell office:value-type="float" office:value="0.307858" calcext:value-type="float">
            <text:p>0.307858</text:p>
          </table:table-cell>
          <table:table-cell office:value-type="float" office:value="0.558255" calcext:value-type="float">
            <text:p>0.5582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8846" calcext:value-type="float">
            <text:p>0.000158846</text:p>
          </table:table-cell>
          <table:table-cell office:value-type="float" office:value="0.432198" calcext:value-type="float">
            <text:p>0.432198</text:p>
          </table:table-cell>
          <table:table-cell office:value-type="float" office:value="0.308422" calcext:value-type="float">
            <text:p>0.308422</text:p>
          </table:table-cell>
          <table:table-cell office:value-type="float" office:value="0.5473" calcext:value-type="float">
            <text:p>0.547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3683" calcext:value-type="float">
            <text:p>0.000153683</text:p>
          </table:table-cell>
          <table:table-cell office:value-type="float" office:value="0.432833" calcext:value-type="float">
            <text:p>0.432833</text:p>
          </table:table-cell>
          <table:table-cell office:value-type="float" office:value="0.307812" calcext:value-type="float">
            <text:p>0.307812</text:p>
          </table:table-cell>
          <table:table-cell office:value-type="float" office:value="0.546488" calcext:value-type="float">
            <text:p>0.54648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49959" calcext:value-type="float">
            <text:p>0.000149959</text:p>
          </table:table-cell>
          <table:table-cell office:value-type="float" office:value="0.430567" calcext:value-type="float">
            <text:p>0.430567</text:p>
          </table:table-cell>
          <table:table-cell office:value-type="float" office:value="0.308115" calcext:value-type="float">
            <text:p>0.308115</text:p>
          </table:table-cell>
          <table:table-cell office:value-type="float" office:value="0.561945" calcext:value-type="float">
            <text:p>0.56194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8009" calcext:value-type="float">
            <text:p>0.000158009</text:p>
          </table:table-cell>
          <table:table-cell office:value-type="float" office:value="0.434028" calcext:value-type="float">
            <text:p>0.434028</text:p>
          </table:table-cell>
          <table:table-cell office:value-type="float" office:value="0.307806" calcext:value-type="float">
            <text:p>0.307806</text:p>
          </table:table-cell>
          <table:table-cell office:value-type="float" office:value="0.550204" calcext:value-type="float">
            <text:p>0.55020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398" calcext:value-type="float">
            <text:p>0.00015398</text:p>
          </table:table-cell>
          <table:table-cell office:value-type="float" office:value="0.432294" calcext:value-type="float">
            <text:p>0.432294</text:p>
          </table:table-cell>
          <table:table-cell office:value-type="float" office:value="0.307949" calcext:value-type="float">
            <text:p>0.307949</text:p>
          </table:table-cell>
          <table:table-cell office:value-type="float" office:value="0.484806" calcext:value-type="float">
            <text:p>0.484806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81:.G90])" office:value-type="float" office:value="48" calcext:value-type="float">
            <text:p>48</text:p>
          </table:table-cell>
          <table:table-cell table:style-name="ce15" table:formula="of:=AVERAGE([.H81:.H90])" office:value-type="float" office:value="0.0001569963" calcext:value-type="float">
            <text:p>0.0001569963</text:p>
          </table:table-cell>
          <table:table-cell table:style-name="ce15" table:formula="of:=AVERAGE([.I81:.I90])" office:value-type="float" office:value="0.4332485" calcext:value-type="float">
            <text:p>0.4332485</text:p>
          </table:table-cell>
          <table:table-cell table:style-name="ce15" table:formula="of:=AVERAGE([.J81:.J90])" office:value-type="float" office:value="0.3080538" calcext:value-type="float">
            <text:p>0.3080538</text:p>
          </table:table-cell>
          <table:table-cell table:style-name="ce15" table:formula="of:=AVERAGE([.K81:.K90])" office:value-type="float" office:value="0.532761" calcext:value-type="float">
            <text:p>0.532761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0001" calcext:value-type="float">
            <text:p>9.00E-05</text:p>
          </table:table-cell>
          <table:table-cell office:value-type="float" office:value="0.432937" calcext:value-type="float">
            <text:p>0.432937</text:p>
          </table:table-cell>
          <table:table-cell office:value-type="float" office:value="0.155733" calcext:value-type="float">
            <text:p>0.155733</text:p>
          </table:table-cell>
          <table:table-cell office:value-type="float" office:value="0.16302" calcext:value-type="float">
            <text:p>0.1630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0869" calcext:value-type="float">
            <text:p>9.09E-05</text:p>
          </table:table-cell>
          <table:table-cell office:value-type="float" office:value="0.434648" calcext:value-type="float">
            <text:p>0.434648</text:p>
          </table:table-cell>
          <table:table-cell office:value-type="float" office:value="0.155443" calcext:value-type="float">
            <text:p>0.155443</text:p>
          </table:table-cell>
          <table:table-cell office:value-type="float" office:value="0.130221" calcext:value-type="float">
            <text:p>0.1302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3001" calcext:value-type="float">
            <text:p>9.30E-05</text:p>
          </table:table-cell>
          <table:table-cell office:value-type="float" office:value="0.441082" calcext:value-type="float">
            <text:p>0.441082</text:p>
          </table:table-cell>
          <table:table-cell office:value-type="float" office:value="0.156491" calcext:value-type="float">
            <text:p>0.156491</text:p>
          </table:table-cell>
          <table:table-cell office:value-type="float" office:value="0.13271" calcext:value-type="float">
            <text:p>0.1327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88977" calcext:value-type="float">
            <text:p>8.90E-05</text:p>
          </table:table-cell>
          <table:table-cell office:value-type="float" office:value="0.432037" calcext:value-type="float">
            <text:p>0.432037</text:p>
          </table:table-cell>
          <table:table-cell office:value-type="float" office:value="0.155251" calcext:value-type="float">
            <text:p>0.155251</text:p>
          </table:table-cell>
          <table:table-cell office:value-type="float" office:value="0.117342" calcext:value-type="float">
            <text:p>0.11734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4509" calcext:value-type="float">
            <text:p>9.45E-05</text:p>
          </table:table-cell>
          <table:table-cell office:value-type="float" office:value="0.430938" calcext:value-type="float">
            <text:p>0.430938</text:p>
          </table:table-cell>
          <table:table-cell office:value-type="float" office:value="0.155385" calcext:value-type="float">
            <text:p>0.155385</text:p>
          </table:table-cell>
          <table:table-cell office:value-type="float" office:value="0.148834" calcext:value-type="float">
            <text:p>0.14883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89788" calcext:value-type="float">
            <text:p>8.98E-05</text:p>
          </table:table-cell>
          <table:table-cell office:value-type="float" office:value="0.446481" calcext:value-type="float">
            <text:p>0.446481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31239" calcext:value-type="float">
            <text:p>0.13123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1833" calcext:value-type="float">
            <text:p>9.18E-05</text:p>
          </table:table-cell>
          <table:table-cell office:value-type="float" office:value="0.435035" calcext:value-type="float">
            <text:p>0.435035</text:p>
          </table:table-cell>
          <table:table-cell office:value-type="float" office:value="0.156135" calcext:value-type="float">
            <text:p>0.156135</text:p>
          </table:table-cell>
          <table:table-cell office:value-type="float" office:value="0.117155" calcext:value-type="float">
            <text:p>0.1171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2055" calcext:value-type="float">
            <text:p>9.21E-05</text:p>
          </table:table-cell>
          <table:table-cell office:value-type="float" office:value="0.433172" calcext:value-type="float">
            <text:p>0.433172</text:p>
          </table:table-cell>
          <table:table-cell office:value-type="float" office:value="0.155412" calcext:value-type="float">
            <text:p>0.155412</text:p>
          </table:table-cell>
          <table:table-cell office:value-type="float" office:value="0.150648" calcext:value-type="float">
            <text:p>0.15064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89436" calcext:value-type="float">
            <text:p>8.94E-05</text:p>
          </table:table-cell>
          <table:table-cell office:value-type="float" office:value="0.433049" calcext:value-type="float">
            <text:p>0.433049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.181795" calcext:value-type="float">
            <text:p>0.1817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89911" calcext:value-type="float">
            <text:p>8.99E-05</text:p>
          </table:table-cell>
          <table:table-cell office:value-type="float" office:value="0.43624" calcext:value-type="float">
            <text:p>0.43624</text:p>
          </table:table-cell>
          <table:table-cell office:value-type="float" office:value="0.155673" calcext:value-type="float">
            <text:p>0.155673</text:p>
          </table:table-cell>
          <table:table-cell office:value-type="float" office:value="0.122454" calcext:value-type="float">
            <text:p>0.12245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94:.G103])" office:value-type="float" office:value="96" calcext:value-type="float">
            <text:p>96</text:p>
          </table:table-cell>
          <table:table-cell table:style-name="ce15" table:formula="of:=AVERAGE([.H94:.H103])" office:value-type="float" office:value="0.000091038" calcext:value-type="float">
            <text:p>9.1038E-05</text:p>
          </table:table-cell>
          <table:table-cell table:style-name="ce15" table:formula="of:=AVERAGE([.I94:.I103])" office:value-type="float" office:value="0.4355619" calcext:value-type="float">
            <text:p>0.4355619</text:p>
          </table:table-cell>
          <table:table-cell table:style-name="ce15" table:formula="of:=AVERAGE([.J94:.J103])" office:value-type="float" office:value="0.1556539" calcext:value-type="float">
            <text:p>0.1556539</text:p>
          </table:table-cell>
          <table:table-cell table:style-name="ce15" table:formula="of:=AVERAGE([.K94:.K103])" office:value-type="float" office:value="0.1395418" calcext:value-type="float">
            <text:p>0.1395418</text:p>
          </table:table-cell>
          <table:table-cell table:number-columns-repeated="5"/>
        </table:table-row>
      </table:table>
      <table:table table:name="MKL MPI MULTH 2D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2DRINIT</text:p>
          </table:table-cell>
          <table:table-cell office:value-type="string" calcext:value-type="string">
            <text:p>FFTW2DREXEC</text:p>
          </table:table-cell>
          <table:table-cell office:value-type="string" calcext:value-type="string">
            <text:p>MKL2DCINIT</text:p>
          </table:table-cell>
          <table:table-cell office:value-type="string" calcext:value-type="string">
            <text:p>FFTW2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2580414" calcext:value-type="float">
            <text:p>0.0002580414</text:p>
          </table:table-cell>
          <table:table-cell table:style-name="ce6" office:value-type="float" office:value="0.2478187" calcext:value-type="float">
            <text:p>0.2478187</text:p>
          </table:table-cell>
          <table:table-cell table:style-name="ce6" office:value-type="float" office:value="0.0001485456" calcext:value-type="float">
            <text:p>0.0001485456</text:p>
          </table:table-cell>
          <table:table-cell table:style-name="ce6" office:value-type="float" office:value="1.00173" calcext:value-type="float">
            <text:p>1.001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61544" calcext:value-type="float">
            <text:p>0.000261544</text:p>
          </table:table-cell>
          <table:table-cell office:value-type="float" office:value="0.247732" calcext:value-type="float">
            <text:p>0.247732</text:p>
          </table:table-cell>
          <table:table-cell office:value-type="float" office:value="0.000140452" calcext:value-type="float">
            <text:p>0.000140452</text:p>
          </table:table-cell>
          <table:table-cell office:value-type="float" office:value="1.00602" calcext:value-type="float">
            <text:p>1.00602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2745569" calcext:value-type="float">
            <text:p>0.0002745569</text:p>
          </table:table-cell>
          <table:table-cell table:style-name="ce6" office:value-type="float" office:value="0.262085" calcext:value-type="float">
            <text:p>0.262085</text:p>
          </table:table-cell>
          <table:table-cell table:style-name="ce6" office:value-type="float" office:value="0.0001456936" calcext:value-type="float">
            <text:p>0.0001456936</text:p>
          </table:table-cell>
          <table:table-cell table:style-name="ce6" office:value-type="float" office:value="1.27669" calcext:value-type="float">
            <text:p>1.276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48018" calcext:value-type="float">
            <text:p>0.000248018</text:p>
          </table:table-cell>
          <table:table-cell office:value-type="float" office:value="0.24653" calcext:value-type="float">
            <text:p>0.24653</text:p>
          </table:table-cell>
          <table:table-cell office:value-type="float" office:value="0.000171323" calcext:value-type="float">
            <text:p>0.000171323</text:p>
          </table:table-cell>
          <table:table-cell office:value-type="float" office:value="0.991314" calcext:value-type="float">
            <text:p>0.99131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2884416" calcext:value-type="float">
            <text:p>0.0002884416</text:p>
          </table:table-cell>
          <table:table-cell table:style-name="ce6" office:value-type="float" office:value="0.1843035" calcext:value-type="float">
            <text:p>0.1843035</text:p>
          </table:table-cell>
          <table:table-cell table:style-name="ce6" office:value-type="float" office:value="0.000145738" calcext:value-type="float">
            <text:p>0.000145738</text:p>
          </table:table-cell>
          <table:table-cell table:style-name="ce6" office:value-type="float" office:value="0.9886324" calcext:value-type="float">
            <text:p>0.98863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39375" calcext:value-type="float">
            <text:p>0.000239375</text:p>
          </table:table-cell>
          <table:table-cell office:value-type="float" office:value="0.247832" calcext:value-type="float">
            <text:p>0.247832</text:p>
          </table:table-cell>
          <table:table-cell office:value-type="float" office:value="0.000147167" calcext:value-type="float">
            <text:p>0.000147167</text:p>
          </table:table-cell>
          <table:table-cell office:value-type="float" office:value="1.00857" calcext:value-type="float">
            <text:p>1.00857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2792043" calcext:value-type="float">
            <text:p>0.0002792043</text:p>
          </table:table-cell>
          <table:table-cell table:style-name="ce6" office:value-type="float" office:value="0.1526511" calcext:value-type="float">
            <text:p>0.1526511</text:p>
          </table:table-cell>
          <table:table-cell table:style-name="ce6" office:value-type="float" office:value="0.0001534144" calcext:value-type="float">
            <text:p>0.0001534144</text:p>
          </table:table-cell>
          <table:table-cell table:style-name="ce6" office:value-type="float" office:value="0.8917706" calcext:value-type="float">
            <text:p>0.8917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57709" calcext:value-type="float">
            <text:p>0.000257709</text:p>
          </table:table-cell>
          <table:table-cell office:value-type="float" office:value="0.248238" calcext:value-type="float">
            <text:p>0.248238</text:p>
          </table:table-cell>
          <table:table-cell office:value-type="float" office:value="0.000154212" calcext:value-type="float">
            <text:p>0.000154212</text:p>
          </table:table-cell>
          <table:table-cell office:value-type="float" office:value="0.997116" calcext:value-type="float">
            <text:p>0.997116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3056254" calcext:value-type="float">
            <text:p>0.0003056254</text:p>
          </table:table-cell>
          <table:table-cell table:style-name="ce6" office:value-type="float" office:value="0.1288163" calcext:value-type="float">
            <text:p>0.1288163</text:p>
          </table:table-cell>
          <table:table-cell table:style-name="ce6" office:value-type="float" office:value="0.0001850627" calcext:value-type="float">
            <text:p>0.0001850627</text:p>
          </table:table-cell>
          <table:table-cell table:style-name="ce6" office:value-type="float" office:value="0.7949442" calcext:value-type="float">
            <text:p>0.79494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44243" calcext:value-type="float">
            <text:p>0.000244243</text:p>
          </table:table-cell>
          <table:table-cell office:value-type="float" office:value="0.24892" calcext:value-type="float">
            <text:p>0.24892</text:p>
          </table:table-cell>
          <table:table-cell office:value-type="float" office:value="0.000148094" calcext:value-type="float">
            <text:p>0.000148094</text:p>
          </table:table-cell>
          <table:table-cell office:value-type="float" office:value="1.0117" calcext:value-type="float">
            <text:p>1.0117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2998689" calcext:value-type="float">
            <text:p>0.0002998689</text:p>
          </table:table-cell>
          <table:table-cell table:style-name="ce6" office:value-type="float" office:value="0.1171214" calcext:value-type="float">
            <text:p>0.1171214</text:p>
          </table:table-cell>
          <table:table-cell table:style-name="ce6" office:value-type="float" office:value="0.0002351691" calcext:value-type="float">
            <text:p>0.0002351691</text:p>
          </table:table-cell>
          <table:table-cell table:style-name="ce6" office:value-type="float" office:value="0.764364" calcext:value-type="float">
            <text:p>0.764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50283" calcext:value-type="float">
            <text:p>0.000250283</text:p>
          </table:table-cell>
          <table:table-cell office:value-type="float" office:value="0.247023" calcext:value-type="float">
            <text:p>0.247023</text:p>
          </table:table-cell>
          <table:table-cell office:value-type="float" office:value="0.0001437" calcext:value-type="float">
            <text:p>0.0001437</text:p>
          </table:table-cell>
          <table:table-cell office:value-type="float" office:value="0.993437" calcext:value-type="float">
            <text:p>0.993437</text:p>
          </table:table-cell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002659037" calcext:value-type="float">
            <text:p>0.0002659037</text:p>
          </table:table-cell>
          <table:table-cell table:style-name="ce6" office:value-type="float" office:value="0.1264044" calcext:value-type="float">
            <text:p>0.1264044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45181" calcext:value-type="float">
            <text:p>0.000245181</text:p>
          </table:table-cell>
          <table:table-cell office:value-type="float" office:value="0.247401" calcext:value-type="float">
            <text:p>0.247401</text:p>
          </table:table-cell>
          <table:table-cell office:value-type="float" office:value="0.000146833" calcext:value-type="float">
            <text:p>0.000146833</text:p>
          </table:table-cell>
          <table:table-cell office:value-type="float" office:value="1.00709" calcext:value-type="float">
            <text:p>1.00709</text:p>
          </table:table-cell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0.0003311226" calcext:value-type="float">
            <text:p>0.0003311226</text:p>
          </table:table-cell>
          <table:table-cell table:style-name="ce6" office:value-type="float" office:value="0.0746125285714286" calcext:value-type="float">
            <text:p>0.074612528571429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81473" calcext:value-type="float">
            <text:p>0.000281473</text:p>
          </table:table-cell>
          <table:table-cell office:value-type="float" office:value="0.248193" calcext:value-type="float">
            <text:p>0.248193</text:p>
          </table:table-cell>
          <table:table-cell office:value-type="float" office:value="0.00014208" calcext:value-type="float">
            <text:p>0.00014208</text:p>
          </table:table-cell>
          <table:table-cell office:value-type="float" office:value="0.997573" calcext:value-type="float">
            <text:p>0.99757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283372" calcext:value-type="float">
            <text:p>0.000283372</text:p>
          </table:table-cell>
          <table:table-cell office:value-type="float" office:value="0.24946" calcext:value-type="float">
            <text:p>0.24946</text:p>
          </table:table-cell>
          <table:table-cell office:value-type="float" office:value="0.000146746" calcext:value-type="float">
            <text:p>0.000146746</text:p>
          </table:table-cell>
          <table:table-cell office:value-type="float" office:value="1.0113" calcext:value-type="float">
            <text:p>1.011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269216" calcext:value-type="float">
            <text:p>0.000269216</text:p>
          </table:table-cell>
          <table:table-cell office:value-type="float" office:value="0.246858" calcext:value-type="float">
            <text:p>0.246858</text:p>
          </table:table-cell>
          <table:table-cell office:value-type="float" office:value="0.000144849" calcext:value-type="float">
            <text:p>0.000144849</text:p>
          </table:table-cell>
          <table:table-cell office:value-type="float" office:value="0.99318" calcext:value-type="float">
            <text:p>0.99318</text:p>
          </table:table-cell>
        </table:table-row>
        <table:table-row table:style-name="ro1">
          <table:table-cell table:number-columns-repeated="6"/>
          <table:table-cell table:style-name="ce8" table:formula="of:=AVERAGE([.G3:.G12])" office:value-type="float" office:value="1" calcext:value-type="float">
            <text:p>1</text:p>
          </table:table-cell>
          <table:table-cell table:style-name="ce8" table:formula="of:=AVERAGE([.H3:.H12])" office:value-type="float" office:value="0.0002580414" calcext:value-type="float">
            <text:p>0.0002580414</text:p>
          </table:table-cell>
          <table:table-cell table:style-name="ce8" table:formula="of:=AVERAGE([.I3:.I12])" office:value-type="float" office:value="0.2478187" calcext:value-type="float">
            <text:p>0.2478187</text:p>
          </table:table-cell>
          <table:table-cell table:style-name="ce8" table:formula="of:=AVERAGE([.J3:.J12])" office:value-type="float" office:value="0.0001485456" calcext:value-type="float">
            <text:p>0.0001485456</text:p>
          </table:table-cell>
          <table:table-cell table:style-name="ce8" table:formula="of:=AVERAGE([.K3:.K12])" office:value-type="float" office:value="1.00173" calcext:value-type="float">
            <text:p>1.0017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5206" calcext:value-type="float">
            <text:p>0.000255206</text:p>
          </table:table-cell>
          <table:table-cell office:value-type="float" office:value="0.258682" calcext:value-type="float">
            <text:p>0.258682</text:p>
          </table:table-cell>
          <table:table-cell office:value-type="float" office:value="0.000154966" calcext:value-type="float">
            <text:p>0.000154966</text:p>
          </table:table-cell>
          <table:table-cell office:value-type="float" office:value="1.28552" calcext:value-type="float">
            <text:p>1.2855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87428" calcext:value-type="float">
            <text:p>0.000287428</text:p>
          </table:table-cell>
          <table:table-cell office:value-type="float" office:value="0.262487" calcext:value-type="float">
            <text:p>0.262487</text:p>
          </table:table-cell>
          <table:table-cell office:value-type="float" office:value="0.000164248" calcext:value-type="float">
            <text:p>0.000164248</text:p>
          </table:table-cell>
          <table:table-cell office:value-type="float" office:value="1.26537" calcext:value-type="float">
            <text:p>1.2653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4981" calcext:value-type="float">
            <text:p>0.000254981</text:p>
          </table:table-cell>
          <table:table-cell office:value-type="float" office:value="0.259951" calcext:value-type="float">
            <text:p>0.259951</text:p>
          </table:table-cell>
          <table:table-cell office:value-type="float" office:value="0.000124661" calcext:value-type="float">
            <text:p>0.000124661</text:p>
          </table:table-cell>
          <table:table-cell office:value-type="float" office:value="1.28646" calcext:value-type="float">
            <text:p>1.2864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309331" calcext:value-type="float">
            <text:p>0.000309331</text:p>
          </table:table-cell>
          <table:table-cell office:value-type="float" office:value="0.259041" calcext:value-type="float">
            <text:p>0.259041</text:p>
          </table:table-cell>
          <table:table-cell office:value-type="float" office:value="0.000126631" calcext:value-type="float">
            <text:p>0.000126631</text:p>
          </table:table-cell>
          <table:table-cell office:value-type="float" office:value="1.26167" calcext:value-type="float">
            <text:p>1.2616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37674" calcext:value-type="float">
            <text:p>0.000237674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000123899" calcext:value-type="float">
            <text:p>0.000123899</text:p>
          </table:table-cell>
          <table:table-cell office:value-type="float" office:value="1.29461" calcext:value-type="float">
            <text:p>1.2946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3663" calcext:value-type="float">
            <text:p>0.000253663</text:p>
          </table:table-cell>
          <table:table-cell office:value-type="float" office:value="0.26287" calcext:value-type="float">
            <text:p>0.26287</text:p>
          </table:table-cell>
          <table:table-cell office:value-type="float" office:value="0.000136526" calcext:value-type="float">
            <text:p>0.000136526</text:p>
          </table:table-cell>
          <table:table-cell office:value-type="float" office:value="1.26474" calcext:value-type="float">
            <text:p>1.2647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359195" calcext:value-type="float">
            <text:p>0.000359195</text:p>
          </table:table-cell>
          <table:table-cell office:value-type="float" office:value="0.265791" calcext:value-type="float">
            <text:p>0.265791</text:p>
          </table:table-cell>
          <table:table-cell office:value-type="float" office:value="0.000124596" calcext:value-type="float">
            <text:p>0.000124596</text:p>
          </table:table-cell>
          <table:table-cell office:value-type="float" office:value="1.29343" calcext:value-type="float">
            <text:p>1.2934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3211" calcext:value-type="float">
            <text:p>0.000253211</text:p>
          </table:table-cell>
          <table:table-cell office:value-type="float" office:value="0.262811" calcext:value-type="float">
            <text:p>0.262811</text:p>
          </table:table-cell>
          <table:table-cell office:value-type="float" office:value="0.000158388" calcext:value-type="float">
            <text:p>0.000158388</text:p>
          </table:table-cell>
          <table:table-cell office:value-type="float" office:value="1.26663" calcext:value-type="float">
            <text:p>1.2666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9568" calcext:value-type="float">
            <text:p>0.000259568</text:p>
          </table:table-cell>
          <table:table-cell office:value-type="float" office:value="0.260962" calcext:value-type="float">
            <text:p>0.260962</text:p>
          </table:table-cell>
          <table:table-cell office:value-type="float" office:value="0.000150305" calcext:value-type="float">
            <text:p>0.000150305</text:p>
          </table:table-cell>
          <table:table-cell office:value-type="float" office:value="1.28341" calcext:value-type="float">
            <text:p>1.2834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75312" calcext:value-type="float">
            <text:p>0.000275312</text:p>
          </table:table-cell>
          <table:table-cell office:value-type="float" office:value="0.263355" calcext:value-type="float">
            <text:p>0.263355</text:p>
          </table:table-cell>
          <table:table-cell office:value-type="float" office:value="0.000192716" calcext:value-type="float">
            <text:p>0.000192716</text:p>
          </table:table-cell>
          <table:table-cell office:value-type="float" office:value="1.26506" calcext:value-type="float">
            <text:p>1.26506</text:p>
          </table:table-cell>
        </table:table-row>
        <table:table-row table:style-name="ro1">
          <table:table-cell table:number-columns-repeated="6"/>
          <table:table-cell table:style-name="ce8" table:formula="of:=AVERAGE([.G16:.G25])" office:value-type="float" office:value="2" calcext:value-type="float">
            <text:p>2</text:p>
          </table:table-cell>
          <table:table-cell table:style-name="ce8" table:formula="of:=AVERAGE([.H16:.H25])" office:value-type="float" office:value="0.0002745569" calcext:value-type="float">
            <text:p>0.0002745569</text:p>
          </table:table-cell>
          <table:table-cell table:style-name="ce8" table:formula="of:=AVERAGE([.I16:.I25])" office:value-type="float" office:value="0.262085" calcext:value-type="float">
            <text:p>0.262085</text:p>
          </table:table-cell>
          <table:table-cell table:style-name="ce8" table:formula="of:=AVERAGE([.J16:.J25])" office:value-type="float" office:value="0.0001456936" calcext:value-type="float">
            <text:p>0.0001456936</text:p>
          </table:table-cell>
          <table:table-cell table:style-name="ce8" table:formula="of:=AVERAGE([.K16:.K25])" office:value-type="float" office:value="1.27669" calcext:value-type="float">
            <text:p>1.2766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62221" calcext:value-type="float">
            <text:p>0.000262221</text:p>
          </table:table-cell>
          <table:table-cell office:value-type="float" office:value="0.185671" calcext:value-type="float">
            <text:p>0.185671</text:p>
          </table:table-cell>
          <table:table-cell office:value-type="float" office:value="0.000126732" calcext:value-type="float">
            <text:p>0.000126732</text:p>
          </table:table-cell>
          <table:table-cell office:value-type="float" office:value="1.00167" calcext:value-type="float">
            <text:p>1.0016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04266" calcext:value-type="float">
            <text:p>0.000304266</text:p>
          </table:table-cell>
          <table:table-cell office:value-type="float" office:value="0.18377" calcext:value-type="float">
            <text:p>0.18377</text:p>
          </table:table-cell>
          <table:table-cell office:value-type="float" office:value="0.00014181" calcext:value-type="float">
            <text:p>0.00014181</text:p>
          </table:table-cell>
          <table:table-cell office:value-type="float" office:value="0.987023" calcext:value-type="float">
            <text:p>0.987023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73188" calcext:value-type="float">
            <text:p>0.000273188</text:p>
          </table:table-cell>
          <table:table-cell office:value-type="float" office:value="0.18456" calcext:value-type="float">
            <text:p>0.18456</text:p>
          </table:table-cell>
          <table:table-cell office:value-type="float" office:value="0.00015518" calcext:value-type="float">
            <text:p>0.00015518</text:p>
          </table:table-cell>
          <table:table-cell office:value-type="float" office:value="0.996515" calcext:value-type="float">
            <text:p>0.99651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83839" calcext:value-type="float">
            <text:p>0.000283839</text:p>
          </table:table-cell>
          <table:table-cell office:value-type="float" office:value="0.183198" calcext:value-type="float">
            <text:p>0.183198</text:p>
          </table:table-cell>
          <table:table-cell office:value-type="float" office:value="0.000122631" calcext:value-type="float">
            <text:p>0.000122631</text:p>
          </table:table-cell>
          <table:table-cell office:value-type="float" office:value="0.986087" calcext:value-type="float">
            <text:p>0.98608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67451" calcext:value-type="float">
            <text:p>0.000267451</text:p>
          </table:table-cell>
          <table:table-cell office:value-type="float" office:value="0.184253" calcext:value-type="float">
            <text:p>0.184253</text:p>
          </table:table-cell>
          <table:table-cell office:value-type="float" office:value="0.000155593" calcext:value-type="float">
            <text:p>0.000155593</text:p>
          </table:table-cell>
          <table:table-cell office:value-type="float" office:value="0.98742" calcext:value-type="float">
            <text:p>0.9874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7356" calcext:value-type="float">
            <text:p>0.00027356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0.000121955" calcext:value-type="float">
            <text:p>0.000121955</text:p>
          </table:table-cell>
          <table:table-cell office:value-type="float" office:value="0.976687" calcext:value-type="float">
            <text:p>0.97668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10179" calcext:value-type="float">
            <text:p>0.000310179</text:p>
          </table:table-cell>
          <table:table-cell office:value-type="float" office:value="0.189049" calcext:value-type="float">
            <text:p>0.189049</text:p>
          </table:table-cell>
          <table:table-cell office:value-type="float" office:value="0.000142987" calcext:value-type="float">
            <text:p>0.000142987</text:p>
          </table:table-cell>
          <table:table-cell office:value-type="float" office:value="0.994357" calcext:value-type="float">
            <text:p>0.99435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07131" calcext:value-type="float">
            <text:p>0.000307131</text:p>
          </table:table-cell>
          <table:table-cell office:value-type="float" office:value="0.183066" calcext:value-type="float">
            <text:p>0.183066</text:p>
          </table:table-cell>
          <table:table-cell office:value-type="float" office:value="0.000236679" calcext:value-type="float">
            <text:p>0.000236679</text:p>
          </table:table-cell>
          <table:table-cell office:value-type="float" office:value="0.976312" calcext:value-type="float">
            <text:p>0.97631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01054" calcext:value-type="float">
            <text:p>0.000301054</text:p>
          </table:table-cell>
          <table:table-cell office:value-type="float" office:value="0.183625" calcext:value-type="float">
            <text:p>0.183625</text:p>
          </table:table-cell>
          <table:table-cell office:value-type="float" office:value="0.000130707" calcext:value-type="float">
            <text:p>0.000130707</text:p>
          </table:table-cell>
          <table:table-cell office:value-type="float" office:value="0.994542" calcext:value-type="float">
            <text:p>0.99454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01527" calcext:value-type="float">
            <text:p>0.000301527</text:p>
          </table:table-cell>
          <table:table-cell office:value-type="float" office:value="0.183184" calcext:value-type="float">
            <text:p>0.183184</text:p>
          </table:table-cell>
          <table:table-cell office:value-type="float" office:value="0.000123106" calcext:value-type="float">
            <text:p>0.000123106</text:p>
          </table:table-cell>
          <table:table-cell office:value-type="float" office:value="0.985711" calcext:value-type="float">
            <text:p>0.985711</text:p>
          </table:table-cell>
        </table:table-row>
        <table:table-row table:style-name="ro1">
          <table:table-cell table:number-columns-repeated="6"/>
          <table:table-cell table:style-name="ce8" table:formula="of:=AVERAGE([.G29:.G38])" office:value-type="float" office:value="4" calcext:value-type="float">
            <text:p>4</text:p>
          </table:table-cell>
          <table:table-cell table:style-name="ce8" table:formula="of:=AVERAGE([.H29:.H38])" office:value-type="float" office:value="0.0002884416" calcext:value-type="float">
            <text:p>0.0002884416</text:p>
          </table:table-cell>
          <table:table-cell table:style-name="ce8" table:formula="of:=AVERAGE([.I29:.I38])" office:value-type="float" office:value="0.1843035" calcext:value-type="float">
            <text:p>0.1843035</text:p>
          </table:table-cell>
          <table:table-cell table:style-name="ce8" table:formula="of:=AVERAGE([.J29:.J38])" office:value-type="float" office:value="0.000145738" calcext:value-type="float">
            <text:p>0.000145738</text:p>
          </table:table-cell>
          <table:table-cell table:style-name="ce8" table:formula="of:=AVERAGE([.K29:.K38])" office:value-type="float" office:value="0.9886324" calcext:value-type="float">
            <text:p>0.98863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300345" calcext:value-type="float">
            <text:p>0.000300345</text:p>
          </table:table-cell>
          <table:table-cell office:value-type="float" office:value="0.152942" calcext:value-type="float">
            <text:p>0.152942</text:p>
          </table:table-cell>
          <table:table-cell office:value-type="float" office:value="0.000131651" calcext:value-type="float">
            <text:p>0.000131651</text:p>
          </table:table-cell>
          <table:table-cell office:value-type="float" office:value="0.895876" calcext:value-type="float">
            <text:p>0.895876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849" calcext:value-type="float">
            <text:p>0.0002849</text:p>
          </table:table-cell>
          <table:table-cell office:value-type="float" office:value="0.153141" calcext:value-type="float">
            <text:p>0.153141</text:p>
          </table:table-cell>
          <table:table-cell office:value-type="float" office:value="0.000127761" calcext:value-type="float">
            <text:p>0.000127761</text:p>
          </table:table-cell>
          <table:table-cell office:value-type="float" office:value="0.886925" calcext:value-type="float">
            <text:p>0.88692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8248" calcext:value-type="float">
            <text:p>0.00028248</text:p>
          </table:table-cell>
          <table:table-cell office:value-type="float" office:value="0.152198" calcext:value-type="float">
            <text:p>0.152198</text:p>
          </table:table-cell>
          <table:table-cell office:value-type="float" office:value="0.000129132" calcext:value-type="float">
            <text:p>0.000129132</text:p>
          </table:table-cell>
          <table:table-cell office:value-type="float" office:value="0.895425" calcext:value-type="float">
            <text:p>0.89542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64921" calcext:value-type="float">
            <text:p>0.000264921</text:p>
          </table:table-cell>
          <table:table-cell office:value-type="float" office:value="0.150121" calcext:value-type="float">
            <text:p>0.150121</text:p>
          </table:table-cell>
          <table:table-cell office:value-type="float" office:value="0.000167077" calcext:value-type="float">
            <text:p>0.000167077</text:p>
          </table:table-cell>
          <table:table-cell office:value-type="float" office:value="0.878697" calcext:value-type="float">
            <text:p>0.87869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91648" calcext:value-type="float">
            <text:p>0.000291648</text:p>
          </table:table-cell>
          <table:table-cell office:value-type="float" office:value="0.151962" calcext:value-type="float">
            <text:p>0.151962</text:p>
          </table:table-cell>
          <table:table-cell office:value-type="float" office:value="0.000129452" calcext:value-type="float">
            <text:p>0.000129452</text:p>
          </table:table-cell>
          <table:table-cell office:value-type="float" office:value="0.900258" calcext:value-type="float">
            <text:p>0.90025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80293" calcext:value-type="float">
            <text:p>0.000280293</text:p>
          </table:table-cell>
          <table:table-cell office:value-type="float" office:value="0.152064" calcext:value-type="float">
            <text:p>0.152064</text:p>
          </table:table-cell>
          <table:table-cell office:value-type="float" office:value="0.00013167" calcext:value-type="float">
            <text:p>0.00013167</text:p>
          </table:table-cell>
          <table:table-cell office:value-type="float" office:value="0.891345" calcext:value-type="float">
            <text:p>0.89134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62352" calcext:value-type="float">
            <text:p>0.000262352</text:p>
          </table:table-cell>
          <table:table-cell office:value-type="float" office:value="0.155274" calcext:value-type="float">
            <text:p>0.155274</text:p>
          </table:table-cell>
          <table:table-cell office:value-type="float" office:value="0.000210585" calcext:value-type="float">
            <text:p>0.000210585</text:p>
          </table:table-cell>
          <table:table-cell office:value-type="float" office:value="0.903834" calcext:value-type="float">
            <text:p>0.90383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79621" calcext:value-type="float">
            <text:p>0.000279621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000129019" calcext:value-type="float">
            <text:p>0.000129019</text:p>
          </table:table-cell>
          <table:table-cell office:value-type="float" office:value="0.884521" calcext:value-type="float">
            <text:p>0.88452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65615" calcext:value-type="float">
            <text:p>0.000265615</text:p>
          </table:table-cell>
          <table:table-cell office:value-type="float" office:value="0.154214" calcext:value-type="float">
            <text:p>0.154214</text:p>
          </table:table-cell>
          <table:table-cell office:value-type="float" office:value="0.000162428" calcext:value-type="float">
            <text:p>0.000162428</text:p>
          </table:table-cell>
          <table:table-cell office:value-type="float" office:value="0.902428" calcext:value-type="float">
            <text:p>0.90242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79868" calcext:value-type="float">
            <text:p>0.000279868</text:p>
          </table:table-cell>
          <table:table-cell office:value-type="float" office:value="0.151145" calcext:value-type="float">
            <text:p>0.151145</text:p>
          </table:table-cell>
          <table:table-cell office:value-type="float" office:value="0.000215369" calcext:value-type="float">
            <text:p>0.000215369</text:p>
          </table:table-cell>
          <table:table-cell office:value-type="float" office:value="0.878397" calcext:value-type="float">
            <text:p>0.878397</text:p>
          </table:table-cell>
        </table:table-row>
        <table:table-row table:style-name="ro1">
          <table:table-cell table:number-columns-repeated="6"/>
          <table:table-cell table:style-name="ce8" table:formula="of:=AVERAGE([.G42:.G51])" office:value-type="float" office:value="6" calcext:value-type="float">
            <text:p>6</text:p>
          </table:table-cell>
          <table:table-cell table:style-name="ce8" table:formula="of:=AVERAGE([.H42:.H51])" office:value-type="float" office:value="0.0002792043" calcext:value-type="float">
            <text:p>0.0002792043</text:p>
          </table:table-cell>
          <table:table-cell table:style-name="ce8" table:formula="of:=AVERAGE([.I42:.I51])" office:value-type="float" office:value="0.1526511" calcext:value-type="float">
            <text:p>0.1526511</text:p>
          </table:table-cell>
          <table:table-cell table:style-name="ce8" table:formula="of:=AVERAGE([.J42:.J51])" office:value-type="float" office:value="0.0001534144" calcext:value-type="float">
            <text:p>0.0001534144</text:p>
          </table:table-cell>
          <table:table-cell table:style-name="ce8" table:formula="of:=AVERAGE([.K42:.K51])" office:value-type="float" office:value="0.8917706" calcext:value-type="float">
            <text:p>0.891770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84763" calcext:value-type="float">
            <text:p>0.000284763</text:p>
          </table:table-cell>
          <table:table-cell office:value-type="float" office:value="0.127261" calcext:value-type="float">
            <text:p>0.127261</text:p>
          </table:table-cell>
          <table:table-cell office:value-type="float" office:value="0.000167561" calcext:value-type="float">
            <text:p>0.000167561</text:p>
          </table:table-cell>
          <table:table-cell office:value-type="float" office:value="0.813976" calcext:value-type="float">
            <text:p>0.81397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43457" calcext:value-type="float">
            <text:p>0.000343457</text:p>
          </table:table-cell>
          <table:table-cell office:value-type="float" office:value="0.129594" calcext:value-type="float">
            <text:p>0.129594</text:p>
          </table:table-cell>
          <table:table-cell office:value-type="float" office:value="0.000146148" calcext:value-type="float">
            <text:p>0.000146148</text:p>
          </table:table-cell>
          <table:table-cell office:value-type="float" office:value="0.769638" calcext:value-type="float">
            <text:p>0.76963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02436" calcext:value-type="float">
            <text:p>0.000302436</text:p>
          </table:table-cell>
          <table:table-cell office:value-type="float" office:value="0.126261" calcext:value-type="float">
            <text:p>0.126261</text:p>
          </table:table-cell>
          <table:table-cell office:value-type="float" office:value="0.000264916" calcext:value-type="float">
            <text:p>0.000264916</text:p>
          </table:table-cell>
          <table:table-cell office:value-type="float" office:value="0.813069" calcext:value-type="float">
            <text:p>0.813069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94953" calcext:value-type="float">
            <text:p>0.000294953</text:p>
          </table:table-cell>
          <table:table-cell office:value-type="float" office:value="0.129312" calcext:value-type="float">
            <text:p>0.129312</text:p>
          </table:table-cell>
          <table:table-cell office:value-type="float" office:value="0.000135984" calcext:value-type="float">
            <text:p>0.000135984</text:p>
          </table:table-cell>
          <table:table-cell office:value-type="float" office:value="0.758773" calcext:value-type="float">
            <text:p>0.75877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91669" calcext:value-type="float">
            <text:p>0.000291669</text:p>
          </table:table-cell>
          <table:table-cell office:value-type="float" office:value="0.131007" calcext:value-type="float">
            <text:p>0.131007</text:p>
          </table:table-cell>
          <table:table-cell office:value-type="float" office:value="0.000136001" calcext:value-type="float">
            <text:p>0.000136001</text:p>
          </table:table-cell>
          <table:table-cell office:value-type="float" office:value="0.817926" calcext:value-type="float">
            <text:p>0.81792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11252" calcext:value-type="float">
            <text:p>0.000311252</text:p>
          </table:table-cell>
          <table:table-cell office:value-type="float" office:value="0.130548" calcext:value-type="float">
            <text:p>0.130548</text:p>
          </table:table-cell>
          <table:table-cell office:value-type="float" office:value="0.000153462" calcext:value-type="float">
            <text:p>0.000153462</text:p>
          </table:table-cell>
          <table:table-cell office:value-type="float" office:value="0.810873" calcext:value-type="float">
            <text:p>0.81087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50173" calcext:value-type="float">
            <text:p>0.000350173</text:p>
          </table:table-cell>
          <table:table-cell office:value-type="float" office:value="0.12711" calcext:value-type="float">
            <text:p>0.12711</text:p>
          </table:table-cell>
          <table:table-cell office:value-type="float" office:value="0.00024628" calcext:value-type="float">
            <text:p>0.00024628</text:p>
          </table:table-cell>
          <table:table-cell office:value-type="float" office:value="0.812747" calcext:value-type="float">
            <text:p>0.81274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80296" calcext:value-type="float">
            <text:p>0.000280296</text:p>
          </table:table-cell>
          <table:table-cell office:value-type="float" office:value="0.129568" calcext:value-type="float">
            <text:p>0.129568</text:p>
          </table:table-cell>
          <table:table-cell office:value-type="float" office:value="0.000222859" calcext:value-type="float">
            <text:p>0.000222859</text:p>
          </table:table-cell>
          <table:table-cell office:value-type="float" office:value="0.772406" calcext:value-type="float">
            <text:p>0.77240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89902" calcext:value-type="float">
            <text:p>0.000289902</text:p>
          </table:table-cell>
          <table:table-cell office:value-type="float" office:value="0.127474" calcext:value-type="float">
            <text:p>0.127474</text:p>
          </table:table-cell>
          <table:table-cell office:value-type="float" office:value="0.000218102" calcext:value-type="float">
            <text:p>0.000218102</text:p>
          </table:table-cell>
          <table:table-cell office:value-type="float" office:value="0.818618" calcext:value-type="float">
            <text:p>0.81861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07353" calcext:value-type="float">
            <text:p>0.000307353</text:p>
          </table:table-cell>
          <table:table-cell office:value-type="float" office:value="0.130028" calcext:value-type="float">
            <text:p>0.130028</text:p>
          </table:table-cell>
          <table:table-cell office:value-type="float" office:value="0.000159314" calcext:value-type="float">
            <text:p>0.000159314</text:p>
          </table:table-cell>
          <table:table-cell office:value-type="float" office:value="0.761416" calcext:value-type="float">
            <text:p>0.761416</text:p>
          </table:table-cell>
        </table:table-row>
        <table:table-row table:style-name="ro1">
          <table:table-cell table:number-columns-repeated="6"/>
          <table:table-cell table:style-name="ce8" table:formula="of:=AVERAGE([.G55:.G64])" office:value-type="float" office:value="12" calcext:value-type="float">
            <text:p>12</text:p>
          </table:table-cell>
          <table:table-cell table:style-name="ce8" table:formula="of:=AVERAGE([.H55:.H64])" office:value-type="float" office:value="0.0003056254" calcext:value-type="float">
            <text:p>0.0003056254</text:p>
          </table:table-cell>
          <table:table-cell table:style-name="ce8" table:formula="of:=AVERAGE([.I55:.I64])" office:value-type="float" office:value="0.1288163" calcext:value-type="float">
            <text:p>0.1288163</text:p>
          </table:table-cell>
          <table:table-cell table:style-name="ce8" table:formula="of:=AVERAGE([.J55:.J64])" office:value-type="float" office:value="0.0001850627" calcext:value-type="float">
            <text:p>0.0001850627</text:p>
          </table:table-cell>
          <table:table-cell table:style-name="ce8" table:formula="of:=AVERAGE([.K55:.K64])" office:value-type="float" office:value="0.7949442" calcext:value-type="float">
            <text:p>0.794944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85529" calcext:value-type="float">
            <text:p>0.000285529</text:p>
          </table:table-cell>
          <table:table-cell office:value-type="float" office:value="0.116071" calcext:value-type="float">
            <text:p>0.116071</text:p>
          </table:table-cell>
          <table:table-cell office:value-type="float" office:value="0.000248456" calcext:value-type="float">
            <text:p>0.000248456</text:p>
          </table:table-cell>
          <table:table-cell office:value-type="float" office:value="0.762809" calcext:value-type="float">
            <text:p>0.76280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01216" calcext:value-type="float">
            <text:p>0.000301216</text:p>
          </table:table-cell>
          <table:table-cell office:value-type="float" office:value="0.116777" calcext:value-type="float">
            <text:p>0.116777</text:p>
          </table:table-cell>
          <table:table-cell office:value-type="float" office:value="0.000253528" calcext:value-type="float">
            <text:p>0.000253528</text:p>
          </table:table-cell>
          <table:table-cell office:value-type="float" office:value="0.785324" calcext:value-type="float">
            <text:p>0.78532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84707" calcext:value-type="float">
            <text:p>0.000284707</text:p>
          </table:table-cell>
          <table:table-cell office:value-type="float" office:value="0.116671" calcext:value-type="float">
            <text:p>0.116671</text:p>
          </table:table-cell>
          <table:table-cell office:value-type="float" office:value="0.000148133" calcext:value-type="float">
            <text:p>0.000148133</text:p>
          </table:table-cell>
          <table:table-cell office:value-type="float" office:value="0.755374" calcext:value-type="float">
            <text:p>0.75537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07358" calcext:value-type="float">
            <text:p>0.000307358</text:p>
          </table:table-cell>
          <table:table-cell office:value-type="float" office:value="0.117175" calcext:value-type="float">
            <text:p>0.117175</text:p>
          </table:table-cell>
          <table:table-cell office:value-type="float" office:value="0.000228737" calcext:value-type="float">
            <text:p>0.000228737</text:p>
          </table:table-cell>
          <table:table-cell office:value-type="float" office:value="0.748489" calcext:value-type="float">
            <text:p>0.74848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89032" calcext:value-type="float">
            <text:p>0.000289032</text:p>
          </table:table-cell>
          <table:table-cell office:value-type="float" office:value="0.114986" calcext:value-type="float">
            <text:p>0.114986</text:p>
          </table:table-cell>
          <table:table-cell office:value-type="float" office:value="0.000254489" calcext:value-type="float">
            <text:p>0.000254489</text:p>
          </table:table-cell>
          <table:table-cell office:value-type="float" office:value="0.761207" calcext:value-type="float">
            <text:p>0.761207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12577" calcext:value-type="float">
            <text:p>0.000312577</text:p>
          </table:table-cell>
          <table:table-cell office:value-type="float" office:value="0.117976" calcext:value-type="float">
            <text:p>0.117976</text:p>
          </table:table-cell>
          <table:table-cell office:value-type="float" office:value="0.000246187" calcext:value-type="float">
            <text:p>0.000246187</text:p>
          </table:table-cell>
          <table:table-cell office:value-type="float" office:value="0.779194" calcext:value-type="float">
            <text:p>0.77919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0594" calcext:value-type="float">
            <text:p>0.00030594</text:p>
          </table:table-cell>
          <table:table-cell office:value-type="float" office:value="0.119326" calcext:value-type="float">
            <text:p>0.119326</text:p>
          </table:table-cell>
          <table:table-cell office:value-type="float" office:value="0.000204574" calcext:value-type="float">
            <text:p>0.000204574</text:p>
          </table:table-cell>
          <table:table-cell office:value-type="float" office:value="0.75376" calcext:value-type="float">
            <text:p>0.75376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98903" calcext:value-type="float">
            <text:p>0.000298903</text:p>
          </table:table-cell>
          <table:table-cell office:value-type="float" office:value="0.117031" calcext:value-type="float">
            <text:p>0.117031</text:p>
          </table:table-cell>
          <table:table-cell office:value-type="float" office:value="0.000254927" calcext:value-type="float">
            <text:p>0.000254927</text:p>
          </table:table-cell>
          <table:table-cell office:value-type="float" office:value="0.771615" calcext:value-type="float">
            <text:p>0.771615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98678" calcext:value-type="float">
            <text:p>0.000298678</text:p>
          </table:table-cell>
          <table:table-cell office:value-type="float" office:value="0.118437" calcext:value-type="float">
            <text:p>0.118437</text:p>
          </table:table-cell>
          <table:table-cell office:value-type="float" office:value="0.000259051" calcext:value-type="float">
            <text:p>0.000259051</text:p>
          </table:table-cell>
          <table:table-cell office:value-type="float" office:value="0.761504" calcext:value-type="float">
            <text:p>0.76150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14749" calcext:value-type="float">
            <text:p>0.000314749</text:p>
          </table:table-cell>
          <table:table-cell office:value-type="float" office:value="0.116764" calcext:value-type="float">
            <text:p>0.116764</text:p>
          </table:table-cell>
          <table:table-cell office:value-type="float" office:value="0.000253609" calcext:value-type="float">
            <text:p>0.000253609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68:.G77])" office:value-type="float" office:value="24" calcext:value-type="float">
            <text:p>24</text:p>
          </table:table-cell>
          <table:table-cell table:style-name="ce8" table:formula="of:=AVERAGE([.H68:.H77])" office:value-type="float" office:value="0.0002998689" calcext:value-type="float">
            <text:p>0.0002998689</text:p>
          </table:table-cell>
          <table:table-cell table:style-name="ce8" table:formula="of:=AVERAGE([.I68:.I77])" office:value-type="float" office:value="0.1171214" calcext:value-type="float">
            <text:p>0.1171214</text:p>
          </table:table-cell>
          <table:table-cell table:style-name="ce8" table:formula="of:=AVERAGE([.J68:.J77])" office:value-type="float" office:value="0.0002351691" calcext:value-type="float">
            <text:p>0.0002351691</text:p>
          </table:table-cell>
          <table:table-cell table:style-name="ce8" table:formula="of:=AVERAGE([.K68:.K77])" office:value-type="float" office:value="0.764364" calcext:value-type="float">
            <text:p>0.76436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9956" calcext:value-type="float">
            <text:p>0.000269956</text:p>
          </table:table-cell>
          <table:table-cell office:value-type="float" office:value="0.141224" calcext:value-type="float">
            <text:p>0.1412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84225" calcext:value-type="float">
            <text:p>0.000284225</text:p>
          </table:table-cell>
          <table:table-cell office:value-type="float" office:value="0.125586" calcext:value-type="float">
            <text:p>0.1255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2056" calcext:value-type="float">
            <text:p>0.000262056</text:p>
          </table:table-cell>
          <table:table-cell office:value-type="float" office:value="0.116763" calcext:value-type="float">
            <text:p>0.1167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82941" calcext:value-type="float">
            <text:p>0.000282941</text:p>
          </table:table-cell>
          <table:table-cell office:value-type="float" office:value="0.125357" calcext:value-type="float">
            <text:p>0.125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84" calcext:value-type="float">
            <text:p>0.0002684</text:p>
          </table:table-cell>
          <table:table-cell office:value-type="float" office:value="0.156874" calcext:value-type="float">
            <text:p>0.1568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9073" calcext:value-type="float">
            <text:p>0.000269073</text:p>
          </table:table-cell>
          <table:table-cell office:value-type="float" office:value="0.116642" calcext:value-type="float">
            <text:p>0.1166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9155" calcext:value-type="float">
            <text:p>0.000269155</text:p>
          </table:table-cell>
          <table:table-cell office:value-type="float" office:value="0.116043" calcext:value-type="float">
            <text:p>0.1160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40782" calcext:value-type="float">
            <text:p>0.000240782</text:p>
          </table:table-cell>
          <table:table-cell office:value-type="float" office:value="0.126701" calcext:value-type="float">
            <text:p>0.1267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49364" calcext:value-type="float">
            <text:p>0.000249364</text:p>
          </table:table-cell>
          <table:table-cell office:value-type="float" office:value="0.117848" calcext:value-type="float">
            <text:p>0.1178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3085" calcext:value-type="float">
            <text:p>0.000263085</text:p>
          </table:table-cell>
          <table:table-cell office:value-type="float" office:value="0.121006" calcext:value-type="float">
            <text:p>0.1210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table:formula="of:=AVERAGE([.G81:.G90])" office:value-type="float" office:value="48" calcext:value-type="float">
            <text:p>48</text:p>
          </table:table-cell>
          <table:table-cell table:style-name="ce8" table:formula="of:=AVERAGE([.H81:.H90])" office:value-type="float" office:value="0.0002659037" calcext:value-type="float">
            <text:p>0.0002659037</text:p>
          </table:table-cell>
          <table:table-cell table:style-name="ce8" table:formula="of:=AVERAGE([.I81:.I90])" office:value-type="float" office:value="0.1264044" calcext:value-type="float">
            <text:p>0.126404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20689" calcext:value-type="float">
            <text:p>0.000320689</text:p>
          </table:table-cell>
          <table:table-cell office:value-type="float" office:value="0.0597508" calcext:value-type="float">
            <text:p>0.05975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2429" calcext:value-type="float">
            <text:p>0.00032429</text:p>
          </table:table-cell>
          <table:table-cell office:value-type="float" office:value="0.116436" calcext:value-type="float">
            <text:p>0.11643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296188" calcext:value-type="float">
            <text:p>0.00029618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54495" calcext:value-type="float">
            <text:p>0.000354495</text:p>
          </table:table-cell>
          <table:table-cell office:value-type="float" office:value="0.0686254" calcext:value-type="float">
            <text:p>0.06862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39127" calcext:value-type="float">
            <text:p>0.000339127</text:p>
          </table:table-cell>
          <table:table-cell office:value-type="float" office:value="0.0598505" calcext:value-type="float">
            <text:p>0.05985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27447" calcext:value-type="float">
            <text:p>0.000327447</text:p>
          </table:table-cell>
          <table:table-cell office:value-type="float" office:value="0.0601958" calcext:value-type="float">
            <text:p>0.06019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69277" calcext:value-type="float">
            <text:p>0.000369277</text:p>
          </table:table-cell>
          <table:table-cell office:value-type="float" office:value="0.0666565" calcext:value-type="float">
            <text:p>0.06665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51597" calcext:value-type="float">
            <text:p>0.000351597</text:p>
          </table:table-cell>
          <table:table-cell office:value-type="float" office:value="0.0907727" calcext:value-type="float">
            <text:p>0.09077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11774" calcext:value-type="float">
            <text:p>0.00031177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16342" calcext:value-type="float">
            <text:p>0.00031634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formula="of:=AVERAGE([.G94:.G103])" office:value-type="float" office:value="96" calcext:value-type="float">
            <text:p>96</text:p>
          </table:table-cell>
          <table:table-cell table:style-name="ce8" table:formula="of:=AVERAGE([.H94:.H103])" office:value-type="float" office:value="0.0003311226" calcext:value-type="float">
            <text:p>0.0003311226</text:p>
          </table:table-cell>
          <table:table-cell table:style-name="ce8" table:formula="of:=AVERAGE([.I94:.I103])" office:value-type="float" office:value="0.0746125285714286" calcext:value-type="float">
            <text:p>0.074612528571429</text:p>
          </table:table-cell>
          <table:table-cell table:number-columns-repeated="2"/>
        </table:table-row>
      </table:table>
      <table:table table:name="Sheet13" table:style-name="ta2">
        <table:table-column table:style-name="co1" table:default-cell-style-name="Default"/>
        <table:table-row table:style-name="ro1">
          <table:table-cell/>
        </table:table-row>
      </table:table>
      <table:table table:name="MKL MPI MULTH 3D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table:style-name="Default" office:value-type="string" calcext:value-type="string">
            <text:p>MKL3DRINIT</text:p>
          </table:table-cell>
          <table:table-cell office:value-type="string" calcext:value-type="string">
            <text:p>FFTW3DREXEC</text:p>
          </table:table-cell>
          <table:table-cell table:style-name="Default" office:value-type="string" calcext:value-type="string">
            <text:p>MKL3DCINIT</text:p>
          </table:table-cell>
          <table:table-cell office:value-type="string" calcext:value-type="string">
            <text:p>FFTW3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572364" calcext:value-type="float">
            <text:p>5.72364E-05</text:p>
          </table:table-cell>
          <table:table-cell table:style-name="ce6" office:value-type="float" office:value="0.110605666666667" calcext:value-type="float">
            <text:p>0.110605666666667</text:p>
          </table:table-cell>
          <table:table-cell table:style-name="ce6" office:value-type="float" office:value="0.000107846" calcext:value-type="float">
            <text:p>0.000107846</text:p>
          </table:table-cell>
          <table:table-cell table:style-name="ce6" office:value-type="float" office:value="0.758904666666667" calcext:value-type="float">
            <text:p>0.758904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63487" calcext:value-type="float">
            <text:p>6.35E-05</text:p>
          </table:table-cell>
          <table:table-cell office:value-type="float" office:value="0.109916" calcext:value-type="float">
            <text:p>0.109916</text:p>
          </table:table-cell>
          <table:table-cell office:value-type="float" office:value="0.000084787" calcext:value-type="float">
            <text:p>8.48E-05</text:p>
          </table:table-cell>
          <table:table-cell office:value-type="float" office:value="0.767606" calcext:value-type="float">
            <text:p>0.767606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0587629" calcext:value-type="float">
            <text:p>5.87629E-05</text:p>
          </table:table-cell>
          <table:table-cell table:style-name="ce6" office:value-type="float" office:value="0.1162095" calcext:value-type="float">
            <text:p>0.1162095</text:p>
          </table:table-cell>
          <table:table-cell table:style-name="ce6" office:value-type="float" office:value="0.000060734875" calcext:value-type="float">
            <text:p>6.0734875E-05</text:p>
          </table:table-cell>
          <table:table-cell table:style-name="ce6" office:value-type="float" office:value="0.323631375" calcext:value-type="float">
            <text:p>0.323631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54631" calcext:value-type="float">
            <text:p>5.46E-05</text:p>
          </table:table-cell>
          <table:table-cell office:value-type="float" office:value="0.11282" calcext:value-type="float">
            <text:p>0.11282</text:p>
          </table:table-cell>
          <table:table-cell table:style-name="Default" office:value-type="float" office:value="0.000134807" calcext:value-type="float">
            <text:p>0.000134807</text:p>
          </table:table-cell>
          <table:table-cell office:value-type="float" office:value="0.76163" calcext:value-type="float">
            <text:p>0.76163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0600928" calcext:value-type="float">
            <text:p>6.00928E-05</text:p>
          </table:table-cell>
          <table:table-cell table:style-name="ce6" office:value-type="float" office:value="0.05578184" calcext:value-type="float">
            <text:p>0.05578184</text:p>
          </table:table-cell>
          <table:table-cell table:style-name="ce6" office:value-type="float" office:value="0.0000620042" calcext:value-type="float">
            <text:p>6.20042E-05</text:p>
          </table:table-cell>
          <table:table-cell table:style-name="ce6" office:value-type="float" office:value="0.1502851" calcext:value-type="float">
            <text:p>0.15028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52548" calcext:value-type="float">
            <text:p>5.25E-05</text:p>
          </table:table-cell>
          <table:table-cell office:value-type="float" office:value="0.109081" calcext:value-type="float">
            <text:p>0.109081</text:p>
          </table:table-cell>
          <table:table-cell table:style-name="Default" office:value-type="float" office:value="0.000103944" calcext:value-type="float">
            <text:p>0.000103944</text:p>
          </table:table-cell>
          <table:table-cell office:value-type="float" office:value="0.747478" calcext:value-type="float">
            <text:p>0.747478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0657631" calcext:value-type="float">
            <text:p>6.57631E-05</text:p>
          </table:table-cell>
          <table:table-cell table:style-name="ce6" office:value-type="float" office:value="0.02937092" calcext:value-type="float">
            <text:p>0.02937092</text:p>
          </table:table-cell>
          <table:table-cell table:style-name="ce6" office:value-type="float" office:value="0.0000719042" calcext:value-type="float">
            <text:p>7.19042E-05</text:p>
          </table:table-cell>
          <table:table-cell table:style-name="ce6" office:value-type="float" office:value="0.07707715" calcext:value-type="float">
            <text:p>0.077077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54007" calcext:value-type="float">
            <text:p>5.40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70903" calcext:value-type="float">
            <text:p>7.09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54851" calcext:value-type="float">
            <text:p>5.49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61665" calcext:value-type="float">
            <text:p>6.17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52319" calcext:value-type="float">
            <text:p>5.23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53936" calcext:value-type="float">
            <text:p>5.39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54017" calcext:value-type="float">
            <text:p>5.40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19" table:formula="of:=AVERAGE([.G3:.G12])" office:value-type="float" office:value="1" calcext:value-type="float">
            <text:p>1</text:p>
          </table:table-cell>
          <table:table-cell table:style-name="ce19" table:formula="of:=AVERAGE([.H3:.H12])" office:value-type="float" office:value="0.0000572364" calcext:value-type="float">
            <text:p>5.72364E-05</text:p>
          </table:table-cell>
          <table:table-cell table:style-name="ce19" table:formula="of:=AVERAGE([.I3:.I12])" office:value-type="float" office:value="0.110605666666667" calcext:value-type="float">
            <text:p>0.110605666666667</text:p>
          </table:table-cell>
          <table:table-cell table:style-name="ce19" table:formula="of:=AVERAGE([.J3:.J12])" office:value-type="float" office:value="0.000107846" calcext:value-type="float">
            <text:p>0.000107846</text:p>
          </table:table-cell>
          <table:table-cell table:style-name="ce19" table:formula="of:=AVERAGE([.K3:.K12])" office:value-type="float" office:value="0.758904666666667" calcext:value-type="float">
            <text:p>0.758904666666667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61782" calcext:value-type="float">
            <text:p>6.18E-05</text:p>
          </table:table-cell>
          <table:table-cell office:value-type="float" office:value="0.118839" calcext:value-type="float">
            <text:p>0.118839</text:p>
          </table:table-cell>
          <table:table-cell office:value-type="float" office:value="0.00005728" calcext:value-type="float">
            <text:p>5.73E-05</text:p>
          </table:table-cell>
          <table:table-cell office:value-type="float" office:value="0.325157" calcext:value-type="float">
            <text:p>0.32515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9901" calcext:value-type="float">
            <text:p>5.99E-05</text:p>
          </table:table-cell>
          <table:table-cell office:value-type="float" office:value="0.111613" calcext:value-type="float">
            <text:p>0.111613</text:p>
          </table:table-cell>
          <table:table-cell office:value-type="float" office:value="0.000043866" calcext:value-type="float">
            <text:p>4.39E-05</text:p>
          </table:table-cell>
          <table:table-cell office:value-type="float" office:value="0.319205" calcext:value-type="float">
            <text:p>0.31920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65312" calcext:value-type="float">
            <text:p>6.53E-05</text:p>
          </table:table-cell>
          <table:table-cell office:value-type="float" office:value="0.121295" calcext:value-type="float">
            <text:p>0.121295</text:p>
          </table:table-cell>
          <table:table-cell office:value-type="float" office:value="0.000048859" calcext:value-type="float">
            <text:p>4.89E-05</text:p>
          </table:table-cell>
          <table:table-cell office:value-type="float" office:value="0.325538" calcext:value-type="float">
            <text:p>0.32553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9967" calcext:value-type="float">
            <text:p>6.00E-05</text:p>
          </table:table-cell>
          <table:table-cell office:value-type="float" office:value="0.117958" calcext:value-type="float">
            <text:p>0.117958</text:p>
          </table:table-cell>
          <table:table-cell office:value-type="float" office:value="0.000073468" calcext:value-type="float">
            <text:p>7.35E-05</text:p>
          </table:table-cell>
          <table:table-cell office:value-type="float" office:value="0.317782" calcext:value-type="float">
            <text:p>0.31778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3632" calcext:value-type="float">
            <text:p>5.36E-05</text:p>
          </table:table-cell>
          <table:table-cell office:value-type="float" office:value="0.112833" calcext:value-type="float">
            <text:p>0.112833</text:p>
          </table:table-cell>
          <table:table-cell office:value-type="float" office:value="0.000047663" calcext:value-type="float">
            <text:p>4.77E-05</text:p>
          </table:table-cell>
          <table:table-cell office:value-type="float" office:value="0.327588" calcext:value-type="float">
            <text:p>0.32758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2862" calcext:value-type="float">
            <text:p>5.29E-05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0.000048917" calcext:value-type="float">
            <text:p>4.89E-05</text:p>
          </table:table-cell>
          <table:table-cell office:value-type="float" office:value="0.320851" calcext:value-type="float">
            <text:p>0.320851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9917" calcext:value-type="float">
            <text:p>5.99E-05</text:p>
          </table:table-cell>
          <table:table-cell office:value-type="float" office:value="0.113835" calcext:value-type="float">
            <text:p>0.113835</text:p>
          </table:table-cell>
          <table:table-cell office:value-type="float" office:value="0.000081781" calcext:value-type="float">
            <text:p>8.18E-05</text:p>
          </table:table-cell>
          <table:table-cell office:value-type="float" office:value="0.332624" calcext:value-type="float">
            <text:p>0.332624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9929" calcext:value-type="float">
            <text:p>5.99E-05</text:p>
          </table:table-cell>
          <table:table-cell office:value-type="float" office:value="0.117382" calcext:value-type="float">
            <text:p>0.117382</text:p>
          </table:table-cell>
          <table:table-cell office:value-type="float" office:value="0.000084045" calcext:value-type="float">
            <text:p>8.40E-05</text:p>
          </table:table-cell>
          <table:table-cell office:value-type="float" office:value="0.320306" calcext:value-type="float">
            <text:p>0.320306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61975" calcext:value-type="float">
            <text:p>6.20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2352" calcext:value-type="float">
            <text:p>5.24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0" table:formula="of:=AVERAGE([.G16:.G25])" office:value-type="float" office:value="4" calcext:value-type="float">
            <text:p>4</text:p>
          </table:table-cell>
          <table:table-cell table:style-name="ce20" table:formula="of:=AVERAGE([.H16:.H25])" office:value-type="float" office:value="0.0000587629" calcext:value-type="float">
            <text:p>5.87629E-05</text:p>
          </table:table-cell>
          <table:table-cell table:style-name="ce20" table:formula="of:=AVERAGE([.I16:.I25])" office:value-type="float" office:value="0.1162095" calcext:value-type="float">
            <text:p>0.1162095</text:p>
          </table:table-cell>
          <table:table-cell table:style-name="ce20" table:formula="of:=AVERAGE([.J16:.J25])" office:value-type="float" office:value="0.000060734875" calcext:value-type="float">
            <text:p>6.0734875E-05</text:p>
          </table:table-cell>
          <table:table-cell table:style-name="ce20" table:formula="of:=AVERAGE([.K16:.K25])" office:value-type="float" office:value="0.323631375" calcext:value-type="float">
            <text:p>0.323631375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5751" calcext:value-type="float">
            <text:p>5.58E-05</text:p>
          </table:table-cell>
          <table:table-cell office:value-type="float" office:value="0.0516223" calcext:value-type="float">
            <text:p>0.0516223</text:p>
          </table:table-cell>
          <table:table-cell table:style-name="Default" office:value-type="float" office:value="0.000138235" calcext:value-type="float">
            <text:p>0.000138235</text:p>
          </table:table-cell>
          <table:table-cell office:value-type="float" office:value="0.15337" calcext:value-type="float">
            <text:p>0.1533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839" calcext:value-type="float">
            <text:p>5.84E-05</text:p>
          </table:table-cell>
          <table:table-cell office:value-type="float" office:value="0.0555993" calcext:value-type="float">
            <text:p>0.0555993</text:p>
          </table:table-cell>
          <table:table-cell office:value-type="float" office:value="0.000056919" calcext:value-type="float">
            <text:p>5.69E-05</text:p>
          </table:table-cell>
          <table:table-cell office:value-type="float" office:value="0.149829" calcext:value-type="float">
            <text:p>0.149829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6824" calcext:value-type="float">
            <text:p>5.68E-05</text:p>
          </table:table-cell>
          <table:table-cell office:value-type="float" office:value="0.0537972" calcext:value-type="float">
            <text:p>0.0537972</text:p>
          </table:table-cell>
          <table:table-cell office:value-type="float" office:value="0.00005202" calcext:value-type="float">
            <text:p>5.20E-05</text:p>
          </table:table-cell>
          <table:table-cell office:value-type="float" office:value="0.139323" calcext:value-type="float">
            <text:p>0.13932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5377" calcext:value-type="float">
            <text:p>6.54E-05</text:p>
          </table:table-cell>
          <table:table-cell office:value-type="float" office:value="0.0587084" calcext:value-type="float">
            <text:p>0.0587084</text:p>
          </table:table-cell>
          <table:table-cell office:value-type="float" office:value="0.000056672" calcext:value-type="float">
            <text:p>5.67E-05</text:p>
          </table:table-cell>
          <table:table-cell office:value-type="float" office:value="0.155841" calcext:value-type="float">
            <text:p>0.155841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2499" calcext:value-type="float">
            <text:p>6.25E-05</text:p>
          </table:table-cell>
          <table:table-cell office:value-type="float" office:value="0.0556187" calcext:value-type="float">
            <text:p>0.0556187</text:p>
          </table:table-cell>
          <table:table-cell office:value-type="float" office:value="0.000054499" calcext:value-type="float">
            <text:p>5.45E-05</text:p>
          </table:table-cell>
          <table:table-cell office:value-type="float" office:value="0.149956" calcext:value-type="float">
            <text:p>0.14995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3971" calcext:value-type="float">
            <text:p>6.40E-05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00058135" calcext:value-type="float">
            <text:p>5.81E-05</text:p>
          </table:table-cell>
          <table:table-cell office:value-type="float" office:value="0.152208" calcext:value-type="float">
            <text:p>0.15220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284" calcext:value-type="float">
            <text:p>6.28E-05</text:p>
          </table:table-cell>
          <table:table-cell office:value-type="float" office:value="0.0572597" calcext:value-type="float">
            <text:p>0.0572597</text:p>
          </table:table-cell>
          <table:table-cell office:value-type="float" office:value="0.000050689" calcext:value-type="float">
            <text:p>5.07E-05</text:p>
          </table:table-cell>
          <table:table-cell office:value-type="float" office:value="0.152826" calcext:value-type="float">
            <text:p>0.15282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8395" calcext:value-type="float">
            <text:p>5.84E-05</text:p>
          </table:table-cell>
          <table:table-cell office:value-type="float" office:value="0.056666" calcext:value-type="float">
            <text:p>0.056666</text:p>
          </table:table-cell>
          <table:table-cell office:value-type="float" office:value="0.0000566" calcext:value-type="float">
            <text:p>5.66E-05</text:p>
          </table:table-cell>
          <table:table-cell office:value-type="float" office:value="0.151067" calcext:value-type="float">
            <text:p>0.15106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1496" calcext:value-type="float">
            <text:p>6.15E-05</text:p>
          </table:table-cell>
          <table:table-cell office:value-type="float" office:value="0.0545528" calcext:value-type="float">
            <text:p>0.0545528</text:p>
          </table:table-cell>
          <table:table-cell office:value-type="float" office:value="0.000047859" calcext:value-type="float">
            <text:p>4.79E-05</text:p>
          </table:table-cell>
          <table:table-cell office:value-type="float" office:value="0.14423" calcext:value-type="float">
            <text:p>0.1442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5385" calcext:value-type="float">
            <text:p>5.54E-05</text:p>
          </table:table-cell>
          <table:table-cell office:value-type="float" office:value="0.054714" calcext:value-type="float">
            <text:p>0.054714</text:p>
          </table:table-cell>
          <table:table-cell office:value-type="float" office:value="0.000048414" calcext:value-type="float">
            <text:p>4.84E-05</text:p>
          </table:table-cell>
          <table:table-cell office:value-type="float" office:value="0.154201" calcext:value-type="float">
            <text:p>0.154201</text:p>
          </table:table-cell>
        </table:table-row>
        <table:table-row table:style-name="ro1">
          <table:table-cell table:number-columns-repeated="6"/>
          <table:table-cell table:style-name="ce20" table:formula="of:=AVERAGE([.G29:.G38])" office:value-type="float" office:value="12" calcext:value-type="float">
            <text:p>12</text:p>
          </table:table-cell>
          <table:table-cell table:style-name="ce20" table:formula="of:=AVERAGE([.H29:.H38])" office:value-type="float" office:value="0.0000600928" calcext:value-type="float">
            <text:p>6.00928E-05</text:p>
          </table:table-cell>
          <table:table-cell table:style-name="ce20" table:formula="of:=AVERAGE([.I29:.I38])" office:value-type="float" office:value="0.05578184" calcext:value-type="float">
            <text:p>0.05578184</text:p>
          </table:table-cell>
          <table:table-cell table:style-name="ce20" table:formula="of:=AVERAGE([.J29:.J38])" office:value-type="float" office:value="0.0000620042" calcext:value-type="float">
            <text:p>6.20042E-05</text:p>
          </table:table-cell>
          <table:table-cell table:style-name="ce20" table:formula="of:=AVERAGE([.K29:.K38])" office:value-type="float" office:value="0.1502851" calcext:value-type="float">
            <text:p>0.1502851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4294" calcext:value-type="float">
            <text:p>5.43E-05</text:p>
          </table:table-cell>
          <table:table-cell office:value-type="float" office:value="0.0300085" calcext:value-type="float">
            <text:p>0.0300085</text:p>
          </table:table-cell>
          <table:table-cell office:value-type="float" office:value="0.000047217" calcext:value-type="float">
            <text:p>4.72E-05</text:p>
          </table:table-cell>
          <table:table-cell office:value-type="float" office:value="0.0775918" calcext:value-type="float">
            <text:p>0.077591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94005" calcext:value-type="float">
            <text:p>9.40E-05</text:p>
          </table:table-cell>
          <table:table-cell office:value-type="float" office:value="0.0292678" calcext:value-type="float">
            <text:p>0.0292678</text:p>
          </table:table-cell>
          <table:table-cell office:value-type="float" office:value="0.000065466" calcext:value-type="float">
            <text:p>6.55E-05</text:p>
          </table:table-cell>
          <table:table-cell office:value-type="float" office:value="0.076576" calcext:value-type="float">
            <text:p>0.076576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0739" calcext:value-type="float">
            <text:p>5.07E-05</text:p>
          </table:table-cell>
          <table:table-cell office:value-type="float" office:value="0.0297788" calcext:value-type="float">
            <text:p>0.0297788</text:p>
          </table:table-cell>
          <table:table-cell office:value-type="float" office:value="0.000047828" calcext:value-type="float">
            <text:p>4.78E-05</text:p>
          </table:table-cell>
          <table:table-cell office:value-type="float" office:value="0.0782674" calcext:value-type="float">
            <text:p>0.078267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60898" calcext:value-type="float">
            <text:p>6.09E-05</text:p>
          </table:table-cell>
          <table:table-cell office:value-type="float" office:value="0.0286034" calcext:value-type="float">
            <text:p>0.0286034</text:p>
          </table:table-cell>
          <table:table-cell table:style-name="Default" office:value-type="float" office:value="0.000125712" calcext:value-type="float">
            <text:p>0.000125712</text:p>
          </table:table-cell>
          <table:table-cell office:value-type="float" office:value="0.0784948" calcext:value-type="float">
            <text:p>0.078494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3126" calcext:value-type="float">
            <text:p>5.31E-05</text:p>
          </table:table-cell>
          <table:table-cell office:value-type="float" office:value="0.0298905" calcext:value-type="float">
            <text:p>0.0298905</text:p>
          </table:table-cell>
          <table:table-cell office:value-type="float" office:value="0.000050805" calcext:value-type="float">
            <text:p>5.08E-05</text:p>
          </table:table-cell>
          <table:table-cell office:value-type="float" office:value="0.071106" calcext:value-type="float">
            <text:p>0.071106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063" calcext:value-type="float">
            <text:p>5.11E-05</text:p>
          </table:table-cell>
          <table:table-cell office:value-type="float" office:value="0.0295056" calcext:value-type="float">
            <text:p>0.0295056</text:p>
          </table:table-cell>
          <table:table-cell office:value-type="float" office:value="0.000061809" calcext:value-type="float">
            <text:p>6.18E-05</text:p>
          </table:table-cell>
          <table:table-cell office:value-type="float" office:value="0.0776247" calcext:value-type="float">
            <text:p>0.0776247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92657" calcext:value-type="float">
            <text:p>9.27E-05</text:p>
          </table:table-cell>
          <table:table-cell office:value-type="float" office:value="0.0284611" calcext:value-type="float">
            <text:p>0.0284611</text:p>
          </table:table-cell>
          <table:table-cell table:style-name="Default" office:value-type="float" office:value="0.00014541" calcext:value-type="float">
            <text:p>0.00014541</text:p>
          </table:table-cell>
          <table:table-cell office:value-type="float" office:value="0.0783224" calcext:value-type="float">
            <text:p>0.078322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94012" calcext:value-type="float">
            <text:p>9.40E-05</text:p>
          </table:table-cell>
          <table:table-cell office:value-type="float" office:value="0.0293983" calcext:value-type="float">
            <text:p>0.0293983</text:p>
          </table:table-cell>
          <table:table-cell office:value-type="float" office:value="0.000061806" calcext:value-type="float">
            <text:p>6.18E-05</text:p>
          </table:table-cell>
          <table:table-cell office:value-type="float" office:value="0.07833" calcext:value-type="float">
            <text:p>0.07833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4618" calcext:value-type="float">
            <text:p>5.46E-05</text:p>
          </table:table-cell>
          <table:table-cell office:value-type="float" office:value="0.0296539" calcext:value-type="float">
            <text:p>0.0296539</text:p>
          </table:table-cell>
          <table:table-cell office:value-type="float" office:value="0.000047481" calcext:value-type="float">
            <text:p>4.75E-05</text:p>
          </table:table-cell>
          <table:table-cell office:value-type="float" office:value="0.0778" calcext:value-type="float">
            <text:p>0.077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2219" calcext:value-type="float">
            <text:p>5.22E-05</text:p>
          </table:table-cell>
          <table:table-cell office:value-type="float" office:value="0.0291413" calcext:value-type="float">
            <text:p>0.0291413</text:p>
          </table:table-cell>
          <table:table-cell office:value-type="float" office:value="0.000065508" calcext:value-type="float">
            <text:p>6.55E-05</text:p>
          </table:table-cell>
          <table:table-cell office:value-type="float" office:value="0.0766584" calcext:value-type="float">
            <text:p>0.0766584</text:p>
          </table:table-cell>
        </table:table-row>
        <table:table-row table:style-name="ro1">
          <table:table-cell table:number-columns-repeated="6"/>
          <table:table-cell table:style-name="ce20" table:formula="of:=AVERAGE([.G42:.G51])" office:value-type="float" office:value="24" calcext:value-type="float">
            <text:p>24</text:p>
          </table:table-cell>
          <table:table-cell table:style-name="ce20" table:formula="of:=AVERAGE([.H42:.H51])" office:value-type="float" office:value="0.0000657631" calcext:value-type="float">
            <text:p>6.57631E-05</text:p>
          </table:table-cell>
          <table:table-cell table:style-name="ce20" table:formula="of:=AVERAGE([.I42:.I51])" office:value-type="float" office:value="0.02937092" calcext:value-type="float">
            <text:p>0.02937092</text:p>
          </table:table-cell>
          <table:table-cell table:style-name="ce20" table:formula="of:=AVERAGE([.J42:.J51])" office:value-type="float" office:value="0.0000719042" calcext:value-type="float">
            <text:p>7.19042E-05</text:p>
          </table:table-cell>
          <table:table-cell table:style-name="ce20" table:formula="of:=AVERAGE([.K42:.K51])" office:value-type="float" office:value="0.07707715" calcext:value-type="float">
            <text:p>0.07707715</text:p>
          </table:table-cell>
        </table:table-row>
      </table:table>
      <table:table table:name="MKL CONST 1D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table:style-name="Default" office:value-type="string" calcext:value-type="string">
            <text:p>MKL1DRINIT</text:p>
          </table:table-cell>
          <table:table-cell office:value-type="string" calcext:value-type="string">
            <text:p>FFTW1DREXEC</text:p>
          </table:table-cell>
          <table:table-cell office:value-type="string" calcext:value-type="string">
            <text:p>MKL1DCINIT</text:p>
          </table:table-cell>
          <table:table-cell office:value-type="string" calcext:value-type="string">
            <text:p>FFTW1DCEXEC</text:p>
          </table:table-cell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89846" calcext:value-type="float">
            <text:p>8.9846E-05</text:p>
          </table:table-cell>
          <table:table-cell table:style-name="ce6" office:value-type="float" office:value="0.4308704" calcext:value-type="float">
            <text:p>0.4308704</text:p>
          </table:table-cell>
          <table:table-cell table:style-name="ce6" office:value-type="float" office:value="0.6118262" calcext:value-type="float">
            <text:p>0.6118262</text:p>
          </table:table-cell>
          <table:table-cell table:style-name="ce6" office:value-type="float" office:value="0.5255142" calcext:value-type="float">
            <text:p>0.52551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9355" calcext:value-type="float">
            <text:p>8.94E-05</text:p>
          </table:table-cell>
          <table:table-cell office:value-type="float" office:value="0.432421" calcext:value-type="float">
            <text:p>0.432421</text:p>
          </table:table-cell>
          <table:table-cell office:value-type="float" office:value="0.612274" calcext:value-type="float">
            <text:p>0.612274</text:p>
          </table:table-cell>
          <table:table-cell office:value-type="float" office:value="0.536003" calcext:value-type="float">
            <text:p>0.536003</text:p>
          </table:table-cell>
          <table:table-cell table:style-name="Default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766752" calcext:value-type="float">
            <text:p>7.66752E-05</text:p>
          </table:table-cell>
          <table:table-cell table:style-name="ce6" office:value-type="float" office:value="0.434682" calcext:value-type="float">
            <text:p>0.434682</text:p>
          </table:table-cell>
          <table:table-cell table:style-name="ce6" office:value-type="float" office:value="0.3106919" calcext:value-type="float">
            <text:p>0.3106919</text:p>
          </table:table-cell>
          <table:table-cell table:style-name="ce6" office:value-type="float" office:value="0.4362872" calcext:value-type="float">
            <text:p>0.4362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7675" calcext:value-type="float">
            <text:p>8.77E-05</text:p>
          </table:table-cell>
          <table:table-cell office:value-type="float" office:value="0.431088" calcext:value-type="float">
            <text:p>0.431088</text:p>
          </table:table-cell>
          <table:table-cell office:value-type="float" office:value="0.611587" calcext:value-type="float">
            <text:p>0.611587</text:p>
          </table:table-cell>
          <table:table-cell office:value-type="float" office:value="0.530293" calcext:value-type="float">
            <text:p>0.530293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00936328" calcext:value-type="float">
            <text:p>9.36328E-05</text:p>
          </table:table-cell>
          <table:table-cell table:style-name="ce6" office:value-type="float" office:value="0.4478535" calcext:value-type="float">
            <text:p>0.4478535</text:p>
          </table:table-cell>
          <table:table-cell table:style-name="ce6" office:value-type="float" office:value="0.2544379" calcext:value-type="float">
            <text:p>0.2544379</text:p>
          </table:table-cell>
          <table:table-cell table:style-name="ce6" office:value-type="float" office:value="0.5747563" calcext:value-type="float">
            <text:p>0.5747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90447" calcext:value-type="float">
            <text:p>9.04E-05</text:p>
          </table:table-cell>
          <table:table-cell office:value-type="float" office:value="0.436464" calcext:value-type="float">
            <text:p>0.436464</text:p>
          </table:table-cell>
          <table:table-cell office:value-type="float" office:value="0.613488" calcext:value-type="float">
            <text:p>0.613488</text:p>
          </table:table-cell>
          <table:table-cell office:value-type="float" office:value="0.524662" calcext:value-type="float">
            <text:p>0.524662</text:p>
          </table:table-cell>
          <table:table-cell table:style-name="Default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0798904" calcext:value-type="float">
            <text:p>7.98904E-05</text:p>
          </table:table-cell>
          <table:table-cell table:style-name="ce6" office:value-type="float" office:value="0.4432468" calcext:value-type="float">
            <text:p>0.4432468</text:p>
          </table:table-cell>
          <table:table-cell table:style-name="ce6" office:value-type="float" office:value="0.1606857" calcext:value-type="float">
            <text:p>0.1606857</text:p>
          </table:table-cell>
          <table:table-cell table:style-name="ce6" office:value-type="float" office:value="0.315304" calcext:value-type="float">
            <text:p>0.315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9876" calcext:value-type="float">
            <text:p>8.99E-05</text:p>
          </table:table-cell>
          <table:table-cell office:value-type="float" office:value="0.430181" calcext:value-type="float">
            <text:p>0.430181</text:p>
          </table:table-cell>
          <table:table-cell office:value-type="float" office:value="0.611326" calcext:value-type="float">
            <text:p>0.611326</text:p>
          </table:table-cell>
          <table:table-cell office:value-type="float" office:value="0.527923" calcext:value-type="float">
            <text:p>0.527923</text:p>
          </table:table-cell>
          <table:table-cell table:style-name="Default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0845689" calcext:value-type="float">
            <text:p>8.45689E-05</text:p>
          </table:table-cell>
          <table:table-cell table:style-name="ce6" office:value-type="float" office:value="0.459391" calcext:value-type="float">
            <text:p>0.459391</text:p>
          </table:table-cell>
          <table:table-cell table:style-name="ce6" office:value-type="float" office:value="0.1356992" calcext:value-type="float">
            <text:p>0.1356992</text:p>
          </table:table-cell>
          <table:table-cell table:style-name="ce6" office:value-type="float" office:value="0.5053107" calcext:value-type="float">
            <text:p>0.5053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9549" calcext:value-type="float">
            <text:p>8.95E-05</text:p>
          </table:table-cell>
          <table:table-cell office:value-type="float" office:value="0.430227" calcext:value-type="float">
            <text:p>0.430227</text:p>
          </table:table-cell>
          <table:table-cell office:value-type="float" office:value="0.611948" calcext:value-type="float">
            <text:p>0.611948</text:p>
          </table:table-cell>
          <table:table-cell office:value-type="float" office:value="0.525258" calcext:value-type="float">
            <text:p>0.525258</text:p>
          </table:table-cell>
          <table:table-cell table:style-name="Default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0061025" calcext:value-type="float">
            <text:p>6.1025E-05</text:p>
          </table:table-cell>
          <table:table-cell table:style-name="ce6" office:value-type="float" office:value="0.4754236" calcext:value-type="float">
            <text:p>0.4754236</text:p>
          </table:table-cell>
          <table:table-cell table:style-name="ce6" office:value-type="float" office:value="0.09362168" calcext:value-type="float">
            <text:p>0.09362168</text:p>
          </table:table-cell>
          <table:table-cell table:style-name="ce6" office:value-type="float" office:value="0.2805789" calcext:value-type="float">
            <text:p>0.28057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90554" calcext:value-type="float">
            <text:p>9.06E-05</text:p>
          </table:table-cell>
          <table:table-cell office:value-type="float" office:value="0.428562" calcext:value-type="float">
            <text:p>0.428562</text:p>
          </table:table-cell>
          <table:table-cell office:value-type="float" office:value="0.611144" calcext:value-type="float">
            <text:p>0.611144</text:p>
          </table:table-cell>
          <table:table-cell office:value-type="float" office:value="0.530702" calcext:value-type="float">
            <text:p>0.530702</text:p>
          </table:table-cell>
          <table:table-cell table:style-name="Default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070201" calcext:value-type="float">
            <text:p>7.0201E-05</text:p>
          </table:table-cell>
          <table:table-cell table:style-name="ce6" office:value-type="float" office:value="0.5070885" calcext:value-type="float">
            <text:p>0.5070885</text:p>
          </table:table-cell>
          <table:table-cell table:style-name="ce6" office:value-type="float" office:value="0.11405815" calcext:value-type="float">
            <text:p>0.11405815</text:p>
          </table:table-cell>
          <table:table-cell table:style-name="ce6" office:value-type="float" office:value="0.3607123" calcext:value-type="float">
            <text:p>0.3607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9076" calcext:value-type="float">
            <text:p>8.91E-05</text:p>
          </table:table-cell>
          <table:table-cell office:value-type="float" office:value="0.429208" calcext:value-type="float">
            <text:p>0.429208</text:p>
          </table:table-cell>
          <table:table-cell office:value-type="float" office:value="0.61152" calcext:value-type="float">
            <text:p>0.61152</text:p>
          </table:table-cell>
          <table:table-cell office:value-type="float" office:value="0.50242" calcext:value-type="float">
            <text:p>0.50242</text:p>
          </table:table-cell>
          <table:table-cell table:style-name="Default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1091048" calcext:value-type="float">
            <text:p>0.0001091048</text:p>
          </table:table-cell>
          <table:table-cell table:style-name="ce6" office:value-type="float" office:value="0.6936065" calcext:value-type="float">
            <text:p>0.6936065</text:p>
          </table:table-cell>
          <table:table-cell table:style-name="ce6" office:value-type="float" office:value="0.13142374" calcext:value-type="float">
            <text:p>0.13142374</text:p>
          </table:table-cell>
          <table:table-cell table:style-name="ce6" office:value-type="float" office:value="0.3823769" calcext:value-type="float">
            <text:p>0.3823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90348" calcext:value-type="float">
            <text:p>9.03E-05</text:p>
          </table:table-cell>
          <table:table-cell office:value-type="float" office:value="0.43168" calcext:value-type="float">
            <text:p>0.43168</text:p>
          </table:table-cell>
          <table:table-cell office:value-type="float" office:value="0.611606" calcext:value-type="float">
            <text:p>0.611606</text:p>
          </table:table-cell>
          <table:table-cell office:value-type="float" office:value="0.540166" calcext:value-type="float">
            <text:p>0.54016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9019" calcext:value-type="float">
            <text:p>9.02E-05</text:p>
          </table:table-cell>
          <table:table-cell office:value-type="float" office:value="0.429397" calcext:value-type="float">
            <text:p>0.429397</text:p>
          </table:table-cell>
          <table:table-cell office:value-type="float" office:value="0.611542" calcext:value-type="float">
            <text:p>0.611542</text:p>
          </table:table-cell>
          <table:table-cell office:value-type="float" office:value="0.511978" calcext:value-type="float">
            <text:p>0.5119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9139" calcext:value-type="float">
            <text:p>9.14E-05</text:p>
          </table:table-cell>
          <table:table-cell office:value-type="float" office:value="0.429476" calcext:value-type="float">
            <text:p>0.429476</text:p>
          </table:table-cell>
          <table:table-cell office:value-type="float" office:value="0.611827" calcext:value-type="float">
            <text:p>0.611827</text:p>
          </table:table-cell>
          <table:table-cell office:value-type="float" office:value="0.525737" calcext:value-type="float">
            <text:p>0.525737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3:.G12])" office:value-type="float" office:value="1" calcext:value-type="float">
            <text:p>1</text:p>
          </table:table-cell>
          <table:table-cell table:style-name="ce8" table:formula="of:=AVERAGE([.H3:.H12])" office:value-type="float" office:value="0.000089846" calcext:value-type="float">
            <text:p>8.9846E-05</text:p>
          </table:table-cell>
          <table:table-cell table:style-name="ce8" table:formula="of:=AVERAGE([.I3:.I12])" office:value-type="float" office:value="0.4308704" calcext:value-type="float">
            <text:p>0.4308704</text:p>
          </table:table-cell>
          <table:table-cell table:style-name="ce8" table:formula="of:=AVERAGE([.J3:.J12])" office:value-type="float" office:value="0.6118262" calcext:value-type="float">
            <text:p>0.6118262</text:p>
          </table:table-cell>
          <table:table-cell table:style-name="ce8" table:formula="of:=AVERAGE([.K3:.K12])" office:value-type="float" office:value="0.5255142" calcext:value-type="float">
            <text:p>0.5255142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6731" calcext:value-type="float">
            <text:p>7.67E-05</text:p>
          </table:table-cell>
          <table:table-cell office:value-type="float" office:value="0.434196" calcext:value-type="float">
            <text:p>0.434196</text:p>
          </table:table-cell>
          <table:table-cell office:value-type="float" office:value="0.308738" calcext:value-type="float">
            <text:p>0.308738</text:p>
          </table:table-cell>
          <table:table-cell office:value-type="float" office:value="0.474309" calcext:value-type="float">
            <text:p>0.4743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6927" calcext:value-type="float">
            <text:p>7.69E-05</text:p>
          </table:table-cell>
          <table:table-cell office:value-type="float" office:value="0.436115" calcext:value-type="float">
            <text:p>0.436115</text:p>
          </table:table-cell>
          <table:table-cell office:value-type="float" office:value="0.306981" calcext:value-type="float">
            <text:p>0.306981</text:p>
          </table:table-cell>
          <table:table-cell office:value-type="float" office:value="0.493491" calcext:value-type="float">
            <text:p>0.4934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7984" calcext:value-type="float">
            <text:p>7.80E-05</text:p>
          </table:table-cell>
          <table:table-cell office:value-type="float" office:value="0.437085" calcext:value-type="float">
            <text:p>0.437085</text:p>
          </table:table-cell>
          <table:table-cell office:value-type="float" office:value="0.320187" calcext:value-type="float">
            <text:p>0.320187</text:p>
          </table:table-cell>
          <table:table-cell office:value-type="float" office:value="0.419669" calcext:value-type="float">
            <text:p>0.4196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8584" calcext:value-type="float">
            <text:p>7.86E-05</text:p>
          </table:table-cell>
          <table:table-cell office:value-type="float" office:value="0.435154" calcext:value-type="float">
            <text:p>0.435154</text:p>
          </table:table-cell>
          <table:table-cell office:value-type="float" office:value="0.308577" calcext:value-type="float">
            <text:p>0.308577</text:p>
          </table:table-cell>
          <table:table-cell office:value-type="float" office:value="0.413872" calcext:value-type="float">
            <text:p>0.4138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5485" calcext:value-type="float">
            <text:p>7.55E-05</text:p>
          </table:table-cell>
          <table:table-cell office:value-type="float" office:value="0.430773" calcext:value-type="float">
            <text:p>0.430773</text:p>
          </table:table-cell>
          <table:table-cell office:value-type="float" office:value="0.306409" calcext:value-type="float">
            <text:p>0.306409</text:p>
          </table:table-cell>
          <table:table-cell office:value-type="float" office:value="0.438544" calcext:value-type="float">
            <text:p>0.4385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8165" calcext:value-type="float">
            <text:p>7.82E-05</text:p>
          </table:table-cell>
          <table:table-cell office:value-type="float" office:value="0.44052" calcext:value-type="float">
            <text:p>0.44052</text:p>
          </table:table-cell>
          <table:table-cell office:value-type="float" office:value="0.310829" calcext:value-type="float">
            <text:p>0.310829</text:p>
          </table:table-cell>
          <table:table-cell office:value-type="float" office:value="0.464269" calcext:value-type="float">
            <text:p>0.4642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5336" calcext:value-type="float">
            <text:p>7.53E-05</text:p>
          </table:table-cell>
          <table:table-cell office:value-type="float" office:value="0.431461" calcext:value-type="float">
            <text:p>0.431461</text:p>
          </table:table-cell>
          <table:table-cell office:value-type="float" office:value="0.307122" calcext:value-type="float">
            <text:p>0.307122</text:p>
          </table:table-cell>
          <table:table-cell office:value-type="float" office:value="0.395197" calcext:value-type="float">
            <text:p>0.3951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6669" calcext:value-type="float">
            <text:p>7.67E-05</text:p>
          </table:table-cell>
          <table:table-cell office:value-type="float" office:value="0.434041" calcext:value-type="float">
            <text:p>0.434041</text:p>
          </table:table-cell>
          <table:table-cell office:value-type="float" office:value="0.30949" calcext:value-type="float">
            <text:p>0.30949</text:p>
          </table:table-cell>
          <table:table-cell office:value-type="float" office:value="0.417945" calcext:value-type="float">
            <text:p>0.4179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5734" calcext:value-type="float">
            <text:p>7.57E-05</text:p>
          </table:table-cell>
          <table:table-cell office:value-type="float" office:value="0.434909" calcext:value-type="float">
            <text:p>0.434909</text:p>
          </table:table-cell>
          <table:table-cell office:value-type="float" office:value="0.318766" calcext:value-type="float">
            <text:p>0.318766</text:p>
          </table:table-cell>
          <table:table-cell office:value-type="float" office:value="0.372561" calcext:value-type="float">
            <text:p>0.3725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5137" calcext:value-type="float">
            <text:p>7.51E-05</text:p>
          </table:table-cell>
          <table:table-cell office:value-type="float" office:value="0.432566" calcext:value-type="float">
            <text:p>0.432566</text:p>
          </table:table-cell>
          <table:table-cell office:value-type="float" office:value="0.30982" calcext:value-type="float">
            <text:p>0.30982</text:p>
          </table:table-cell>
          <table:table-cell office:value-type="float" office:value="0.473015" calcext:value-type="float">
            <text:p>0.473015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16:.G25])" office:value-type="float" office:value="2" calcext:value-type="float">
            <text:p>2</text:p>
          </table:table-cell>
          <table:table-cell table:style-name="ce8" table:formula="of:=AVERAGE([.H16:.H25])" office:value-type="float" office:value="0.0000766752" calcext:value-type="float">
            <text:p>7.66752E-05</text:p>
          </table:table-cell>
          <table:table-cell table:style-name="ce8" table:formula="of:=AVERAGE([.I16:.I25])" office:value-type="float" office:value="0.434682" calcext:value-type="float">
            <text:p>0.434682</text:p>
          </table:table-cell>
          <table:table-cell table:style-name="ce8" table:formula="of:=AVERAGE([.J16:.J25])" office:value-type="float" office:value="0.3106919" calcext:value-type="float">
            <text:p>0.3106919</text:p>
          </table:table-cell>
          <table:table-cell table:style-name="ce8" table:formula="of:=AVERAGE([.K16:.K25])" office:value-type="float" office:value="0.4362872" calcext:value-type="float">
            <text:p>0.4362872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0.000106665" calcext:value-type="float">
            <text:p>0.000106665</text:p>
          </table:table-cell>
          <table:table-cell office:value-type="float" office:value="0.450588" calcext:value-type="float">
            <text:p>0.450588</text:p>
          </table:table-cell>
          <table:table-cell office:value-type="float" office:value="0.255244" calcext:value-type="float">
            <text:p>0.255244</text:p>
          </table:table-cell>
          <table:table-cell office:value-type="float" office:value="0.554648" calcext:value-type="float">
            <text:p>0.5546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7291" calcext:value-type="float">
            <text:p>7.73E-05</text:p>
          </table:table-cell>
          <table:table-cell office:value-type="float" office:value="0.447134" calcext:value-type="float">
            <text:p>0.447134</text:p>
          </table:table-cell>
          <table:table-cell office:value-type="float" office:value="0.251703" calcext:value-type="float">
            <text:p>0.251703</text:p>
          </table:table-cell>
          <table:table-cell office:value-type="float" office:value="0.595664" calcext:value-type="float">
            <text:p>0.5956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91079" calcext:value-type="float">
            <text:p>9.11E-05</text:p>
          </table:table-cell>
          <table:table-cell office:value-type="float" office:value="0.44744" calcext:value-type="float">
            <text:p>0.44744</text:p>
          </table:table-cell>
          <table:table-cell office:value-type="float" office:value="0.256297" calcext:value-type="float">
            <text:p>0.256297</text:p>
          </table:table-cell>
          <table:table-cell office:value-type="float" office:value="0.56955" calcext:value-type="float">
            <text:p>0.569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0.00011166" calcext:value-type="float">
            <text:p>0.00011166</text:p>
          </table:table-cell>
          <table:table-cell office:value-type="float" office:value="0.448154" calcext:value-type="float">
            <text:p>0.448154</text:p>
          </table:table-cell>
          <table:table-cell office:value-type="float" office:value="0.261047" calcext:value-type="float">
            <text:p>0.261047</text:p>
          </table:table-cell>
          <table:table-cell office:value-type="float" office:value="0.579593" calcext:value-type="float">
            <text:p>0.5795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0.000104665" calcext:value-type="float">
            <text:p>0.000104665</text:p>
          </table:table-cell>
          <table:table-cell office:value-type="float" office:value="0.444414" calcext:value-type="float">
            <text:p>0.444414</text:p>
          </table:table-cell>
          <table:table-cell office:value-type="float" office:value="0.250988" calcext:value-type="float">
            <text:p>0.250988</text:p>
          </table:table-cell>
          <table:table-cell office:value-type="float" office:value="0.570891" calcext:value-type="float">
            <text:p>0.5708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0.000136895" calcext:value-type="float">
            <text:p>0.000136895</text:p>
          </table:table-cell>
          <table:table-cell office:value-type="float" office:value="0.446251" calcext:value-type="float">
            <text:p>0.446251</text:p>
          </table:table-cell>
          <table:table-cell office:value-type="float" office:value="0.251417" calcext:value-type="float">
            <text:p>0.251417</text:p>
          </table:table-cell>
          <table:table-cell office:value-type="float" office:value="0.565574" calcext:value-type="float">
            <text:p>0.5655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7152" calcext:value-type="float">
            <text:p>7.72E-05</text:p>
          </table:table-cell>
          <table:table-cell office:value-type="float" office:value="0.448234" calcext:value-type="float">
            <text:p>0.448234</text:p>
          </table:table-cell>
          <table:table-cell office:value-type="float" office:value="0.261637" calcext:value-type="float">
            <text:p>0.261637</text:p>
          </table:table-cell>
          <table:table-cell office:value-type="float" office:value="0.574436" calcext:value-type="float">
            <text:p>0.5744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7699" calcext:value-type="float">
            <text:p>7.77E-05</text:p>
          </table:table-cell>
          <table:table-cell office:value-type="float" office:value="0.45013" calcext:value-type="float">
            <text:p>0.45013</text:p>
          </table:table-cell>
          <table:table-cell office:value-type="float" office:value="0.254867" calcext:value-type="float">
            <text:p>0.254867</text:p>
          </table:table-cell>
          <table:table-cell office:value-type="float" office:value="0.583851" calcext:value-type="float">
            <text:p>0.5838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6239" calcext:value-type="float">
            <text:p>7.62E-05</text:p>
          </table:table-cell>
          <table:table-cell office:value-type="float" office:value="0.443755" calcext:value-type="float">
            <text:p>0.443755</text:p>
          </table:table-cell>
          <table:table-cell office:value-type="float" office:value="0.249206" calcext:value-type="float">
            <text:p>0.249206</text:p>
          </table:table-cell>
          <table:table-cell office:value-type="float" office:value="0.575092" calcext:value-type="float">
            <text:p>0.5750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6983" calcext:value-type="float">
            <text:p>7.70E-05</text:p>
          </table:table-cell>
          <table:table-cell office:value-type="float" office:value="0.452435" calcext:value-type="float">
            <text:p>0.452435</text:p>
          </table:table-cell>
          <table:table-cell office:value-type="float" office:value="0.251973" calcext:value-type="float">
            <text:p>0.251973</text:p>
          </table:table-cell>
          <table:table-cell office:value-type="float" office:value="0.578264" calcext:value-type="float">
            <text:p>0.578264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29:.G38])" office:value-type="float" office:value="3" calcext:value-type="float">
            <text:p>3</text:p>
          </table:table-cell>
          <table:table-cell table:style-name="ce8" table:formula="of:=AVERAGE([.H29:.H38])" office:value-type="float" office:value="0.0000936328" calcext:value-type="float">
            <text:p>9.36328E-05</text:p>
          </table:table-cell>
          <table:table-cell table:style-name="ce8" table:formula="of:=AVERAGE([.I29:.I38])" office:value-type="float" office:value="0.4478535" calcext:value-type="float">
            <text:p>0.4478535</text:p>
          </table:table-cell>
          <table:table-cell table:style-name="ce8" table:formula="of:=AVERAGE([.J29:.J38])" office:value-type="float" office:value="0.2544379" calcext:value-type="float">
            <text:p>0.2544379</text:p>
          </table:table-cell>
          <table:table-cell table:style-name="ce8" table:formula="of:=AVERAGE([.K29:.K38])" office:value-type="float" office:value="0.5747563" calcext:value-type="float">
            <text:p>0.5747563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8516" calcext:value-type="float">
            <text:p>7.85E-05</text:p>
          </table:table-cell>
          <table:table-cell office:value-type="float" office:value="0.440189" calcext:value-type="float">
            <text:p>0.440189</text:p>
          </table:table-cell>
          <table:table-cell office:value-type="float" office:value="0.160498" calcext:value-type="float">
            <text:p>0.160498</text:p>
          </table:table-cell>
          <table:table-cell office:value-type="float" office:value="0.313337" calcext:value-type="float">
            <text:p>0.3133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6448" calcext:value-type="float">
            <text:p>7.64E-05</text:p>
          </table:table-cell>
          <table:table-cell office:value-type="float" office:value="0.445587" calcext:value-type="float">
            <text:p>0.445587</text:p>
          </table:table-cell>
          <table:table-cell office:value-type="float" office:value="0.166486" calcext:value-type="float">
            <text:p>0.166486</text:p>
          </table:table-cell>
          <table:table-cell office:value-type="float" office:value="0.274598" calcext:value-type="float">
            <text:p>0.2745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1907" calcext:value-type="float">
            <text:p>8.19E-05</text:p>
          </table:table-cell>
          <table:table-cell office:value-type="float" office:value="0.440102" calcext:value-type="float">
            <text:p>0.440102</text:p>
          </table:table-cell>
          <table:table-cell office:value-type="float" office:value="0.159796" calcext:value-type="float">
            <text:p>0.159796</text:p>
          </table:table-cell>
          <table:table-cell office:value-type="float" office:value="0.350236" calcext:value-type="float">
            <text:p>0.3502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6548" calcext:value-type="float">
            <text:p>7.65E-05</text:p>
          </table:table-cell>
          <table:table-cell office:value-type="float" office:value="0.440338" calcext:value-type="float">
            <text:p>0.440338</text:p>
          </table:table-cell>
          <table:table-cell office:value-type="float" office:value="0.157597" calcext:value-type="float">
            <text:p>0.157597</text:p>
          </table:table-cell>
          <table:table-cell office:value-type="float" office:value="0.318982" calcext:value-type="float">
            <text:p>0.3189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9076" calcext:value-type="float">
            <text:p>7.91E-05</text:p>
          </table:table-cell>
          <table:table-cell office:value-type="float" office:value="0.441287" calcext:value-type="float">
            <text:p>0.441287</text:p>
          </table:table-cell>
          <table:table-cell office:value-type="float" office:value="0.160696" calcext:value-type="float">
            <text:p>0.160696</text:p>
          </table:table-cell>
          <table:table-cell office:value-type="float" office:value="0.350813" calcext:value-type="float">
            <text:p>0.3508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2323" calcext:value-type="float">
            <text:p>7.23E-05</text:p>
          </table:table-cell>
          <table:table-cell office:value-type="float" office:value="0.439818" calcext:value-type="float">
            <text:p>0.439818</text:p>
          </table:table-cell>
          <table:table-cell office:value-type="float" office:value="0.159975" calcext:value-type="float">
            <text:p>0.159975</text:p>
          </table:table-cell>
          <table:table-cell office:value-type="float" office:value="0.328306" calcext:value-type="float">
            <text:p>0.3283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612" calcext:value-type="float">
            <text:p>7.61E-05</text:p>
          </table:table-cell>
          <table:table-cell office:value-type="float" office:value="0.445973" calcext:value-type="float">
            <text:p>0.445973</text:p>
          </table:table-cell>
          <table:table-cell office:value-type="float" office:value="0.160898" calcext:value-type="float">
            <text:p>0.160898</text:p>
          </table:table-cell>
          <table:table-cell office:value-type="float" office:value="0.309297" calcext:value-type="float">
            <text:p>0.3092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9266" calcext:value-type="float">
            <text:p>7.93E-05</text:p>
          </table:table-cell>
          <table:table-cell office:value-type="float" office:value="0.446994" calcext:value-type="float">
            <text:p>0.446994</text:p>
          </table:table-cell>
          <table:table-cell office:value-type="float" office:value="0.158572" calcext:value-type="float">
            <text:p>0.158572</text:p>
          </table:table-cell>
          <table:table-cell office:value-type="float" office:value="0.331755" calcext:value-type="float">
            <text:p>0.3317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Default" office:value-type="float" office:value="0.000105894" calcext:value-type="float">
            <text:p>0.000105894</text:p>
          </table:table-cell>
          <table:table-cell office:value-type="float" office:value="0.448478" calcext:value-type="float">
            <text:p>0.448478</text:p>
          </table:table-cell>
          <table:table-cell office:value-type="float" office:value="0.163891" calcext:value-type="float">
            <text:p>0.163891</text:p>
          </table:table-cell>
          <table:table-cell office:value-type="float" office:value="0.275633" calcext:value-type="float">
            <text:p>0.2756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2806" calcext:value-type="float">
            <text:p>7.28E-05</text:p>
          </table:table-cell>
          <table:table-cell office:value-type="float" office:value="0.443702" calcext:value-type="float">
            <text:p>0.443702</text:p>
          </table:table-cell>
          <table:table-cell office:value-type="float" office:value="0.158448" calcext:value-type="float">
            <text:p>0.158448</text:p>
          </table:table-cell>
          <table:table-cell office:value-type="float" office:value="0.300083" calcext:value-type="float">
            <text:p>0.300083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42:.G51])" office:value-type="float" office:value="4" calcext:value-type="float">
            <text:p>4</text:p>
          </table:table-cell>
          <table:table-cell table:style-name="ce8" table:formula="of:=AVERAGE([.H42:.H51])" office:value-type="float" office:value="0.0000798904" calcext:value-type="float">
            <text:p>7.98904E-05</text:p>
          </table:table-cell>
          <table:table-cell table:style-name="ce8" table:formula="of:=AVERAGE([.I42:.I51])" office:value-type="float" office:value="0.4432468" calcext:value-type="float">
            <text:p>0.4432468</text:p>
          </table:table-cell>
          <table:table-cell table:style-name="ce8" table:formula="of:=AVERAGE([.J42:.J51])" office:value-type="float" office:value="0.1606857" calcext:value-type="float">
            <text:p>0.1606857</text:p>
          </table:table-cell>
          <table:table-cell table:style-name="ce8" table:formula="of:=AVERAGE([.K42:.K51])" office:value-type="float" office:value="0.315304" calcext:value-type="float">
            <text:p>0.315304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8348" calcext:value-type="float">
            <text:p>7.83E-05</text:p>
          </table:table-cell>
          <table:table-cell office:value-type="float" office:value="0.461291" calcext:value-type="float">
            <text:p>0.461291</text:p>
          </table:table-cell>
          <table:table-cell office:value-type="float" office:value="0.134079" calcext:value-type="float">
            <text:p>0.134079</text:p>
          </table:table-cell>
          <table:table-cell office:value-type="float" office:value="0.507921" calcext:value-type="float">
            <text:p>0.5079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7475" calcext:value-type="float">
            <text:p>7.75E-05</text:p>
          </table:table-cell>
          <table:table-cell office:value-type="float" office:value="0.461913" calcext:value-type="float">
            <text:p>0.461913</text:p>
          </table:table-cell>
          <table:table-cell office:value-type="float" office:value="0.133844" calcext:value-type="float">
            <text:p>0.133844</text:p>
          </table:table-cell>
          <table:table-cell office:value-type="float" office:value="0.50795" calcext:value-type="float">
            <text:p>0.507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7865" calcext:value-type="float">
            <text:p>7.79E-05</text:p>
          </table:table-cell>
          <table:table-cell office:value-type="float" office:value="0.458831" calcext:value-type="float">
            <text:p>0.458831</text:p>
          </table:table-cell>
          <table:table-cell office:value-type="float" office:value="0.135948" calcext:value-type="float">
            <text:p>0.135948</text:p>
          </table:table-cell>
          <table:table-cell office:value-type="float" office:value="0.484017" calcext:value-type="float">
            <text:p>0.4840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3804" calcext:value-type="float">
            <text:p>0.000103804</text:p>
          </table:table-cell>
          <table:table-cell office:value-type="float" office:value="0.457773" calcext:value-type="float">
            <text:p>0.457773</text:p>
          </table:table-cell>
          <table:table-cell office:value-type="float" office:value="0.135529" calcext:value-type="float">
            <text:p>0.135529</text:p>
          </table:table-cell>
          <table:table-cell office:value-type="float" office:value="0.524445" calcext:value-type="float">
            <text:p>0.5244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9775" calcext:value-type="float">
            <text:p>0.000109775</text:p>
          </table:table-cell>
          <table:table-cell office:value-type="float" office:value="0.457495" calcext:value-type="float">
            <text:p>0.457495</text:p>
          </table:table-cell>
          <table:table-cell office:value-type="float" office:value="0.132428" calcext:value-type="float">
            <text:p>0.132428</text:p>
          </table:table-cell>
          <table:table-cell office:value-type="float" office:value="0.548292" calcext:value-type="float">
            <text:p>0.548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094" calcext:value-type="float">
            <text:p>9.09E-05</text:p>
          </table:table-cell>
          <table:table-cell office:value-type="float" office:value="0.458625" calcext:value-type="float">
            <text:p>0.458625</text:p>
          </table:table-cell>
          <table:table-cell office:value-type="float" office:value="0.132958" calcext:value-type="float">
            <text:p>0.132958</text:p>
          </table:table-cell>
          <table:table-cell office:value-type="float" office:value="0.504569" calcext:value-type="float">
            <text:p>0.5045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3103" calcext:value-type="float">
            <text:p>7.31E-05</text:p>
          </table:table-cell>
          <table:table-cell office:value-type="float" office:value="0.458732" calcext:value-type="float">
            <text:p>0.458732</text:p>
          </table:table-cell>
          <table:table-cell office:value-type="float" office:value="0.135886" calcext:value-type="float">
            <text:p>0.135886</text:p>
          </table:table-cell>
          <table:table-cell office:value-type="float" office:value="0.524247" calcext:value-type="float">
            <text:p>0.5242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2789" calcext:value-type="float">
            <text:p>7.28E-05</text:p>
          </table:table-cell>
          <table:table-cell office:value-type="float" office:value="0.468507" calcext:value-type="float">
            <text:p>0.468507</text:p>
          </table:table-cell>
          <table:table-cell office:value-type="float" office:value="0.146355" calcext:value-type="float">
            <text:p>0.146355</text:p>
          </table:table-cell>
          <table:table-cell office:value-type="float" office:value="0.494147" calcext:value-type="float">
            <text:p>0.4941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2853" calcext:value-type="float">
            <text:p>7.29E-05</text:p>
          </table:table-cell>
          <table:table-cell office:value-type="float" office:value="0.456568" calcext:value-type="float">
            <text:p>0.456568</text:p>
          </table:table-cell>
          <table:table-cell office:value-type="float" office:value="0.135979" calcext:value-type="float">
            <text:p>0.135979</text:p>
          </table:table-cell>
          <table:table-cell office:value-type="float" office:value="0.503787" calcext:value-type="float">
            <text:p>0.5037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88737" calcext:value-type="float">
            <text:p>8.87E-05</text:p>
          </table:table-cell>
          <table:table-cell office:value-type="float" office:value="0.454175" calcext:value-type="float">
            <text:p>0.454175</text:p>
          </table:table-cell>
          <table:table-cell office:value-type="float" office:value="0.133986" calcext:value-type="float">
            <text:p>0.133986</text:p>
          </table:table-cell>
          <table:table-cell office:value-type="float" office:value="0.453732" calcext:value-type="float">
            <text:p>0.453732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55:.G64])" office:value-type="float" office:value="6" calcext:value-type="float">
            <text:p>6</text:p>
          </table:table-cell>
          <table:table-cell table:style-name="ce8" table:formula="of:=AVERAGE([.H55:.H64])" office:value-type="float" office:value="0.0000845689" calcext:value-type="float">
            <text:p>8.45689E-05</text:p>
          </table:table-cell>
          <table:table-cell table:style-name="ce8" table:formula="of:=AVERAGE([.I55:.I64])" office:value-type="float" office:value="0.459391" calcext:value-type="float">
            <text:p>0.459391</text:p>
          </table:table-cell>
          <table:table-cell table:style-name="ce8" table:formula="of:=AVERAGE([.J55:.J64])" office:value-type="float" office:value="0.1356992" calcext:value-type="float">
            <text:p>0.1356992</text:p>
          </table:table-cell>
          <table:table-cell table:style-name="ce8" table:formula="of:=AVERAGE([.K55:.K64])" office:value-type="float" office:value="0.5053107" calcext:value-type="float">
            <text:p>0.5053107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1686" calcext:value-type="float">
            <text:p>5.17E-05</text:p>
          </table:table-cell>
          <table:table-cell office:value-type="float" office:value="0.475448" calcext:value-type="float">
            <text:p>0.475448</text:p>
          </table:table-cell>
          <table:table-cell office:value-type="float" office:value="0.0994765" calcext:value-type="float">
            <text:p>0.0994765</text:p>
          </table:table-cell>
          <table:table-cell office:value-type="float" office:value="0.257051" calcext:value-type="float">
            <text:p>0.2570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60666" calcext:value-type="float">
            <text:p>6.07E-05</text:p>
          </table:table-cell>
          <table:table-cell office:value-type="float" office:value="0.479667" calcext:value-type="float">
            <text:p>0.479667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0.257738" calcext:value-type="float">
            <text:p>0.2577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4164" calcext:value-type="float">
            <text:p>5.42E-05</text:p>
          </table:table-cell>
          <table:table-cell office:value-type="float" office:value="0.475431" calcext:value-type="float">
            <text:p>0.475431</text:p>
          </table:table-cell>
          <table:table-cell office:value-type="float" office:value="0.0850293" calcext:value-type="float">
            <text:p>0.0850293</text:p>
          </table:table-cell>
          <table:table-cell office:value-type="float" office:value="0.299089" calcext:value-type="float">
            <text:p>0.2990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63536" calcext:value-type="float">
            <text:p>6.35E-05</text:p>
          </table:table-cell>
          <table:table-cell office:value-type="float" office:value="0.474612" calcext:value-type="float">
            <text:p>0.474612</text:p>
          </table:table-cell>
          <table:table-cell office:value-type="float" office:value="0.0938691" calcext:value-type="float">
            <text:p>0.0938691</text:p>
          </table:table-cell>
          <table:table-cell office:value-type="float" office:value="0.286475" calcext:value-type="float">
            <text:p>0.2864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68994" calcext:value-type="float">
            <text:p>6.90E-05</text:p>
          </table:table-cell>
          <table:table-cell office:value-type="float" office:value="0.47784" calcext:value-type="float">
            <text:p>0.47784</text:p>
          </table:table-cell>
          <table:table-cell office:value-type="float" office:value="0.101831" calcext:value-type="float">
            <text:p>0.101831</text:p>
          </table:table-cell>
          <table:table-cell office:value-type="float" office:value="0.253082" calcext:value-type="float">
            <text:p>0.2530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6741" calcext:value-type="float">
            <text:p>5.67E-05</text:p>
          </table:table-cell>
          <table:table-cell office:value-type="float" office:value="0.47235" calcext:value-type="float">
            <text:p>0.47235</text:p>
          </table:table-cell>
          <table:table-cell office:value-type="float" office:value="0.0892181" calcext:value-type="float">
            <text:p>0.0892181</text:p>
          </table:table-cell>
          <table:table-cell office:value-type="float" office:value="0.302429" calcext:value-type="float">
            <text:p>0.3024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67242" calcext:value-type="float">
            <text:p>6.72E-05</text:p>
          </table:table-cell>
          <table:table-cell office:value-type="float" office:value="0.470283" calcext:value-type="float">
            <text:p>0.470283</text:p>
          </table:table-cell>
          <table:table-cell office:value-type="float" office:value="0.0928057" calcext:value-type="float">
            <text:p>0.0928057</text:p>
          </table:table-cell>
          <table:table-cell office:value-type="float" office:value="0.292448" calcext:value-type="float">
            <text:p>0.2924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73691" calcext:value-type="float">
            <text:p>7.37E-05</text:p>
          </table:table-cell>
          <table:table-cell office:value-type="float" office:value="0.477132" calcext:value-type="float">
            <text:p>0.477132</text:p>
          </table:table-cell>
          <table:table-cell office:value-type="float" office:value="0.0926372" calcext:value-type="float">
            <text:p>0.0926372</text:p>
          </table:table-cell>
          <table:table-cell office:value-type="float" office:value="0.311145" calcext:value-type="float">
            <text:p>0.3111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6814" calcext:value-type="float">
            <text:p>5.68E-05</text:p>
          </table:table-cell>
          <table:table-cell office:value-type="float" office:value="0.475638" calcext:value-type="float">
            <text:p>0.475638</text:p>
          </table:table-cell>
          <table:table-cell office:value-type="float" office:value="0.0886271" calcext:value-type="float">
            <text:p>0.0886271</text:p>
          </table:table-cell>
          <table:table-cell office:value-type="float" office:value="0.281155" calcext:value-type="float">
            <text:p>0.2811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6716" calcext:value-type="float">
            <text:p>5.67E-05</text:p>
          </table:table-cell>
          <table:table-cell office:value-type="float" office:value="0.475835" calcext:value-type="float">
            <text:p>0.475835</text:p>
          </table:table-cell>
          <table:table-cell office:value-type="float" office:value="0.0877198" calcext:value-type="float">
            <text:p>0.0877198</text:p>
          </table:table-cell>
          <table:table-cell office:value-type="float" office:value="0.265177" calcext:value-type="float">
            <text:p>0.265177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68:.G77])" office:value-type="float" office:value="8" calcext:value-type="float">
            <text:p>8</text:p>
          </table:table-cell>
          <table:table-cell table:style-name="ce8" table:formula="of:=AVERAGE([.H68:.H77])" office:value-type="float" office:value="0.000061025" calcext:value-type="float">
            <text:p>6.1025E-05</text:p>
          </table:table-cell>
          <table:table-cell table:style-name="ce8" table:formula="of:=AVERAGE([.I68:.I77])" office:value-type="float" office:value="0.4754236" calcext:value-type="float">
            <text:p>0.4754236</text:p>
          </table:table-cell>
          <table:table-cell table:style-name="ce8" table:formula="of:=AVERAGE([.J68:.J77])" office:value-type="float" office:value="0.09362168" calcext:value-type="float">
            <text:p>0.09362168</text:p>
          </table:table-cell>
          <table:table-cell table:style-name="ce8" table:formula="of:=AVERAGE([.K68:.K77])" office:value-type="float" office:value="0.2805789" calcext:value-type="float">
            <text:p>0.2805789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510369" calcext:value-type="float">
            <text:p>0.510369</text:p>
          </table:table-cell>
          <table:table-cell office:value-type="float" office:value="0.114785" calcext:value-type="float">
            <text:p>0.114785</text:p>
          </table:table-cell>
          <table:table-cell office:value-type="float" office:value="0.39749" calcext:value-type="float">
            <text:p>0.39749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9398" calcext:value-type="float">
            <text:p>6.94E-05</text:p>
          </table:table-cell>
          <table:table-cell office:value-type="float" office:value="0.505317" calcext:value-type="float">
            <text:p>0.505317</text:p>
          </table:table-cell>
          <table:table-cell office:value-type="float" office:value="0.119125" calcext:value-type="float">
            <text:p>0.119125</text:p>
          </table:table-cell>
          <table:table-cell office:value-type="float" office:value="0.378191" calcext:value-type="float">
            <text:p>0.37819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76134" calcext:value-type="float">
            <text:p>7.61E-05</text:p>
          </table:table-cell>
          <table:table-cell office:value-type="float" office:value="0.509149" calcext:value-type="float">
            <text:p>0.509149</text:p>
          </table:table-cell>
          <table:table-cell office:value-type="float" office:value="0.0945785" calcext:value-type="float">
            <text:p>0.0945785</text:p>
          </table:table-cell>
          <table:table-cell office:value-type="float" office:value="0.33657" calcext:value-type="float">
            <text:p>0.3365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7488" calcext:value-type="float">
            <text:p>7.49E-05</text:p>
          </table:table-cell>
          <table:table-cell office:value-type="float" office:value="0.505493" calcext:value-type="float">
            <text:p>0.505493</text:p>
          </table:table-cell>
          <table:table-cell office:value-type="float" office:value="0.107166" calcext:value-type="float">
            <text:p>0.107166</text:p>
          </table:table-cell>
          <table:table-cell office:value-type="float" office:value="0.382214" calcext:value-type="float">
            <text:p>0.382214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8913" calcext:value-type="float">
            <text:p>6.89E-05</text:p>
          </table:table-cell>
          <table:table-cell office:value-type="float" office:value="0.504458" calcext:value-type="float">
            <text:p>0.504458</text:p>
          </table:table-cell>
          <table:table-cell office:value-type="float" office:value="0.117774" calcext:value-type="float">
            <text:p>0.117774</text:p>
          </table:table-cell>
          <table:table-cell office:value-type="float" office:value="0.371062" calcext:value-type="float">
            <text:p>0.37106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9654" calcext:value-type="float">
            <text:p>6.97E-05</text:p>
          </table:table-cell>
          <table:table-cell office:value-type="float" office:value="0.504693" calcext:value-type="float">
            <text:p>0.504693</text:p>
          </table:table-cell>
          <table:table-cell office:value-type="float" office:value="0.133132" calcext:value-type="float">
            <text:p>0.133132</text:p>
          </table:table-cell>
          <table:table-cell office:value-type="float" office:value="0.347086" calcext:value-type="float">
            <text:p>0.34708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9842" calcext:value-type="float">
            <text:p>6.98E-05</text:p>
          </table:table-cell>
          <table:table-cell office:value-type="float" office:value="0.510147" calcext:value-type="float">
            <text:p>0.510147</text:p>
          </table:table-cell>
          <table:table-cell office:value-type="float" office:value="0.118122" calcext:value-type="float">
            <text:p>0.118122</text:p>
          </table:table-cell>
          <table:table-cell office:value-type="float" office:value="0.36689" calcext:value-type="float">
            <text:p>0.36689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71517" calcext:value-type="float">
            <text:p>7.15E-05</text:p>
          </table:table-cell>
          <table:table-cell office:value-type="float" office:value="0.514535" calcext:value-type="float">
            <text:p>0.514535</text:p>
          </table:table-cell>
          <table:table-cell office:value-type="float" office:value="0.115995" calcext:value-type="float">
            <text:p>0.115995</text:p>
          </table:table-cell>
          <table:table-cell office:value-type="float" office:value="0.288557" calcext:value-type="float">
            <text:p>0.28855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7256" calcext:value-type="float">
            <text:p>7.26E-05</text:p>
          </table:table-cell>
          <table:table-cell office:value-type="float" office:value="0.504831" calcext:value-type="float">
            <text:p>0.504831</text:p>
          </table:table-cell>
          <table:table-cell office:value-type="float" office:value="0.119716" calcext:value-type="float">
            <text:p>0.119716</text:p>
          </table:table-cell>
          <table:table-cell office:value-type="float" office:value="0.375126" calcext:value-type="float">
            <text:p>0.37512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6612" calcext:value-type="float">
            <text:p>6.66E-05</text:p>
          </table:table-cell>
          <table:table-cell office:value-type="float" office:value="0.501893" calcext:value-type="float">
            <text:p>0.501893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363937" calcext:value-type="float">
            <text:p>0.363937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ce8" table:formula="of:=AVERAGE([.G81:.G90])" office:value-type="float" office:value="12" calcext:value-type="float">
            <text:p>12</text:p>
          </table:table-cell>
          <table:table-cell table:style-name="ce8" table:formula="of:=AVERAGE([.H81:.H90])" office:value-type="float" office:value="0.000070201" calcext:value-type="float">
            <text:p>7.0201E-05</text:p>
          </table:table-cell>
          <table:table-cell table:style-name="ce8" table:formula="of:=AVERAGE([.I81:.I90])" office:value-type="float" office:value="0.5070885" calcext:value-type="float">
            <text:p>0.5070885</text:p>
          </table:table-cell>
          <table:table-cell table:style-name="ce8" table:formula="of:=AVERAGE([.J81:.J90])" office:value-type="float" office:value="0.11405815" calcext:value-type="float">
            <text:p>0.11405815</text:p>
          </table:table-cell>
          <table:table-cell table:style-name="ce8" table:formula="of:=AVERAGE([.K81:.K90])" office:value-type="float" office:value="0.3607123" calcext:value-type="float">
            <text:p>0.3607123</text:p>
          </table:table-cell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8097" calcext:value-type="float">
            <text:p>8.81E-05</text:p>
          </table:table-cell>
          <table:table-cell office:value-type="float" office:value="0.69642" calcext:value-type="float">
            <text:p>0.69642</text:p>
          </table:table-cell>
          <table:table-cell office:value-type="float" office:value="0.142611" calcext:value-type="float">
            <text:p>0.142611</text:p>
          </table:table-cell>
          <table:table-cell office:value-type="float" office:value="0.384777" calcext:value-type="float">
            <text:p>0.38477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06414" calcext:value-type="float">
            <text:p>0.000106414</text:p>
          </table:table-cell>
          <table:table-cell office:value-type="float" office:value="0.695293" calcext:value-type="float">
            <text:p>0.695293</text:p>
          </table:table-cell>
          <table:table-cell office:value-type="float" office:value="0.11602" calcext:value-type="float">
            <text:p>0.11602</text:p>
          </table:table-cell>
          <table:table-cell office:value-type="float" office:value="0.404311" calcext:value-type="float">
            <text:p>0.40431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18772" calcext:value-type="float">
            <text:p>0.000118772</text:p>
          </table:table-cell>
          <table:table-cell office:value-type="float" office:value="0.694874" calcext:value-type="float">
            <text:p>0.694874</text:p>
          </table:table-cell>
          <table:table-cell office:value-type="float" office:value="0.138808" calcext:value-type="float">
            <text:p>0.138808</text:p>
          </table:table-cell>
          <table:table-cell office:value-type="float" office:value="0.422484" calcext:value-type="float">
            <text:p>0.422484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11011" calcext:value-type="float">
            <text:p>0.000111011</text:p>
          </table:table-cell>
          <table:table-cell office:value-type="float" office:value="0.693709" calcext:value-type="float">
            <text:p>0.693709</text:p>
          </table:table-cell>
          <table:table-cell office:value-type="float" office:value="0.184591" calcext:value-type="float">
            <text:p>0.184591</text:p>
          </table:table-cell>
          <table:table-cell office:value-type="float" office:value="0.36538" calcext:value-type="float">
            <text:p>0.36538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27" calcext:value-type="float">
            <text:p>0.000127</text:p>
          </table:table-cell>
          <table:table-cell office:value-type="float" office:value="0.690872" calcext:value-type="float">
            <text:p>0.690872</text:p>
          </table:table-cell>
          <table:table-cell office:value-type="float" office:value="0.134945" calcext:value-type="float">
            <text:p>0.134945</text:p>
          </table:table-cell>
          <table:table-cell office:value-type="float" office:value="0.414599" calcext:value-type="float">
            <text:p>0.414599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19154" calcext:value-type="float">
            <text:p>0.000119154</text:p>
          </table:table-cell>
          <table:table-cell office:value-type="float" office:value="0.694246" calcext:value-type="float">
            <text:p>0.694246</text:p>
          </table:table-cell>
          <table:table-cell office:value-type="float" office:value="0.12005" calcext:value-type="float">
            <text:p>0.12005</text:p>
          </table:table-cell>
          <table:table-cell office:value-type="float" office:value="0.417171" calcext:value-type="float">
            <text:p>0.41717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8267" calcext:value-type="float">
            <text:p>8.83E-05</text:p>
          </table:table-cell>
          <table:table-cell office:value-type="float" office:value="0.694376" calcext:value-type="float">
            <text:p>0.694376</text:p>
          </table:table-cell>
          <table:table-cell office:value-type="float" office:value="0.109388" calcext:value-type="float">
            <text:p>0.109388</text:p>
          </table:table-cell>
          <table:table-cell office:value-type="float" office:value="0.344105" calcext:value-type="float">
            <text:p>0.344105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22106" calcext:value-type="float">
            <text:p>0.000122106</text:p>
          </table:table-cell>
          <table:table-cell office:value-type="float" office:value="0.696655" calcext:value-type="float">
            <text:p>0.696655</text:p>
          </table:table-cell>
          <table:table-cell office:value-type="float" office:value="0.109857" calcext:value-type="float">
            <text:p>0.109857</text:p>
          </table:table-cell>
          <table:table-cell office:value-type="float" office:value="0.344531" calcext:value-type="float">
            <text:p>0.3445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798" calcext:value-type="float">
            <text:p>8.80E-05</text:p>
          </table:table-cell>
          <table:table-cell office:value-type="float" office:value="0.691633" calcext:value-type="float">
            <text:p>0.691633</text:p>
          </table:table-cell>
          <table:table-cell office:value-type="float" office:value="0.161161" calcext:value-type="float">
            <text:p>0.161161</text:p>
          </table:table-cell>
          <table:table-cell office:value-type="float" office:value="0.377796" calcext:value-type="float">
            <text:p>0.37779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22247" calcext:value-type="float">
            <text:p>0.000122247</text:p>
          </table:table-cell>
          <table:table-cell office:value-type="float" office:value="0.687987" calcext:value-type="float">
            <text:p>0.687987</text:p>
          </table:table-cell>
          <table:table-cell office:value-type="float" office:value="0.0968064" calcext:value-type="float">
            <text:p>0.0968064</text:p>
          </table:table-cell>
          <table:table-cell office:value-type="float" office:value="0.348615" calcext:value-type="float">
            <text:p>0.348615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ce8" table:formula="of:=AVERAGE([.G94:.G103])" office:value-type="float" office:value="24" calcext:value-type="float">
            <text:p>24</text:p>
          </table:table-cell>
          <table:table-cell table:style-name="ce8" table:formula="of:=AVERAGE([.H94:.H103])" office:value-type="float" office:value="0.0001091048" calcext:value-type="float">
            <text:p>0.0001091048</text:p>
          </table:table-cell>
          <table:table-cell table:style-name="ce8" table:formula="of:=AVERAGE([.I94:.I103])" office:value-type="float" office:value="0.6936065" calcext:value-type="float">
            <text:p>0.6936065</text:p>
          </table:table-cell>
          <table:table-cell table:style-name="ce8" table:formula="of:=AVERAGE([.J94:.J103])" office:value-type="float" office:value="0.13142374" calcext:value-type="float">
            <text:p>0.13142374</text:p>
          </table:table-cell>
          <table:table-cell table:style-name="ce8" table:formula="of:=AVERAGE([.K94:.K103])" office:value-type="float" office:value="0.3823769" calcext:value-type="float">
            <text:p>0.3823769</text:p>
          </table:table-cell>
          <table:table-cell table:style-name="Default"/>
        </table:table-row>
      </table:table>
      <table:table table:name="MKL CONST 2D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2DRINIT</text:p>
          </table:table-cell>
          <table:table-cell office:value-type="string" calcext:value-type="string">
            <text:p>FFTW2DREXEC</text:p>
          </table:table-cell>
          <table:table-cell office:value-type="string" calcext:value-type="string">
            <text:p>MKL2DCINIT</text:p>
          </table:table-cell>
          <table:table-cell office:value-type="string" calcext:value-type="string">
            <text:p>FFTW2DCEXEC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2943315" calcext:value-type="float">
            <text:p>0.0002943315</text:p>
          </table:table-cell>
          <table:table-cell table:style-name="ce21" office:value-type="float" office:value="0.1173793" calcext:value-type="float">
            <text:p>0.1173793</text:p>
          </table:table-cell>
          <table:table-cell table:style-name="ce21" office:value-type="float" office:value="0.0002218157" calcext:value-type="float">
            <text:p>0.0002218157</text:p>
          </table:table-cell>
          <table:table-cell table:style-name="ce21" office:value-type="float" office:value="0.7571654" calcext:value-type="float">
            <text:p>0.7571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89196" calcext:value-type="float">
            <text:p>0.000289196</text:p>
          </table:table-cell>
          <table:table-cell office:value-type="float" office:value="0.117309" calcext:value-type="float">
            <text:p>0.117309</text:p>
          </table:table-cell>
          <table:table-cell office:value-type="float" office:value="0.000249639" calcext:value-type="float">
            <text:p>0.000249639</text:p>
          </table:table-cell>
          <table:table-cell office:value-type="float" office:value="0.756977" calcext:value-type="float">
            <text:p>0.756977</text:p>
          </table:table-cell>
        </table:table-row>
        <table:table-row table:style-name="ro1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0003208115" calcext:value-type="float">
            <text:p>0.0003208115</text:p>
          </table:table-cell>
          <table:table-cell table:style-name="ce21" office:value-type="float" office:value="0.1888025" calcext:value-type="float">
            <text:p>0.1888025</text:p>
          </table:table-cell>
          <table:table-cell table:style-name="ce21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92963" calcext:value-type="float">
            <text:p>0.000292963</text:p>
          </table:table-cell>
          <table:table-cell office:value-type="float" office:value="0.114357" calcext:value-type="float">
            <text:p>0.114357</text:p>
          </table:table-cell>
          <table:table-cell office:value-type="float" office:value="0.000145879" calcext:value-type="float">
            <text:p>0.000145879</text:p>
          </table:table-cell>
          <table:table-cell office:value-type="float" office:value="0.769348" calcext:value-type="float">
            <text:p>0.769348</text:p>
          </table:table-cell>
        </table:table-row>
        <table:table-row table:style-name="ro1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0003152743" calcext:value-type="float">
            <text:p>0.0003152743</text:p>
          </table:table-cell>
          <table:table-cell table:style-name="ce21" office:value-type="float" office:value="0.1412457" calcext:value-type="float">
            <text:p>0.1412457</text:p>
          </table:table-cell>
          <table:table-cell table:style-name="ce21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84591" calcext:value-type="float">
            <text:p>0.000284591</text:p>
          </table:table-cell>
          <table:table-cell office:value-type="float" office:value="0.119154" calcext:value-type="float">
            <text:p>0.119154</text:p>
          </table:table-cell>
          <table:table-cell office:value-type="float" office:value="0.000253179" calcext:value-type="float">
            <text:p>0.000253179</text:p>
          </table:table-cell>
          <table:table-cell office:value-type="float" office:value="0.748665" calcext:value-type="float">
            <text:p>0.748665</text:p>
          </table:table-cell>
        </table:table-row>
        <table:table-row table:style-name="ro1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0003225676" calcext:value-type="float">
            <text:p>0.0003225676</text:p>
          </table:table-cell>
          <table:table-cell table:style-name="ce21" office:value-type="float" office:value="0.1145916" calcext:value-type="float">
            <text:p>0.1145916</text:p>
          </table:table-cell>
          <table:table-cell table:style-name="ce21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92425" calcext:value-type="float">
            <text:p>0.000292425</text:p>
          </table:table-cell>
          <table:table-cell office:value-type="float" office:value="0.119188" calcext:value-type="float">
            <text:p>0.119188</text:p>
          </table:table-cell>
          <table:table-cell office:value-type="float" office:value="0.000255782" calcext:value-type="float">
            <text:p>0.000255782</text:p>
          </table:table-cell>
          <table:table-cell office:value-type="float" office:value="0.747664" calcext:value-type="float">
            <text:p>0.747664</text:p>
          </table:table-cell>
        </table:table-row>
        <table:table-row table:style-name="ro1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.0003208974" calcext:value-type="float">
            <text:p>0.0003208974</text:p>
          </table:table-cell>
          <table:table-cell table:style-name="ce21" office:value-type="float" office:value="0.08887406" calcext:value-type="float">
            <text:p>0.08887406</text:p>
          </table:table-cell>
          <table:table-cell table:style-name="ce21" office:value-type="float" office:value="0.0001703576" calcext:value-type="float">
            <text:p>0.0001703576</text:p>
          </table:table-cell>
          <table:table-cell table:style-name="ce21" office:value-type="float" office:value="0.2376065" calcext:value-type="float">
            <text:p>0.2376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87895" calcext:value-type="float">
            <text:p>0.000287895</text:p>
          </table:table-cell>
          <table:table-cell office:value-type="float" office:value="0.117648" calcext:value-type="float">
            <text:p>0.117648</text:p>
          </table:table-cell>
          <table:table-cell office:value-type="float" office:value="0.000263291" calcext:value-type="float">
            <text:p>0.000263291</text:p>
          </table:table-cell>
          <table:table-cell office:value-type="float" office:value="0.758332" calcext:value-type="float">
            <text:p>0.758332</text:p>
          </table:table-cell>
        </table:table-row>
        <table:table-row table:style-name="ro1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0.0003298548" calcext:value-type="float">
            <text:p>0.0003298548</text:p>
          </table:table-cell>
          <table:table-cell table:style-name="ce21" office:value-type="float" office:value="0.05856639" calcext:value-type="float">
            <text:p>0.05856639</text:p>
          </table:table-cell>
          <table:table-cell table:style-name="ce21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94029" calcext:value-type="float">
            <text:p>0.000294029</text:p>
          </table:table-cell>
          <table:table-cell office:value-type="float" office:value="0.117292" calcext:value-type="float">
            <text:p>0.117292</text:p>
          </table:table-cell>
          <table:table-cell office:value-type="float" office:value="0.000242871" calcext:value-type="float">
            <text:p>0.000242871</text:p>
          </table:table-cell>
          <table:table-cell office:value-type="float" office:value="0.757234" calcext:value-type="float">
            <text:p>0.757234</text:p>
          </table:table-cell>
        </table:table-row>
        <table:table-row table:style-name="ro1">
          <table:table-cell table:number-columns-repeated="2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003582986" calcext:value-type="float">
            <text:p>0.0003582986</text:p>
          </table:table-cell>
          <table:table-cell table:style-name="ce21" office:value-type="float" office:value="0.04178258" calcext:value-type="float">
            <text:p>0.04178258</text:p>
          </table:table-cell>
          <table:table-cell table:style-name="ce21" office:value-type="float" office:value="0.0001298971" calcext:value-type="float">
            <text:p>0.0001298971</text:p>
          </table:table-cell>
          <table:table-cell table:style-name="ce21" office:value-type="float" office:value="0.109952" calcext:value-type="float">
            <text:p>0.1099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306545" calcext:value-type="float">
            <text:p>0.000306545</text:p>
          </table:table-cell>
          <table:table-cell office:value-type="float" office:value="0.115995" calcext:value-type="float">
            <text:p>0.115995</text:p>
          </table:table-cell>
          <table:table-cell office:value-type="float" office:value="0.00024719" calcext:value-type="float">
            <text:p>0.00024719</text:p>
          </table:table-cell>
          <table:table-cell office:value-type="float" office:value="0.754088" calcext:value-type="float">
            <text:p>0.754088</text:p>
          </table:table-cell>
        </table:table-row>
        <table:table-row table:style-name="ro1">
          <table:table-cell table:number-columns-repeated="2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0.0005085297" calcext:value-type="float">
            <text:p>0.0005085297</text:p>
          </table:table-cell>
          <table:table-cell table:style-name="ce21" office:value-type="float" office:value="0.03345224" calcext:value-type="float">
            <text:p>0.03345224</text:p>
          </table:table-cell>
          <table:table-cell table:style-name="ce21" office:value-type="float" office:value="0.0001649993" calcext:value-type="float">
            <text:p>0.0001649993</text:p>
          </table:table-cell>
          <table:table-cell table:style-name="ce21" office:value-type="float" office:value="0.07166994" calcext:value-type="float">
            <text:p>0.07166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88732" calcext:value-type="float">
            <text:p>0.000288732</text:p>
          </table:table-cell>
          <table:table-cell office:value-type="float" office:value="0.118815" calcext:value-type="float">
            <text:p>0.118815</text:p>
          </table:table-cell>
          <table:table-cell office:value-type="float" office:value="0.000261502" calcext:value-type="float">
            <text:p>0.000261502</text:p>
          </table:table-cell>
          <table:table-cell office:value-type="float" office:value="0.768658" calcext:value-type="float">
            <text:p>0.768658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0031499" calcext:value-type="float">
            <text:p>0.00031499</text:p>
          </table:table-cell>
          <table:table-cell office:value-type="float" office:value="0.118002" calcext:value-type="float">
            <text:p>0.118002</text:p>
          </table:table-cell>
          <table:table-cell office:value-type="float" office:value="0.000145332" calcext:value-type="float">
            <text:p>0.000145332</text:p>
          </table:table-cell>
          <table:table-cell office:value-type="float" office:value="0.758349" calcext:value-type="float">
            <text:p>0.758349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00291949" calcext:value-type="float">
            <text:p>0.000291949</text:p>
          </table:table-cell>
          <table:table-cell office:value-type="float" office:value="0.116033" calcext:value-type="float">
            <text:p>0.116033</text:p>
          </table:table-cell>
          <table:table-cell office:value-type="float" office:value="0.000153492" calcext:value-type="float">
            <text:p>0.000153492</text:p>
          </table:table-cell>
          <table:table-cell office:value-type="float" office:value="0.752339" calcext:value-type="float">
            <text:p>0.752339</text:p>
          </table:table-cell>
        </table:table-row>
        <table:table-row table:style-name="ro1">
          <table:table-cell table:number-columns-repeated="8"/>
          <table:table-cell table:style-name="ce9" table:formula="of:=AVERAGE([.I3:.I12])" office:value-type="float" office:value="1" calcext:value-type="float">
            <text:p>1</text:p>
          </table:table-cell>
          <table:table-cell table:style-name="ce9" table:formula="of:=AVERAGE([.J3:.J12])" office:value-type="float" office:value="0.0002943315" calcext:value-type="float">
            <text:p>0.0002943315</text:p>
          </table:table-cell>
          <table:table-cell table:style-name="ce9" table:formula="of:=AVERAGE([.K3:.K12])" office:value-type="float" office:value="0.1173793" calcext:value-type="float">
            <text:p>0.1173793</text:p>
          </table:table-cell>
          <table:table-cell table:style-name="ce9" table:formula="of:=AVERAGE([.L3:.L12])" office:value-type="float" office:value="0.0002218157" calcext:value-type="float">
            <text:p>0.0002218157</text:p>
          </table:table-cell>
          <table:table-cell table:style-name="ce9" table:formula="of:=AVERAGE([.M3:.M12])" office:value-type="float" office:value="0.7571654" calcext:value-type="float">
            <text:p>0.757165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01887" calcext:value-type="float">
            <text:p>0.000301887</text:p>
          </table:table-cell>
          <table:table-cell office:value-type="float" office:value="0.203128" calcext:value-type="float">
            <text:p>0.2031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292022" calcext:value-type="float">
            <text:p>0.000292022</text:p>
          </table:table-cell>
          <table:table-cell office:value-type="float" office:value="0.167212" calcext:value-type="float">
            <text:p>0.1672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35569" calcext:value-type="float">
            <text:p>0.000335569</text:p>
          </table:table-cell>
          <table:table-cell office:value-type="float" office:value="0.190016" calcext:value-type="float">
            <text:p>0.1900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47953" calcext:value-type="float">
            <text:p>0.000347953</text:p>
          </table:table-cell>
          <table:table-cell office:value-type="float" office:value="0.177856" calcext:value-type="float">
            <text:p>0.1778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23435" calcext:value-type="float">
            <text:p>0.000323435</text:p>
          </table:table-cell>
          <table:table-cell office:value-type="float" office:value="0.182134" calcext:value-type="float">
            <text:p>0.18213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13526" calcext:value-type="float">
            <text:p>0.000313526</text:p>
          </table:table-cell>
          <table:table-cell office:value-type="float" office:value="0.178784" calcext:value-type="float">
            <text:p>0.1787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14842" calcext:value-type="float">
            <text:p>0.000314842</text:p>
          </table:table-cell>
          <table:table-cell office:value-type="float" office:value="0.181475" calcext:value-type="float">
            <text:p>0.1814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32955" calcext:value-type="float">
            <text:p>0.000332955</text:p>
          </table:table-cell>
          <table:table-cell office:value-type="float" office:value="0.199875" calcext:value-type="float">
            <text:p>0.1998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20659" calcext:value-type="float">
            <text:p>0.000320659</text:p>
          </table:table-cell>
          <table:table-cell office:value-type="float" office:value="0.20458" calcext:value-type="float">
            <text:p>0.2045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25267" calcext:value-type="float">
            <text:p>0.000325267</text:p>
          </table:table-cell>
          <table:table-cell office:value-type="float" office:value="0.202965" calcext:value-type="float">
            <text:p>0.20296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table:formula="of:=AVERAGE([.I16:.I25])" office:value-type="float" office:value="2" calcext:value-type="float">
            <text:p>2</text:p>
          </table:table-cell>
          <table:table-cell table:style-name="ce9" table:formula="of:=AVERAGE([.J16:.J25])" office:value-type="float" office:value="0.0003208115" calcext:value-type="float">
            <text:p>0.0003208115</text:p>
          </table:table-cell>
          <table:table-cell table:style-name="ce9" table:formula="of:=AVERAGE([.K16:.K25])" office:value-type="float" office:value="0.1888025" calcext:value-type="float">
            <text:p>0.188802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299631" calcext:value-type="float">
            <text:p>0.000299631</text:p>
          </table:table-cell>
          <table:table-cell office:value-type="float" office:value="0.138045" calcext:value-type="float">
            <text:p>0.1380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18792" calcext:value-type="float">
            <text:p>0.000318792</text:p>
          </table:table-cell>
          <table:table-cell office:value-type="float" office:value="0.141251" calcext:value-type="float">
            <text:p>0.14125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29392" calcext:value-type="float">
            <text:p>0.000329392</text:p>
          </table:table-cell>
          <table:table-cell office:value-type="float" office:value="0.135245" calcext:value-type="float">
            <text:p>0.1352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09255" calcext:value-type="float">
            <text:p>0.000309255</text:p>
          </table:table-cell>
          <table:table-cell office:value-type="float" office:value="0.144574" calcext:value-type="float">
            <text:p>0.14457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02116" calcext:value-type="float">
            <text:p>0.000302116</text:p>
          </table:table-cell>
          <table:table-cell office:value-type="float" office:value="0.145847" calcext:value-type="float">
            <text:p>0.1458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44492" calcext:value-type="float">
            <text:p>0.000344492</text:p>
          </table:table-cell>
          <table:table-cell office:value-type="float" office:value="0.146105" calcext:value-type="float">
            <text:p>0.1461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20878" calcext:value-type="float">
            <text:p>0.000320878</text:p>
          </table:table-cell>
          <table:table-cell office:value-type="float" office:value="0.134456" calcext:value-type="float">
            <text:p>0.1344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13618" calcext:value-type="float">
            <text:p>0.000313618</text:p>
          </table:table-cell>
          <table:table-cell office:value-type="float" office:value="0.142168" calcext:value-type="float">
            <text:p>0.1421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11854" calcext:value-type="float">
            <text:p>0.000311854</text:p>
          </table:table-cell>
          <table:table-cell office:value-type="float" office:value="0.140016" calcext:value-type="float">
            <text:p>0.1400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02715" calcext:value-type="float">
            <text:p>0.000302715</text:p>
          </table:table-cell>
          <table:table-cell office:value-type="float" office:value="0.14475" calcext:value-type="float">
            <text:p>0.1447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table:formula="of:=AVERAGE([.I29:.I38])" office:value-type="float" office:value="3" calcext:value-type="float">
            <text:p>3</text:p>
          </table:table-cell>
          <table:table-cell table:style-name="ce9" table:formula="of:=AVERAGE([.J29:.J38])" office:value-type="float" office:value="0.0003152743" calcext:value-type="float">
            <text:p>0.0003152743</text:p>
          </table:table-cell>
          <table:table-cell table:style-name="ce9" table:formula="of:=AVERAGE([.K29:.K38])" office:value-type="float" office:value="0.1412457" calcext:value-type="float">
            <text:p>0.14124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1511" calcext:value-type="float">
            <text:p>0.00031511</text:p>
          </table:table-cell>
          <table:table-cell office:value-type="float" office:value="0.121681" calcext:value-type="float">
            <text:p>0.1216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2337" calcext:value-type="float">
            <text:p>0.000322337</text:p>
          </table:table-cell>
          <table:table-cell office:value-type="float" office:value="0.110408" calcext:value-type="float">
            <text:p>0.1104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6228" calcext:value-type="float">
            <text:p>0.000326228</text:p>
          </table:table-cell>
          <table:table-cell office:value-type="float" office:value="0.113439" calcext:value-type="float">
            <text:p>0.1134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3993" calcext:value-type="float">
            <text:p>0.000323993</text:p>
          </table:table-cell>
          <table:table-cell office:value-type="float" office:value="0.109399" calcext:value-type="float">
            <text:p>0.10939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10616" calcext:value-type="float">
            <text:p>0.000310616</text:p>
          </table:table-cell>
          <table:table-cell office:value-type="float" office:value="0.112285" calcext:value-type="float">
            <text:p>0.11228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2454" calcext:value-type="float">
            <text:p>0.000322454</text:p>
          </table:table-cell>
          <table:table-cell office:value-type="float" office:value="0.118497" calcext:value-type="float">
            <text:p>0.11849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36164" calcext:value-type="float">
            <text:p>0.000336164</text:p>
          </table:table-cell>
          <table:table-cell office:value-type="float" office:value="0.113323" calcext:value-type="float">
            <text:p>0.11332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0428" calcext:value-type="float">
            <text:p>0.000320428</text:p>
          </table:table-cell>
          <table:table-cell office:value-type="float" office:value="0.111745" calcext:value-type="float">
            <text:p>0.1117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0917" calcext:value-type="float">
            <text:p>0.000320917</text:p>
          </table:table-cell>
          <table:table-cell office:value-type="float" office:value="0.116361" calcext:value-type="float">
            <text:p>0.1163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7429" calcext:value-type="float">
            <text:p>0.000327429</text:p>
          </table:table-cell>
          <table:table-cell office:value-type="float" office:value="0.118778" calcext:value-type="float">
            <text:p>0.11877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table:formula="of:=AVERAGE([.I42:.I51])" office:value-type="float" office:value="4" calcext:value-type="float">
            <text:p>4</text:p>
          </table:table-cell>
          <table:table-cell table:style-name="ce9" table:formula="of:=AVERAGE([.J42:.J51])" office:value-type="float" office:value="0.0003225676" calcext:value-type="float">
            <text:p>0.0003225676</text:p>
          </table:table-cell>
          <table:table-cell table:style-name="ce9" table:formula="of:=AVERAGE([.K42:.K51])" office:value-type="float" office:value="0.1145916" calcext:value-type="float">
            <text:p>0.114591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27559" calcext:value-type="float">
            <text:p>0.000327559</text:p>
          </table:table-cell>
          <table:table-cell office:value-type="float" office:value="0.086437" calcext:value-type="float">
            <text:p>0.086437</text:p>
          </table:table-cell>
          <table:table-cell office:value-type="float" office:value="0.000114966" calcext:value-type="float">
            <text:p>0.000114966</text:p>
          </table:table-cell>
          <table:table-cell office:value-type="float" office:value="0.23786" calcext:value-type="float">
            <text:p>0.23786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31007" calcext:value-type="float">
            <text:p>0.000331007</text:p>
          </table:table-cell>
          <table:table-cell office:value-type="float" office:value="0.0876188" calcext:value-type="float">
            <text:p>0.0876188</text:p>
          </table:table-cell>
          <table:table-cell office:value-type="float" office:value="0.000193495" calcext:value-type="float">
            <text:p>0.000193495</text:p>
          </table:table-cell>
          <table:table-cell office:value-type="float" office:value="0.229665" calcext:value-type="float">
            <text:p>0.229665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34681" calcext:value-type="float">
            <text:p>0.000334681</text:p>
          </table:table-cell>
          <table:table-cell office:value-type="float" office:value="0.0895657" calcext:value-type="float">
            <text:p>0.0895657</text:p>
          </table:table-cell>
          <table:table-cell office:value-type="float" office:value="0.000195303" calcext:value-type="float">
            <text:p>0.000195303</text:p>
          </table:table-cell>
          <table:table-cell office:value-type="float" office:value="0.237832" calcext:value-type="float">
            <text:p>0.237832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297294" calcext:value-type="float">
            <text:p>0.000297294</text:p>
          </table:table-cell>
          <table:table-cell office:value-type="float" office:value="0.0876106" calcext:value-type="float">
            <text:p>0.0876106</text:p>
          </table:table-cell>
          <table:table-cell office:value-type="float" office:value="0.000115899" calcext:value-type="float">
            <text:p>0.000115899</text:p>
          </table:table-cell>
          <table:table-cell office:value-type="float" office:value="0.247332" calcext:value-type="float">
            <text:p>0.247332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40876" calcext:value-type="float">
            <text:p>0.000340876</text:p>
          </table:table-cell>
          <table:table-cell office:value-type="float" office:value="0.0905073" calcext:value-type="float">
            <text:p>0.0905073</text:p>
          </table:table-cell>
          <table:table-cell office:value-type="float" office:value="0.000192273" calcext:value-type="float">
            <text:p>0.000192273</text:p>
          </table:table-cell>
          <table:table-cell office:value-type="float" office:value="0.243453" calcext:value-type="float">
            <text:p>0.243453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04412" calcext:value-type="float">
            <text:p>0.000304412</text:p>
          </table:table-cell>
          <table:table-cell office:value-type="float" office:value="0.0928806" calcext:value-type="float">
            <text:p>0.0928806</text:p>
          </table:table-cell>
          <table:table-cell office:value-type="float" office:value="0.000193147" calcext:value-type="float">
            <text:p>0.000193147</text:p>
          </table:table-cell>
          <table:table-cell office:value-type="float" office:value="0.248162" calcext:value-type="float">
            <text:p>0.248162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299853" calcext:value-type="float">
            <text:p>0.000299853</text:p>
          </table:table-cell>
          <table:table-cell office:value-type="float" office:value="0.0897877" calcext:value-type="float">
            <text:p>0.0897877</text:p>
          </table:table-cell>
          <table:table-cell office:value-type="float" office:value="0.000195643" calcext:value-type="float">
            <text:p>0.000195643</text:p>
          </table:table-cell>
          <table:table-cell office:value-type="float" office:value="0.242675" calcext:value-type="float">
            <text:p>0.242675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23602" calcext:value-type="float">
            <text:p>0.000323602</text:p>
          </table:table-cell>
          <table:table-cell office:value-type="float" office:value="0.0924518" calcext:value-type="float">
            <text:p>0.0924518</text:p>
          </table:table-cell>
          <table:table-cell office:value-type="float" office:value="0.000118104" calcext:value-type="float">
            <text:p>0.000118104</text:p>
          </table:table-cell>
          <table:table-cell office:value-type="float" office:value="0.235127" calcext:value-type="float">
            <text:p>0.2351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32195" calcext:value-type="float">
            <text:p>0.000332195</text:p>
          </table:table-cell>
          <table:table-cell office:value-type="float" office:value="0.0889307" calcext:value-type="float">
            <text:p>0.0889307</text:p>
          </table:table-cell>
          <table:table-cell office:value-type="float" office:value="0.000193201" calcext:value-type="float">
            <text:p>0.000193201</text:p>
          </table:table-cell>
          <table:table-cell office:value-type="float" office:value="0.228648" calcext:value-type="float">
            <text:p>0.228648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17495" calcext:value-type="float">
            <text:p>0.000317495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00191545" calcext:value-type="float">
            <text:p>0.000191545</text:p>
          </table:table-cell>
          <table:table-cell office:value-type="float" office:value="0.225311" calcext:value-type="float">
            <text:p>0.225311</text:p>
          </table:table-cell>
        </table:table-row>
        <table:table-row table:style-name="ro1">
          <table:table-cell table:number-columns-repeated="8"/>
          <table:table-cell table:style-name="ce9" table:formula="of:=AVERAGE([.I55:.I64])" office:value-type="float" office:value="6" calcext:value-type="float">
            <text:p>6</text:p>
          </table:table-cell>
          <table:table-cell table:style-name="ce9" table:formula="of:=AVERAGE([.J55:.J64])" office:value-type="float" office:value="0.0003208974" calcext:value-type="float">
            <text:p>0.0003208974</text:p>
          </table:table-cell>
          <table:table-cell table:style-name="ce9" table:formula="of:=AVERAGE([.K55:.K64])" office:value-type="float" office:value="0.08887406" calcext:value-type="float">
            <text:p>0.08887406</text:p>
          </table:table-cell>
          <table:table-cell table:style-name="ce9" table:formula="of:=AVERAGE([.L55:.L64])" office:value-type="float" office:value="0.0001703576" calcext:value-type="float">
            <text:p>0.0001703576</text:p>
          </table:table-cell>
          <table:table-cell table:style-name="ce9" table:formula="of:=AVERAGE([.M55:.M64])" office:value-type="float" office:value="0.2376065" calcext:value-type="float">
            <text:p>0.237606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03194" calcext:value-type="float">
            <text:p>0.000303194</text:p>
          </table:table-cell>
          <table:table-cell office:value-type="float" office:value="0.0577329" calcext:value-type="float">
            <text:p>0.057732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39994" calcext:value-type="float">
            <text:p>0.000339994</text:p>
          </table:table-cell>
          <table:table-cell office:value-type="float" office:value="0.0587619" calcext:value-type="float">
            <text:p>0.058761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43447" calcext:value-type="float">
            <text:p>0.000343447</text:p>
          </table:table-cell>
          <table:table-cell office:value-type="float" office:value="0.0583763" calcext:value-type="float">
            <text:p>0.05837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2519" calcext:value-type="float">
            <text:p>0.00032519</text:p>
          </table:table-cell>
          <table:table-cell office:value-type="float" office:value="0.0570883" calcext:value-type="float">
            <text:p>0.057088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14331" calcext:value-type="float">
            <text:p>0.000314331</text:p>
          </table:table-cell>
          <table:table-cell office:value-type="float" office:value="0.0592381" calcext:value-type="float">
            <text:p>0.05923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42739" calcext:value-type="float">
            <text:p>0.000342739</text:p>
          </table:table-cell>
          <table:table-cell office:value-type="float" office:value="0.0590093" calcext:value-type="float">
            <text:p>0.05900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12405" calcext:value-type="float">
            <text:p>0.000312405</text:p>
          </table:table-cell>
          <table:table-cell office:value-type="float" office:value="0.060803" calcext:value-type="float">
            <text:p>0.06080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50766" calcext:value-type="float">
            <text:p>0.000350766</text:p>
          </table:table-cell>
          <table:table-cell office:value-type="float" office:value="0.0588577" calcext:value-type="float">
            <text:p>0.05885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40292" calcext:value-type="float">
            <text:p>0.000340292</text:p>
          </table:table-cell>
          <table:table-cell office:value-type="float" office:value="0.0584098" calcext:value-type="float">
            <text:p>0.05840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2619" calcext:value-type="float">
            <text:p>0.00032619</text:p>
          </table:table-cell>
          <table:table-cell office:value-type="float" office:value="0.0573866" calcext:value-type="float">
            <text:p>0.057386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table:formula="of:=AVERAGE([.I68:.I77])" office:value-type="float" office:value="8" calcext:value-type="float">
            <text:p>8</text:p>
          </table:table-cell>
          <table:table-cell table:style-name="ce9" table:formula="of:=AVERAGE([.J68:.J77])" office:value-type="float" office:value="0.0003298548" calcext:value-type="float">
            <text:p>0.0003298548</text:p>
          </table:table-cell>
          <table:table-cell table:style-name="ce9" table:formula="of:=AVERAGE([.K68:.K77])" office:value-type="float" office:value="0.05856639" calcext:value-type="float">
            <text:p>0.05856639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4005" calcext:value-type="float">
            <text:p>0.000354005</text:p>
          </table:table-cell>
          <table:table-cell office:value-type="float" office:value="0.0419186" calcext:value-type="float">
            <text:p>0.0419186</text:p>
          </table:table-cell>
          <table:table-cell office:value-type="float" office:value="0.000122522" calcext:value-type="float">
            <text:p>0.000122522</text:p>
          </table:table-cell>
          <table:table-cell office:value-type="float" office:value="0.111547" calcext:value-type="float">
            <text:p>0.111547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231" calcext:value-type="float">
            <text:p>0.00035231</text:p>
          </table:table-cell>
          <table:table-cell office:value-type="float" office:value="0.0418038" calcext:value-type="float">
            <text:p>0.0418038</text:p>
          </table:table-cell>
          <table:table-cell office:value-type="float" office:value="0.000128296" calcext:value-type="float">
            <text:p>0.000128296</text:p>
          </table:table-cell>
          <table:table-cell office:value-type="float" office:value="0.111094" calcext:value-type="float">
            <text:p>0.11109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5446" calcext:value-type="float">
            <text:p>0.000355446</text:p>
          </table:table-cell>
          <table:table-cell office:value-type="float" office:value="0.0416378" calcext:value-type="float">
            <text:p>0.0416378</text:p>
          </table:table-cell>
          <table:table-cell office:value-type="float" office:value="0.000125412" calcext:value-type="float">
            <text:p>0.000125412</text:p>
          </table:table-cell>
          <table:table-cell office:value-type="float" office:value="0.108245" calcext:value-type="float">
            <text:p>0.108245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64274" calcext:value-type="float">
            <text:p>0.000364274</text:p>
          </table:table-cell>
          <table:table-cell office:value-type="float" office:value="0.0410432" calcext:value-type="float">
            <text:p>0.0410432</text:p>
          </table:table-cell>
          <table:table-cell office:value-type="float" office:value="0.000156641" calcext:value-type="float">
            <text:p>0.000156641</text:p>
          </table:table-cell>
          <table:table-cell office:value-type="float" office:value="0.114484" calcext:value-type="float">
            <text:p>0.11448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6945" calcext:value-type="float">
            <text:p>0.00036945</text:p>
          </table:table-cell>
          <table:table-cell office:value-type="float" office:value="0.0421707" calcext:value-type="float">
            <text:p>0.0421707</text:p>
          </table:table-cell>
          <table:table-cell office:value-type="float" office:value="0.000127358" calcext:value-type="float">
            <text:p>0.000127358</text:p>
          </table:table-cell>
          <table:table-cell office:value-type="float" office:value="0.111084" calcext:value-type="float">
            <text:p>0.11108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61534" calcext:value-type="float">
            <text:p>0.000361534</text:p>
          </table:table-cell>
          <table:table-cell office:value-type="float" office:value="0.041804" calcext:value-type="float">
            <text:p>0.041804</text:p>
          </table:table-cell>
          <table:table-cell office:value-type="float" office:value="0.000119093" calcext:value-type="float">
            <text:p>0.000119093</text:p>
          </table:table-cell>
          <table:table-cell office:value-type="float" office:value="0.104988" calcext:value-type="float">
            <text:p>0.104988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5601" calcext:value-type="float">
            <text:p>0.000355601</text:p>
          </table:table-cell>
          <table:table-cell office:value-type="float" office:value="0.0422106" calcext:value-type="float">
            <text:p>0.0422106</text:p>
          </table:table-cell>
          <table:table-cell office:value-type="float" office:value="0.000131986" calcext:value-type="float">
            <text:p>0.000131986</text:p>
          </table:table-cell>
          <table:table-cell office:value-type="float" office:value="0.111821" calcext:value-type="float">
            <text:p>0.111821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3099" calcext:value-type="float">
            <text:p>0.000353099</text:p>
          </table:table-cell>
          <table:table-cell office:value-type="float" office:value="0.0421247" calcext:value-type="float">
            <text:p>0.0421247</text:p>
          </table:table-cell>
          <table:table-cell office:value-type="float" office:value="0.000124591" calcext:value-type="float">
            <text:p>0.000124591</text:p>
          </table:table-cell>
          <table:table-cell office:value-type="float" office:value="0.10768" calcext:value-type="float">
            <text:p>0.10768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6289" calcext:value-type="float">
            <text:p>0.00036289</text:p>
          </table:table-cell>
          <table:table-cell office:value-type="float" office:value="0.0410092" calcext:value-type="float">
            <text:p>0.0410092</text:p>
          </table:table-cell>
          <table:table-cell office:value-type="float" office:value="0.000141776" calcext:value-type="float">
            <text:p>0.000141776</text:p>
          </table:table-cell>
          <table:table-cell office:value-type="float" office:value="0.108349" calcext:value-type="float">
            <text:p>0.108349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4377" calcext:value-type="float">
            <text:p>0.000354377</text:p>
          </table:table-cell>
          <table:table-cell office:value-type="float" office:value="0.0421032" calcext:value-type="float">
            <text:p>0.0421032</text:p>
          </table:table-cell>
          <table:table-cell office:value-type="float" office:value="0.000121296" calcext:value-type="float">
            <text:p>0.000121296</text:p>
          </table:table-cell>
          <table:table-cell office:value-type="float" office:value="0.110228" calcext:value-type="float">
            <text:p>0.110228</text:p>
          </table:table-cell>
        </table:table-row>
        <table:table-row table:style-name="ro1">
          <table:table-cell table:number-columns-repeated="8"/>
          <table:table-cell table:style-name="ce9" table:formula="of:=AVERAGE([.I81:.I90])" office:value-type="float" office:value="12" calcext:value-type="float">
            <text:p>12</text:p>
          </table:table-cell>
          <table:table-cell table:style-name="ce9" table:formula="of:=AVERAGE([.J81:.J90])" office:value-type="float" office:value="0.0003582986" calcext:value-type="float">
            <text:p>0.0003582986</text:p>
          </table:table-cell>
          <table:table-cell table:style-name="ce9" table:formula="of:=AVERAGE([.K81:.K90])" office:value-type="float" office:value="0.04178258" calcext:value-type="float">
            <text:p>0.04178258</text:p>
          </table:table-cell>
          <table:table-cell table:style-name="ce9" table:formula="of:=AVERAGE([.L81:.L90])" office:value-type="float" office:value="0.0001298971" calcext:value-type="float">
            <text:p>0.0001298971</text:p>
          </table:table-cell>
          <table:table-cell table:style-name="ce9" table:formula="of:=AVERAGE([.M81:.M90])" office:value-type="float" office:value="0.109952" calcext:value-type="float">
            <text:p>0.10995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357995" calcext:value-type="float">
            <text:p>0.000357995</text:p>
          </table:table-cell>
          <table:table-cell office:value-type="float" office:value="0.034156" calcext:value-type="float">
            <text:p>0.034156</text:p>
          </table:table-cell>
          <table:table-cell office:value-type="float" office:value="0.00014193" calcext:value-type="float">
            <text:p>0.00014193</text:p>
          </table:table-cell>
          <table:table-cell office:value-type="float" office:value="0.0694892" calcext:value-type="float">
            <text:p>0.0694892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416369" calcext:value-type="float">
            <text:p>0.000416369</text:p>
          </table:table-cell>
          <table:table-cell office:value-type="float" office:value="0.0318909" calcext:value-type="float">
            <text:p>0.0318909</text:p>
          </table:table-cell>
          <table:table-cell office:value-type="float" office:value="0.000125353" calcext:value-type="float">
            <text:p>0.000125353</text:p>
          </table:table-cell>
          <table:table-cell office:value-type="float" office:value="0.0750066" calcext:value-type="float">
            <text:p>0.0750066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64858" calcext:value-type="float">
            <text:p>0.000564858</text:p>
          </table:table-cell>
          <table:table-cell office:value-type="float" office:value="0.0339144" calcext:value-type="float">
            <text:p>0.0339144</text:p>
          </table:table-cell>
          <table:table-cell office:value-type="float" office:value="0.000164069" calcext:value-type="float">
            <text:p>0.000164069</text:p>
          </table:table-cell>
          <table:table-cell office:value-type="float" office:value="0.0695618" calcext:value-type="float">
            <text:p>0.0695618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56453" calcext:value-type="float">
            <text:p>0.000556453</text:p>
          </table:table-cell>
          <table:table-cell office:value-type="float" office:value="0.0331545" calcext:value-type="float">
            <text:p>0.0331545</text:p>
          </table:table-cell>
          <table:table-cell office:value-type="float" office:value="0.000190841" calcext:value-type="float">
            <text:p>0.000190841</text:p>
          </table:table-cell>
          <table:table-cell office:value-type="float" office:value="0.0717877" calcext:value-type="float">
            <text:p>0.0717877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97787" calcext:value-type="float">
            <text:p>0.000597787</text:p>
          </table:table-cell>
          <table:table-cell office:value-type="float" office:value="0.0334646" calcext:value-type="float">
            <text:p>0.0334646</text:p>
          </table:table-cell>
          <table:table-cell office:value-type="float" office:value="0.000185774" calcext:value-type="float">
            <text:p>0.000185774</text:p>
          </table:table-cell>
          <table:table-cell office:value-type="float" office:value="0.0704157" calcext:value-type="float">
            <text:p>0.0704157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58349" calcext:value-type="float">
            <text:p>0.000558349</text:p>
          </table:table-cell>
          <table:table-cell office:value-type="float" office:value="0.0339841" calcext:value-type="float">
            <text:p>0.0339841</text:p>
          </table:table-cell>
          <table:table-cell office:value-type="float" office:value="0.000174009" calcext:value-type="float">
            <text:p>0.000174009</text:p>
          </table:table-cell>
          <table:table-cell office:value-type="float" office:value="0.0716496" calcext:value-type="float">
            <text:p>0.0716496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342122" calcext:value-type="float">
            <text:p>0.000342122</text:p>
          </table:table-cell>
          <table:table-cell office:value-type="float" office:value="0.0330604" calcext:value-type="float">
            <text:p>0.0330604</text:p>
          </table:table-cell>
          <table:table-cell office:value-type="float" office:value="0.000123582" calcext:value-type="float">
            <text:p>0.000123582</text:p>
          </table:table-cell>
          <table:table-cell office:value-type="float" office:value="0.070441" calcext:value-type="float">
            <text:p>0.070441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63163" calcext:value-type="float">
            <text:p>0.000563163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00178928" calcext:value-type="float">
            <text:p>0.000178928</text:p>
          </table:table-cell>
          <table:table-cell office:value-type="float" office:value="0.0757952" calcext:value-type="float">
            <text:p>0.0757952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59289" calcext:value-type="float">
            <text:p>0.000559289</text:p>
          </table:table-cell>
          <table:table-cell office:value-type="float" office:value="0.0336793" calcext:value-type="float">
            <text:p>0.0336793</text:p>
          </table:table-cell>
          <table:table-cell office:value-type="float" office:value="0.000183472" calcext:value-type="float">
            <text:p>0.000183472</text:p>
          </table:table-cell>
          <table:table-cell office:value-type="float" office:value="0.0714271" calcext:value-type="float">
            <text:p>0.0714271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68912" calcext:value-type="float">
            <text:p>0.000568912</text:p>
          </table:table-cell>
          <table:table-cell office:value-type="float" office:value="0.0335899" calcext:value-type="float">
            <text:p>0.0335899</text:p>
          </table:table-cell>
          <table:table-cell office:value-type="float" office:value="0.000182035" calcext:value-type="float">
            <text:p>0.000182035</text:p>
          </table:table-cell>
          <table:table-cell office:value-type="float" office:value="0.0711255" calcext:value-type="float">
            <text:p>0.0711255</text:p>
          </table:table-cell>
        </table:table-row>
        <table:table-row table:style-name="ro1">
          <table:table-cell table:number-columns-repeated="8"/>
          <table:table-cell table:style-name="ce9" table:formula="of:=AVERAGE([.I94:.I103])" office:value-type="float" office:value="24" calcext:value-type="float">
            <text:p>24</text:p>
          </table:table-cell>
          <table:table-cell table:style-name="ce9" table:formula="of:=AVERAGE([.J94:.J103])" office:value-type="float" office:value="0.0005085297" calcext:value-type="float">
            <text:p>0.0005085297</text:p>
          </table:table-cell>
          <table:table-cell table:style-name="ce9" table:formula="of:=AVERAGE([.K94:.K103])" office:value-type="float" office:value="0.03345224" calcext:value-type="float">
            <text:p>0.03345224</text:p>
          </table:table-cell>
          <table:table-cell table:style-name="ce9" table:formula="of:=AVERAGE([.L94:.L103])" office:value-type="float" office:value="0.0001649993" calcext:value-type="float">
            <text:p>0.0001649993</text:p>
          </table:table-cell>
          <table:table-cell table:style-name="ce9" table:formula="of:=AVERAGE([.M94:.M103])" office:value-type="float" office:value="0.07166994" calcext:value-type="float">
            <text:p>0.07166994</text:p>
          </table:table-cell>
        </table:table-row>
      </table:table>
      <table:table table:name="MKL CONST 3D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_thread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3"/>
          <table:table-cell table:style-name="Default" office:value-type="string" calcext:value-type="string">
            <text:p>MKL3DRINIT</text:p>
          </table:table-cell>
          <table:table-cell office:value-type="string" calcext:value-type="string">
            <text:p>FFTW3DREXEC</text:p>
          </table:table-cell>
          <table:table-cell table:style-name="Default" office:value-type="string" calcext:value-type="string">
            <text:p>MKL3DCINIT</text:p>
          </table:table-cell>
          <table:table-cell office:value-type="string" calcext:value-type="string">
            <text:p>FFTW3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601563" calcext:value-type="float">
            <text:p>6.01563E-05</text:p>
          </table:table-cell>
          <table:table-cell table:style-name="ce6" office:value-type="float" office:value="0.109089666666667" calcext:value-type="float">
            <text:p>0.109089666666667</text:p>
          </table:table-cell>
          <table:table-cell table:style-name="ce6" office:value-type="float" office:value="0.000121221666666667" calcext:value-type="float">
            <text:p>0.000121221666667</text:p>
          </table:table-cell>
          <table:table-cell table:style-name="ce6" office:value-type="float" office:value="0.755092333333333" calcext:value-type="float">
            <text:p>0.755092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60252" calcext:value-type="float">
            <text:p>6.03E-05</text:p>
          </table:table-cell>
          <table:table-cell office:value-type="float" office:value="0.109919" calcext:value-type="float">
            <text:p>0.109919</text:p>
          </table:table-cell>
          <table:table-cell table:style-name="Default" office:value-type="float" office:value="0.000143416" calcext:value-type="float">
            <text:p>0.000143416</text:p>
          </table:table-cell>
          <table:table-cell office:value-type="float" office:value="0.766761" calcext:value-type="float">
            <text:p>0.76676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0582109" calcext:value-type="float">
            <text:p>5.82109E-05</text:p>
          </table:table-cell>
          <table:table-cell table:style-name="ce6" office:value-type="float" office:value="0.112084857142857" calcext:value-type="float">
            <text:p>0.112084857142857</text:p>
          </table:table-cell>
          <table:table-cell table:style-name="ce6" office:value-type="float" office:value="0.0000577994285714286" calcext:value-type="float">
            <text:p>5.77994285714286E-05</text:p>
          </table:table-cell>
          <table:table-cell table:style-name="ce6" office:value-type="float" office:value="0.324126428571429" calcext:value-type="float">
            <text:p>0.324126428571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60501" calcext:value-type="float">
            <text:p>6.05E-05</text:p>
          </table:table-cell>
          <table:table-cell office:value-type="float" office:value="0.104435" calcext:value-type="float">
            <text:p>0.104435</text:p>
          </table:table-cell>
          <table:table-cell office:value-type="float" office:value="0.000082585" calcext:value-type="float">
            <text:p>8.26E-05</text:p>
          </table:table-cell>
          <table:table-cell office:value-type="float" office:value="0.746905" calcext:value-type="float">
            <text:p>0.74690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0564707" calcext:value-type="float">
            <text:p>5.64707E-05</text:p>
          </table:table-cell>
          <table:table-cell table:style-name="ce6" office:value-type="float" office:value="0.08492454" calcext:value-type="float">
            <text:p>0.08492454</text:p>
          </table:table-cell>
          <table:table-cell table:style-name="ce6" office:value-type="float" office:value="0.0000672743" calcext:value-type="float">
            <text:p>6.72743E-05</text:p>
          </table:table-cell>
          <table:table-cell table:style-name="ce6" office:value-type="float" office:value="0.2348148" calcext:value-type="float">
            <text:p>0.23481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65057" calcext:value-type="float">
            <text:p>6.51E-05</text:p>
          </table:table-cell>
          <table:table-cell office:value-type="float" office:value="0.112915" calcext:value-type="float">
            <text:p>0.112915</text:p>
          </table:table-cell>
          <table:table-cell table:style-name="Default" office:value-type="float" office:value="0.000137664" calcext:value-type="float">
            <text:p>0.000137664</text:p>
          </table:table-cell>
          <table:table-cell office:value-type="float" office:value="0.751611" calcext:value-type="float">
            <text:p>0.751611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0580091" calcext:value-type="float">
            <text:p>5.80091E-05</text:p>
          </table:table-cell>
          <table:table-cell table:style-name="ce6" office:value-type="float" office:value="0.0394136" calcext:value-type="float">
            <text:p>0.0394136</text:p>
          </table:table-cell>
          <table:table-cell table:style-name="ce6" office:value-type="float" office:value="0.0001033354" calcext:value-type="float">
            <text:p>0.0001033354</text:p>
          </table:table-cell>
          <table:table-cell table:style-name="ce6" office:value-type="float" office:value="0.09375724" calcext:value-type="float">
            <text:p>0.093757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64655" calcext:value-type="float">
            <text:p>6.47E-0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0647783" calcext:value-type="float">
            <text:p>6.47783E-05</text:p>
          </table:table-cell>
          <table:table-cell table:style-name="ce6" office:value-type="float" office:value="0.02949701" calcext:value-type="float">
            <text:p>0.02949701</text:p>
          </table:table-cell>
          <table:table-cell table:style-name="ce6" office:value-type="float" office:value="0.0000617579" calcext:value-type="float">
            <text:p>6.17579E-05</text:p>
          </table:table-cell>
          <table:table-cell table:style-name="ce6" office:value-type="float" office:value="0.07664601" calcext:value-type="float">
            <text:p>0.076646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55011" calcext:value-type="float">
            <text:p>5.50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059986" calcext:value-type="float">
            <text:p>6.00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05968" calcext:value-type="float">
            <text:p>5.97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061057" calcext:value-type="float">
            <text:p>6.11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060487" calcext:value-type="float">
            <text:p>6.05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054877" calcext:value-type="float">
            <text:p>5.49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2" table:formula="of:=AVERAGE([.H3:.H12])" office:value-type="float" office:value="1" calcext:value-type="float">
            <text:p>1</text:p>
          </table:table-cell>
          <table:table-cell table:style-name="ce22" table:formula="of:=AVERAGE([.I3:.I12])" office:value-type="float" office:value="0.0000601563" calcext:value-type="float">
            <text:p>6.01563E-05</text:p>
          </table:table-cell>
          <table:table-cell table:style-name="ce22" table:formula="of:=AVERAGE([.J3:.J12])" office:value-type="float" office:value="0.109089666666667" calcext:value-type="float">
            <text:p>0.109089666666667</text:p>
          </table:table-cell>
          <table:table-cell table:style-name="ce22" table:formula="of:=AVERAGE([.K3:.K12])" office:value-type="float" office:value="0.000121221666666667" calcext:value-type="float">
            <text:p>0.000121221666667</text:p>
          </table:table-cell>
          <table:table-cell table:style-name="ce22" table:formula="of:=AVERAGE([.L3:.L12])" office:value-type="float" office:value="0.755092333333333" calcext:value-type="float">
            <text:p>0.755092333333333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3201" calcext:value-type="float">
            <text:p>5.32E-05</text:p>
          </table:table-cell>
          <table:table-cell office:value-type="float" office:value="0.116721" calcext:value-type="float">
            <text:p>0.116721</text:p>
          </table:table-cell>
          <table:table-cell office:value-type="float" office:value="0.000057025" calcext:value-type="float">
            <text:p>5.70E-05</text:p>
          </table:table-cell>
          <table:table-cell office:value-type="float" office:value="0.317503" calcext:value-type="float">
            <text:p>0.317503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7188" calcext:value-type="float">
            <text:p>5.72E-05</text:p>
          </table:table-cell>
          <table:table-cell office:value-type="float" office:value="0.112297" calcext:value-type="float">
            <text:p>0.112297</text:p>
          </table:table-cell>
          <table:table-cell office:value-type="float" office:value="0.000059276" calcext:value-type="float">
            <text:p>5.93E-05</text:p>
          </table:table-cell>
          <table:table-cell office:value-type="float" office:value="0.316777" calcext:value-type="float">
            <text:p>0.316777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7431" calcext:value-type="float">
            <text:p>5.74E-05</text:p>
          </table:table-cell>
          <table:table-cell office:value-type="float" office:value="0.109812" calcext:value-type="float">
            <text:p>0.109812</text:p>
          </table:table-cell>
          <table:table-cell office:value-type="float" office:value="0.000051195" calcext:value-type="float">
            <text:p>5.12E-05</text:p>
          </table:table-cell>
          <table:table-cell office:value-type="float" office:value="0.328191" calcext:value-type="float">
            <text:p>0.328191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8421" calcext:value-type="float">
            <text:p>5.84E-05</text:p>
          </table:table-cell>
          <table:table-cell office:value-type="float" office:value="0.115886" calcext:value-type="float">
            <text:p>0.115886</text:p>
          </table:table-cell>
          <table:table-cell office:value-type="float" office:value="0.000059016" calcext:value-type="float">
            <text:p>5.90E-05</text:p>
          </table:table-cell>
          <table:table-cell office:value-type="float" office:value="0.321792" calcext:value-type="float">
            <text:p>0.321792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9813" calcext:value-type="float">
            <text:p>5.98E-05</text:p>
          </table:table-cell>
          <table:table-cell office:value-type="float" office:value="0.113377" calcext:value-type="float">
            <text:p>0.113377</text:p>
          </table:table-cell>
          <table:table-cell office:value-type="float" office:value="0.000048651" calcext:value-type="float">
            <text:p>4.87E-05</text:p>
          </table:table-cell>
          <table:table-cell office:value-type="float" office:value="0.324863" calcext:value-type="float">
            <text:p>0.324863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60078" calcext:value-type="float">
            <text:p>6.01E-05</text:p>
          </table:table-cell>
          <table:table-cell office:value-type="float" office:value="0.113501" calcext:value-type="float">
            <text:p>0.113501</text:p>
          </table:table-cell>
          <table:table-cell office:value-type="float" office:value="0.000058947" calcext:value-type="float">
            <text:p>5.89E-05</text:p>
          </table:table-cell>
          <table:table-cell office:value-type="float" office:value="0.325108" calcext:value-type="float">
            <text:p>0.325108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5348" calcext:value-type="float">
            <text:p>5.53E-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070486" calcext:value-type="float">
            <text:p>7.05E-05</text:p>
          </table:table-cell>
          <table:table-cell office:value-type="float" office:value="0.334651" calcext:value-type="float">
            <text:p>0.334651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60381" calcext:value-type="float">
            <text:p>6.04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7672" calcext:value-type="float">
            <text:p>5.77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62576" calcext:value-type="float">
            <text:p>6.26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2" table:formula="of:=AVERAGE([.H16:.H25])" office:value-type="float" office:value="4" calcext:value-type="float">
            <text:p>4</text:p>
          </table:table-cell>
          <table:table-cell table:style-name="ce22" table:formula="of:=AVERAGE([.I16:.I25])" office:value-type="float" office:value="0.0000582109" calcext:value-type="float">
            <text:p>5.82109E-05</text:p>
          </table:table-cell>
          <table:table-cell table:style-name="ce22" table:formula="of:=AVERAGE([.J16:.J25])" office:value-type="float" office:value="0.112084857142857" calcext:value-type="float">
            <text:p>0.112084857142857</text:p>
          </table:table-cell>
          <table:table-cell table:style-name="ce22" table:formula="of:=AVERAGE([.K16:.K25])" office:value-type="float" office:value="0.0000577994285714286" calcext:value-type="float">
            <text:p>5.77994285714286E-05</text:p>
          </table:table-cell>
          <table:table-cell table:style-name="ce22" table:formula="of:=AVERAGE([.L16:.L25])" office:value-type="float" office:value="0.324126428571429" calcext:value-type="float">
            <text:p>0.324126428571429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6584" calcext:value-type="float">
            <text:p>5.66E-05</text:p>
          </table:table-cell>
          <table:table-cell office:value-type="float" office:value="0.0863423" calcext:value-type="float">
            <text:p>0.0863423</text:p>
          </table:table-cell>
          <table:table-cell office:value-type="float" office:value="0.000062299" calcext:value-type="float">
            <text:p>6.23E-05</text:p>
          </table:table-cell>
          <table:table-cell office:value-type="float" office:value="0.236663" calcext:value-type="float">
            <text:p>0.236663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63053" calcext:value-type="float">
            <text:p>6.31E-05</text:p>
          </table:table-cell>
          <table:table-cell office:value-type="float" office:value="0.0923223" calcext:value-type="float">
            <text:p>0.0923223</text:p>
          </table:table-cell>
          <table:table-cell office:value-type="float" office:value="0.000086586" calcext:value-type="float">
            <text:p>8.66E-05</text:p>
          </table:table-cell>
          <table:table-cell office:value-type="float" office:value="0.233038" calcext:value-type="float">
            <text:p>0.233038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7222" calcext:value-type="float">
            <text:p>5.72E-05</text:p>
          </table:table-cell>
          <table:table-cell office:value-type="float" office:value="0.0799413" calcext:value-type="float">
            <text:p>0.0799413</text:p>
          </table:table-cell>
          <table:table-cell table:style-name="Default" office:value-type="float" office:value="0.000110542" calcext:value-type="float">
            <text:p>0.000110542</text:p>
          </table:table-cell>
          <table:table-cell office:value-type="float" office:value="0.229708" calcext:value-type="float">
            <text:p>0.229708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6268" calcext:value-type="float">
            <text:p>5.63E-05</text:p>
          </table:table-cell>
          <table:table-cell office:value-type="float" office:value="0.0889787" calcext:value-type="float">
            <text:p>0.0889787</text:p>
          </table:table-cell>
          <table:table-cell office:value-type="float" office:value="0.000053959" calcext:value-type="float">
            <text:p>5.40E-05</text:p>
          </table:table-cell>
          <table:table-cell office:value-type="float" office:value="0.233656" calcext:value-type="float">
            <text:p>0.233656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1772" calcext:value-type="float">
            <text:p>5.18E-05</text:p>
          </table:table-cell>
          <table:table-cell office:value-type="float" office:value="0.083441" calcext:value-type="float">
            <text:p>0.083441</text:p>
          </table:table-cell>
          <table:table-cell office:value-type="float" office:value="0.000054745" calcext:value-type="float">
            <text:p>5.47E-05</text:p>
          </table:table-cell>
          <table:table-cell office:value-type="float" office:value="0.241924" calcext:value-type="float">
            <text:p>0.241924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2037" calcext:value-type="float">
            <text:p>5.20E-05</text:p>
          </table:table-cell>
          <table:table-cell office:value-type="float" office:value="0.0838283" calcext:value-type="float">
            <text:p>0.0838283</text:p>
          </table:table-cell>
          <table:table-cell office:value-type="float" office:value="0.000054682" calcext:value-type="float">
            <text:p>5.47E-05</text:p>
          </table:table-cell>
          <table:table-cell office:value-type="float" office:value="0.225936" calcext:value-type="float">
            <text:p>0.225936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7214" calcext:value-type="float">
            <text:p>5.72E-05</text:p>
          </table:table-cell>
          <table:table-cell office:value-type="float" office:value="0.0848124" calcext:value-type="float">
            <text:p>0.0848124</text:p>
          </table:table-cell>
          <table:table-cell office:value-type="float" office:value="0.000060542" calcext:value-type="float">
            <text:p>6.05E-05</text:p>
          </table:table-cell>
          <table:table-cell office:value-type="float" office:value="0.242865" calcext:value-type="float">
            <text:p>0.242865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6186" calcext:value-type="float">
            <text:p>5.62E-05</text:p>
          </table:table-cell>
          <table:table-cell office:value-type="float" office:value="0.0836741" calcext:value-type="float">
            <text:p>0.0836741</text:p>
          </table:table-cell>
          <table:table-cell office:value-type="float" office:value="0.000065483" calcext:value-type="float">
            <text:p>6.55E-05</text:p>
          </table:table-cell>
          <table:table-cell office:value-type="float" office:value="0.241384" calcext:value-type="float">
            <text:p>0.241384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6575" calcext:value-type="float">
            <text:p>5.66E-05</text:p>
          </table:table-cell>
          <table:table-cell office:value-type="float" office:value="0.0848198" calcext:value-type="float">
            <text:p>0.0848198</text:p>
          </table:table-cell>
          <table:table-cell office:value-type="float" office:value="0.000062465" calcext:value-type="float">
            <text:p>6.25E-05</text:p>
          </table:table-cell>
          <table:table-cell office:value-type="float" office:value="0.242782" calcext:value-type="float">
            <text:p>0.242782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7796" calcext:value-type="float">
            <text:p>5.78E-05</text:p>
          </table:table-cell>
          <table:table-cell office:value-type="float" office:value="0.0810852" calcext:value-type="float">
            <text:p>0.0810852</text:p>
          </table:table-cell>
          <table:table-cell office:value-type="float" office:value="0.00006144" calcext:value-type="float">
            <text:p>6.14E-05</text:p>
          </table:table-cell>
          <table:table-cell office:value-type="float" office:value="0.220192" calcext:value-type="float">
            <text:p>0.220192</text:p>
          </table:table-cell>
        </table:table-row>
        <table:table-row table:style-name="ro1">
          <table:table-cell table:number-columns-repeated="7"/>
          <table:table-cell table:style-name="ce22" table:formula="of:=AVERAGE([.H29:.H38])" office:value-type="float" office:value="6" calcext:value-type="float">
            <text:p>6</text:p>
          </table:table-cell>
          <table:table-cell table:style-name="ce22" table:formula="of:=AVERAGE([.I29:.I38])" office:value-type="float" office:value="0.0000564707" calcext:value-type="float">
            <text:p>5.64707E-05</text:p>
          </table:table-cell>
          <table:table-cell table:style-name="ce22" table:formula="of:=AVERAGE([.J29:.J38])" office:value-type="float" office:value="0.08492454" calcext:value-type="float">
            <text:p>0.08492454</text:p>
          </table:table-cell>
          <table:table-cell table:style-name="ce22" table:formula="of:=AVERAGE([.K29:.K38])" office:value-type="float" office:value="0.0000672743" calcext:value-type="float">
            <text:p>6.72743E-05</text:p>
          </table:table-cell>
          <table:table-cell table:style-name="ce22" table:formula="of:=AVERAGE([.L29:.L38])" office:value-type="float" office:value="0.2348148" calcext:value-type="float">
            <text:p>0.2348148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067" calcext:value-type="float">
            <text:p>5.71E-05</text:p>
          </table:table-cell>
          <table:table-cell office:value-type="float" office:value="0.0411022" calcext:value-type="float">
            <text:p>0.0411022</text:p>
          </table:table-cell>
          <table:table-cell office:value-type="float" office:value="0.00004695" calcext:value-type="float">
            <text:p>4.70E-05</text:p>
          </table:table-cell>
          <table:table-cell office:value-type="float" office:value="0.094689" calcext:value-type="float">
            <text:p>0.094689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807" calcext:value-type="float">
            <text:p>5.81E-05</text:p>
          </table:table-cell>
          <table:table-cell office:value-type="float" office:value="0.0380837" calcext:value-type="float">
            <text:p>0.0380837</text:p>
          </table:table-cell>
          <table:table-cell table:style-name="Default" office:value-type="float" office:value="0.00011295" calcext:value-type="float">
            <text:p>0.00011295</text:p>
          </table:table-cell>
          <table:table-cell office:value-type="float" office:value="0.0913701" calcext:value-type="float">
            <text:p>0.0913701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616" calcext:value-type="float">
            <text:p>5.76E-05</text:p>
          </table:table-cell>
          <table:table-cell office:value-type="float" office:value="0.0400421" calcext:value-type="float">
            <text:p>0.0400421</text:p>
          </table:table-cell>
          <table:table-cell office:value-type="float" office:value="0.000085216" calcext:value-type="float">
            <text:p>8.52E-05</text:p>
          </table:table-cell>
          <table:table-cell office:value-type="float" office:value="0.0938848" calcext:value-type="float">
            <text:p>0.0938848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518" calcext:value-type="float">
            <text:p>5.75E-05</text:p>
          </table:table-cell>
          <table:table-cell office:value-type="float" office:value="0.0410405" calcext:value-type="float">
            <text:p>0.0410405</text:p>
          </table:table-cell>
          <table:table-cell office:value-type="float" office:value="0.000048431" calcext:value-type="float">
            <text:p>4.84E-05</text:p>
          </table:table-cell>
          <table:table-cell office:value-type="float" office:value="0.0960559" calcext:value-type="float">
            <text:p>0.0960559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359" calcext:value-type="float">
            <text:p>5.74E-05</text:p>
          </table:table-cell>
          <table:table-cell office:value-type="float" office:value="0.0404015" calcext:value-type="float">
            <text:p>0.0404015</text:p>
          </table:table-cell>
          <table:table-cell office:value-type="float" office:value="0.000063311" calcext:value-type="float">
            <text:p>6.33E-05</text:p>
          </table:table-cell>
          <table:table-cell office:value-type="float" office:value="0.0948651" calcext:value-type="float">
            <text:p>0.0948651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63901" calcext:value-type="float">
            <text:p>6.39E-05</text:p>
          </table:table-cell>
          <table:table-cell office:value-type="float" office:value="0.0375336" calcext:value-type="float">
            <text:p>0.0375336</text:p>
          </table:table-cell>
          <table:table-cell table:style-name="Default" office:value-type="float" office:value="0.000161069" calcext:value-type="float">
            <text:p>0.000161069</text:p>
          </table:table-cell>
          <table:table-cell office:value-type="float" office:value="0.0914643" calcext:value-type="float">
            <text:p>0.0914643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021" calcext:value-type="float">
            <text:p>5.70E-05</text:p>
          </table:table-cell>
          <table:table-cell office:value-type="float" office:value="0.0389113" calcext:value-type="float">
            <text:p>0.0389113</text:p>
          </table:table-cell>
          <table:table-cell office:value-type="float" office:value="0.000078477" calcext:value-type="float">
            <text:p>7.85E-05</text:p>
          </table:table-cell>
          <table:table-cell office:value-type="float" office:value="0.0921307" calcext:value-type="float">
            <text:p>0.0921307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398" calcext:value-type="float">
            <text:p>5.74E-05</text:p>
          </table:table-cell>
          <table:table-cell office:value-type="float" office:value="0.0397157" calcext:value-type="float">
            <text:p>0.0397157</text:p>
          </table:table-cell>
          <table:table-cell office:value-type="float" office:value="0.000074158" calcext:value-type="float">
            <text:p>7.42E-05</text:p>
          </table:table-cell>
          <table:table-cell office:value-type="float" office:value="0.094439" calcext:value-type="float">
            <text:p>0.094439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635" calcext:value-type="float">
            <text:p>5.64E-05</text:p>
          </table:table-cell>
          <table:table-cell office:value-type="float" office:value="0.0385971" calcext:value-type="float">
            <text:p>0.0385971</text:p>
          </table:table-cell>
          <table:table-cell table:style-name="Default" office:value-type="float" office:value="0.000171501" calcext:value-type="float">
            <text:p>0.000171501</text:p>
          </table:table-cell>
          <table:table-cell office:value-type="float" office:value="0.0925253" calcext:value-type="float">
            <text:p>0.0925253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791" calcext:value-type="float">
            <text:p>5.78E-05</text:p>
          </table:table-cell>
          <table:table-cell office:value-type="float" office:value="0.0387083" calcext:value-type="float">
            <text:p>0.0387083</text:p>
          </table:table-cell>
          <table:table-cell table:style-name="Default" office:value-type="float" office:value="0.000191291" calcext:value-type="float">
            <text:p>0.000191291</text:p>
          </table:table-cell>
          <table:table-cell office:value-type="float" office:value="0.0961482" calcext:value-type="float">
            <text:p>0.0961482</text:p>
          </table:table-cell>
        </table:table-row>
        <table:table-row table:style-name="ro1">
          <table:table-cell table:number-columns-repeated="7"/>
          <table:table-cell table:style-name="ce22" table:formula="of:=AVERAGE([.H42:.H51])" office:value-type="float" office:value="12" calcext:value-type="float">
            <text:p>12</text:p>
          </table:table-cell>
          <table:table-cell table:style-name="ce22" table:formula="of:=AVERAGE([.I42:.I51])" office:value-type="float" office:value="0.0000580091" calcext:value-type="float">
            <text:p>5.80091E-05</text:p>
          </table:table-cell>
          <table:table-cell table:style-name="ce22" table:formula="of:=AVERAGE([.J42:.J51])" office:value-type="float" office:value="0.0394136" calcext:value-type="float">
            <text:p>0.0394136</text:p>
          </table:table-cell>
          <table:table-cell table:style-name="ce22" table:formula="of:=AVERAGE([.K42:.K51])" office:value-type="float" office:value="0.0001033354" calcext:value-type="float">
            <text:p>0.0001033354</text:p>
          </table:table-cell>
          <table:table-cell table:style-name="ce22" table:formula="of:=AVERAGE([.L42:.L51])" office:value-type="float" office:value="0.09375724" calcext:value-type="float">
            <text:p>0.0937572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83926" calcext:value-type="float">
            <text:p>8.39E-05</text:p>
          </table:table-cell>
          <table:table-cell office:value-type="float" office:value="0.0290081" calcext:value-type="float">
            <text:p>0.0290081</text:p>
          </table:table-cell>
          <table:table-cell office:value-type="float" office:value="0.000065831" calcext:value-type="float">
            <text:p>6.58E-05</text:p>
          </table:table-cell>
          <table:table-cell office:value-type="float" office:value="0.0771292" calcext:value-type="float">
            <text:p>0.0771292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60523" calcext:value-type="float">
            <text:p>6.05E-05</text:p>
          </table:table-cell>
          <table:table-cell office:value-type="float" office:value="0.0295887" calcext:value-type="float">
            <text:p>0.0295887</text:p>
          </table:table-cell>
          <table:table-cell office:value-type="float" office:value="0.000061267" calcext:value-type="float">
            <text:p>6.13E-05</text:p>
          </table:table-cell>
          <table:table-cell office:value-type="float" office:value="0.0776881" calcext:value-type="float">
            <text:p>0.0776881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82736" calcext:value-type="float">
            <text:p>8.27E-05</text:p>
          </table:table-cell>
          <table:table-cell office:value-type="float" office:value="0.0293169" calcext:value-type="float">
            <text:p>0.0293169</text:p>
          </table:table-cell>
          <table:table-cell office:value-type="float" office:value="0.000064837" calcext:value-type="float">
            <text:p>6.48E-05</text:p>
          </table:table-cell>
          <table:table-cell office:value-type="float" office:value="0.0758411" calcext:value-type="float">
            <text:p>0.0758411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51" calcext:value-type="float">
            <text:p>5.51E-05</text:p>
          </table:table-cell>
          <table:table-cell office:value-type="float" office:value="0.0294239" calcext:value-type="float">
            <text:p>0.0294239</text:p>
          </table:table-cell>
          <table:table-cell office:value-type="float" office:value="0.000093142" calcext:value-type="float">
            <text:p>9.31E-05</text:p>
          </table:table-cell>
          <table:table-cell office:value-type="float" office:value="0.0717767" calcext:value-type="float">
            <text:p>0.0717767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61296" calcext:value-type="float">
            <text:p>6.13E-05</text:p>
          </table:table-cell>
          <table:table-cell office:value-type="float" office:value="0.0295056" calcext:value-type="float">
            <text:p>0.0295056</text:p>
          </table:table-cell>
          <table:table-cell office:value-type="float" office:value="0.000059237" calcext:value-type="float">
            <text:p>5.92E-05</text:p>
          </table:table-cell>
          <table:table-cell office:value-type="float" office:value="0.077153" calcext:value-type="float">
            <text:p>0.077153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481" calcext:value-type="float">
            <text:p>5.48E-05</text:p>
          </table:table-cell>
          <table:table-cell office:value-type="float" office:value="0.0297463" calcext:value-type="float">
            <text:p>0.0297463</text:p>
          </table:table-cell>
          <table:table-cell office:value-type="float" office:value="0.000048541" calcext:value-type="float">
            <text:p>4.85E-05</text:p>
          </table:table-cell>
          <table:table-cell office:value-type="float" office:value="0.0783301" calcext:value-type="float">
            <text:p>0.0783301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158" calcext:value-type="float">
            <text:p>5.16E-05</text:p>
          </table:table-cell>
          <table:table-cell office:value-type="float" office:value="0.0295122" calcext:value-type="float">
            <text:p>0.0295122</text:p>
          </table:table-cell>
          <table:table-cell office:value-type="float" office:value="0.000047665" calcext:value-type="float">
            <text:p>4.77E-05</text:p>
          </table:table-cell>
          <table:table-cell office:value-type="float" office:value="0.0775348" calcext:value-type="float">
            <text:p>0.0775348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2395" calcext:value-type="float">
            <text:p>5.24E-05</text:p>
          </table:table-cell>
          <table:table-cell office:value-type="float" office:value="0.0294163" calcext:value-type="float">
            <text:p>0.0294163</text:p>
          </table:table-cell>
          <table:table-cell office:value-type="float" office:value="0.000063462" calcext:value-type="float">
            <text:p>6.35E-05</text:p>
          </table:table-cell>
          <table:table-cell office:value-type="float" office:value="0.0779642" calcext:value-type="float">
            <text:p>0.0779642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94109" calcext:value-type="float">
            <text:p>9.41E-05</text:p>
          </table:table-cell>
          <table:table-cell office:value-type="float" office:value="0.0294739" calcext:value-type="float">
            <text:p>0.0294739</text:p>
          </table:table-cell>
          <table:table-cell office:value-type="float" office:value="0.000061806" calcext:value-type="float">
            <text:p>6.18E-05</text:p>
          </table:table-cell>
          <table:table-cell office:value-type="float" office:value="0.0772088" calcext:value-type="float">
            <text:p>0.0772088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1308" calcext:value-type="float">
            <text:p>5.13E-05</text:p>
          </table:table-cell>
          <table:table-cell office:value-type="float" office:value="0.0299782" calcext:value-type="float">
            <text:p>0.0299782</text:p>
          </table:table-cell>
          <table:table-cell office:value-type="float" office:value="0.000051791" calcext:value-type="float">
            <text:p>5.18E-05</text:p>
          </table:table-cell>
          <table:table-cell office:value-type="float" office:value="0.0758341" calcext:value-type="float">
            <text:p>0.0758341</text:p>
          </table:table-cell>
        </table:table-row>
        <table:table-row table:style-name="ro1">
          <table:table-cell table:number-columns-repeated="7"/>
          <table:table-cell table:style-name="ce22" table:formula="of:=AVERAGE([.H55:.H64])" office:value-type="float" office:value="24" calcext:value-type="float">
            <text:p>24</text:p>
          </table:table-cell>
          <table:table-cell table:style-name="ce22" table:formula="of:=AVERAGE([.I55:.I64])" office:value-type="float" office:value="0.0000647783" calcext:value-type="float">
            <text:p>6.47783E-05</text:p>
          </table:table-cell>
          <table:table-cell table:style-name="ce22" table:formula="of:=AVERAGE([.J55:.J64])" office:value-type="float" office:value="0.02949701" calcext:value-type="float">
            <text:p>0.02949701</text:p>
          </table:table-cell>
          <table:table-cell table:style-name="ce22" table:formula="of:=AVERAGE([.K55:.K64])" office:value-type="float" office:value="0.0000617579" calcext:value-type="float">
            <text:p>6.17579E-05</text:p>
          </table:table-cell>
          <table:table-cell table:style-name="ce22" table:formula="of:=AVERAGE([.L55:.L64])" office:value-type="float" office:value="0.07664601" calcext:value-type="float">
            <text:p>0.07664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08:16:04.276902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9:48:45.694994101</meta:creation-date>
    <meta:generator>LibreOffice/6.1.3.2$Linux_X86_64 LibreOffice_project/10$Build-2</meta:generator>
    <dc:date>2019-06-21T11:12:32.857699010</dc:date>
    <meta:editing-duration>PT2H52M58S</meta:editing-duration>
    <meta:editing-cycles>31</meta:editing-cycles>
    <meta:document-statistic meta:table-count="17" meta:cell-count="5663" meta:object-count="0"/>
  </office:meta>
</office:document-meta>
</file>